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" svg:font-family="NimbusSan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 style:writing-mode="lr-tb"/>
      <style:text-properties fo:font-size="42.3499984741211pt"/>
    </style:style>
    <style:style style:name="P2" style:family="paragraph">
      <style:paragraph-properties fo:text-align="start" style:writing-mode="lr-tb"/>
      <style:text-properties fo:font-size="24pt"/>
    </style:style>
    <style:style style:name="T1" style:family="text">
      <style:text-properties fo:color="#000080" style:font-name="NimbusSanL" fo:font-size="7.09999990463257pt" style:font-size-asian="7.09999990463257pt" style:font-name-complex="NimbusSanL" style:font-size-complex="7.09999990463257pt"/>
    </style:style>
    <style:style style:name="T2" style:family="text">
      <style:text-properties fo:color="#808080" style:font-name="NimbusSanL" fo:font-size="5.09999990463257pt" style:font-size-asian="5.09999990463257pt" style:font-name-complex="NimbusSanL" style:font-size-complex="5.09999990463257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stroke="solid" svg:stroke-width="0.012cm" svg:stroke-color="#808080" draw:marker-start="" draw:marker-end="" draw:fill="none" fo:padding-top="0.005cm" fo:padding-bottom="0.005cm" fo:padding-left="0.005cm" fo:padding-right="0.005cm" style:run-through="foreground"/>
    </style:style>
    <style:style style:name="gr3" style:family="graphic">
      <style:graphic-properties draw:stroke="solid" svg:stroke-color="#808080" draw:marker-start="" draw:marker-end="" draw:fill="solid" draw:fill-color="#808080" style:run-through="foreground"/>
    </style:style>
    <style:style style:name="gr4" style:family="graphic">
      <style:graphic-properties draw:stroke="solid" svg:stroke-width="0.049cm" svg:stroke-color="#808080" draw:marker-start="" draw:marker-end="" draw:fill="none" fo:padding-top="0.025cm" fo:padding-bottom="0.025cm" fo:padding-left="0.025cm" fo:padding-right="0.025cm" style:run-through="foreground"/>
    </style:style>
    <style:style style:name="gr5" style:family="graphic">
      <style:graphic-properties draw:stroke="solid" svg:stroke-width="0.062cm" svg:stroke-color="#808080" draw:marker-start="" draw:marker-end="" draw:fill="none" fo:padding-top="0.03cm" fo:padding-bottom="0.03cm" fo:padding-left="0.03cm" fo:padding-right="0.03cm" style:run-through="foreground"/>
    </style:style>
    <style:style style:name="gr6" style:family="graphic">
      <style:graphic-properties draw:stroke="solid" svg:stroke-width="0.016cm" svg:stroke-color="#808080" draw:marker-start="" draw:marker-end="" draw:fill="none" fo:padding-top="0.009cm" fo:padding-bottom="0.009cm" fo:padding-left="0.009cm" fo:padding-right="0.009cm" style:run-through="foreground"/>
    </style:style>
    <style:style style:name="gr7" style:family="graphic">
      <style:graphic-properties draw:stroke="solid" svg:stroke-width="0.032cm" svg:stroke-color="#808080" draw:marker-start="" draw:marker-end="" draw:fill="none" fo:padding-top="0.016cm" fo:padding-bottom="0.016cm" fo:padding-left="0.016cm" fo:padding-right="0.016cm" style:run-through="foreground"/>
    </style:style>
    <style:style style:name="gr8" style:family="graphic">
      <style:graphic-properties draw:stroke="solid" svg:stroke-width="0.042cm" svg:stroke-color="#808080" draw:marker-start="" draw:marker-end="" draw:fill="none" fo:padding-top="0.021cm" fo:padding-bottom="0.021cm" fo:padding-left="0.021cm" fo:padding-right="0.021cm" style:run-through="foreground"/>
    </style:style>
    <style:style style:name="gr9" style:family="graphic">
      <style:graphic-properties draw:stroke="solid" svg:stroke-width="0.025cm" svg:stroke-color="#808080" draw:marker-start="" draw:marker-end="" draw:fill="none" fo:padding-top="0.012cm" fo:padding-bottom="0.012cm" fo:padding-left="0.012cm" fo:padding-right="0.012cm" style:run-through="foreground"/>
    </style:style>
    <style:style style:name="gr10" style:family="graphic">
      <style:graphic-properties draw:stroke="solid" svg:stroke-width="0.132cm" svg:stroke-color="#008000" draw:marker-start="" draw:marker-end="" draw:fill="none" fo:padding-top="0.065cm" fo:padding-bottom="0.065cm" fo:padding-left="0.065cm" fo:padding-right="0.065cm" style:run-through="foreground"/>
    </style:style>
    <style:style style:name="gr11" style:family="graphic">
      <style:graphic-properties draw:stroke="solid" svg:stroke-width="0.002cm" svg:stroke-color="#000000" draw:marker-start="" draw:marker-end="" draw:fill="solid" draw:fill-color="#ffffff" fo:padding-top="0.002cm" fo:padding-bottom="0.002cm" fo:padding-left="0.002cm" fo:padding-right="0.002cm" style:run-through="foreground"/>
    </style:style>
    <style:style style:name="gr12" style:family="graphic">
      <style:graphic-properties draw:stroke="solid" svg:stroke-width="0.152cm" svg:stroke-color="#008000" draw:marker-start="" draw:marker-end="" draw:fill="none" fo:padding-top="0.076cm" fo:padding-bottom="0.076cm" fo:padding-left="0.076cm" fo:padding-right="0.076cm" style:run-through="foreground"/>
    </style:style>
    <style:style style:name="gr13" style:family="graphic">
      <style:graphic-properties draw:stroke="solid" svg:stroke-color="#008000" draw:marker-start="" draw:marker-end="" draw:fill="solid" draw:fill-color="#008000" style:run-through="foreground"/>
    </style:style>
    <style:style style:name="gr14" style:family="graphic">
      <style:graphic-properties draw:stroke="solid" svg:stroke-width="0.169cm" svg:stroke-color="#008000" draw:marker-start="" draw:marker-end="" draw:fill="none" fo:padding-top="0.085cm" fo:padding-bottom="0.085cm" fo:padding-left="0.085cm" fo:padding-right="0.085cm" style:run-through="foreground"/>
    </style:style>
    <style:style style:name="gr15" style:family="graphic">
      <style:graphic-properties draw:stroke="solid" svg:stroke-width="0.042cm" svg:stroke-color="#000080" draw:marker-start="" draw:marker-end="" draw:fill="none" fo:padding-top="0.021cm" fo:padding-bottom="0.021cm" fo:padding-left="0.021cm" fo:padding-right="0.021cm" style:run-through="foreground"/>
    </style:style>
    <style:style style:name="gr16" style:family="graphic">
      <style:graphic-properties draw:stroke="none" draw:marker-start="" draw:marker-end="" draw:fill="solid" draw:fill-color="#ffffff" style:run-through="foreground"/>
    </style:style>
    <style:style style:name="gr17" style:family="graphic">
      <style:graphic-properties draw:stroke="solid" svg:stroke-width="0.002cm" svg:stroke-color="#000000" draw:marker-start="" draw:marker-end="" draw:fill="none" fo:padding-top="0.002cm" fo:padding-bottom="0.002cm" fo:padding-left="0.002cm" fo:padding-right="0.002cm" style:run-through="foreground"/>
    </style:style>
    <style:style style:name="gr18" style:family="graphic">
      <style:graphic-properties draw:stroke="solid" svg:stroke-width="0.004cm" svg:stroke-color="#808080" draw:marker-start="" draw:marker-end="" draw:fill="none" fo:padding-top="0.002cm" fo:padding-bottom="0.002cm" fo:padding-left="0.002cm" fo:padding-right="0.002cm" style:run-through="foreground"/>
    </style:style>
    <style:style style:name="gr19" style:family="graphic">
      <style:graphic-properties draw:stroke="solid" svg:stroke-color="#000000" draw:marker-start="" draw:marker-end="" draw:fill="none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01cm" fo:min-width="2.066cm" fo:padding-top="0cm" fo:padding-bottom="0cm" fo:padding-left="0cm" fo:padding-right="0cm" style:run-through="foreground"/>
    </style:style>
    <style:style style:name="gr21" style:family="graphic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line draw:style-name="gr2" svg:x1="6.076cm" svg:y1="5.987cm" svg:x2="6.076cm" svg:y2="6.216cm"><text:p/></draw:line><draw:polyline draw:style-name="gr2" svg:width="0.126cm" svg:height="0.024cm" draw:transform="rotate (-3.14159265358979) translate (6.20258333333333cm 6.36845833333333cm)" svg:viewBox="0 0 127 25" draw:points="0,25 41,10 83,2 127,0"><text:p/></draw:polyline><draw:polyline draw:style-name="gr2" svg:width="0.101cm" svg:height="0.024cm" draw:transform="rotate (-3.14159265358979) translate (6.07558333333333cm 6.36845833333333cm)" svg:viewBox="0 0 102 25" draw:points="0,0 34,4 68,13 102,25"><text:p/></draw:polyline><draw:line draw:style-name="gr2" svg:x1="6.076cm" svg:y1="6.241cm" svg:x2="6.076cm" svg:y2="6.368cm"><text:p/></draw:line><draw:polyline draw:style-name="gr2" svg:width="0.101cm" svg:height="0.024cm" draw:transform="rotate (-3.14159265358979) translate (6.07558333333333cm 5.86045833333333cm)" svg:viewBox="0 0 102 25" draw:points="102,0 68,13 34,21 0,25"><text:p/></draw:polyline><draw:polyline draw:style-name="gr2" svg:width="0.126cm" svg:height="0.024cm" draw:transform="rotate (-3.14159265358979) translate (6.20258333333333cm 5.86045833333333cm)" svg:viewBox="0 0 127 25" draw:points="127,25 83,23 41,15 0,0"><text:p/></draw:polyline><draw:line draw:style-name="gr2" svg:x1="6.076cm" svg:y1="5.835cm" svg:x2="6.076cm" svg:y2="5.962cm"><text:p/></draw:line><draw:line draw:style-name="gr2" svg:x1="9.249cm" svg:y1="4.847cm" svg:x2="9.249cm" svg:y2="5.074cm"><text:p/></draw:line><draw:polyline draw:style-name="gr2" svg:width="0.126cm" svg:height="0.024cm" draw:transform="rotate (-3.14159265358979) translate (9.37558333333334cm 5.22545833333333cm)" svg:viewBox="0 0 127 25" draw:points="0,25 41,8 83,2 127,0"><text:p/></draw:polyline><draw:polyline draw:style-name="gr2" svg:width="0.099cm" svg:height="0.024cm" draw:transform="rotate (-3.14159265358979) translate (9.24858333333333cm 5.22545833333333cm)" svg:viewBox="0 0 100 25" draw:points="0,0 34,4 68,13 100,25"><text:p/></draw:polyline><draw:line draw:style-name="gr2" svg:x1="9.249cm" svg:y1="5.101cm" svg:x2="9.249cm" svg:y2="5.226cm"><text:p/></draw:line><draw:polyline draw:style-name="gr2" svg:width="0.099cm" svg:height="0.022cm" draw:transform="rotate (-3.14159265358979) translate (9.24858333333333cm 4.71745833333333cm)" svg:viewBox="0 0 100 23" draw:points="100,0 68,13 34,21 0,23"><text:p/></draw:polyline><draw:polyline draw:style-name="gr2" svg:width="0.126cm" svg:height="0.022cm" draw:transform="rotate (-3.14159265358979) translate (9.37558333333334cm 4.71745833333333cm)" svg:viewBox="0 0 127 23" draw:points="127,23 83,23 41,15 0,0"><text:p/></draw:polyline><draw:line draw:style-name="gr2" svg:x1="9.249cm" svg:y1="4.694cm" svg:x2="9.249cm" svg:y2="4.819cm"><text:p/></draw:line><draw:line draw:style-name="gr2" svg:x1="5.568cm" svg:y1="4.847cm" svg:x2="5.568cm" svg:y2="5.074cm"><text:p/></draw:line><draw:polyline draw:style-name="gr2" svg:width="0.126cm" svg:height="0.024cm" draw:transform="rotate (-3.14159265358979) translate (5.69458333333333cm 5.22545833333333cm)" svg:viewBox="0 0 127 25" draw:points="0,25 41,8 83,2 127,0"><text:p/></draw:polyline><draw:polyline draw:style-name="gr2" svg:width="0.099cm" svg:height="0.024cm" draw:transform="rotate (-3.14159265358979) translate (5.56758333333333cm 5.22545833333333cm)" svg:viewBox="0 0 100 25" draw:points="0,0 34,4 68,13 100,25"><text:p/></draw:polyline><draw:line draw:style-name="gr2" svg:x1="5.568cm" svg:y1="5.101cm" svg:x2="5.568cm" svg:y2="5.226cm"><text:p/></draw:line><draw:polyline draw:style-name="gr2" svg:width="0.099cm" svg:height="0.022cm" draw:transform="rotate (-3.14159265358979) translate (5.56758333333333cm 4.71745833333333cm)" svg:viewBox="0 0 100 23" draw:points="100,0 68,13 34,21 0,23"><text:p/></draw:polyline><draw:polyline draw:style-name="gr2" svg:width="0.126cm" svg:height="0.022cm" draw:transform="rotate (-3.14159265358979) translate (5.69458333333333cm 4.71745833333333cm)" svg:viewBox="0 0 127 23" draw:points="127,23 83,23 41,15 0,0"><text:p/></draw:polyline><draw:line draw:style-name="gr2" svg:x1="5.568cm" svg:y1="4.694cm" svg:x2="5.568cm" svg:y2="4.819cm"><text:p/></draw:line><draw:line draw:style-name="gr2" svg:x1="8.743cm" svg:y1="5.987cm" svg:x2="8.743cm" svg:y2="6.216cm"><text:p/></draw:line><draw:polyline draw:style-name="gr2" svg:width="0.124cm" svg:height="0.024cm" draw:transform="rotate (-3.14159265358979) translate (8.86758333333333cm 6.36845833333333cm)" svg:viewBox="0 0 125 25" draw:points="0,25 41,10 83,2 125,0"><text:p/></draw:polyline><draw:polyline draw:style-name="gr2" svg:width="0.101cm" svg:height="0.024cm" draw:transform="rotate (-3.14159265358979) translate (8.74258333333333cm 6.36845833333333cm)" svg:viewBox="0 0 102 25" draw:points="0,0 36,4 70,13 102,25"><text:p/></draw:polyline><draw:line draw:style-name="gr2" svg:x1="8.743cm" svg:y1="6.241cm" svg:x2="8.743cm" svg:y2="6.368cm"><text:p/></draw:line><draw:polyline draw:style-name="gr2" svg:width="0.101cm" svg:height="0.024cm" draw:transform="rotate (-3.14159265358979) translate (8.74258333333333cm 5.86045833333333cm)" svg:viewBox="0 0 102 25" draw:points="102,0 70,13 36,21 0,25"><text:p/></draw:polyline><draw:polyline draw:style-name="gr2" svg:width="0.124cm" svg:height="0.024cm" draw:transform="rotate (-3.14159265358979) translate (8.86758333333333cm 5.86045833333333cm)" svg:viewBox="0 0 125 25" draw:points="125,25 83,23 41,15 0,0"><text:p/></draw:polyline><draw:line draw:style-name="gr2" svg:x1="8.743cm" svg:y1="5.835cm" svg:x2="8.743cm" svg:y2="5.962cm"><text:p/></draw:line><draw:polygon draw:style-name="gr3" svg:width="0.05cm" svg:height="0.176cm" draw:transform="rotate (-3.14159265358979) translate (8.42458333333333cm 6.44545833333333cm)" svg:viewBox="0 0 51 177" draw:points="51,0 0,0 0,177 51,177"><text:p/></draw:polygon><draw:polygon draw:style-name="gr3" svg:width="0.05cm" svg:height="0.176cm" draw:transform="rotate (-3.14159265358979) translate (8.42458333333333cm 6.19145833333333cm)" svg:viewBox="0 0 51 177" draw:points="51,0 0,0 0,177 51,177"><text:p/></draw:polygon><draw:polygon draw:style-name="gr3" svg:width="0.05cm" svg:height="0.176cm" draw:transform="rotate (-3.14159265358979) translate (8.42458333333333cm 5.93745833333333cm)" svg:viewBox="0 0 51 177" draw:points="51,0 0,0 0,177 51,177"><text:p/></draw:polygon><draw:polygon draw:style-name="gr3" svg:width="0.05cm" svg:height="0.176cm" draw:transform="rotate (-3.14159265358979) translate (6.51958333333333cm 5.30245833333333cm)" svg:viewBox="0 0 51 177" draw:points="51,0 0,0 0,177 51,177"><text:p/></draw:polygon><draw:polygon draw:style-name="gr3" svg:width="0.05cm" svg:height="0.176cm" draw:transform="rotate (-3.14159265358979) translate (6.51958333333333cm 5.04845833333333cm)" svg:viewBox="0 0 51 177" draw:points="51,0 0,0 0,177 51,177"><text:p/></draw:polygon><draw:polygon draw:style-name="gr3" svg:width="0.05cm" svg:height="0.176cm" draw:transform="rotate (-3.14159265358979) translate (6.51958333333333cm 4.79445833333333cm)" svg:viewBox="0 0 51 177" draw:points="51,0 0,0 0,177 51,177"><text:p/></draw:polygon><draw:polygon draw:style-name="gr3" svg:width="0.05cm" svg:height="0.176cm" draw:transform="rotate (-3.14159265358979) translate (6.90058333333333cm 6.44545833333333cm)" svg:viewBox="0 0 51 177" draw:points="51,0 0,0 0,177 51,177"><text:p/></draw:polygon><draw:polygon draw:style-name="gr3" svg:width="0.05cm" svg:height="0.176cm" draw:transform="rotate (-3.14159265358979) translate (6.90058333333333cm 6.19145833333333cm)" svg:viewBox="0 0 51 177" draw:points="51,0 0,0 0,177 51,177"><text:p/></draw:polygon><draw:polygon draw:style-name="gr3" svg:width="0.05cm" svg:height="0.176cm" draw:transform="rotate (-3.14159265358979) translate (6.90058333333333cm 5.93745833333333cm)" svg:viewBox="0 0 51 177" draw:points="51,0 0,0 0,177 51,177"><text:p/></draw:polygon><draw:polygon draw:style-name="gr3" svg:width="0.05cm" svg:height="0.176cm" draw:transform="rotate (-3.14159265358979) translate (8.80558333333333cm 5.30245833333333cm)" svg:viewBox="0 0 51 177" draw:points="51,0 0,0 0,177 51,177"><text:p/></draw:polygon><draw:polygon draw:style-name="gr3" svg:width="0.05cm" svg:height="0.176cm" draw:transform="rotate (-3.14159265358979) translate (8.80558333333333cm 5.04845833333333cm)" svg:viewBox="0 0 51 177" draw:points="51,0 0,0 0,177 51,177"><text:p/></draw:polygon><draw:polygon draw:style-name="gr3" svg:width="0.05cm" svg:height="0.176cm" draw:transform="rotate (-3.14159265358979) translate (8.80558333333333cm 4.79445833333333cm)" svg:viewBox="0 0 51 177" draw:points="51,0 0,0 0,177 51,177"><text:p/></draw:polygon><draw:line draw:style-name="gr4" svg:x1="7.612cm" svg:y1="5.594cm" svg:x2="7.612cm" svg:y2="5.683cm"><text:p/></draw:line><draw:line draw:style-name="gr4" svg:x1="7.612cm" svg:y1="6.61cm" svg:x2="7.612cm" svg:y2="6.522cm"><text:p/></draw:line><draw:line draw:style-name="gr4" svg:x1="7.231cm" svg:y1="5.594cm" svg:x2="7.231cm" svg:y2="5.683cm"><text:p/></draw:line><draw:line draw:style-name="gr4" svg:x1="7.231cm" svg:y1="6.61cm" svg:x2="7.231cm" svg:y2="6.522cm"><text:p/></draw:line><draw:line draw:style-name="gr4" svg:x1="7.231cm" svg:y1="4.072cm" svg:x2="7.231cm" svg:y2="4.16cm"><text:p/></draw:line><draw:line draw:style-name="gr4" svg:x1="7.231cm" svg:y1="5.086cm" svg:x2="7.231cm" svg:y2="4.998cm"><text:p/></draw:line><draw:line draw:style-name="gr4" svg:x1="7.612cm" svg:y1="4.072cm" svg:x2="7.612cm" svg:y2="4.16cm"><text:p/></draw:line><draw:line draw:style-name="gr4" svg:x1="7.612cm" svg:y1="5.086cm" svg:x2="7.612cm" svg:y2="4.998cm"><text:p/></draw:line><draw:line draw:style-name="gr5" svg:x1="5.199cm" svg:y1="4.831cm" svg:x2="5.199cm" svg:y2="4.73cm"><text:p/></draw:line><draw:line draw:style-name="gr5" svg:x1="5.199cm" svg:y1="3.818cm" svg:x2="5.199cm" svg:y2="3.919cm"><text:p/></draw:line><draw:line draw:style-name="gr5" svg:x1="5.58cm" svg:y1="6.482cm" svg:x2="5.58cm" svg:y2="6.381cm"><text:p/></draw:line><draw:line draw:style-name="gr5" svg:x1="5.58cm" svg:y1="5.467cm" svg:x2="5.58cm" svg:y2="5.569cm"><text:p/></draw:line><draw:line draw:style-name="gr5" svg:x1="9.261cm" svg:y1="6.482cm" svg:x2="9.261cm" svg:y2="6.381cm"><text:p/></draw:line><draw:line draw:style-name="gr5" svg:x1="9.261cm" svg:y1="5.467cm" svg:x2="9.261cm" svg:y2="5.569cm"><text:p/></draw:line><draw:line draw:style-name="gr5" svg:x1="9.642cm" svg:y1="4.831cm" svg:x2="9.642cm" svg:y2="4.73cm"><text:p/></draw:line><draw:line draw:style-name="gr5" svg:x1="9.642cm" svg:y1="3.818cm" svg:x2="9.642cm" svg:y2="3.919cm"><text:p/></draw:line><draw:line draw:style-name="gr2" svg:x1="6.076cm" svg:y1="2.435cm" svg:x2="6.076cm" svg:y2="2.662cm"><text:p/></draw:line><draw:polyline draw:style-name="gr2" svg:width="0.126cm" svg:height="0.024cm" draw:transform="rotate (-3.14159265358979) translate (6.20258333333333cm 2.81445833333333cm)" svg:viewBox="0 0 127 25" draw:points="0,25 41,10 83,2 127,0"><text:p/></draw:polyline><draw:polyline draw:style-name="gr2" svg:width="0.101cm" svg:height="0.024cm" draw:transform="rotate (-3.14159265358979) translate (6.07558333333333cm 2.81445833333333cm)" svg:viewBox="0 0 102 25" draw:points="0,0 34,4 68,12 102,25"><text:p/></draw:polyline><draw:line draw:style-name="gr2" svg:x1="6.076cm" svg:y1="2.688cm" svg:x2="6.076cm" svg:y2="2.815cm"><text:p/></draw:line><draw:polyline draw:style-name="gr2" svg:width="0.101cm" svg:height="0.024cm" draw:transform="rotate (-3.14159265358979) translate (6.07558333333333cm 2.30645833333333cm)" svg:viewBox="0 0 102 25" draw:points="102,0 68,12 34,21 0,25"><text:p/></draw:polyline><draw:polyline draw:style-name="gr2" svg:width="0.126cm" svg:height="0.024cm" draw:transform="rotate (-3.14159265358979) translate (6.20258333333333cm 2.30645833333333cm)" svg:viewBox="0 0 127 25" draw:points="127,25 83,23 41,15 0,0"><text:p/></draw:polyline><draw:line draw:style-name="gr2" svg:x1="6.076cm" svg:y1="2.281cm" svg:x2="6.076cm" svg:y2="2.408cm"><text:p/></draw:line><draw:line draw:style-name="gr2" svg:x1="9.249cm" svg:y1="1.292cm" svg:x2="9.249cm" svg:y2="1.519cm"><text:p/></draw:line><draw:polyline draw:style-name="gr2" svg:width="0.126cm" svg:height="0.024cm" draw:transform="rotate (-3.14159265358979) translate (9.37558333333334cm 1.67145833333333cm)" svg:viewBox="0 0 127 25" draw:points="0,25 41,8 83,0 127,0"><text:p/></draw:polyline><draw:polyline draw:style-name="gr2" svg:width="0.099cm" svg:height="0.024cm" draw:transform="rotate (-3.14159265358979) translate (9.24858333333333cm 1.67145833333333cm)" svg:viewBox="0 0 100 25" draw:points="0,0 34,4 68,12 100,25"><text:p/></draw:polyline><draw:line draw:style-name="gr2" svg:x1="9.249cm" svg:y1="1.546cm" svg:x2="9.249cm" svg:y2="1.671cm"><text:p/></draw:line><draw:polyline draw:style-name="gr2" svg:width="0.099cm" svg:height="0.024cm" draw:transform="rotate (-3.14159265358979) translate (9.24858333333333cm 1.16645833333333cm)" svg:viewBox="0 0 100 25" draw:points="100,0 68,12 34,21 0,25"><text:p/></draw:polyline><draw:polyline draw:style-name="gr2" svg:width="0.126cm" svg:height="0.024cm" draw:transform="rotate (-3.14159265358979) translate (9.37558333333334cm 1.16645833333333cm)" svg:viewBox="0 0 127 25" draw:points="127,25 83,25 41,17 0,0"><text:p/></draw:polyline><draw:line draw:style-name="gr2" svg:x1="9.249cm" svg:y1="1.141cm" svg:x2="9.249cm" svg:y2="1.266cm"><text:p/></draw:line><draw:line draw:style-name="gr2" svg:x1="5.568cm" svg:y1="1.292cm" svg:x2="5.568cm" svg:y2="1.519cm"><text:p/></draw:line><draw:polyline draw:style-name="gr2" svg:width="0.126cm" svg:height="0.024cm" draw:transform="rotate (-3.14159265358979) translate (5.69458333333333cm 1.67145833333333cm)" svg:viewBox="0 0 127 25" draw:points="0,25 41,8 83,0 127,0"><text:p/></draw:polyline><draw:polyline draw:style-name="gr2" svg:width="0.099cm" svg:height="0.024cm" draw:transform="rotate (-3.14159265358979) translate (5.56758333333333cm 1.67145833333333cm)" svg:viewBox="0 0 100 25" draw:points="0,0 34,4 68,12 100,25"><text:p/></draw:polyline><draw:line draw:style-name="gr2" svg:x1="5.568cm" svg:y1="1.546cm" svg:x2="5.568cm" svg:y2="1.671cm"><text:p/></draw:line><draw:polyline draw:style-name="gr2" svg:width="0.099cm" svg:height="0.024cm" draw:transform="rotate (-3.14159265358979) translate (5.56758333333333cm 1.16645833333333cm)" svg:viewBox="0 0 100 25" draw:points="100,0 68,12 34,21 0,25"><text:p/></draw:polyline><draw:polyline draw:style-name="gr2" svg:width="0.126cm" svg:height="0.024cm" draw:transform="rotate (-3.14159265358979) translate (5.69458333333333cm 1.16645833333333cm)" svg:viewBox="0 0 127 25" draw:points="127,25 83,25 41,17 0,0"><text:p/></draw:polyline><draw:line draw:style-name="gr2" svg:x1="5.568cm" svg:y1="1.141cm" svg:x2="5.568cm" svg:y2="1.266cm"><text:p/></draw:line><draw:line draw:style-name="gr2" svg:x1="8.743cm" svg:y1="2.435cm" svg:x2="8.743cm" svg:y2="2.662cm"><text:p/></draw:line><draw:polyline draw:style-name="gr2" svg:width="0.124cm" svg:height="0.024cm" draw:transform="rotate (-3.14159265358979) translate (8.86758333333333cm 2.81445833333333cm)" svg:viewBox="0 0 125 25" draw:points="0,25 41,10 83,2 125,0"><text:p/></draw:polyline><draw:polyline draw:style-name="gr2" svg:width="0.101cm" svg:height="0.024cm" draw:transform="rotate (-3.14159265358979) translate (8.74258333333333cm 2.81445833333333cm)" svg:viewBox="0 0 102 25" draw:points="0,0 36,4 70,12 102,25"><text:p/></draw:polyline><draw:line draw:style-name="gr2" svg:x1="8.743cm" svg:y1="2.688cm" svg:x2="8.743cm" svg:y2="2.815cm"><text:p/></draw:line><draw:polyline draw:style-name="gr2" svg:width="0.101cm" svg:height="0.024cm" draw:transform="rotate (-3.14159265358979) translate (8.74258333333333cm 2.30645833333333cm)" svg:viewBox="0 0 102 25" draw:points="102,0 70,12 36,21 0,25"><text:p/></draw:polyline><draw:polyline draw:style-name="gr2" svg:width="0.124cm" svg:height="0.024cm" draw:transform="rotate (-3.14159265358979) translate (8.86758333333333cm 2.30645833333333cm)" svg:viewBox="0 0 125 25" draw:points="125,25 83,23 41,15 0,0"><text:p/></draw:polyline><draw:line draw:style-name="gr2" svg:x1="8.743cm" svg:y1="2.281cm" svg:x2="8.743cm" svg:y2="2.408cm"><text:p/></draw:line><draw:polygon draw:style-name="gr3" svg:width="0.05cm" svg:height="0.176cm" draw:transform="rotate (-3.14159265358979) translate (8.42458333333333cm 2.89045833333333cm)" svg:viewBox="0 0 51 177" draw:points="51,0 0,0 0,177 51,177"><text:p/></draw:polygon><draw:polygon draw:style-name="gr3" svg:width="0.05cm" svg:height="0.176cm" draw:transform="rotate (-3.14159265358979) translate (8.42458333333333cm 2.63645833333333cm)" svg:viewBox="0 0 51 177" draw:points="51,0 0,0 0,177 51,177"><text:p/></draw:polygon><draw:polygon draw:style-name="gr3" svg:width="0.05cm" svg:height="0.176cm" draw:transform="rotate (-3.14159265358979) translate (8.42458333333333cm 2.38245833333333cm)" svg:viewBox="0 0 51 177" draw:points="51,0 0,0 0,177 51,177"><text:p/></draw:polygon><draw:polygon draw:style-name="gr3" svg:width="0.05cm" svg:height="0.176cm" draw:transform="rotate (-3.14159265358979) translate (6.51958333333333cm 1.74745833333333cm)" svg:viewBox="0 0 51 177" draw:points="51,0 0,0 0,177 51,177"><text:p/></draw:polygon><draw:polygon draw:style-name="gr3" svg:width="0.05cm" svg:height="0.177cm" draw:transform="rotate (-3.14159265358979) translate (6.51958333333333cm 1.49645833333333cm)" svg:viewBox="0 0 51 178" draw:points="51,0 0,0 0,178 51,178"><text:p/></draw:polygon><draw:polygon draw:style-name="gr3" svg:width="0.05cm" svg:height="0.177cm" draw:transform="rotate (-3.14159265358979) translate (6.51958333333333cm 1.24245833333333cm)" svg:viewBox="0 0 51 178" draw:points="51,0 0,0 0,178 51,178"><text:p/></draw:polygon><draw:polygon draw:style-name="gr3" svg:width="0.05cm" svg:height="0.176cm" draw:transform="rotate (-3.14159265358979) translate (6.90058333333333cm 2.89045833333333cm)" svg:viewBox="0 0 51 177" draw:points="51,0 0,0 0,177 51,177"><text:p/></draw:polygon><draw:polygon draw:style-name="gr3" svg:width="0.05cm" svg:height="0.176cm" draw:transform="rotate (-3.14159265358979) translate (6.90058333333333cm 2.63645833333333cm)" svg:viewBox="0 0 51 177" draw:points="51,0 0,0 0,177 51,177"><text:p/></draw:polygon><draw:polygon draw:style-name="gr3" svg:width="0.05cm" svg:height="0.176cm" draw:transform="rotate (-3.14159265358979) translate (6.90058333333333cm 2.38245833333333cm)" svg:viewBox="0 0 51 177" draw:points="51,0 0,0 0,177 51,177"><text:p/></draw:polygon><draw:polygon draw:style-name="gr3" svg:width="0.05cm" svg:height="0.176cm" draw:transform="rotate (-3.14159265358979) translate (8.80558333333333cm 1.74745833333333cm)" svg:viewBox="0 0 51 177" draw:points="51,0 0,0 0,177 51,177"><text:p/></draw:polygon><draw:polygon draw:style-name="gr3" svg:width="0.05cm" svg:height="0.177cm" draw:transform="rotate (-3.14159265358979) translate (8.80558333333333cm 1.49645833333333cm)" svg:viewBox="0 0 51 178" draw:points="51,0 0,0 0,178 51,178"><text:p/></draw:polygon><draw:polygon draw:style-name="gr3" svg:width="0.05cm" svg:height="0.177cm" draw:transform="rotate (-3.14159265358979) translate (8.80558333333333cm 1.24245833333333cm)" svg:viewBox="0 0 51 178" draw:points="51,0 0,0 0,178 51,178"><text:p/></draw:polygon><draw:line draw:style-name="gr4" svg:x1="7.612cm" svg:y1="2.04cm" svg:x2="7.612cm" svg:y2="2.128cm"><text:p/></draw:line><draw:line draw:style-name="gr4" svg:x1="7.612cm" svg:y1="3.056cm" svg:x2="7.612cm" svg:y2="2.967cm"><text:p/></draw:line><draw:line draw:style-name="gr4" svg:x1="7.231cm" svg:y1="2.04cm" svg:x2="7.231cm" svg:y2="2.128cm"><text:p/></draw:line><draw:line draw:style-name="gr4" svg:x1="7.231cm" svg:y1="3.056cm" svg:x2="7.231cm" svg:y2="2.967cm"><text:p/></draw:line><draw:line draw:style-name="gr4" svg:x1="7.231cm" svg:y1="0.518cm" svg:x2="7.231cm" svg:y2="0.607cm"><text:p/></draw:line><draw:line draw:style-name="gr4" svg:x1="7.231cm" svg:y1="1.534cm" svg:x2="7.231cm" svg:y2="1.445cm"><text:p/></draw:line><draw:line draw:style-name="gr4" svg:x1="7.612cm" svg:y1="0.518cm" svg:x2="7.612cm" svg:y2="0.607cm"><text:p/></draw:line><draw:line draw:style-name="gr4" svg:x1="7.612cm" svg:y1="1.534cm" svg:x2="7.612cm" svg:y2="1.445cm"><text:p/></draw:line><draw:line draw:style-name="gr5" svg:x1="5.199cm" svg:y1="1.534cm" svg:x2="5.199cm" svg:y2="1.633cm"><text:p/></draw:line><draw:line draw:style-name="gr5" svg:x1="5.199cm" svg:y1="2.548cm" svg:x2="5.199cm" svg:y2="2.446cm"><text:p/></draw:line><draw:line draw:style-name="gr5" svg:x1="5.58cm" svg:y1="2.929cm" svg:x2="5.58cm" svg:y2="2.827cm"><text:p/></draw:line><draw:line draw:style-name="gr5" svg:x1="5.58cm" svg:y1="1.913cm" svg:x2="5.58cm" svg:y2="2.014cm"><text:p/></draw:line><draw:line draw:style-name="gr5" svg:x1="9.261cm" svg:y1="2.929cm" svg:x2="9.261cm" svg:y2="2.827cm"><text:p/></draw:line><draw:line draw:style-name="gr5" svg:x1="9.261cm" svg:y1="1.913cm" svg:x2="9.261cm" svg:y2="2.014cm"><text:p/></draw:line><draw:line draw:style-name="gr5" svg:x1="9.642cm" svg:y1="1.534cm" svg:x2="9.642cm" svg:y2="1.633cm"><text:p/></draw:line><draw:line draw:style-name="gr5" svg:x1="9.642cm" svg:y1="2.548cm" svg:x2="9.642cm" svg:y2="2.446cm"><text:p/></draw:line><draw:polygon draw:style-name="gr3" svg:width="0.05cm" svg:height="0.05cm" draw:transform="rotate (-3.14159265358979) translate (10.1755833333333cm 5.61945833333333cm)" svg:viewBox="0 0 51 51" draw:points="51,0 0,0 0,51 51,51"><text:p/></draw:polygon><draw:polygon draw:style-name="gr3" svg:width="0.05cm" svg:height="0.05cm" draw:transform="rotate (-3.14159265358979) translate (10.1755833333333cm 5.36545833333333cm)" svg:viewBox="0 0 51 51" draw:points="51,0 0,0 0,51 51,51"><text:p/></draw:polygon><draw:polygon draw:style-name="gr3" svg:width="0.05cm" svg:height="0.05cm" draw:transform="rotate (-3.14159265358979) translate (10.4295833333333cm 5.87345833333333cm)" svg:viewBox="0 0 51 51" draw:points="51,0 0,0 0,51 51,51"><text:p/></draw:polygon><draw:polygon draw:style-name="gr3" svg:width="0.05cm" svg:height="0.05cm" draw:transform="rotate (-3.14159265358979) translate (12.4615833333333cm 5.61945833333333cm)" svg:viewBox="0 0 51 51" draw:points="51,0 0,0 0,51 51,51"><text:p/></draw:polygon><draw:polygon draw:style-name="gr3" svg:width="0.05cm" svg:height="0.05cm" draw:transform="rotate (-3.14159265358979) translate (12.4615833333333cm 5.36545833333333cm)" svg:viewBox="0 0 51 51" draw:points="51,0 0,0 0,51 51,51"><text:p/></draw:polygon><draw:polygon draw:style-name="gr3" svg:width="0.05cm" svg:height="0.05cm" draw:transform="rotate (-3.14159265358979) translate (10.6835833333333cm 6.12745833333333cm)" svg:viewBox="0 0 51 51" draw:points="51,0 0,0 0,51 51,51"><text:p/></draw:polygon><draw:polygon draw:style-name="gr3" svg:width="0.05cm" svg:height="0.05cm" draw:transform="rotate (-3.14159265358979) translate (10.6835833333333cm 5.87345833333333cm)" svg:viewBox="0 0 51 51" draw:points="51,0 0,0 0,51 51,51"><text:p/></draw:polygon><draw:polygon draw:style-name="gr3" svg:width="0.05cm" svg:height="0.05cm" draw:transform="rotate (-3.14159265358979) translate (12.7155833333333cm 5.61945833333333cm)" svg:viewBox="0 0 51 51" draw:points="51,0 0,0 0,51 51,51"><text:p/></draw:polygon><draw:polygon draw:style-name="gr3" svg:width="0.05cm" svg:height="0.05cm" draw:transform="rotate (-3.14159265358979) translate (12.7155833333333cm 5.36545833333333cm)" svg:viewBox="0 0 51 51" draw:points="51,0 0,0 0,51 51,51"><text:p/></draw:polygon><draw:polygon draw:style-name="gr3" svg:width="0.05cm" svg:height="0.05cm" draw:transform="rotate (-3.14159265358979) translate (12.7155833333333cm 6.12745833333333cm)" svg:viewBox="0 0 51 51" draw:points="51,0 0,0 0,51 51,51"><text:p/></draw:polygon><draw:polygon draw:style-name="gr3" svg:width="0.05cm" svg:height="0.05cm" draw:transform="rotate (-3.14159265358979) translate (12.4615833333333cm 6.12745833333333cm)" svg:viewBox="0 0 51 51" draw:points="51,0 0,0 0,51 51,51"><text:p/></draw:polygon><draw:polygon draw:style-name="gr3" svg:width="0.05cm" svg:height="0.05cm" draw:transform="rotate (-3.14159265358979) translate (12.4615833333333cm 5.87345833333333cm)" svg:viewBox="0 0 51 51" draw:points="51,0 0,0 0,51 51,51"><text:p/></draw:polygon><draw:polygon draw:style-name="gr3" svg:width="0.05cm" svg:height="0.05cm" draw:transform="rotate (-3.14159265358979) translate (12.7155833333333cm 5.87345833333333cm)" svg:viewBox="0 0 51 51" draw:points="51,0 0,0 0,51 51,51"><text:p/></draw:polygon><draw:polygon draw:style-name="gr3" svg:width="0.05cm" svg:height="0.05cm" draw:transform="rotate (-3.14159265358979) translate (11.4455833333333cm 0.798458333333335cm)" svg:viewBox="0 0 51 51" draw:points="51,0 0,0 0,51 51,51"><text:p/></draw:polygon><draw:polygon draw:style-name="gr3" svg:width="0.05cm" svg:height="0.05cm" draw:transform="rotate (-3.14159265358979) translate (11.6995833333333cm 0.798458333333335cm)" svg:viewBox="0 0 51 51" draw:points="51,0 0,0 0,51 51,51"><text:p/></draw:polygon><draw:polygon draw:style-name="gr3" svg:width="0.05cm" svg:height="0.05cm" draw:transform="rotate (-3.14159265358979) translate (11.9535833333333cm 0.798458333333335cm)" svg:viewBox="0 0 51 51" draw:points="51,0 0,0 0,51 51,51"><text:p/></draw:polygon><draw:polygon draw:style-name="gr3" svg:width="0.05cm" svg:height="0.05cm" draw:transform="rotate (-3.14159265358979) translate (12.2075833333333cm 0.798458333333335cm)" svg:viewBox="0 0 51 51" draw:points="51,0 0,0 0,51 51,51"><text:p/></draw:polygon><draw:polygon draw:style-name="gr3" svg:width="0.05cm" svg:height="0.05cm" draw:transform="rotate (-3.14159265358979) translate (12.4615833333333cm 0.798458333333335cm)" svg:viewBox="0 0 51 51" draw:points="51,0 0,0 0,51 51,51"><text:p/></draw:polygon><draw:polygon draw:style-name="gr3" svg:width="0.05cm" svg:height="0.05cm" draw:transform="rotate (-3.14159265358979) translate (12.7155833333333cm 0.798458333333335cm)" svg:viewBox="0 0 51 51" draw:points="51,0 0,0 0,51 51,51"><text:p/></draw:polygon><draw:polygon draw:style-name="gr3" svg:width="0.05cm" svg:height="0.05cm" draw:transform="rotate (-3.14159265358979) translate (10.1755833333333cm 5.87345833333333cm)" svg:viewBox="0 0 51 51" draw:points="51,0 0,0 0,51 51,51"><text:p/></draw:polygon><draw:polygon draw:style-name="gr3" svg:width="0.05cm" svg:height="0.05cm" draw:transform="rotate (-3.14159265358979) translate (10.1755833333333cm 6.12745833333333cm)" svg:viewBox="0 0 51 51" draw:points="51,0 0,0 0,51 51,51"><text:p/></draw:polygon><draw:polygon draw:style-name="gr3" svg:width="0.05cm" svg:height="0.05cm" draw:transform="rotate (-3.14159265358979) translate (10.4295833333333cm 6.12745833333333cm)" svg:viewBox="0 0 51 51" draw:points="51,0 0,0 0,51 51,51"><text:p/></draw:polygon><draw:polygon draw:style-name="gr3" svg:width="0.05cm" svg:height="0.05cm" draw:transform="rotate (-3.14159265358979) translate (10.1755833333333cm 5.11145833333333cm)" svg:viewBox="0 0 51 51" draw:points="51,0 0,0 0,51 51,51"><text:p/></draw:polygon><draw:polygon draw:style-name="gr3" svg:width="0.05cm" svg:height="0.05cm" draw:transform="rotate (-3.14159265358979) translate (10.1755833333333cm 4.85745833333333cm)" svg:viewBox="0 0 51 51" draw:points="51,0 0,0 0,51 51,51"><text:p/></draw:polygon><draw:polygon draw:style-name="gr3" svg:width="0.05cm" svg:height="0.05cm" draw:transform="rotate (-3.14159265358979) translate (10.1755833333333cm 4.60645833333333cm)" svg:viewBox="0 0 51 51" draw:points="51,0 0,0 0,51 51,51"><text:p/></draw:polygon><draw:polygon draw:style-name="gr3" svg:width="0.05cm" svg:height="0.05cm" draw:transform="rotate (-3.14159265358979) translate (10.1755833333333cm 4.35245833333333cm)" svg:viewBox="0 0 51 51" draw:points="51,0 0,0 0,51 51,51"><text:p/></draw:polygon><draw:polygon draw:style-name="gr3" svg:width="0.05cm" svg:height="0.05cm" draw:transform="rotate (-3.14159265358979) translate (10.1755833333333cm 4.09845833333333cm)" svg:viewBox="0 0 51 51" draw:points="51,0 0,0 0,51 51,51"><text:p/></draw:polygon><draw:polygon draw:style-name="gr3" svg:width="0.05cm" svg:height="0.05cm" draw:transform="rotate (-3.14159265358979) translate (10.1755833333333cm 3.84445833333333cm)" svg:viewBox="0 0 51 51" draw:points="51,0 0,0 0,51 51,51"><text:p/></draw:polygon><draw:polygon draw:style-name="gr3" svg:width="0.05cm" svg:height="0.05cm" draw:transform="rotate (-3.14159265358979) translate (10.1755833333333cm 3.59045833333333cm)" svg:viewBox="0 0 51 51" draw:points="51,0 0,0 0,51 51,51"><text:p/></draw:polygon><draw:polygon draw:style-name="gr3" svg:width="0.05cm" svg:height="0.05cm" draw:transform="rotate (-3.14159265358979) translate (10.1755833333333cm 3.33645833333333cm)" svg:viewBox="0 0 51 51" draw:points="51,0 0,0 0,51 51,51"><text:p/></draw:polygon><draw:polygon draw:style-name="gr3" svg:width="0.05cm" svg:height="0.05cm" draw:transform="rotate (-3.14159265358979) translate (10.1755833333333cm 3.08245833333333cm)" svg:viewBox="0 0 51 51" draw:points="51,0 0,0 0,51 51,51"><text:p/></draw:polygon><draw:polygon draw:style-name="gr3" svg:width="0.05cm" svg:height="0.05cm" draw:transform="rotate (-3.14159265358979) translate (10.1755833333333cm 2.82845833333333cm)" svg:viewBox="0 0 51 51" draw:points="51,0 0,0 0,51 51,51"><text:p/></draw:polygon><draw:polygon draw:style-name="gr3" svg:width="0.05cm" svg:height="0.05cm" draw:transform="rotate (-3.14159265358979) translate (10.1755833333333cm 2.57445833333333cm)" svg:viewBox="0 0 51 51" draw:points="51,0 0,0 0,51 51,51"><text:p/></draw:polygon><draw:polygon draw:style-name="gr3" svg:width="0.05cm" svg:height="0.05cm" draw:transform="rotate (-3.14159265358979) translate (10.1755833333333cm 2.32045833333333cm)" svg:viewBox="0 0 51 51" draw:points="51,0 0,0 0,51 51,51"><text:p/></draw:polygon><draw:polygon draw:style-name="gr3" svg:width="0.05cm" svg:height="0.05cm" draw:transform="rotate (-3.14159265358979) translate (10.1755833333333cm 2.06645833333333cm)" svg:viewBox="0 0 51 51" draw:points="51,0 0,0 0,51 51,51"><text:p/></draw:polygon><draw:polygon draw:style-name="gr3" svg:width="0.05cm" svg:height="0.05cm" draw:transform="rotate (-3.14159265358979) translate (10.1755833333333cm 1.81245833333333cm)" svg:viewBox="0 0 51 51" draw:points="51,0 0,0 0,51 51,51"><text:p/></draw:polygon><draw:polygon draw:style-name="gr3" svg:width="0.05cm" svg:height="0.05cm" draw:transform="rotate (-3.14159265358979) translate (10.1755833333333cm 1.56045833333333cm)" svg:viewBox="0 0 51 51" draw:points="51,0 0,0 0,51 51,51"><text:p/></draw:polygon><draw:polygon draw:style-name="gr3" svg:width="0.05cm" svg:height="0.05cm" draw:transform="rotate (-3.14159265358979) translate (10.1755833333333cm 1.30645833333333cm)" svg:viewBox="0 0 51 51" draw:points="51,0 0,0 0,51 51,51"><text:p/></draw:polygon><draw:polygon draw:style-name="gr3" svg:width="0.05cm" svg:height="0.05cm" draw:transform="rotate (-3.14159265358979) translate (10.1755833333333cm 1.05245833333333cm)" svg:viewBox="0 0 51 51" draw:points="51,0 0,0 0,51 51,51"><text:p/></draw:polygon><draw:polygon draw:style-name="gr3" svg:width="0.05cm" svg:height="0.05cm" draw:transform="rotate (-3.14159265358979) translate (10.1755833333333cm 0.798458333333335cm)" svg:viewBox="0 0 51 51" draw:points="51,0 0,0 0,51 51,51"><text:p/></draw:polygon><draw:polygon draw:style-name="gr3" svg:width="0.05cm" svg:height="0.05cm" draw:transform="rotate (-3.14159265358979) translate (12.9695833333333cm 2.06645833333333cm)" svg:viewBox="0 0 51 51" draw:points="51,0 0,0 0,51 51,51"><text:p/></draw:polygon><draw:polygon draw:style-name="gr3" svg:width="0.05cm" svg:height="0.05cm" draw:transform="rotate (-3.14159265358979) translate (12.9695833333333cm 1.81245833333333cm)" svg:viewBox="0 0 51 51" draw:points="51,0 0,0 0,51 51,51"><text:p/></draw:polygon><draw:polygon draw:style-name="gr3" svg:width="0.05cm" svg:height="0.05cm" draw:transform="rotate (-3.14159265358979) translate (12.9695833333333cm 1.56045833333333cm)" svg:viewBox="0 0 51 51" draw:points="51,0 0,0 0,51 51,51"><text:p/></draw:polygon><draw:polygon draw:style-name="gr3" svg:width="0.05cm" svg:height="0.05cm" draw:transform="rotate (-3.14159265358979) translate (12.9695833333333cm 1.30645833333333cm)" svg:viewBox="0 0 51 51" draw:points="51,0 0,0 0,51 51,51"><text:p/></draw:polygon><draw:polygon draw:style-name="gr3" svg:width="0.05cm" svg:height="0.05cm" draw:transform="rotate (-3.14159265358979) translate (12.9695833333333cm 1.05245833333333cm)" svg:viewBox="0 0 51 51" draw:points="51,0 0,0 0,51 51,51"><text:p/></draw:polygon><draw:polygon draw:style-name="gr3" svg:width="0.05cm" svg:height="0.05cm" draw:transform="rotate (-3.14159265358979) translate (12.9695833333333cm 0.798458333333335cm)" svg:viewBox="0 0 51 51" draw:points="51,0 0,0 0,51 51,51"><text:p/></draw:polygon><draw:polygon draw:style-name="gr3" svg:width="0.05cm" svg:height="0.05cm" draw:transform="rotate (-3.14159265358979) translate (11.1915833333333cm 0.798458333333335cm)" svg:viewBox="0 0 51 51" draw:points="51,0 0,0 0,51 51,51"><text:p/></draw:polygon><draw:polygon draw:style-name="gr3" svg:width="0.05cm" svg:height="0.05cm" draw:transform="rotate (-3.14159265358979) translate (10.9375833333333cm 0.798458333333335cm)" svg:viewBox="0 0 51 51" draw:points="51,0 0,0 0,51 51,51"><text:p/></draw:polygon><draw:polygon draw:style-name="gr3" svg:width="0.05cm" svg:height="0.05cm" draw:transform="rotate (-3.14159265358979) translate (10.6835833333333cm 0.798458333333335cm)" svg:viewBox="0 0 51 51" draw:points="51,0 0,0 0,51 51,51"><text:p/></draw:polygon><draw:polygon draw:style-name="gr3" svg:width="0.05cm" svg:height="0.05cm" draw:transform="rotate (-3.14159265358979) translate (10.4295833333333cm 0.798458333333335cm)" svg:viewBox="0 0 51 51" draw:points="51,0 0,0 0,51 51,51"><text:p/></draw:polygon><draw:polygon draw:style-name="gr3" svg:width="0.05cm" svg:height="0.05cm" draw:transform="rotate (-3.14159265358979) translate (12.9695833333333cm 3.59045833333333cm)" svg:viewBox="0 0 51 51" draw:points="51,0 0,0 0,51 51,51"><text:p/></draw:polygon><draw:polygon draw:style-name="gr3" svg:width="0.05cm" svg:height="0.05cm" draw:transform="rotate (-3.14159265358979) translate (12.9695833333333cm 3.33645833333333cm)" svg:viewBox="0 0 51 51" draw:points="51,0 0,0 0,51 51,51"><text:p/></draw:polygon><draw:polygon draw:style-name="gr3" svg:width="0.05cm" svg:height="0.05cm" draw:transform="rotate (-3.14159265358979) translate (12.9695833333333cm 3.08245833333333cm)" svg:viewBox="0 0 51 51" draw:points="51,0 0,0 0,51 51,51"><text:p/></draw:polygon><draw:polygon draw:style-name="gr3" svg:width="0.05cm" svg:height="0.05cm" draw:transform="rotate (-3.14159265358979) translate (12.9695833333333cm 2.82845833333333cm)" svg:viewBox="0 0 51 51" draw:points="51,0 0,0 0,51 51,51"><text:p/></draw:polygon><draw:polygon draw:style-name="gr3" svg:width="0.05cm" svg:height="0.05cm" draw:transform="rotate (-3.14159265358979) translate (12.9695833333333cm 2.57445833333333cm)" svg:viewBox="0 0 51 51" draw:points="51,0 0,0 0,51 51,51"><text:p/></draw:polygon><draw:polygon draw:style-name="gr3" svg:width="0.05cm" svg:height="0.05cm" draw:transform="rotate (-3.14159265358979) translate (12.9695833333333cm 2.32045833333333cm)" svg:viewBox="0 0 51 51" draw:points="51,0 0,0 0,51 51,51"><text:p/></draw:polygon><draw:polygon draw:style-name="gr3" svg:width="0.05cm" svg:height="0.05cm" draw:transform="rotate (-3.14159265358979) translate (12.9695833333333cm 4.60645833333333cm)" svg:viewBox="0 0 51 51" draw:points="51,0 0,0 0,51 51,51"><text:p/></draw:polygon><draw:polygon draw:style-name="gr3" svg:width="0.05cm" svg:height="0.05cm" draw:transform="rotate (-3.14159265358979) translate (12.9695833333333cm 4.35245833333333cm)" svg:viewBox="0 0 51 51" draw:points="51,0 0,0 0,51 51,51"><text:p/></draw:polygon><draw:polygon draw:style-name="gr3" svg:width="0.05cm" svg:height="0.05cm" draw:transform="rotate (-3.14159265358979) translate (12.9695833333333cm 4.09845833333333cm)" svg:viewBox="0 0 51 51" draw:points="51,0 0,0 0,51 51,51"><text:p/></draw:polygon><draw:polygon draw:style-name="gr3" svg:width="0.05cm" svg:height="0.05cm" draw:transform="rotate (-3.14159265358979) translate (12.9695833333333cm 3.84445833333333cm)" svg:viewBox="0 0 51 51" draw:points="51,0 0,0 0,51 51,51"><text:p/></draw:polygon><draw:polygon draw:style-name="gr3" svg:width="0.05cm" svg:height="0.05cm" draw:transform="rotate (-3.14159265358979) translate (12.9695833333333cm 6.12745833333333cm)" svg:viewBox="0 0 51 51" draw:points="51,0 0,0 0,51 51,51"><text:p/></draw:polygon><draw:polygon draw:style-name="gr3" svg:width="0.05cm" svg:height="0.05cm" draw:transform="rotate (-3.14159265358979) translate (12.9695833333333cm 5.87345833333333cm)" svg:viewBox="0 0 51 51" draw:points="51,0 0,0 0,51 51,51"><text:p/></draw:polygon><draw:polygon draw:style-name="gr3" svg:width="0.05cm" svg:height="0.05cm" draw:transform="rotate (-3.14159265358979) translate (12.9695833333333cm 5.61945833333333cm)" svg:viewBox="0 0 51 51" draw:points="51,0 0,0 0,51 51,51"><text:p/></draw:polygon><draw:polygon draw:style-name="gr3" svg:width="0.05cm" svg:height="0.05cm" draw:transform="rotate (-3.14159265358979) translate (12.9695833333333cm 5.36545833333333cm)" svg:viewBox="0 0 51 51" draw:points="51,0 0,0 0,51 51,51"><text:p/></draw:polygon><draw:polygon draw:style-name="gr3" svg:width="0.05cm" svg:height="0.05cm" draw:transform="rotate (-3.14159265358979) translate (12.9695833333333cm 5.11145833333333cm)" svg:viewBox="0 0 51 51" draw:points="51,0 0,0 0,51 51,51"><text:p/></draw:polygon><draw:polygon draw:style-name="gr3" svg:width="0.05cm" svg:height="0.05cm" draw:transform="rotate (-3.14159265358979) translate (12.9695833333333cm 4.85745833333333cm)" svg:viewBox="0 0 51 51" draw:points="51,0 0,0 0,51 51,51"><text:p/></draw:polygon><draw:line draw:style-name="gr5" svg:x1="8.374cm" svg:y1="0.516cm" svg:x2="8.476cm" svg:y2="0.516cm"><text:p/></draw:line><draw:line draw:style-name="gr5" svg:x1="9.388cm" svg:y1="0.52cm" svg:x2="9.287cm" svg:y2="0.518cm"><text:p/></draw:line><draw:line draw:style-name="gr5" svg:x1="11.168cm" svg:y1="1.28cm" svg:x2="11.168cm" svg:y2="1.381cm"><text:p/></draw:line><draw:line draw:style-name="gr5" svg:x1="11.164cm" svg:y1="2.294cm" svg:x2="11.164cm" svg:y2="2.192cm"><text:p/></draw:line><draw:line draw:style-name="gr6" svg:x1="4.945cm" svg:y1="5.073cm" svg:x2="4.945cm" svg:y2="5.352cm"><text:p/></draw:line><draw:line draw:style-name="gr6" svg:x1="4.185cm" svg:y1="5.352cm" svg:x2="4.185cm" svg:y2="5.073cm"><text:p/></draw:line><draw:line draw:style-name="gr6" svg:x1="4.488cm" svg:y1="5.34cm" svg:x2="4.488cm" svg:y2="5.086cm"><text:p/></draw:line><draw:line draw:style-name="gr6" svg:x1="4.437cm" svg:y1="5.29cm" svg:x2="4.437cm" svg:y2="5.137cm"><text:p/></draw:line><draw:line draw:style-name="gr6" svg:x1="4.286cm" svg:y1="5.314cm" svg:x2="4.286cm" svg:y2="5.111cm"><text:p/></draw:line><draw:line draw:style-name="gr6" svg:x1="4.234cm" svg:y1="5.352cm" svg:x2="4.234cm" svg:y2="5.073cm"><text:p/></draw:line><draw:line draw:style-name="gr6" svg:x1="11.801cm" svg:y1="1.534cm" svg:x2="11.801cm" svg:y2="1.445cm"><text:p/></draw:line><draw:line draw:style-name="gr6" svg:x1="11.801cm" svg:y1="1.369cm" svg:x2="11.801cm" svg:y2="1.28cm"><text:p/></draw:line><draw:line draw:style-name="gr2" svg:x1="5.923cm" svg:y1="6.312cm" svg:x2="5.923cm" svg:y2="5.893cm"><text:p/></draw:line><draw:polyline draw:style-name="gr2" svg:width="0.151cm" svg:height="0.482cm" draw:transform="rotate (-3.14159265358979) translate (6.35458333333334cm 6.34345833333333cm)" svg:viewBox="0 0 152 483" draw:points="152,483 112,460 78,430 49,394 25,354 8,309 0,265 0,218 8,172 25,129 49,89 78,53 112,24 152,0"><text:p/></draw:polyline><draw:polyline draw:style-name="gr2" svg:width="0.05cm" svg:height="0.031cm" draw:transform="rotate (-3.14159265358979) translate (5.97358333333334cm 6.34445833333333cm)" svg:viewBox="0 0 51 32" draw:points="0,0 25,15 51,32"><text:p/></draw:polyline><draw:line draw:style-name="gr2" svg:x1="6.076cm" svg:y1="6.216cm" svg:x2="6.076cm" svg:y2="6.241cm"><text:p/></draw:line><draw:line draw:style-name="gr2" svg:x1="6.076cm" svg:y1="5.962cm" svg:x2="6.076cm" svg:y2="5.987cm"><text:p/></draw:line><draw:polyline draw:style-name="gr2" svg:width="0.054cm" svg:height="0.031cm" draw:transform="rotate (-3.14159265358979) translate (5.97758333333333cm 5.89245833333333cm)" svg:viewBox="0 0 55 32" draw:points="55,0 29,17 0,32"><text:p/></draw:polyline><draw:line draw:style-name="gr2" svg:x1="9.096cm" svg:y1="5.169cm" svg:x2="9.096cm" svg:y2="4.75cm"><text:p/></draw:line><draw:polyline draw:style-name="gr2" svg:width="0.151cm" svg:height="0.482cm" draw:transform="rotate (-3.14159265358979) translate (9.52758333333334cm 5.20045833333333cm)" svg:viewBox="0 0 152 483" draw:points="152,483 112,460 76,428 47,394 23,354 9,309 0,265 0,218 9,172 23,129 47,89 76,53 112,24 152,0"><text:p/></draw:polyline><draw:polyline draw:style-name="gr2" svg:width="0.052cm" svg:height="0.031cm" draw:transform="rotate (-3.14159265358979) translate (9.14858333333333cm 5.20145833333333cm)" svg:viewBox="0 0 53 32" draw:points="0,0 27,13 53,32"><text:p/></draw:polyline><draw:line draw:style-name="gr2" svg:x1="9.249cm" svg:y1="5.073cm" svg:x2="9.249cm" svg:y2="5.1cm"><text:p/></draw:line><draw:line draw:style-name="gr2" svg:x1="9.249cm" svg:y1="4.819cm" svg:x2="9.249cm" svg:y2="4.846cm"><text:p/></draw:line><draw:polyline draw:style-name="gr2" svg:width="0.054cm" svg:height="0.031cm" draw:transform="rotate (-3.14159265358979) translate (9.15058333333333cm 4.74945833333333cm)" svg:viewBox="0 0 55 32" draw:points="55,0 27,17 0,32"><text:p/></draw:polyline><draw:line draw:style-name="gr2" svg:x1="5.415cm" svg:y1="5.169cm" svg:x2="5.415cm" svg:y2="4.75cm"><text:p/></draw:line><draw:polyline draw:style-name="gr2" svg:width="0.151cm" svg:height="0.482cm" draw:transform="rotate (-3.14159265358979) translate (5.84658333333334cm 5.20045833333333cm)" svg:viewBox="0 0 152 483" draw:points="152,483 112,460 78,428 47,394 25,354 8,309 0,265 0,218 8,172 25,129 47,89 78,53 112,24 152,0"><text:p/></draw:polyline><draw:polyline draw:style-name="gr2" svg:width="0.052cm" svg:height="0.031cm" draw:transform="rotate (-3.14159265358979) translate (5.46758333333333cm 5.20145833333333cm)" svg:viewBox="0 0 53 32" draw:points="0,0 27,13 53,32"><text:p/></draw:polyline><draw:line draw:style-name="gr2" svg:x1="5.568cm" svg:y1="5.073cm" svg:x2="5.568cm" svg:y2="5.1cm"><text:p/></draw:line><draw:line draw:style-name="gr2" svg:x1="5.568cm" svg:y1="4.819cm" svg:x2="5.568cm" svg:y2="4.846cm"><text:p/></draw:line><draw:polyline draw:style-name="gr2" svg:width="0.054cm" svg:height="0.031cm" draw:transform="rotate (-3.14159265358979) translate (5.46958333333333cm 4.74945833333333cm)" svg:viewBox="0 0 55 32" draw:points="55,0 27,17 0,32"><text:p/></draw:polyline><draw:line draw:style-name="gr2" svg:x1="8.59cm" svg:y1="6.312cm" svg:x2="8.59cm" svg:y2="5.893cm"><text:p/></draw:line><draw:polyline draw:style-name="gr2" svg:width="0.151cm" svg:height="0.482cm" draw:transform="rotate (-3.14159265358979) translate (9.01958333333334cm 6.34345833333333cm)" svg:viewBox="0 0 152 483" draw:points="152,483 112,460 76,430 47,394 23,354 9,309 0,265 0,218 9,172 23,129 47,89 76,53 112,24 152,0"><text:p/></draw:polyline><draw:polyline draw:style-name="gr2" svg:width="0.05cm" svg:height="0.031cm" draw:transform="rotate (-3.14159265358979) translate (8.64058333333333cm 6.34445833333333cm)" svg:viewBox="0 0 51 32" draw:points="0,0 27,15 51,32"><text:p/></draw:polyline><draw:line draw:style-name="gr2" svg:x1="8.743cm" svg:y1="6.216cm" svg:x2="8.743cm" svg:y2="6.241cm"><text:p/></draw:line><draw:line draw:style-name="gr2" svg:x1="8.743cm" svg:y1="5.962cm" svg:x2="8.743cm" svg:y2="5.987cm"><text:p/></draw:line><draw:polyline draw:style-name="gr2" svg:width="0.052cm" svg:height="0.031cm" draw:transform="rotate (-3.14159265358979) translate (8.64258333333333cm 5.89245833333333cm)" svg:viewBox="0 0 53 32" draw:points="53,0 27,17 0,32"><text:p/></draw:polyline><draw:line draw:style-name="gr2" svg:x1="8.379cm" svg:y1="5.634cm" svg:x2="8.082cm" svg:y2="5.657cm"><text:p/></draw:line><draw:line draw:style-name="gr2" svg:x1="8.058cm" svg:y1="5.682cm" svg:x2="8.083cm" svg:y2="5.657cm"><text:p/></draw:line><draw:line draw:style-name="gr2" svg:x1="8.058cm" svg:y1="5.683cm" svg:x2="8.058cm" svg:y2="6.522cm"><text:p/></draw:line><draw:line draw:style-name="gr2" svg:x1="8.083cm" svg:y1="6.547cm" svg:x2="8.058cm" svg:y2="6.522cm"><text:p/></draw:line><draw:line draw:style-name="gr2" svg:x1="8.082cm" svg:y1="6.546cm" svg:x2="8.379cm" svg:y2="6.569cm"><text:p/></draw:line><draw:path draw:style-name="gr2" svg:width="0.05cm" svg:height="0.05cm" draw:transform="rotate (-3.14159265358979) translate (8.15158333333333cm 6.52745833333333cm)" svg:viewBox="0 0 51 51" svg:d="m51 26c0 14-12 25-26 25s-25-11-25-25c0-15 11-26 25-26s26 11 26 26z"><text:p/></draw:path><draw:polygon draw:style-name="gr3" svg:width="0.075cm" svg:height="0.948cm" draw:transform="rotate (-3.14159265358979) translate (8.50058333333334cm 6.57645833333333cm)" svg:viewBox="0 0 76 949" draw:points="76,0 0,0 0,949 76,949"><text:p/></draw:polygon><draw:polygon draw:style-name="gr3" svg:width="0.05cm" svg:height="0.131cm" draw:transform="rotate (-3.14159265358979) translate (8.42458333333333cm 6.57745833333333cm)" svg:viewBox="0 0 51 132" draw:points="51,0 0,0 0,132 51,132"><text:p/></draw:polygon><draw:polygon draw:style-name="gr3" svg:width="0.05cm" svg:height="0.076cm" draw:transform="rotate (-3.14159265358979) translate (8.42458333333333cm 6.26845833333333cm)" svg:viewBox="0 0 51 77" draw:points="51,0 0,0 0,77 51,77"><text:p/></draw:polygon><draw:polygon draw:style-name="gr3" svg:width="0.05cm" svg:height="0.076cm" draw:transform="rotate (-3.14159265358979) translate (8.42458333333333cm 6.01445833333333cm)" svg:viewBox="0 0 51 77" draw:points="51,0 0,0 0,77 51,77"><text:p/></draw:polygon><draw:polygon draw:style-name="gr3" svg:width="0.05cm" svg:height="0.131cm" draw:transform="rotate (-3.14159265358979) translate (8.42458333333333cm 5.75945833333333cm)" svg:viewBox="0 0 51 132" draw:points="51,0 0,0 0,132 51,132"><text:p/></draw:polygon><draw:line draw:style-name="gr2" svg:x1="6.474cm" svg:y1="4.491cm" svg:x2="6.177cm" svg:y2="4.514cm"><text:p/></draw:line><draw:line draw:style-name="gr2" svg:x1="6.153cm" svg:y1="4.539cm" svg:x2="6.178cm" svg:y2="4.514cm"><text:p/></draw:line><draw:line draw:style-name="gr2" svg:x1="6.153cm" svg:y1="4.54cm" svg:x2="6.153cm" svg:y2="5.381cm"><text:p/></draw:line><draw:line draw:style-name="gr2" svg:x1="6.178cm" svg:y1="5.405cm" svg:x2="6.153cm" svg:y2="5.38cm"><text:p/></draw:line><draw:line draw:style-name="gr2" svg:x1="6.177cm" svg:y1="5.406cm" svg:x2="6.474cm" svg:y2="5.427cm"><text:p/></draw:line><draw:path draw:style-name="gr2" svg:width="0.05cm" svg:height="0.05cm" draw:transform="rotate (-3.14159265358979) translate (6.24858333333333cm 5.38445833333333cm)" svg:viewBox="0 0 51 51" svg:d="m51 26c0 14-12 25-26 25s-25-11-25-25c0-15 11-26 25-26s26 11 26 26z"><text:p/></draw:path><draw:polygon draw:style-name="gr3" svg:width="0.075cm" svg:height="0.948cm" draw:transform="rotate (-3.14159265358979) translate (6.59558333333333cm 5.43345833333333cm)" svg:viewBox="0 0 76 949" draw:points="76,0 0,0 0,949 76,949"><text:p/></draw:polygon><draw:polygon draw:style-name="gr3" svg:width="0.05cm" svg:height="0.131cm" draw:transform="rotate (-3.14159265358979) translate (6.51958333333333cm 5.43445833333333cm)" svg:viewBox="0 0 51 132" draw:points="51,0 0,0 0,132 51,132"><text:p/></draw:polygon><draw:polygon draw:style-name="gr3" svg:width="0.05cm" svg:height="0.076cm" draw:transform="rotate (-3.14159265358979) translate (6.51958333333333cm 5.12545833333333cm)" svg:viewBox="0 0 51 77" draw:points="51,0 0,0 0,77 51,77"><text:p/></draw:polygon><draw:polygon draw:style-name="gr3" svg:width="0.05cm" svg:height="0.076cm" draw:transform="rotate (-3.14159265358979) translate (6.51958333333333cm 4.87145833333333cm)" svg:viewBox="0 0 51 77" draw:points="51,0 0,0 0,77 51,77"><text:p/></draw:polygon><draw:polygon draw:style-name="gr3" svg:width="0.05cm" svg:height="0.131cm" draw:transform="rotate (-3.14159265358979) translate (6.51958333333333cm 4.61645833333333cm)" svg:viewBox="0 0 51 132" draw:points="51,0 0,0 0,132 51,132"><text:p/></draw:polygon><draw:line draw:style-name="gr2" svg:x1="6.855cm" svg:y1="5.634cm" svg:x2="6.558cm" svg:y2="5.657cm"><text:p/></draw:line><draw:line draw:style-name="gr2" svg:x1="6.534cm" svg:y1="5.682cm" svg:x2="6.559cm" svg:y2="5.657cm"><text:p/></draw:line><draw:line draw:style-name="gr2" svg:x1="6.534cm" svg:y1="5.683cm" svg:x2="6.534cm" svg:y2="6.522cm"><text:p/></draw:line><draw:line draw:style-name="gr2" svg:x1="6.559cm" svg:y1="6.547cm" svg:x2="6.534cm" svg:y2="6.522cm"><text:p/></draw:line><draw:line draw:style-name="gr2" svg:x1="6.558cm" svg:y1="6.546cm" svg:x2="6.855cm" svg:y2="6.569cm"><text:p/></draw:line><draw:path draw:style-name="gr2" svg:width="0.05cm" svg:height="0.05cm" draw:transform="rotate (-3.14159265358979) translate (6.62958333333333cm 6.52745833333333cm)" svg:viewBox="0 0 51 51" svg:d="m51 26c0 14-12 25-26 25s-25-11-25-25c0-15 11-26 25-26s26 11 26 26z"><text:p/></draw:path><draw:polygon draw:style-name="gr3" svg:width="0.075cm" svg:height="0.948cm" draw:transform="rotate (-3.14159265358979) translate (6.97658333333333cm 6.57645833333333cm)" svg:viewBox="0 0 76 949" draw:points="76,0 0,0 0,949 76,949"><text:p/></draw:polygon><draw:polygon draw:style-name="gr3" svg:width="0.05cm" svg:height="0.131cm" draw:transform="rotate (-3.14159265358979) translate (6.90058333333333cm 6.57745833333333cm)" svg:viewBox="0 0 51 132" draw:points="51,0 0,0 0,132 51,132"><text:p/></draw:polygon><draw:polygon draw:style-name="gr3" svg:width="0.05cm" svg:height="0.076cm" draw:transform="rotate (-3.14159265358979) translate (6.90058333333333cm 6.26845833333333cm)" svg:viewBox="0 0 51 77" draw:points="51,0 0,0 0,77 51,77"><text:p/></draw:polygon><draw:polygon draw:style-name="gr3" svg:width="0.05cm" svg:height="0.076cm" draw:transform="rotate (-3.14159265358979) translate (6.90058333333333cm 6.01445833333333cm)" svg:viewBox="0 0 51 77" draw:points="51,0 0,0 0,77 51,77"><text:p/></draw:polygon><draw:polygon draw:style-name="gr3" svg:width="0.05cm" svg:height="0.131cm" draw:transform="rotate (-3.14159265358979) translate (6.90058333333333cm 5.75945833333333cm)" svg:viewBox="0 0 51 132" draw:points="51,0 0,0 0,132 51,132"><text:p/></draw:polygon><draw:line draw:style-name="gr2" svg:x1="8.76cm" svg:y1="4.491cm" svg:x2="8.463cm" svg:y2="4.514cm"><text:p/></draw:line><draw:line draw:style-name="gr2" svg:x1="8.439cm" svg:y1="4.539cm" svg:x2="8.464cm" svg:y2="4.514cm"><text:p/></draw:line><draw:line draw:style-name="gr2" svg:x1="8.439cm" svg:y1="4.54cm" svg:x2="8.439cm" svg:y2="5.381cm"><text:p/></draw:line><draw:line draw:style-name="gr2" svg:x1="8.464cm" svg:y1="5.405cm" svg:x2="8.439cm" svg:y2="5.38cm"><text:p/></draw:line><draw:line draw:style-name="gr2" svg:x1="8.463cm" svg:y1="5.406cm" svg:x2="8.76cm" svg:y2="5.427cm"><text:p/></draw:line><draw:path draw:style-name="gr2" svg:width="0.05cm" svg:height="0.05cm" draw:transform="rotate (-3.14159265358979) translate (8.53258333333334cm 5.38445833333333cm)" svg:viewBox="0 0 51 51" svg:d="m51 26c0 14-12 25-26 25s-25-11-25-25c0-15 11-26 25-26s26 11 26 26z"><text:p/></draw:path><draw:polygon draw:style-name="gr3" svg:width="0.075cm" svg:height="0.948cm" draw:transform="rotate (-3.14159265358979) translate (8.88158333333333cm 5.43345833333333cm)" svg:viewBox="0 0 76 949" draw:points="76,0 0,0 0,949 76,949"><text:p/></draw:polygon><draw:polygon draw:style-name="gr3" svg:width="0.05cm" svg:height="0.131cm" draw:transform="rotate (-3.14159265358979) translate (8.80558333333333cm 5.43445833333333cm)" svg:viewBox="0 0 51 132" draw:points="51,0 0,0 0,132 51,132"><text:p/></draw:polygon><draw:polygon draw:style-name="gr3" svg:width="0.05cm" svg:height="0.076cm" draw:transform="rotate (-3.14159265358979) translate (8.80558333333333cm 5.12545833333333cm)" svg:viewBox="0 0 51 77" draw:points="51,0 0,0 0,77 51,77"><text:p/></draw:polygon><draw:polygon draw:style-name="gr3" svg:width="0.05cm" svg:height="0.076cm" draw:transform="rotate (-3.14159265358979) translate (8.80558333333333cm 4.87145833333333cm)" svg:viewBox="0 0 51 77" draw:points="51,0 0,0 0,77 51,77"><text:p/></draw:polygon><draw:polygon draw:style-name="gr3" svg:width="0.05cm" svg:height="0.131cm" draw:transform="rotate (-3.14159265358979) translate (8.80558333333333cm 4.61645833333333cm)" svg:viewBox="0 0 51 132" draw:points="51,0 0,0 0,132 51,132"><text:p/></draw:polygon><draw:line draw:style-name="gr6" svg:x1="7.612cm" svg:y1="6.166cm" svg:x2="7.612cm" svg:y2="6.102cm"><text:p/></draw:line><draw:line draw:style-name="gr6" svg:x1="7.677cm" svg:y1="6cm" svg:x2="7.55cm" svg:y2="6cm"><text:p/></draw:line><draw:line draw:style-name="gr6" svg:x1="7.55cm" svg:y1="6cm" svg:x2="7.613cm" svg:y2="6.101cm"><text:p/></draw:line><draw:line draw:style-name="gr6" svg:x1="7.612cm" svg:y1="6.101cm" svg:x2="7.612cm" svg:y2="5.949cm"><text:p/></draw:line><draw:line draw:style-name="gr6" svg:x1="7.612cm" svg:y1="6.101cm" svg:x2="7.676cm" svg:y2="6cm"><text:p/></draw:line><draw:line draw:style-name="gr6" svg:x1="7.676cm" svg:y1="6.102cm" svg:x2="7.612cm" svg:y2="6.102cm"><text:p/></draw:line><draw:line draw:style-name="gr6" svg:x1="7.613cm" svg:y1="6.102cm" svg:x2="7.55cm" svg:y2="6.102cm"><text:p/></draw:line><draw:polyline draw:style-name="gr6" svg:width="0.025cm" svg:height="0.025cm" draw:transform="rotate (-3.14159265358979) translate (7.72658333333333cm 5.87445833333333cm)" svg:viewBox="0 0 26 26" draw:points="26,26 17,23 9,17 2,9 0,0"><text:p/></draw:polyline><draw:polyline draw:style-name="gr6" svg:width="0.025cm" svg:height="0.024cm" draw:transform="rotate (-3.14159265358979) translate (7.72658333333333cm 6.35545833333333cm)" svg:viewBox="0 0 26 25" draw:points="0,25 2,14 9,8 17,2 26,0"><text:p/></draw:polyline><draw:polyline draw:style-name="gr6" svg:width="0.024cm" svg:height="0.024cm" draw:transform="rotate (-3.14159265358979) translate (7.52258333333333cm 6.35545833333333cm)" svg:viewBox="0 0 25 25" draw:points="0,0 10,2 19,8 23,14 25,25"><text:p/></draw:polyline><draw:polyline draw:style-name="gr6" svg:width="0.024cm" svg:height="0.025cm" draw:transform="rotate (-3.14159265358979) translate (7.52258333333333cm 5.87445833333333cm)" svg:viewBox="0 0 25 26" draw:points="25,0 23,9 19,17 10,23 0,26"><text:p/></draw:polyline><draw:line draw:style-name="gr6" svg:x1="7.523cm" svg:y1="5.848cm" svg:x2="7.701cm" svg:y2="5.848cm"><text:p/></draw:line><draw:line draw:style-name="gr6" svg:x1="7.701cm" svg:y1="6.356cm" svg:x2="7.523cm" svg:y2="6.356cm"><text:p/></draw:line><draw:line draw:style-name="gr6" svg:x1="7.727cm" svg:y1="6.33cm" svg:x2="7.727cm" svg:y2="5.873cm"><text:p/></draw:line><draw:line draw:style-name="gr6" svg:x1="7.498cm" svg:y1="6.33cm" svg:x2="7.498cm" svg:y2="5.873cm"><text:p/></draw:line><draw:polygon draw:style-name="gr3" svg:width="0.05cm" svg:height="0.164cm" draw:transform="rotate (-3.14159265358979) translate (7.63858333333334cm 5.84845833333333cm)" svg:viewBox="0 0 51 165" draw:points="51,0 0,0 0,165 51,165"><text:p/></draw:polygon><draw:polygon draw:style-name="gr3" svg:width="0.228cm" svg:height="0.05cm" draw:transform="rotate (-3.14159265358979) translate (7.72658333333333cm 6.29245833333333cm)" svg:viewBox="0 0 229 51" draw:points="229,0 0,0 0,51 229,51"><text:p/></draw:polygon><draw:polygon draw:style-name="gr3" svg:width="0.05cm" svg:height="0.165cm" draw:transform="rotate (-3.14159265358979) translate (7.63858333333334cm 6.52245833333333cm)" svg:viewBox="0 0 51 166" draw:points="51,0 0,0 0,166 51,166"><text:p/></draw:polygon><draw:line draw:style-name="gr6" svg:x1="7.231cm" svg:y1="6.166cm" svg:x2="7.231cm" svg:y2="6.102cm"><text:p/></draw:line><draw:line draw:style-name="gr6" svg:x1="7.296cm" svg:y1="6cm" svg:x2="7.169cm" svg:y2="6cm"><text:p/></draw:line><draw:line draw:style-name="gr6" svg:x1="7.169cm" svg:y1="6cm" svg:x2="7.232cm" svg:y2="6.101cm"><text:p/></draw:line><draw:line draw:style-name="gr6" svg:x1="7.231cm" svg:y1="6.101cm" svg:x2="7.231cm" svg:y2="5.949cm"><text:p/></draw:line><draw:line draw:style-name="gr6" svg:x1="7.231cm" svg:y1="6.101cm" svg:x2="7.295cm" svg:y2="6cm"><text:p/></draw:line><draw:line draw:style-name="gr6" svg:x1="7.295cm" svg:y1="6.102cm" svg:x2="7.231cm" svg:y2="6.102cm"><text:p/></draw:line><draw:line draw:style-name="gr6" svg:x1="7.232cm" svg:y1="6.102cm" svg:x2="7.169cm" svg:y2="6.102cm"><text:p/></draw:line><draw:polyline draw:style-name="gr6" svg:width="0.025cm" svg:height="0.025cm" draw:transform="rotate (-3.14159265358979) translate (7.34558333333333cm 5.87445833333333cm)" svg:viewBox="0 0 26 26" draw:points="26,26 17,23 9,17 2,9 0,0"><text:p/></draw:polyline><draw:polyline draw:style-name="gr6" svg:width="0.025cm" svg:height="0.024cm" draw:transform="rotate (-3.14159265358979) translate (7.34558333333333cm 6.35545833333333cm)" svg:viewBox="0 0 26 25" draw:points="0,25 2,14 9,8 17,2 26,0"><text:p/></draw:polyline><draw:polyline draw:style-name="gr6" svg:width="0.024cm" svg:height="0.024cm" draw:transform="rotate (-3.14159265358979) translate (7.14158333333333cm 6.35545833333333cm)" svg:viewBox="0 0 25 25" draw:points="0,0 10,2 19,8 23,14 25,25"><text:p/></draw:polyline><draw:polyline draw:style-name="gr6" svg:width="0.024cm" svg:height="0.025cm" draw:transform="rotate (-3.14159265358979) translate (7.14158333333333cm 5.87445833333333cm)" svg:viewBox="0 0 25 26" draw:points="25,0 23,9 19,17 10,23 0,26"><text:p/></draw:polyline><draw:line draw:style-name="gr6" svg:x1="7.142cm" svg:y1="5.848cm" svg:x2="7.32cm" svg:y2="5.848cm"><text:p/></draw:line><draw:line draw:style-name="gr6" svg:x1="7.32cm" svg:y1="6.356cm" svg:x2="7.142cm" svg:y2="6.356cm"><text:p/></draw:line><draw:line draw:style-name="gr6" svg:x1="7.346cm" svg:y1="6.33cm" svg:x2="7.346cm" svg:y2="5.873cm"><text:p/></draw:line><draw:line draw:style-name="gr6" svg:x1="7.117cm" svg:y1="6.33cm" svg:x2="7.117cm" svg:y2="5.873cm"><text:p/></draw:line><draw:polygon draw:style-name="gr3" svg:width="0.05cm" svg:height="0.164cm" draw:transform="rotate (-3.14159265358979) translate (7.25758333333333cm 5.84845833333333cm)" svg:viewBox="0 0 51 165" draw:points="51,0 0,0 0,165 51,165"><text:p/></draw:polygon><draw:polygon draw:style-name="gr3" svg:width="0.228cm" svg:height="0.05cm" draw:transform="rotate (-3.14159265358979) translate (7.34558333333333cm 6.29245833333333cm)" svg:viewBox="0 0 229 51" draw:points="229,0 0,0 0,51 229,51"><text:p/></draw:polygon><draw:polygon draw:style-name="gr3" svg:width="0.05cm" svg:height="0.165cm" draw:transform="rotate (-3.14159265358979) translate (7.25758333333333cm 6.52245833333333cm)" svg:viewBox="0 0 51 166" draw:points="51,0 0,0 0,166 51,166"><text:p/></draw:polygon><draw:line draw:style-name="gr6" svg:x1="7.231cm" svg:y1="4.643cm" svg:x2="7.231cm" svg:y2="4.58cm"><text:p/></draw:line><draw:line draw:style-name="gr6" svg:x1="7.296cm" svg:y1="4.478cm" svg:x2="7.169cm" svg:y2="4.478cm"><text:p/></draw:line><draw:line draw:style-name="gr6" svg:x1="7.169cm" svg:y1="4.478cm" svg:x2="7.232cm" svg:y2="4.58cm"><text:p/></draw:line><draw:line draw:style-name="gr6" svg:x1="7.231cm" svg:y1="4.581cm" svg:x2="7.231cm" svg:y2="4.428cm"><text:p/></draw:line><draw:line draw:style-name="gr6" svg:x1="7.231cm" svg:y1="4.58cm" svg:x2="7.295cm" svg:y2="4.478cm"><text:p/></draw:line><draw:line draw:style-name="gr6" svg:x1="7.295cm" svg:y1="4.58cm" svg:x2="7.231cm" svg:y2="4.58cm"><text:p/></draw:line><draw:line draw:style-name="gr6" svg:x1="7.232cm" svg:y1="4.58cm" svg:x2="7.169cm" svg:y2="4.58cm"><text:p/></draw:line><draw:polyline draw:style-name="gr6" svg:width="0.025cm" svg:height="0.024cm" draw:transform="rotate (-3.14159265358979) translate (7.34558333333333cm 4.35145833333333cm)" svg:viewBox="0 0 26 25" draw:points="26,25 17,23 9,19 2,11 0,0"><text:p/></draw:polyline><draw:polyline draw:style-name="gr6" svg:width="0.025cm" svg:height="0.024cm" draw:transform="rotate (-3.14159265358979) translate (7.34558333333333cm 4.83145833333333cm)" svg:viewBox="0 0 26 25" draw:points="0,25 2,14 9,6 17,0 26,0"><text:p/></draw:polyline><draw:polyline draw:style-name="gr6" svg:width="0.024cm" svg:height="0.024cm" draw:transform="rotate (-3.14159265358979) translate (7.14158333333333cm 4.83145833333333cm)" svg:viewBox="0 0 25 25" draw:points="0,0 10,0 19,6 23,14 25,25"><text:p/></draw:polyline><draw:polyline draw:style-name="gr6" svg:width="0.024cm" svg:height="0.024cm" draw:transform="rotate (-3.14159265358979) translate (7.14158333333333cm 4.35145833333333cm)" svg:viewBox="0 0 25 25" draw:points="25,0 23,11 19,19 10,23 0,25"><text:p/></draw:polyline><draw:line draw:style-name="gr6" svg:x1="7.142cm" svg:y1="4.326cm" svg:x2="7.32cm" svg:y2="4.326cm"><text:p/></draw:line><draw:line draw:style-name="gr6" svg:x1="7.32cm" svg:y1="4.832cm" svg:x2="7.142cm" svg:y2="4.832cm"><text:p/></draw:line><draw:line draw:style-name="gr6" svg:x1="7.346cm" svg:y1="4.806cm" svg:x2="7.346cm" svg:y2="4.351cm"><text:p/></draw:line><draw:line draw:style-name="gr6" svg:x1="7.117cm" svg:y1="4.806cm" svg:x2="7.117cm" svg:y2="4.351cm"><text:p/></draw:line><draw:polygon draw:style-name="gr3" svg:width="0.05cm" svg:height="0.165cm" draw:transform="rotate (-3.14159265358979) translate (7.25758333333333cm 4.32645833333333cm)" svg:viewBox="0 0 51 166" draw:points="51,0 0,0 0,166 51,166"><text:p/></draw:polygon><draw:polygon draw:style-name="gr3" svg:width="0.228cm" svg:height="0.05cm" draw:transform="rotate (-3.14159265358979) translate (7.34558333333333cm 4.76845833333333cm)" svg:viewBox="0 0 229 51" draw:points="229,0 0,0 0,51 229,51"><text:p/></draw:polygon><draw:polygon draw:style-name="gr3" svg:width="0.05cm" svg:height="0.165cm" draw:transform="rotate (-3.14159265358979) translate (7.25758333333333cm 4.99845833333333cm)" svg:viewBox="0 0 51 166" draw:points="51,0 0,0 0,166 51,166"><text:p/></draw:polygon><draw:line draw:style-name="gr6" svg:x1="7.612cm" svg:y1="4.643cm" svg:x2="7.612cm" svg:y2="4.58cm"><text:p/></draw:line><draw:line draw:style-name="gr6" svg:x1="7.677cm" svg:y1="4.478cm" svg:x2="7.55cm" svg:y2="4.478cm"><text:p/></draw:line><draw:line draw:style-name="gr6" svg:x1="7.55cm" svg:y1="4.478cm" svg:x2="7.613cm" svg:y2="4.58cm"><text:p/></draw:line><draw:line draw:style-name="gr6" svg:x1="7.612cm" svg:y1="4.581cm" svg:x2="7.612cm" svg:y2="4.428cm"><text:p/></draw:line><draw:line draw:style-name="gr6" svg:x1="7.612cm" svg:y1="4.58cm" svg:x2="7.676cm" svg:y2="4.478cm"><text:p/></draw:line><draw:line draw:style-name="gr6" svg:x1="7.676cm" svg:y1="4.58cm" svg:x2="7.612cm" svg:y2="4.58cm"><text:p/></draw:line><draw:line draw:style-name="gr6" svg:x1="7.613cm" svg:y1="4.58cm" svg:x2="7.55cm" svg:y2="4.58cm"><text:p/></draw:line><draw:polyline draw:style-name="gr6" svg:width="0.025cm" svg:height="0.024cm" draw:transform="rotate (-3.14159265358979) translate (7.72658333333333cm 4.35145833333333cm)" svg:viewBox="0 0 26 25" draw:points="26,25 17,23 9,19 2,11 0,0"><text:p/></draw:polyline><draw:polyline draw:style-name="gr6" svg:width="0.025cm" svg:height="0.024cm" draw:transform="rotate (-3.14159265358979) translate (7.72658333333333cm 4.83145833333333cm)" svg:viewBox="0 0 26 25" draw:points="0,25 2,14 9,6 17,0 26,0"><text:p/></draw:polyline><draw:polyline draw:style-name="gr6" svg:width="0.024cm" svg:height="0.024cm" draw:transform="rotate (-3.14159265358979) translate (7.52258333333333cm 4.83145833333333cm)" svg:viewBox="0 0 25 25" draw:points="0,0 10,0 19,6 23,14 25,25"><text:p/></draw:polyline><draw:polyline draw:style-name="gr6" svg:width="0.024cm" svg:height="0.024cm" draw:transform="rotate (-3.14159265358979) translate (7.52258333333333cm 4.35145833333333cm)" svg:viewBox="0 0 25 25" draw:points="25,0 23,11 19,19 10,23 0,25"><text:p/></draw:polyline><draw:line draw:style-name="gr6" svg:x1="7.523cm" svg:y1="4.326cm" svg:x2="7.701cm" svg:y2="4.326cm"><text:p/></draw:line><draw:line draw:style-name="gr6" svg:x1="7.701cm" svg:y1="4.832cm" svg:x2="7.523cm" svg:y2="4.832cm"><text:p/></draw:line><draw:line draw:style-name="gr6" svg:x1="7.727cm" svg:y1="4.806cm" svg:x2="7.727cm" svg:y2="4.351cm"><text:p/></draw:line><draw:line draw:style-name="gr6" svg:x1="7.498cm" svg:y1="4.806cm" svg:x2="7.498cm" svg:y2="4.351cm"><text:p/></draw:line><draw:polygon draw:style-name="gr3" svg:width="0.05cm" svg:height="0.165cm" draw:transform="rotate (-3.14159265358979) translate (7.63858333333334cm 4.32645833333333cm)" svg:viewBox="0 0 51 166" draw:points="51,0 0,0 0,166 51,166"><text:p/></draw:polygon><draw:polygon draw:style-name="gr3" svg:width="0.228cm" svg:height="0.05cm" draw:transform="rotate (-3.14159265358979) translate (7.72658333333333cm 4.76845833333333cm)" svg:viewBox="0 0 229 51" draw:points="229,0 0,0 0,51 229,51"><text:p/></draw:polygon><draw:polygon draw:style-name="gr3" svg:width="0.05cm" svg:height="0.165cm" draw:transform="rotate (-3.14159265358979) translate (7.63858333333334cm 4.99845833333333cm)" svg:viewBox="0 0 51 166" draw:points="51,0 0,0 0,166 51,166"><text:p/></draw:polygon><draw:polyline draw:style-name="gr6" svg:width="0.024cm" svg:height="0.024cm" draw:transform="rotate (-3.14159265358979) translate (5.10958333333333cm 4.03445833333333cm)" svg:viewBox="0 0 25 25" draw:points="25,0 23,10 16,19 8,23 0,25"><text:p/></draw:polyline><draw:polyline draw:style-name="gr6" svg:width="0.025cm" svg:height="0.024cm" draw:transform="rotate (-3.14159265358979) translate (5.31358333333333cm 4.03445833333333cm)" svg:viewBox="0 0 26 25" draw:points="26,25 15,23 7,19 2,10 0,0"><text:p/></draw:polyline><draw:polyline draw:style-name="gr6" svg:width="0.025cm" svg:height="0.024cm" draw:transform="rotate (-3.14159265358979) translate (5.31358333333333cm 4.64345833333333cm)" svg:viewBox="0 0 26 25" draw:points="0,25 2,17 7,8 15,2 26,0"><text:p/></draw:polyline><draw:polyline draw:style-name="gr6" svg:width="0.024cm" svg:height="0.024cm" draw:transform="rotate (-3.14159265358979) translate (5.10958333333333cm 4.64345833333333cm)" svg:viewBox="0 0 25 25" draw:points="0,0 8,2 16,8 23,17 25,25"><text:p/></draw:polyline><draw:line draw:style-name="gr6" svg:x1="5.288cm" svg:y1="4.009cm" svg:x2="5.11cm" svg:y2="4.009cm"><text:p/></draw:line><draw:line draw:style-name="gr6" svg:x1="5.085cm" svg:y1="4.033cm" svg:x2="5.085cm" svg:y2="4.072cm"><text:p/></draw:line><draw:line draw:style-name="gr6" svg:x1="5.098cm" svg:y1="4.084cm" svg:x2="5.085cm" svg:y2="4.072cm"><text:p/></draw:line><draw:line draw:style-name="gr6" svg:x1="5.314cm" svg:y1="4.033cm" svg:x2="5.314cm" svg:y2="4.072cm"><text:p/></draw:line><draw:line draw:style-name="gr6" svg:x1="5.302cm" svg:y1="4.084cm" svg:x2="5.315cm" svg:y2="4.072cm"><text:p/></draw:line><draw:line draw:style-name="gr6" svg:x1="5.098cm" svg:y1="4.567cm" svg:x2="5.085cm" svg:y2="4.58cm"><text:p/></draw:line><draw:line draw:style-name="gr6" svg:x1="5.098cm" svg:y1="4.568cm" svg:x2="5.098cm" svg:y2="4.085cm"><text:p/></draw:line><draw:line draw:style-name="gr6" svg:x1="5.302cm" svg:y1="4.567cm" svg:x2="5.315cm" svg:y2="4.58cm"><text:p/></draw:line><draw:line draw:style-name="gr6" svg:x1="5.302cm" svg:y1="4.568cm" svg:x2="5.302cm" svg:y2="4.085cm"><text:p/></draw:line><draw:line draw:style-name="gr6" svg:x1="5.085cm" svg:y1="4.618cm" svg:x2="5.085cm" svg:y2="4.58cm"><text:p/></draw:line><draw:line draw:style-name="gr6" svg:x1="5.314cm" svg:y1="4.618cm" svg:x2="5.314cm" svg:y2="4.58cm"><text:p/></draw:line><draw:line draw:style-name="gr6" svg:x1="5.288cm" svg:y1="4.644cm" svg:x2="5.11cm" svg:y2="4.644cm"><text:p/></draw:line><draw:polygon draw:style-name="gr3" svg:width="0.058cm" svg:height="0.084cm" draw:transform="rotate (-3.14159265358979) translate (5.22858333333333cm 4.72945833333333cm)" svg:viewBox="0 0 59 85" draw:points="59,0 0,0 0,85 59,85"><text:p/></draw:polygon><draw:polygon draw:style-name="gr3" svg:width="0.058cm" svg:height="0.084cm" draw:transform="rotate (-3.14159265358979) translate (5.22858333333333cm 4.00745833333333cm)" svg:viewBox="0 0 59 85" draw:points="59,0 0,0 0,85 59,85"><text:p/></draw:polygon><draw:polyline draw:style-name="gr6" svg:width="0.024cm" svg:height="0.024cm" draw:transform="rotate (-3.14159265358979) translate (5.49058333333333cm 5.68245833333333cm)" svg:viewBox="0 0 25 25" draw:points="25,0 23,8 16,17 8,23 0,25"><text:p/></draw:polyline><draw:polyline draw:style-name="gr6" svg:width="0.025cm" svg:height="0.024cm" draw:transform="rotate (-3.14159265358979) translate (5.69458333333333cm 5.68245833333333cm)" svg:viewBox="0 0 26 25" draw:points="26,25 15,23 7,17 2,8 0,0"><text:p/></draw:polyline><draw:polyline draw:style-name="gr6" svg:width="0.025cm" svg:height="0.024cm" draw:transform="rotate (-3.14159265358979) translate (5.69458333333333cm 6.29345833333333cm)" svg:viewBox="0 0 26 25" draw:points="0,25 2,15 7,9 15,2 26,0"><text:p/></draw:polyline><draw:polyline draw:style-name="gr6" svg:width="0.024cm" svg:height="0.024cm" draw:transform="rotate (-3.14159265358979) translate (5.49058333333333cm 6.29345833333333cm)" svg:viewBox="0 0 25 25" draw:points="0,0 8,2 16,9 23,15 25,25"><text:p/></draw:polyline><draw:line draw:style-name="gr6" svg:x1="5.669cm" svg:y1="5.657cm" svg:x2="5.491cm" svg:y2="5.657cm"><text:p/></draw:line><draw:line draw:style-name="gr6" svg:x1="5.466cm" svg:y1="5.683cm" svg:x2="5.466cm" svg:y2="5.721cm"><text:p/></draw:line><draw:line draw:style-name="gr6" svg:x1="5.479cm" svg:y1="5.734cm" svg:x2="5.466cm" svg:y2="5.721cm"><text:p/></draw:line><draw:line draw:style-name="gr6" svg:x1="5.695cm" svg:y1="5.683cm" svg:x2="5.695cm" svg:y2="5.721cm"><text:p/></draw:line><draw:line draw:style-name="gr6" svg:x1="5.683cm" svg:y1="5.734cm" svg:x2="5.696cm" svg:y2="5.721cm"><text:p/></draw:line><draw:line draw:style-name="gr6" svg:x1="5.479cm" svg:y1="6.216cm" svg:x2="5.466cm" svg:y2="6.228cm"><text:p/></draw:line><draw:line draw:style-name="gr6" svg:x1="5.479cm" svg:y1="6.216cm" svg:x2="5.479cm" svg:y2="5.733cm"><text:p/></draw:line><draw:line draw:style-name="gr6" svg:x1="5.683cm" svg:y1="6.216cm" svg:x2="5.696cm" svg:y2="6.228cm"><text:p/></draw:line><draw:line draw:style-name="gr6" svg:x1="5.683cm" svg:y1="6.216cm" svg:x2="5.683cm" svg:y2="5.733cm"><text:p/></draw:line><draw:line draw:style-name="gr6" svg:x1="5.466cm" svg:y1="6.268cm" svg:x2="5.466cm" svg:y2="6.229cm"><text:p/></draw:line><draw:line draw:style-name="gr6" svg:x1="5.695cm" svg:y1="6.268cm" svg:x2="5.695cm" svg:y2="6.229cm"><text:p/></draw:line><draw:line draw:style-name="gr6" svg:x1="5.669cm" svg:y1="6.292cm" svg:x2="5.491cm" svg:y2="6.292cm"><text:p/></draw:line><draw:polygon draw:style-name="gr3" svg:width="0.058cm" svg:height="0.084cm" draw:transform="rotate (-3.14159265358979) translate (5.60958333333333cm 6.37745833333333cm)" svg:viewBox="0 0 59 85" draw:points="59,0 0,0 0,85 59,85"><text:p/></draw:polygon><draw:polygon draw:style-name="gr3" svg:width="0.058cm" svg:height="0.084cm" draw:transform="rotate (-3.14159265358979) translate (5.60958333333333cm 5.65845833333333cm)" svg:viewBox="0 0 59 85" draw:points="59,0 0,0 0,85 59,85"><text:p/></draw:polygon><draw:polyline draw:style-name="gr6" svg:width="0.024cm" svg:height="0.024cm" draw:transform="rotate (-3.14159265358979) translate (9.17158333333333cm 5.68245833333333cm)" svg:viewBox="0 0 25 25" draw:points="25,0 23,8 17,17 8,23 0,25"><text:p/></draw:polyline><draw:polyline draw:style-name="gr6" svg:width="0.025cm" svg:height="0.024cm" draw:transform="rotate (-3.14159265358979) translate (9.37558333333334cm 5.68245833333333cm)" svg:viewBox="0 0 26 25" draw:points="26,25 15,23 7,17 0,8 0,0"><text:p/></draw:polyline><draw:polyline draw:style-name="gr6" svg:width="0.025cm" svg:height="0.024cm" draw:transform="rotate (-3.14159265358979) translate (9.37558333333334cm 6.29345833333333cm)" svg:viewBox="0 0 26 25" draw:points="0,25 0,15 7,9 15,2 26,0"><text:p/></draw:polyline><draw:polyline draw:style-name="gr6" svg:width="0.024cm" svg:height="0.024cm" draw:transform="rotate (-3.14159265358979) translate (9.17158333333333cm 6.29345833333333cm)" svg:viewBox="0 0 25 25" draw:points="0,0 8,2 17,9 23,15 25,25"><text:p/></draw:polyline><draw:line draw:style-name="gr6" svg:x1="9.35cm" svg:y1="5.657cm" svg:x2="9.172cm" svg:y2="5.657cm"><text:p/></draw:line><draw:line draw:style-name="gr6" svg:x1="9.147cm" svg:y1="5.683cm" svg:x2="9.147cm" svg:y2="5.721cm"><text:p/></draw:line><draw:line draw:style-name="gr6" svg:x1="9.16cm" svg:y1="5.734cm" svg:x2="9.147cm" svg:y2="5.721cm"><text:p/></draw:line><draw:line draw:style-name="gr6" svg:x1="9.376cm" svg:y1="5.683cm" svg:x2="9.376cm" svg:y2="5.721cm"><text:p/></draw:line><draw:line draw:style-name="gr6" svg:x1="9.363cm" svg:y1="5.734cm" svg:x2="9.376cm" svg:y2="5.721cm"><text:p/></draw:line><draw:line draw:style-name="gr6" svg:x1="9.16cm" svg:y1="6.216cm" svg:x2="9.147cm" svg:y2="6.228cm"><text:p/></draw:line><draw:line draw:style-name="gr6" svg:x1="9.16cm" svg:y1="6.216cm" svg:x2="9.16cm" svg:y2="5.733cm"><text:p/></draw:line><draw:line draw:style-name="gr6" svg:x1="9.363cm" svg:y1="6.216cm" svg:x2="9.376cm" svg:y2="6.228cm"><text:p/></draw:line><draw:line draw:style-name="gr6" svg:x1="9.363cm" svg:y1="6.216cm" svg:x2="9.363cm" svg:y2="5.733cm"><text:p/></draw:line><draw:line draw:style-name="gr6" svg:x1="9.147cm" svg:y1="6.268cm" svg:x2="9.147cm" svg:y2="6.229cm"><text:p/></draw:line><draw:line draw:style-name="gr6" svg:x1="9.376cm" svg:y1="6.268cm" svg:x2="9.376cm" svg:y2="6.229cm"><text:p/></draw:line><draw:line draw:style-name="gr6" svg:x1="9.35cm" svg:y1="6.292cm" svg:x2="9.172cm" svg:y2="6.292cm"><text:p/></draw:line><draw:polygon draw:style-name="gr3" svg:width="0.058cm" svg:height="0.084cm" draw:transform="rotate (-3.14159265358979) translate (9.29058333333333cm 6.37745833333333cm)" svg:viewBox="0 0 59 85" draw:points="59,0 0,0 0,85 59,85"><text:p/></draw:polygon><draw:polygon draw:style-name="gr3" svg:width="0.058cm" svg:height="0.084cm" draw:transform="rotate (-3.14159265358979) translate (9.29058333333333cm 5.65845833333333cm)" svg:viewBox="0 0 59 85" draw:points="59,0 0,0 0,85 59,85"><text:p/></draw:polygon><draw:polyline draw:style-name="gr6" svg:width="0.024cm" svg:height="0.024cm" draw:transform="rotate (-3.14159265358979) translate (9.55258333333333cm 4.03445833333333cm)" svg:viewBox="0 0 25 25" draw:points="25,0 23,10 17,19 8,23 0,25"><text:p/></draw:polyline><draw:polyline draw:style-name="gr6" svg:width="0.025cm" svg:height="0.024cm" draw:transform="rotate (-3.14159265358979) translate (9.75658333333333cm 4.03445833333333cm)" svg:viewBox="0 0 26 25" draw:points="26,25 15,23 7,19 3,10 0,0"><text:p/></draw:polyline><draw:polyline draw:style-name="gr6" svg:width="0.025cm" svg:height="0.024cm" draw:transform="rotate (-3.14159265358979) translate (9.75658333333333cm 4.64345833333333cm)" svg:viewBox="0 0 26 25" draw:points="0,25 3,17 7,8 15,2 26,0"><text:p/></draw:polyline><draw:polyline draw:style-name="gr6" svg:width="0.024cm" svg:height="0.024cm" draw:transform="rotate (-3.14159265358979) translate (9.55258333333333cm 4.64345833333333cm)" svg:viewBox="0 0 25 25" draw:points="0,0 8,2 17,8 23,17 25,25"><text:p/></draw:polyline><draw:line draw:style-name="gr6" svg:x1="9.731cm" svg:y1="4.009cm" svg:x2="9.553cm" svg:y2="4.009cm"><text:p/></draw:line><draw:line draw:style-name="gr6" svg:x1="9.528cm" svg:y1="4.033cm" svg:x2="9.528cm" svg:y2="4.072cm"><text:p/></draw:line><draw:line draw:style-name="gr6" svg:x1="9.541cm" svg:y1="4.084cm" svg:x2="9.528cm" svg:y2="4.072cm"><text:p/></draw:line><draw:line draw:style-name="gr6" svg:x1="9.757cm" svg:y1="4.033cm" svg:x2="9.757cm" svg:y2="4.072cm"><text:p/></draw:line><draw:line draw:style-name="gr6" svg:x1="9.744cm" svg:y1="4.084cm" svg:x2="9.757cm" svg:y2="4.072cm"><text:p/></draw:line><draw:line draw:style-name="gr6" svg:x1="9.541cm" svg:y1="4.567cm" svg:x2="9.528cm" svg:y2="4.58cm"><text:p/></draw:line><draw:line draw:style-name="gr6" svg:x1="9.541cm" svg:y1="4.568cm" svg:x2="9.541cm" svg:y2="4.085cm"><text:p/></draw:line><draw:line draw:style-name="gr6" svg:x1="9.744cm" svg:y1="4.567cm" svg:x2="9.757cm" svg:y2="4.58cm"><text:p/></draw:line><draw:line draw:style-name="gr6" svg:x1="9.744cm" svg:y1="4.568cm" svg:x2="9.744cm" svg:y2="4.085cm"><text:p/></draw:line><draw:line draw:style-name="gr6" svg:x1="9.528cm" svg:y1="4.618cm" svg:x2="9.528cm" svg:y2="4.58cm"><text:p/></draw:line><draw:line draw:style-name="gr6" svg:x1="9.757cm" svg:y1="4.618cm" svg:x2="9.757cm" svg:y2="4.58cm"><text:p/></draw:line><draw:line draw:style-name="gr6" svg:x1="9.731cm" svg:y1="4.644cm" svg:x2="9.553cm" svg:y2="4.644cm"><text:p/></draw:line><draw:polygon draw:style-name="gr3" svg:width="0.058cm" svg:height="0.084cm" draw:transform="rotate (-3.14159265358979) translate (9.67158333333333cm 4.72945833333333cm)" svg:viewBox="0 0 59 85" draw:points="59,0 0,0 0,85 59,85"><text:p/></draw:polygon><draw:polygon draw:style-name="gr3" svg:width="0.058cm" svg:height="0.084cm" draw:transform="rotate (-3.14159265358979) translate (9.67158333333333cm 4.00745833333333cm)" svg:viewBox="0 0 59 85" draw:points="59,0 0,0 0,85 59,85"><text:p/></draw:polygon><draw:line draw:style-name="gr2" svg:x1="5.923cm" svg:y1="2.757cm" svg:x2="5.923cm" svg:y2="2.338cm"><text:p/></draw:line><draw:polyline draw:style-name="gr2" svg:width="0.151cm" svg:height="0.482cm" draw:transform="rotate (-3.14159265358979) translate (6.35458333333334cm 2.79045833333333cm)" svg:viewBox="0 0 152 483" draw:points="152,483 112,459 78,430 49,394 25,354 8,309 0,265 0,218 8,172 25,129 49,89 78,53 112,23 152,0"><text:p/></draw:polyline><draw:polyline draw:style-name="gr2" svg:width="0.05cm" svg:height="0.031cm" draw:transform="rotate (-3.14159265358979) translate (5.97358333333334cm 2.78945833333333cm)" svg:viewBox="0 0 51 32" draw:points="0,0 25,15 51,32"><text:p/></draw:polyline><draw:line draw:style-name="gr2" svg:x1="6.076cm" svg:y1="2.662cm" svg:x2="6.076cm" svg:y2="2.687cm"><text:p/></draw:line><draw:line draw:style-name="gr2" svg:x1="6.076cm" svg:y1="2.408cm" svg:x2="6.076cm" svg:y2="2.435cm"><text:p/></draw:line><draw:polyline draw:style-name="gr2" svg:width="0.054cm" svg:height="0.031cm" draw:transform="rotate (-3.14159265358979) translate (5.97758333333333cm 2.33945833333333cm)" svg:viewBox="0 0 55 32" draw:points="55,0 29,17 0,32"><text:p/></draw:polyline><draw:line draw:style-name="gr2" svg:x1="9.096cm" svg:y1="1.614cm" svg:x2="9.096cm" svg:y2="1.197cm"><text:p/></draw:line><draw:polyline draw:style-name="gr2" svg:width="0.151cm" svg:height="0.48cm" draw:transform="rotate (-3.14159265358979) translate (9.52758333333334cm 1.64645833333333cm)" svg:viewBox="0 0 152 481" draw:points="152,481 112,457 76,428 47,392 23,354 9,309 0,263 0,218 9,172 23,127 47,87 76,53 112,23 152,0"><text:p/></draw:polyline><draw:polyline draw:style-name="gr2" svg:width="0.052cm" svg:height="0.031cm" draw:transform="rotate (-3.14159265358979) translate (9.14858333333333cm 1.64645833333333cm)" svg:viewBox="0 0 53 32" draw:points="0,0 27,13 53,32"><text:p/></draw:polyline><draw:line draw:style-name="gr2" svg:x1="9.249cm" svg:y1="1.519cm" svg:x2="9.249cm" svg:y2="1.546cm"><text:p/></draw:line><draw:line draw:style-name="gr2" svg:x1="9.249cm" svg:y1="1.265cm" svg:x2="9.249cm" svg:y2="1.292cm"><text:p/></draw:line><draw:polyline draw:style-name="gr2" svg:width="0.054cm" svg:height="0.033cm" draw:transform="rotate (-3.14159265358979) translate (9.15058333333333cm 1.19845833333333cm)" svg:viewBox="0 0 55 34" draw:points="55,0 27,19 0,34"><text:p/></draw:polyline><draw:line draw:style-name="gr2" svg:x1="5.415cm" svg:y1="1.614cm" svg:x2="5.415cm" svg:y2="1.197cm"><text:p/></draw:line><draw:polyline draw:style-name="gr2" svg:width="0.151cm" svg:height="0.48cm" draw:transform="rotate (-3.14159265358979) translate (5.84658333333334cm 1.64645833333333cm)" svg:viewBox="0 0 152 481" draw:points="152,481 112,457 78,428 47,392 25,354 8,309 0,263 0,218 8,172 25,127 47,87 78,53 112,23 152,0"><text:p/></draw:polyline><draw:polyline draw:style-name="gr2" svg:width="0.052cm" svg:height="0.031cm" draw:transform="rotate (-3.14159265358979) translate (5.46758333333333cm 1.64645833333333cm)" svg:viewBox="0 0 53 32" draw:points="0,0 27,13 53,32"><text:p/></draw:polyline><draw:line draw:style-name="gr2" svg:x1="5.568cm" svg:y1="1.519cm" svg:x2="5.568cm" svg:y2="1.546cm"><text:p/></draw:line><draw:line draw:style-name="gr2" svg:x1="5.568cm" svg:y1="1.265cm" svg:x2="5.568cm" svg:y2="1.292cm"><text:p/></draw:line><draw:polyline draw:style-name="gr2" svg:width="0.054cm" svg:height="0.033cm" draw:transform="rotate (-3.14159265358979) translate (5.46958333333333cm 1.19845833333333cm)" svg:viewBox="0 0 55 34" draw:points="55,0 27,19 0,34"><text:p/></draw:polyline><draw:line draw:style-name="gr2" svg:x1="8.59cm" svg:y1="2.757cm" svg:x2="8.59cm" svg:y2="2.338cm"><text:p/></draw:line><draw:polyline draw:style-name="gr2" svg:width="0.151cm" svg:height="0.482cm" draw:transform="rotate (-3.14159265358979) translate (9.01958333333334cm 2.79045833333333cm)" svg:viewBox="0 0 152 483" draw:points="152,483 112,459 76,430 47,394 23,354 9,309 0,265 0,218 9,172 23,129 47,89 76,53 112,23 152,0"><text:p/></draw:polyline><draw:polyline draw:style-name="gr2" svg:width="0.05cm" svg:height="0.031cm" draw:transform="rotate (-3.14159265358979) translate (8.64058333333333cm 2.78945833333333cm)" svg:viewBox="0 0 51 32" draw:points="0,0 27,15 51,32"><text:p/></draw:polyline><draw:line draw:style-name="gr2" svg:x1="8.743cm" svg:y1="2.662cm" svg:x2="8.743cm" svg:y2="2.687cm"><text:p/></draw:line><draw:line draw:style-name="gr2" svg:x1="8.743cm" svg:y1="2.408cm" svg:x2="8.743cm" svg:y2="2.435cm"><text:p/></draw:line><draw:polyline draw:style-name="gr2" svg:width="0.052cm" svg:height="0.031cm" draw:transform="rotate (-3.14159265358979) translate (8.64258333333333cm 2.33945833333333cm)" svg:viewBox="0 0 53 32" draw:points="53,0 27,17 0,32"><text:p/></draw:polyline><draw:line draw:style-name="gr2" svg:x1="8.379cm" svg:y1="2.08cm" svg:x2="8.082cm" svg:y2="2.103cm"><text:p/></draw:line><draw:line draw:style-name="gr2" svg:x1="8.058cm" svg:y1="2.129cm" svg:x2="8.083cm" svg:y2="2.104cm"><text:p/></draw:line><draw:line draw:style-name="gr2" svg:x1="8.058cm" svg:y1="2.128cm" svg:x2="8.058cm" svg:y2="2.967cm"><text:p/></draw:line><draw:line draw:style-name="gr2" svg:x1="8.083cm" svg:y1="2.992cm" svg:x2="8.058cm" svg:y2="2.967cm"><text:p/></draw:line><draw:line draw:style-name="gr2" svg:x1="8.082cm" svg:y1="2.993cm" svg:x2="8.379cm" svg:y2="3.016cm"><text:p/></draw:line><draw:path draw:style-name="gr2" svg:width="0.05cm" svg:height="0.05cm" draw:transform="rotate (-3.14159265358979) translate (8.15158333333333cm 2.97345833333333cm)" svg:viewBox="0 0 51 51" svg:d="m51 25c0 14-12 26-26 26s-25-12-25-26 11-25 25-25 26 11 26 25z"><text:p/></draw:path><draw:polygon draw:style-name="gr3" svg:width="0.075cm" svg:height="0.948cm" draw:transform="rotate (-3.14159265358979) translate (8.50058333333334cm 3.02345833333333cm)" svg:viewBox="0 0 76 949" draw:points="76,0 0,0 0,949 76,949"><text:p/></draw:polygon><draw:polygon draw:style-name="gr3" svg:width="0.05cm" svg:height="0.131cm" draw:transform="rotate (-3.14159265358979) translate (8.42458333333333cm 3.02245833333333cm)" svg:viewBox="0 0 51 132" draw:points="51,0 0,0 0,132 51,132"><text:p/></draw:polygon><draw:polygon draw:style-name="gr3" svg:width="0.05cm" svg:height="0.076cm" draw:transform="rotate (-3.14159265358979) translate (8.42458333333333cm 2.71345833333333cm)" svg:viewBox="0 0 51 77" draw:points="51,0 0,0 0,77 51,77"><text:p/></draw:polygon><draw:polygon draw:style-name="gr3" svg:width="0.05cm" svg:height="0.076cm" draw:transform="rotate (-3.14159265358979) translate (8.42458333333333cm 2.45945833333333cm)" svg:viewBox="0 0 51 77" draw:points="51,0 0,0 0,77 51,77"><text:p/></draw:polygon><draw:polygon draw:style-name="gr3" svg:width="0.05cm" svg:height="0.131cm" draw:transform="rotate (-3.14159265358979) translate (8.42458333333333cm 2.20645833333333cm)" svg:viewBox="0 0 51 132" draw:points="51,0 0,0 0,132 51,132"><text:p/></draw:polygon><draw:line draw:style-name="gr2" svg:x1="6.474cm" svg:y1="0.94cm" svg:x2="6.177cm" svg:y2="0.961cm"><text:p/></draw:line><draw:line draw:style-name="gr2" svg:x1="6.153cm" svg:y1="0.986cm" svg:x2="6.178cm" svg:y2="0.961cm"><text:p/></draw:line><draw:line draw:style-name="gr2" svg:x1="6.153cm" svg:y1="0.985cm" svg:x2="6.153cm" svg:y2="1.826cm"><text:p/></draw:line><draw:line draw:style-name="gr2" svg:x1="6.178cm" svg:y1="1.851cm" svg:x2="6.153cm" svg:y2="1.826cm"><text:p/></draw:line><draw:line draw:style-name="gr2" svg:x1="6.177cm" svg:y1="1.852cm" svg:x2="6.474cm" svg:y2="1.873cm"><text:p/></draw:line><draw:path draw:style-name="gr2" svg:width="0.05cm" svg:height="0.05cm" draw:transform="rotate (-3.14159265358979) translate (6.24858333333333cm 1.83045833333333cm)" svg:viewBox="0 0 51 51" svg:d="m51 25c0 14-12 26-26 26s-25-12-25-26 11-25 25-25 26 11 26 25z"><text:p/></draw:path><draw:polygon draw:style-name="gr3" svg:width="0.075cm" svg:height="0.947cm" draw:transform="rotate (-3.14159265358979) translate (6.59558333333334cm 1.88245833333333cm)" svg:viewBox="0 0 76 948" draw:points="76,0 0,0 0,948 76,948"><text:p/></draw:polygon><draw:polygon draw:style-name="gr3" svg:width="0.05cm" svg:height="0.13cm" draw:transform="rotate (-3.14159265358979) translate (6.51958333333333cm 1.88145833333333cm)" svg:viewBox="0 0 51 131" draw:points="51,0 0,0 0,131 51,131"><text:p/></draw:polygon><draw:polygon draw:style-name="gr3" svg:width="0.05cm" svg:height="0.075cm" draw:transform="rotate (-3.14159265358979) translate (6.51958333333333cm 1.57245833333333cm)" svg:viewBox="0 0 51 76" draw:points="51,0 0,0 0,76 51,76"><text:p/></draw:polygon><draw:polygon draw:style-name="gr3" svg:width="0.05cm" svg:height="0.075cm" draw:transform="rotate (-3.14159265358979) translate (6.51958333333333cm 1.31845833333333cm)" svg:viewBox="0 0 51 76" draw:points="51,0 0,0 0,76 51,76"><text:p/></draw:polygon><draw:polygon draw:style-name="gr3" svg:width="0.05cm" svg:height="0.131cm" draw:transform="rotate (-3.14159265358979) translate (6.51958333333333cm 1.06345833333333cm)" svg:viewBox="0 0 51 132" draw:points="51,0 0,0 0,132 51,132"><text:p/></draw:polygon><draw:line draw:style-name="gr2" svg:x1="6.855cm" svg:y1="2.08cm" svg:x2="6.558cm" svg:y2="2.103cm"><text:p/></draw:line><draw:line draw:style-name="gr2" svg:x1="6.534cm" svg:y1="2.129cm" svg:x2="6.559cm" svg:y2="2.104cm"><text:p/></draw:line><draw:line draw:style-name="gr2" svg:x1="6.534cm" svg:y1="2.128cm" svg:x2="6.534cm" svg:y2="2.967cm"><text:p/></draw:line><draw:line draw:style-name="gr2" svg:x1="6.559cm" svg:y1="2.992cm" svg:x2="6.534cm" svg:y2="2.967cm"><text:p/></draw:line><draw:line draw:style-name="gr2" svg:x1="6.558cm" svg:y1="2.993cm" svg:x2="6.855cm" svg:y2="3.016cm"><text:p/></draw:line><draw:path draw:style-name="gr2" svg:width="0.05cm" svg:height="0.05cm" draw:transform="rotate (-3.14159265358979) translate (6.62958333333333cm 2.97345833333333cm)" svg:viewBox="0 0 51 51" svg:d="m51 25c0 14-12 26-26 26s-25-12-25-26 11-25 25-25 26 11 26 25z"><text:p/></draw:path><draw:polygon draw:style-name="gr3" svg:width="0.075cm" svg:height="0.948cm" draw:transform="rotate (-3.14159265358979) translate (6.97658333333333cm 3.02345833333333cm)" svg:viewBox="0 0 76 949" draw:points="76,0 0,0 0,949 76,949"><text:p/></draw:polygon><draw:polygon draw:style-name="gr3" svg:width="0.05cm" svg:height="0.131cm" draw:transform="rotate (-3.14159265358979) translate (6.90058333333333cm 3.02245833333333cm)" svg:viewBox="0 0 51 132" draw:points="51,0 0,0 0,132 51,132"><text:p/></draw:polygon><draw:polygon draw:style-name="gr3" svg:width="0.05cm" svg:height="0.076cm" draw:transform="rotate (-3.14159265358979) translate (6.90058333333333cm 2.71345833333333cm)" svg:viewBox="0 0 51 77" draw:points="51,0 0,0 0,77 51,77"><text:p/></draw:polygon><draw:polygon draw:style-name="gr3" svg:width="0.05cm" svg:height="0.076cm" draw:transform="rotate (-3.14159265358979) translate (6.90058333333333cm 2.45945833333333cm)" svg:viewBox="0 0 51 77" draw:points="51,0 0,0 0,77 51,77"><text:p/></draw:polygon><draw:polygon draw:style-name="gr3" svg:width="0.05cm" svg:height="0.131cm" draw:transform="rotate (-3.14159265358979) translate (6.90058333333333cm 2.20645833333333cm)" svg:viewBox="0 0 51 132" draw:points="51,0 0,0 0,132 51,132"><text:p/></draw:polygon><draw:line draw:style-name="gr2" svg:x1="8.76cm" svg:y1="0.94cm" svg:x2="8.463cm" svg:y2="0.961cm"><text:p/></draw:line><draw:line draw:style-name="gr2" svg:x1="8.439cm" svg:y1="0.986cm" svg:x2="8.464cm" svg:y2="0.961cm"><text:p/></draw:line><draw:line draw:style-name="gr2" svg:x1="8.439cm" svg:y1="0.985cm" svg:x2="8.439cm" svg:y2="1.826cm"><text:p/></draw:line><draw:line draw:style-name="gr2" svg:x1="8.464cm" svg:y1="1.851cm" svg:x2="8.439cm" svg:y2="1.826cm"><text:p/></draw:line><draw:line draw:style-name="gr2" svg:x1="8.463cm" svg:y1="1.852cm" svg:x2="8.76cm" svg:y2="1.873cm"><text:p/></draw:line><draw:path draw:style-name="gr2" svg:width="0.05cm" svg:height="0.05cm" draw:transform="rotate (-3.14159265358979) translate (8.53258333333334cm 1.83045833333333cm)" svg:viewBox="0 0 51 51" svg:d="m51 25c0 14-12 26-26 26s-25-12-25-26 11-25 25-25 26 11 26 25z"><text:p/></draw:path><draw:polygon draw:style-name="gr3" svg:width="0.075cm" svg:height="0.947cm" draw:transform="rotate (-3.14159265358979) translate (8.88158333333333cm 1.88245833333333cm)" svg:viewBox="0 0 76 948" draw:points="76,0 0,0 0,948 76,948"><text:p/></draw:polygon><draw:polygon draw:style-name="gr3" svg:width="0.05cm" svg:height="0.13cm" draw:transform="rotate (-3.14159265358979) translate (8.80558333333333cm 1.88145833333333cm)" svg:viewBox="0 0 51 131" draw:points="51,0 0,0 0,131 51,131"><text:p/></draw:polygon><draw:polygon draw:style-name="gr3" svg:width="0.05cm" svg:height="0.075cm" draw:transform="rotate (-3.14159265358979) translate (8.80558333333333cm 1.57245833333333cm)" svg:viewBox="0 0 51 76" draw:points="51,0 0,0 0,76 51,76"><text:p/></draw:polygon><draw:polygon draw:style-name="gr3" svg:width="0.05cm" svg:height="0.075cm" draw:transform="rotate (-3.14159265358979) translate (8.80558333333333cm 1.31845833333333cm)" svg:viewBox="0 0 51 76" draw:points="51,0 0,0 0,76 51,76"><text:p/></draw:polygon><draw:polygon draw:style-name="gr3" svg:width="0.05cm" svg:height="0.131cm" draw:transform="rotate (-3.14159265358979) translate (8.80558333333333cm 1.06345833333333cm)" svg:viewBox="0 0 51 132" draw:points="51,0 0,0 0,132 51,132"><text:p/></draw:polygon><draw:line draw:style-name="gr6" svg:x1="7.612cm" svg:y1="2.611cm" svg:x2="7.612cm" svg:y2="2.548cm"><text:p/></draw:line><draw:line draw:style-name="gr6" svg:x1="7.677cm" svg:y1="2.446cm" svg:x2="7.55cm" svg:y2="2.446cm"><text:p/></draw:line><draw:line draw:style-name="gr6" svg:x1="7.55cm" svg:y1="2.446cm" svg:x2="7.613cm" svg:y2="2.548cm"><text:p/></draw:line><draw:line draw:style-name="gr6" svg:x1="7.612cm" svg:y1="2.549cm" svg:x2="7.612cm" svg:y2="2.396cm"><text:p/></draw:line><draw:line draw:style-name="gr6" svg:x1="7.612cm" svg:y1="2.548cm" svg:x2="7.676cm" svg:y2="2.446cm"><text:p/></draw:line><draw:line draw:style-name="gr6" svg:x1="7.676cm" svg:y1="2.548cm" svg:x2="7.612cm" svg:y2="2.548cm"><text:p/></draw:line><draw:line draw:style-name="gr6" svg:x1="7.613cm" svg:y1="2.548cm" svg:x2="7.55cm" svg:y2="2.548cm"><text:p/></draw:line><draw:polyline draw:style-name="gr6" svg:width="0.025cm" svg:height="0.024cm" draw:transform="rotate (-3.14159265358979) translate (7.72658333333333cm 2.31945833333333cm)" svg:viewBox="0 0 26 25" draw:points="26,25 17,23 9,17 2,9 0,0"><text:p/></draw:polyline><draw:polyline draw:style-name="gr6" svg:width="0.025cm" svg:height="0.025cm" draw:transform="rotate (-3.14159265358979) translate (7.72658333333333cm 2.80345833333333cm)" svg:viewBox="0 0 26 26" draw:points="0,26 2,15 9,7 17,3 26,0"><text:p/></draw:polyline><draw:polyline draw:style-name="gr6" svg:width="0.024cm" svg:height="0.025cm" draw:transform="rotate (-3.14159265358979) translate (7.52258333333333cm 2.80345833333333cm)" svg:viewBox="0 0 25 26" draw:points="0,0 10,3 19,7 23,15 25,26"><text:p/></draw:polyline><draw:polyline draw:style-name="gr6" svg:width="0.024cm" svg:height="0.024cm" draw:transform="rotate (-3.14159265358979) translate (7.52258333333333cm 2.31945833333333cm)" svg:viewBox="0 0 25 25" draw:points="25,0 23,9 19,17 10,23 0,25"><text:p/></draw:polyline><draw:line draw:style-name="gr6" svg:x1="7.523cm" svg:y1="2.294cm" svg:x2="7.701cm" svg:y2="2.294cm"><text:p/></draw:line><draw:line draw:style-name="gr6" svg:x1="7.701cm" svg:y1="2.802cm" svg:x2="7.523cm" svg:y2="2.802cm"><text:p/></draw:line><draw:line draw:style-name="gr6" svg:x1="7.727cm" svg:y1="2.776cm" svg:x2="7.727cm" svg:y2="2.319cm"><text:p/></draw:line><draw:line draw:style-name="gr6" svg:x1="7.498cm" svg:y1="2.776cm" svg:x2="7.498cm" svg:y2="2.319cm"><text:p/></draw:line><draw:polygon draw:style-name="gr3" svg:width="0.05cm" svg:height="0.165cm" draw:transform="rotate (-3.14159265358979) translate (7.63858333333334cm 2.29445833333333cm)" svg:viewBox="0 0 51 166" draw:points="51,0 0,0 0,166 51,166"><text:p/></draw:polygon><draw:polygon draw:style-name="gr3" svg:width="0.228cm" svg:height="0.05cm" draw:transform="rotate (-3.14159265358979) translate (7.72658333333333cm 2.73945833333333cm)" svg:viewBox="0 0 229 51" draw:points="229,0 0,0 0,51 229,51"><text:p/></draw:polygon><draw:polygon draw:style-name="gr3" svg:width="0.05cm" svg:height="0.164cm" draw:transform="rotate (-3.14159265358979) translate (7.63858333333334cm 2.96745833333333cm)" svg:viewBox="0 0 51 165" draw:points="51,0 0,0 0,165 51,165"><text:p/></draw:polygon><draw:line draw:style-name="gr6" svg:x1="7.231cm" svg:y1="2.611cm" svg:x2="7.231cm" svg:y2="2.548cm"><text:p/></draw:line><draw:line draw:style-name="gr6" svg:x1="7.296cm" svg:y1="2.446cm" svg:x2="7.169cm" svg:y2="2.446cm"><text:p/></draw:line><draw:line draw:style-name="gr6" svg:x1="7.169cm" svg:y1="2.446cm" svg:x2="7.232cm" svg:y2="2.548cm"><text:p/></draw:line><draw:line draw:style-name="gr6" svg:x1="7.231cm" svg:y1="2.549cm" svg:x2="7.231cm" svg:y2="2.396cm"><text:p/></draw:line><draw:line draw:style-name="gr6" svg:x1="7.231cm" svg:y1="2.548cm" svg:x2="7.295cm" svg:y2="2.446cm"><text:p/></draw:line><draw:line draw:style-name="gr6" svg:x1="7.295cm" svg:y1="2.548cm" svg:x2="7.231cm" svg:y2="2.548cm"><text:p/></draw:line><draw:line draw:style-name="gr6" svg:x1="7.232cm" svg:y1="2.548cm" svg:x2="7.169cm" svg:y2="2.548cm"><text:p/></draw:line><draw:polyline draw:style-name="gr6" svg:width="0.025cm" svg:height="0.024cm" draw:transform="rotate (-3.14159265358979) translate (7.34558333333333cm 2.31945833333333cm)" svg:viewBox="0 0 26 25" draw:points="26,25 17,23 9,17 2,9 0,0"><text:p/></draw:polyline><draw:polyline draw:style-name="gr6" svg:width="0.025cm" svg:height="0.025cm" draw:transform="rotate (-3.14159265358979) translate (7.34558333333333cm 2.80345833333333cm)" svg:viewBox="0 0 26 26" draw:points="0,26 2,15 9,7 17,3 26,0"><text:p/></draw:polyline><draw:polyline draw:style-name="gr6" svg:width="0.024cm" svg:height="0.025cm" draw:transform="rotate (-3.14159265358979) translate (7.14158333333333cm 2.80345833333333cm)" svg:viewBox="0 0 25 26" draw:points="0,0 10,3 19,7 23,15 25,26"><text:p/></draw:polyline><draw:polyline draw:style-name="gr6" svg:width="0.024cm" svg:height="0.024cm" draw:transform="rotate (-3.14159265358979) translate (7.14158333333333cm 2.31945833333333cm)" svg:viewBox="0 0 25 25" draw:points="25,0 23,9 19,17 10,23 0,25"><text:p/></draw:polyline><draw:line draw:style-name="gr6" svg:x1="7.142cm" svg:y1="2.294cm" svg:x2="7.32cm" svg:y2="2.294cm"><text:p/></draw:line><draw:line draw:style-name="gr6" svg:x1="7.32cm" svg:y1="2.802cm" svg:x2="7.142cm" svg:y2="2.802cm"><text:p/></draw:line><draw:line draw:style-name="gr6" svg:x1="7.346cm" svg:y1="2.776cm" svg:x2="7.346cm" svg:y2="2.319cm"><text:p/></draw:line><draw:line draw:style-name="gr6" svg:x1="7.117cm" svg:y1="2.776cm" svg:x2="7.117cm" svg:y2="2.319cm"><text:p/></draw:line><draw:polygon draw:style-name="gr3" svg:width="0.05cm" svg:height="0.165cm" draw:transform="rotate (-3.14159265358979) translate (7.25758333333333cm 2.29445833333333cm)" svg:viewBox="0 0 51 166" draw:points="51,0 0,0 0,166 51,166"><text:p/></draw:polygon><draw:polygon draw:style-name="gr3" svg:width="0.228cm" svg:height="0.05cm" draw:transform="rotate (-3.14159265358979) translate (7.34558333333333cm 2.73945833333333cm)" svg:viewBox="0 0 229 51" draw:points="229,0 0,0 0,51 229,51"><text:p/></draw:polygon><draw:polygon draw:style-name="gr3" svg:width="0.05cm" svg:height="0.164cm" draw:transform="rotate (-3.14159265358979) translate (7.25758333333333cm 2.96745833333333cm)" svg:viewBox="0 0 51 165" draw:points="51,0 0,0 0,165 51,165"><text:p/></draw:polygon><draw:line draw:style-name="gr6" svg:x1="7.231cm" svg:y1="1.089cm" svg:x2="7.231cm" svg:y2="1.026cm"><text:p/></draw:line><draw:line draw:style-name="gr6" svg:x1="7.296cm" svg:y1="0.925cm" svg:x2="7.169cm" svg:y2="0.925cm"><text:p/></draw:line><draw:line draw:style-name="gr6" svg:x1="7.169cm" svg:y1="0.925cm" svg:x2="7.232cm" svg:y2="1.027cm"><text:p/></draw:line><draw:line draw:style-name="gr6" svg:x1="7.231cm" svg:y1="1.027cm" svg:x2="7.231cm" svg:y2="0.874cm"><text:p/></draw:line><draw:line draw:style-name="gr6" svg:x1="7.231cm" svg:y1="1.027cm" svg:x2="7.295cm" svg:y2="0.925cm"><text:p/></draw:line><draw:line draw:style-name="gr6" svg:x1="7.295cm" svg:y1="1.026cm" svg:x2="7.231cm" svg:y2="1.026cm"><text:p/></draw:line><draw:line draw:style-name="gr6" svg:x1="7.232cm" svg:y1="1.026cm" svg:x2="7.169cm" svg:y2="1.026cm"><text:p/></draw:line><draw:polyline draw:style-name="gr6" svg:width="0.025cm" svg:height="0.024cm" draw:transform="rotate (-3.14159265358979) translate (7.34558333333333cm 0.797458333333335cm)" svg:viewBox="0 0 26 25" draw:points="26,25 17,23 9,19 2,11 0,0"><text:p/></draw:polyline><draw:polyline draw:style-name="gr6" svg:width="0.025cm" svg:height="0.025cm" draw:transform="rotate (-3.14159265358979) translate (7.34558333333333cm 1.28145833333333cm)" svg:viewBox="0 0 26 26" draw:points="0,26 2,17 9,9 17,2 26,0"><text:p/></draw:polyline><draw:polyline draw:style-name="gr6" svg:width="0.024cm" svg:height="0.025cm" draw:transform="rotate (-3.14159265358979) translate (7.14158333333333cm 1.28145833333333cm)" svg:viewBox="0 0 25 26" draw:points="0,0 10,2 19,9 23,17 25,26"><text:p/></draw:polyline><draw:polyline draw:style-name="gr6" svg:width="0.024cm" svg:height="0.024cm" draw:transform="rotate (-3.14159265358979) translate (7.14158333333333cm 0.797458333333335cm)" svg:viewBox="0 0 25 25" draw:points="25,0 23,11 19,19 10,23 0,25"><text:p/></draw:polyline><draw:line draw:style-name="gr6" svg:x1="7.142cm" svg:y1="0.772cm" svg:x2="7.32cm" svg:y2="0.772cm"><text:p/></draw:line><draw:line draw:style-name="gr6" svg:x1="7.32cm" svg:y1="1.28cm" svg:x2="7.142cm" svg:y2="1.28cm"><text:p/></draw:line><draw:line draw:style-name="gr6" svg:x1="7.346cm" svg:y1="1.255cm" svg:x2="7.346cm" svg:y2="0.798cm"><text:p/></draw:line><draw:line draw:style-name="gr6" svg:x1="7.117cm" svg:y1="1.255cm" svg:x2="7.117cm" svg:y2="0.798cm"><text:p/></draw:line><draw:polygon draw:style-name="gr3" svg:width="0.05cm" svg:height="0.164cm" draw:transform="rotate (-3.14159265358979) translate (7.25758333333333cm 0.772458333333334cm)" svg:viewBox="0 0 51 165" draw:points="51,0 0,0 0,165 51,165"><text:p/></draw:polygon><draw:polygon draw:style-name="gr3" svg:width="0.228cm" svg:height="0.05cm" draw:transform="rotate (-3.14159265358979) translate (7.34558333333333cm 1.21645833333333cm)" svg:viewBox="0 0 229 51" draw:points="229,0 0,0 0,51 229,51"><text:p/></draw:polygon><draw:polygon draw:style-name="gr3" svg:width="0.05cm" svg:height="0.164cm" draw:transform="rotate (-3.14159265358979) translate (7.25758333333333cm 1.44545833333333cm)" svg:viewBox="0 0 51 165" draw:points="51,0 0,0 0,165 51,165"><text:p/></draw:polygon><draw:line draw:style-name="gr6" svg:x1="7.612cm" svg:y1="1.089cm" svg:x2="7.612cm" svg:y2="1.026cm"><text:p/></draw:line><draw:line draw:style-name="gr6" svg:x1="7.677cm" svg:y1="0.925cm" svg:x2="7.55cm" svg:y2="0.925cm"><text:p/></draw:line><draw:line draw:style-name="gr6" svg:x1="7.55cm" svg:y1="0.925cm" svg:x2="7.613cm" svg:y2="1.027cm"><text:p/></draw:line><draw:line draw:style-name="gr6" svg:x1="7.612cm" svg:y1="1.027cm" svg:x2="7.612cm" svg:y2="0.874cm"><text:p/></draw:line><draw:line draw:style-name="gr6" svg:x1="7.612cm" svg:y1="1.027cm" svg:x2="7.676cm" svg:y2="0.925cm"><text:p/></draw:line><draw:line draw:style-name="gr6" svg:x1="7.676cm" svg:y1="1.026cm" svg:x2="7.612cm" svg:y2="1.026cm"><text:p/></draw:line><draw:line draw:style-name="gr6" svg:x1="7.613cm" svg:y1="1.026cm" svg:x2="7.55cm" svg:y2="1.026cm"><text:p/></draw:line><draw:polyline draw:style-name="gr6" svg:width="0.025cm" svg:height="0.024cm" draw:transform="rotate (-3.14159265358979) translate (7.72658333333333cm 0.797458333333335cm)" svg:viewBox="0 0 26 25" draw:points="26,25 17,23 9,19 2,11 0,0"><text:p/></draw:polyline><draw:polyline draw:style-name="gr6" svg:width="0.025cm" svg:height="0.025cm" draw:transform="rotate (-3.14159265358979) translate (7.72658333333333cm 1.28145833333333cm)" svg:viewBox="0 0 26 26" draw:points="0,26 2,17 9,9 17,2 26,0"><text:p/></draw:polyline><draw:polyline draw:style-name="gr6" svg:width="0.024cm" svg:height="0.025cm" draw:transform="rotate (-3.14159265358979) translate (7.52258333333333cm 1.28145833333333cm)" svg:viewBox="0 0 25 26" draw:points="0,0 10,2 19,9 23,17 25,26"><text:p/></draw:polyline><draw:polyline draw:style-name="gr6" svg:width="0.024cm" svg:height="0.024cm" draw:transform="rotate (-3.14159265358979) translate (7.52258333333333cm 0.797458333333335cm)" svg:viewBox="0 0 25 25" draw:points="25,0 23,11 19,19 10,23 0,25"><text:p/></draw:polyline><draw:line draw:style-name="gr6" svg:x1="7.523cm" svg:y1="0.772cm" svg:x2="7.701cm" svg:y2="0.772cm"><text:p/></draw:line><draw:line draw:style-name="gr6" svg:x1="7.701cm" svg:y1="1.28cm" svg:x2="7.523cm" svg:y2="1.28cm"><text:p/></draw:line><draw:line draw:style-name="gr6" svg:x1="7.727cm" svg:y1="1.255cm" svg:x2="7.727cm" svg:y2="0.798cm"><text:p/></draw:line><draw:line draw:style-name="gr6" svg:x1="7.498cm" svg:y1="1.255cm" svg:x2="7.498cm" svg:y2="0.798cm"><text:p/></draw:line><draw:polygon draw:style-name="gr3" svg:width="0.05cm" svg:height="0.164cm" draw:transform="rotate (-3.14159265358979) translate (7.63858333333334cm 0.772458333333334cm)" svg:viewBox="0 0 51 165" draw:points="51,0 0,0 0,165 51,165"><text:p/></draw:polygon><draw:polygon draw:style-name="gr3" svg:width="0.228cm" svg:height="0.05cm" draw:transform="rotate (-3.14159265358979) translate (7.72658333333333cm 1.21645833333333cm)" svg:viewBox="0 0 229 51" draw:points="229,0 0,0 0,51 229,51"><text:p/></draw:polygon><draw:polygon draw:style-name="gr3" svg:width="0.05cm" svg:height="0.164cm" draw:transform="rotate (-3.14159265358979) translate (7.63858333333334cm 1.44545833333333cm)" svg:viewBox="0 0 51 165" draw:points="51,0 0,0 0,165 51,165"><text:p/></draw:polygon><draw:polyline draw:style-name="gr6" svg:width="0.025cm" svg:height="0.024cm" draw:transform="rotate (-3.14159265358979) translate (5.31358333333333cm 2.35745833333333cm)" svg:viewBox="0 0 26 25" draw:points="0,25 2,15 7,6 15,2 26,0"><text:p/></draw:polyline><draw:polyline draw:style-name="gr6" svg:width="0.024cm" svg:height="0.024cm" draw:transform="rotate (-3.14159265358979) translate (5.10958333333333cm 2.35745833333333cm)" svg:viewBox="0 0 25 25" draw:points="0,0 8,2 16,6 23,15 25,25"><text:p/></draw:polyline><draw:polyline draw:style-name="gr6" svg:width="0.024cm" svg:height="0.024cm" draw:transform="rotate (-3.14159265358979) translate (5.10958333333333cm 1.74845833333333cm)" svg:viewBox="0 0 25 25" draw:points="25,0 23,8 16,16 8,23 0,25"><text:p/></draw:polyline><draw:polyline draw:style-name="gr6" svg:width="0.025cm" svg:height="0.024cm" draw:transform="rotate (-3.14159265358979) translate (5.31358333333333cm 1.74845833333333cm)" svg:viewBox="0 0 26 25" draw:points="26,25 15,23 7,16 2,8 0,0"><text:p/></draw:polyline><draw:line draw:style-name="gr6" svg:x1="5.11cm" svg:y1="2.358cm" svg:x2="5.288cm" svg:y2="2.358cm"><text:p/></draw:line><draw:line draw:style-name="gr6" svg:x1="5.314cm" svg:y1="2.332cm" svg:x2="5.314cm" svg:y2="2.294cm"><text:p/></draw:line><draw:line draw:style-name="gr6" svg:x1="5.302cm" svg:y1="2.281cm" svg:x2="5.315cm" svg:y2="2.294cm"><text:p/></draw:line><draw:line draw:style-name="gr6" svg:x1="5.085cm" svg:y1="2.332cm" svg:x2="5.085cm" svg:y2="2.294cm"><text:p/></draw:line><draw:line draw:style-name="gr6" svg:x1="5.098cm" svg:y1="2.281cm" svg:x2="5.085cm" svg:y2="2.294cm"><text:p/></draw:line><draw:line draw:style-name="gr6" svg:x1="5.302cm" svg:y1="1.798cm" svg:x2="5.315cm" svg:y2="1.786cm"><text:p/></draw:line><draw:line draw:style-name="gr6" svg:x1="5.302cm" svg:y1="1.799cm" svg:x2="5.302cm" svg:y2="2.282cm"><text:p/></draw:line><draw:line draw:style-name="gr6" svg:x1="5.098cm" svg:y1="1.798cm" svg:x2="5.085cm" svg:y2="1.786cm"><text:p/></draw:line><draw:line draw:style-name="gr6" svg:x1="5.098cm" svg:y1="1.799cm" svg:x2="5.098cm" svg:y2="2.282cm"><text:p/></draw:line><draw:line draw:style-name="gr6" svg:x1="5.314cm" svg:y1="1.747cm" svg:x2="5.314cm" svg:y2="1.786cm"><text:p/></draw:line><draw:line draw:style-name="gr6" svg:x1="5.085cm" svg:y1="1.747cm" svg:x2="5.085cm" svg:y2="1.786cm"><text:p/></draw:line><draw:line draw:style-name="gr6" svg:x1="5.11cm" svg:y1="1.723cm" svg:x2="5.288cm" svg:y2="1.723cm"><text:p/></draw:line><draw:polygon draw:style-name="gr3" svg:width="0.058cm" svg:height="0.084cm" draw:transform="rotate (-3.14159265358979) translate (5.22858333333333cm 1.72245833333333cm)" svg:viewBox="0 0 59 85" draw:points="59,0 0,0 0,85 59,85"><text:p/></draw:polygon><draw:polygon draw:style-name="gr3" svg:width="0.058cm" svg:height="0.084cm" draw:transform="rotate (-3.14159265358979) translate (5.22858333333333cm 2.44545833333333cm)" svg:viewBox="0 0 59 85" draw:points="59,0 0,0 0,85 59,85"><text:p/></draw:polygon><draw:polyline draw:style-name="gr6" svg:width="0.024cm" svg:height="0.024cm" draw:transform="rotate (-3.14159265358979) translate (5.49058333333333cm 2.12945833333333cm)" svg:viewBox="0 0 25 25" draw:points="25,0 23,8 16,16 8,23 0,25"><text:p/></draw:polyline><draw:polyline draw:style-name="gr6" svg:width="0.025cm" svg:height="0.024cm" draw:transform="rotate (-3.14159265358979) translate (5.69458333333333cm 2.12945833333333cm)" svg:viewBox="0 0 26 25" draw:points="26,25 15,23 7,16 2,8 0,0"><text:p/></draw:polyline><draw:polyline draw:style-name="gr6" svg:width="0.025cm" svg:height="0.024cm" draw:transform="rotate (-3.14159265358979) translate (5.69458333333333cm 2.73845833333333cm)" svg:viewBox="0 0 26 25" draw:points="0,25 2,15 7,6 15,2 26,0"><text:p/></draw:polyline><draw:polyline draw:style-name="gr6" svg:width="0.024cm" svg:height="0.024cm" draw:transform="rotate (-3.14159265358979) translate (5.49058333333333cm 2.73845833333333cm)" svg:viewBox="0 0 25 25" draw:points="0,0 8,2 16,6 23,15 25,25"><text:p/></draw:polyline><draw:line draw:style-name="gr6" svg:x1="5.669cm" svg:y1="2.104cm" svg:x2="5.491cm" svg:y2="2.104cm"><text:p/></draw:line><draw:line draw:style-name="gr6" svg:x1="5.466cm" svg:y1="2.128cm" svg:x2="5.466cm" svg:y2="2.167cm"><text:p/></draw:line><draw:line draw:style-name="gr6" svg:x1="5.479cm" svg:y1="2.179cm" svg:x2="5.466cm" svg:y2="2.167cm"><text:p/></draw:line><draw:line draw:style-name="gr6" svg:x1="5.695cm" svg:y1="2.128cm" svg:x2="5.695cm" svg:y2="2.167cm"><text:p/></draw:line><draw:line draw:style-name="gr6" svg:x1="5.683cm" svg:y1="2.179cm" svg:x2="5.696cm" svg:y2="2.167cm"><text:p/></draw:line><draw:line draw:style-name="gr6" svg:x1="5.479cm" svg:y1="2.662cm" svg:x2="5.466cm" svg:y2="2.675cm"><text:p/></draw:line><draw:line draw:style-name="gr6" svg:x1="5.479cm" svg:y1="2.663cm" svg:x2="5.479cm" svg:y2="2.18cm"><text:p/></draw:line><draw:line draw:style-name="gr6" svg:x1="5.683cm" svg:y1="2.662cm" svg:x2="5.696cm" svg:y2="2.675cm"><text:p/></draw:line><draw:line draw:style-name="gr6" svg:x1="5.683cm" svg:y1="2.663cm" svg:x2="5.683cm" svg:y2="2.18cm"><text:p/></draw:line><draw:line draw:style-name="gr6" svg:x1="5.466cm" svg:y1="2.713cm" svg:x2="5.466cm" svg:y2="2.675cm"><text:p/></draw:line><draw:line draw:style-name="gr6" svg:x1="5.695cm" svg:y1="2.713cm" svg:x2="5.695cm" svg:y2="2.675cm"><text:p/></draw:line><draw:line draw:style-name="gr6" svg:x1="5.669cm" svg:y1="2.739cm" svg:x2="5.491cm" svg:y2="2.739cm"><text:p/></draw:line><draw:polygon draw:style-name="gr3" svg:width="0.058cm" svg:height="0.084cm" draw:transform="rotate (-3.14159265358979) translate (5.60958333333333cm 2.82645833333333cm)" svg:viewBox="0 0 59 85" draw:points="59,0 0,0 0,85 59,85"><text:p/></draw:polygon><draw:polygon draw:style-name="gr3" svg:width="0.058cm" svg:height="0.084cm" draw:transform="rotate (-3.14159265358979) translate (5.60958333333333cm 2.10345833333333cm)" svg:viewBox="0 0 59 85" draw:points="59,0 0,0 0,85 59,85"><text:p/></draw:polygon><draw:polyline draw:style-name="gr6" svg:width="0.024cm" svg:height="0.024cm" draw:transform="rotate (-3.14159265358979) translate (9.17158333333333cm 2.12945833333333cm)" svg:viewBox="0 0 25 25" draw:points="25,0 23,8 17,16 8,23 0,25"><text:p/></draw:polyline><draw:polyline draw:style-name="gr6" svg:width="0.025cm" svg:height="0.024cm" draw:transform="rotate (-3.14159265358979) translate (9.37558333333334cm 2.12945833333333cm)" svg:viewBox="0 0 26 25" draw:points="26,25 15,23 7,16 0,8 0,0"><text:p/></draw:polyline><draw:polyline draw:style-name="gr6" svg:width="0.025cm" svg:height="0.024cm" draw:transform="rotate (-3.14159265358979) translate (9.37558333333334cm 2.73845833333333cm)" svg:viewBox="0 0 26 25" draw:points="0,25 0,15 7,6 15,2 26,0"><text:p/></draw:polyline><draw:polyline draw:style-name="gr6" svg:width="0.024cm" svg:height="0.024cm" draw:transform="rotate (-3.14159265358979) translate (9.17158333333333cm 2.73845833333333cm)" svg:viewBox="0 0 25 25" draw:points="0,0 8,2 17,6 23,15 25,25"><text:p/></draw:polyline><draw:line draw:style-name="gr6" svg:x1="9.35cm" svg:y1="2.104cm" svg:x2="9.172cm" svg:y2="2.104cm"><text:p/></draw:line><draw:line draw:style-name="gr6" svg:x1="9.147cm" svg:y1="2.128cm" svg:x2="9.147cm" svg:y2="2.167cm"><text:p/></draw:line><draw:line draw:style-name="gr6" svg:x1="9.16cm" svg:y1="2.179cm" svg:x2="9.147cm" svg:y2="2.167cm"><text:p/></draw:line><draw:line draw:style-name="gr6" svg:x1="9.376cm" svg:y1="2.128cm" svg:x2="9.376cm" svg:y2="2.167cm"><text:p/></draw:line><draw:line draw:style-name="gr6" svg:x1="9.363cm" svg:y1="2.179cm" svg:x2="9.376cm" svg:y2="2.167cm"><text:p/></draw:line><draw:line draw:style-name="gr6" svg:x1="9.16cm" svg:y1="2.662cm" svg:x2="9.147cm" svg:y2="2.675cm"><text:p/></draw:line><draw:line draw:style-name="gr6" svg:x1="9.16cm" svg:y1="2.663cm" svg:x2="9.16cm" svg:y2="2.18cm"><text:p/></draw:line><draw:line draw:style-name="gr6" svg:x1="9.363cm" svg:y1="2.662cm" svg:x2="9.376cm" svg:y2="2.675cm"><text:p/></draw:line><draw:line draw:style-name="gr6" svg:x1="9.363cm" svg:y1="2.663cm" svg:x2="9.363cm" svg:y2="2.18cm"><text:p/></draw:line><draw:line draw:style-name="gr6" svg:x1="9.147cm" svg:y1="2.713cm" svg:x2="9.147cm" svg:y2="2.675cm"><text:p/></draw:line><draw:line draw:style-name="gr6" svg:x1="9.376cm" svg:y1="2.713cm" svg:x2="9.376cm" svg:y2="2.675cm"><text:p/></draw:line><draw:line draw:style-name="gr6" svg:x1="9.35cm" svg:y1="2.739cm" svg:x2="9.172cm" svg:y2="2.739cm"><text:p/></draw:line><draw:polygon draw:style-name="gr3" svg:width="0.058cm" svg:height="0.084cm" draw:transform="rotate (-3.14159265358979) translate (9.29058333333333cm 2.82645833333333cm)" svg:viewBox="0 0 59 85" draw:points="59,0 0,0 0,85 59,85"><text:p/></draw:polygon><draw:polygon draw:style-name="gr3" svg:width="0.058cm" svg:height="0.084cm" draw:transform="rotate (-3.14159265358979) translate (9.29058333333333cm 2.10345833333333cm)" svg:viewBox="0 0 59 85" draw:points="59,0 0,0 0,85 59,85"><text:p/></draw:polygon><draw:polyline draw:style-name="gr6" svg:width="0.025cm" svg:height="0.024cm" draw:transform="rotate (-3.14159265358979) translate (9.75658333333333cm 2.35745833333333cm)" svg:viewBox="0 0 26 25" draw:points="0,25 3,15 7,6 15,2 26,0"><text:p/></draw:polyline><draw:polyline draw:style-name="gr6" svg:width="0.024cm" svg:height="0.024cm" draw:transform="rotate (-3.14159265358979) translate (9.55258333333333cm 2.35745833333333cm)" svg:viewBox="0 0 25 25" draw:points="0,0 8,2 17,6 23,15 25,25"><text:p/></draw:polyline><draw:polyline draw:style-name="gr6" svg:width="0.024cm" svg:height="0.024cm" draw:transform="rotate (-3.14159265358979) translate (9.55258333333333cm 1.74845833333333cm)" svg:viewBox="0 0 25 25" draw:points="25,0 23,8 17,16 8,23 0,25"><text:p/></draw:polyline><draw:polyline draw:style-name="gr6" svg:width="0.025cm" svg:height="0.024cm" draw:transform="rotate (-3.14159265358979) translate (9.75658333333333cm 1.74845833333333cm)" svg:viewBox="0 0 26 25" draw:points="26,25 15,23 7,16 3,8 0,0"><text:p/></draw:polyline><draw:line draw:style-name="gr6" svg:x1="9.553cm" svg:y1="2.358cm" svg:x2="9.731cm" svg:y2="2.358cm"><text:p/></draw:line><draw:line draw:style-name="gr6" svg:x1="9.757cm" svg:y1="2.332cm" svg:x2="9.757cm" svg:y2="2.294cm"><text:p/></draw:line><draw:line draw:style-name="gr6" svg:x1="9.744cm" svg:y1="2.281cm" svg:x2="9.757cm" svg:y2="2.294cm"><text:p/></draw:line><draw:line draw:style-name="gr6" svg:x1="9.528cm" svg:y1="2.332cm" svg:x2="9.528cm" svg:y2="2.294cm"><text:p/></draw:line><draw:line draw:style-name="gr6" svg:x1="9.541cm" svg:y1="2.281cm" svg:x2="9.528cm" svg:y2="2.294cm"><text:p/></draw:line><draw:line draw:style-name="gr6" svg:x1="9.744cm" svg:y1="1.798cm" svg:x2="9.757cm" svg:y2="1.786cm"><text:p/></draw:line><draw:line draw:style-name="gr6" svg:x1="9.744cm" svg:y1="1.799cm" svg:x2="9.744cm" svg:y2="2.282cm"><text:p/></draw:line><draw:line draw:style-name="gr6" svg:x1="9.541cm" svg:y1="1.798cm" svg:x2="9.528cm" svg:y2="1.786cm"><text:p/></draw:line><draw:line draw:style-name="gr6" svg:x1="9.541cm" svg:y1="1.799cm" svg:x2="9.541cm" svg:y2="2.282cm"><text:p/></draw:line><draw:line draw:style-name="gr6" svg:x1="9.757cm" svg:y1="1.747cm" svg:x2="9.757cm" svg:y2="1.786cm"><text:p/></draw:line><draw:line draw:style-name="gr6" svg:x1="9.528cm" svg:y1="1.747cm" svg:x2="9.528cm" svg:y2="1.786cm"><text:p/></draw:line><draw:line draw:style-name="gr6" svg:x1="9.553cm" svg:y1="1.723cm" svg:x2="9.731cm" svg:y2="1.723cm"><text:p/></draw:line><draw:polygon draw:style-name="gr3" svg:width="0.058cm" svg:height="0.084cm" draw:transform="rotate (-3.14159265358979) translate (9.67158333333333cm 1.72245833333333cm)" svg:viewBox="0 0 59 85" draw:points="59,0 0,0 0,85 59,85"><text:p/></draw:polygon><draw:polygon draw:style-name="gr3" svg:width="0.058cm" svg:height="0.084cm" draw:transform="rotate (-3.14159265358979) translate (9.67158333333333cm 2.44545833333333cm)" svg:viewBox="0 0 59 85" draw:points="59,0 0,0 0,85 59,85"><text:p/></draw:polygon><draw:line draw:style-name="gr6" svg:x1="10.087cm" svg:y1="5.721cm" svg:x2="10.214cm" svg:y2="5.721cm"><text:p/></draw:line><draw:line draw:style-name="gr6" svg:x1="10.214cm" svg:y1="5.72cm" svg:x2="10.277cm" svg:y2="5.657cm"><text:p/></draw:line><draw:line draw:style-name="gr6" svg:x1="10.277cm" svg:y1="5.657cm" svg:x2="10.277cm" svg:y2="5.53cm"><text:p/></draw:line><draw:line draw:style-name="gr6" svg:x1="10.277cm" svg:y1="5.531cm" svg:x2="10.214cm" svg:y2="5.467cm"><text:p/></draw:line><draw:line draw:style-name="gr6" svg:x1="10.023cm" svg:y1="5.657cm" svg:x2="10.023cm" svg:y2="5.53cm"><text:p/></draw:line><draw:line draw:style-name="gr6" svg:x1="10.087cm" svg:y1="5.72cm" svg:x2="10.023cm" svg:y2="5.657cm"><text:p/></draw:line><draw:line draw:style-name="gr6" svg:x1="10.023cm" svg:y1="5.531cm" svg:x2="10.087cm" svg:y2="5.467cm"><text:p/></draw:line><draw:line draw:style-name="gr6" svg:x1="10.214cm" svg:y1="5.467cm" svg:x2="10.087cm" svg:y2="5.467cm"><text:p/></draw:line><draw:line draw:style-name="gr6" svg:x1="10.087cm" svg:y1="5.467cm" svg:x2="10.214cm" svg:y2="5.467cm"><text:p/></draw:line><draw:line draw:style-name="gr6" svg:x1="10.214cm" svg:y1="5.466cm" svg:x2="10.277cm" svg:y2="5.403cm"><text:p/></draw:line><draw:line draw:style-name="gr6" svg:x1="10.277cm" svg:y1="5.403cm" svg:x2="10.277cm" svg:y2="5.276cm"><text:p/></draw:line><draw:line draw:style-name="gr6" svg:x1="10.277cm" svg:y1="5.277cm" svg:x2="10.214cm" svg:y2="5.213cm"><text:p/></draw:line><draw:line draw:style-name="gr6" svg:x1="10.023cm" svg:y1="5.403cm" svg:x2="10.023cm" svg:y2="5.276cm"><text:p/></draw:line><draw:line draw:style-name="gr6" svg:x1="10.087cm" svg:y1="5.466cm" svg:x2="10.023cm" svg:y2="5.403cm"><text:p/></draw:line><draw:line draw:style-name="gr6" svg:x1="10.023cm" svg:y1="5.277cm" svg:x2="10.087cm" svg:y2="5.213cm"><text:p/></draw:line><draw:line draw:style-name="gr6" svg:x1="10.214cm" svg:y1="5.213cm" svg:x2="10.087cm" svg:y2="5.213cm"><text:p/></draw:line><draw:line draw:style-name="gr6" svg:x1="10.341cm" svg:y1="5.975cm" svg:x2="10.468cm" svg:y2="5.975cm"><text:p/></draw:line><draw:line draw:style-name="gr6" svg:x1="10.468cm" svg:y1="5.974cm" svg:x2="10.531cm" svg:y2="5.911cm"><text:p/></draw:line><draw:line draw:style-name="gr6" svg:x1="10.531cm" svg:y1="5.911cm" svg:x2="10.531cm" svg:y2="5.784cm"><text:p/></draw:line><draw:line draw:style-name="gr6" svg:x1="10.531cm" svg:y1="5.785cm" svg:x2="10.468cm" svg:y2="5.721cm"><text:p/></draw:line><draw:line draw:style-name="gr6" svg:x1="10.277cm" svg:y1="5.911cm" svg:x2="10.277cm" svg:y2="5.784cm"><text:p/></draw:line><draw:line draw:style-name="gr6" svg:x1="10.341cm" svg:y1="5.974cm" svg:x2="10.277cm" svg:y2="5.911cm"><text:p/></draw:line><draw:line draw:style-name="gr6" svg:x1="10.277cm" svg:y1="5.785cm" svg:x2="10.341cm" svg:y2="5.721cm"><text:p/></draw:line><draw:line draw:style-name="gr6" svg:x1="10.468cm" svg:y1="5.721cm" svg:x2="10.341cm" svg:y2="5.721cm"><text:p/></draw:line><draw:line draw:style-name="gr6" svg:x1="12.373cm" svg:y1="5.721cm" svg:x2="12.5cm" svg:y2="5.721cm"><text:p/></draw:line><draw:line draw:style-name="gr6" svg:x1="12.5cm" svg:y1="5.72cm" svg:x2="12.563cm" svg:y2="5.657cm"><text:p/></draw:line><draw:line draw:style-name="gr6" svg:x1="12.563cm" svg:y1="5.657cm" svg:x2="12.563cm" svg:y2="5.53cm"><text:p/></draw:line><draw:line draw:style-name="gr6" svg:x1="12.563cm" svg:y1="5.531cm" svg:x2="12.5cm" svg:y2="5.467cm"><text:p/></draw:line><draw:line draw:style-name="gr6" svg:x1="12.309cm" svg:y1="5.657cm" svg:x2="12.309cm" svg:y2="5.53cm"><text:p/></draw:line><draw:line draw:style-name="gr6" svg:x1="12.373cm" svg:y1="5.72cm" svg:x2="12.309cm" svg:y2="5.657cm"><text:p/></draw:line><draw:line draw:style-name="gr6" svg:x1="12.309cm" svg:y1="5.531cm" svg:x2="12.373cm" svg:y2="5.467cm"><text:p/></draw:line><draw:line draw:style-name="gr6" svg:x1="12.5cm" svg:y1="5.467cm" svg:x2="12.373cm" svg:y2="5.467cm"><text:p/></draw:line><draw:line draw:style-name="gr6" svg:x1="12.373cm" svg:y1="5.467cm" svg:x2="12.5cm" svg:y2="5.467cm"><text:p/></draw:line><draw:line draw:style-name="gr6" svg:x1="12.5cm" svg:y1="5.466cm" svg:x2="12.563cm" svg:y2="5.403cm"><text:p/></draw:line><draw:line draw:style-name="gr6" svg:x1="12.563cm" svg:y1="5.403cm" svg:x2="12.563cm" svg:y2="5.276cm"><text:p/></draw:line><draw:line draw:style-name="gr6" svg:x1="12.563cm" svg:y1="5.277cm" svg:x2="12.5cm" svg:y2="5.213cm"><text:p/></draw:line><draw:line draw:style-name="gr6" svg:x1="12.309cm" svg:y1="5.403cm" svg:x2="12.309cm" svg:y2="5.276cm"><text:p/></draw:line><draw:line draw:style-name="gr6" svg:x1="12.373cm" svg:y1="5.466cm" svg:x2="12.309cm" svg:y2="5.403cm"><text:p/></draw:line><draw:line draw:style-name="gr6" svg:x1="12.309cm" svg:y1="5.277cm" svg:x2="12.373cm" svg:y2="5.213cm"><text:p/></draw:line><draw:line draw:style-name="gr6" svg:x1="12.5cm" svg:y1="5.213cm" svg:x2="12.373cm" svg:y2="5.213cm"><text:p/></draw:line><draw:line draw:style-name="gr6" svg:x1="10.595cm" svg:y1="6.229cm" svg:x2="10.722cm" svg:y2="6.229cm"><text:p/></draw:line><draw:line draw:style-name="gr6" svg:x1="10.722cm" svg:y1="6.228cm" svg:x2="10.785cm" svg:y2="6.165cm"><text:p/></draw:line><draw:line draw:style-name="gr6" svg:x1="10.785cm" svg:y1="6.165cm" svg:x2="10.785cm" svg:y2="6.038cm"><text:p/></draw:line><draw:line draw:style-name="gr6" svg:x1="10.785cm" svg:y1="6.039cm" svg:x2="10.722cm" svg:y2="5.975cm"><text:p/></draw:line><draw:line draw:style-name="gr6" svg:x1="10.531cm" svg:y1="6.165cm" svg:x2="10.531cm" svg:y2="6.038cm"><text:p/></draw:line><draw:line draw:style-name="gr6" svg:x1="10.595cm" svg:y1="6.228cm" svg:x2="10.531cm" svg:y2="6.165cm"><text:p/></draw:line><draw:line draw:style-name="gr6" svg:x1="10.531cm" svg:y1="6.039cm" svg:x2="10.595cm" svg:y2="5.975cm"><text:p/></draw:line><draw:line draw:style-name="gr6" svg:x1="10.722cm" svg:y1="5.975cm" svg:x2="10.595cm" svg:y2="5.975cm"><text:p/></draw:line><draw:line draw:style-name="gr6" svg:x1="10.595cm" svg:y1="5.975cm" svg:x2="10.722cm" svg:y2="5.975cm"><text:p/></draw:line><draw:line draw:style-name="gr6" svg:x1="10.722cm" svg:y1="5.974cm" svg:x2="10.785cm" svg:y2="5.911cm"><text:p/></draw:line><draw:line draw:style-name="gr6" svg:x1="10.785cm" svg:y1="5.911cm" svg:x2="10.785cm" svg:y2="5.784cm"><text:p/></draw:line><draw:line draw:style-name="gr6" svg:x1="10.785cm" svg:y1="5.785cm" svg:x2="10.722cm" svg:y2="5.721cm"><text:p/></draw:line><draw:line draw:style-name="gr6" svg:x1="10.531cm" svg:y1="5.911cm" svg:x2="10.531cm" svg:y2="5.784cm"><text:p/></draw:line><draw:line draw:style-name="gr6" svg:x1="10.595cm" svg:y1="5.974cm" svg:x2="10.531cm" svg:y2="5.911cm"><text:p/></draw:line><draw:line draw:style-name="gr6" svg:x1="10.531cm" svg:y1="5.785cm" svg:x2="10.595cm" svg:y2="5.721cm"><text:p/></draw:line><draw:line draw:style-name="gr6" svg:x1="10.722cm" svg:y1="5.721cm" svg:x2="10.595cm" svg:y2="5.721cm"><text:p/></draw:line><draw:line draw:style-name="gr6" svg:x1="12.627cm" svg:y1="5.721cm" svg:x2="12.754cm" svg:y2="5.721cm"><text:p/></draw:line><draw:line draw:style-name="gr6" svg:x1="12.754cm" svg:y1="5.72cm" svg:x2="12.817cm" svg:y2="5.657cm"><text:p/></draw:line><draw:line draw:style-name="gr6" svg:x1="12.817cm" svg:y1="5.657cm" svg:x2="12.817cm" svg:y2="5.53cm"><text:p/></draw:line><draw:line draw:style-name="gr6" svg:x1="12.817cm" svg:y1="5.531cm" svg:x2="12.754cm" svg:y2="5.467cm"><text:p/></draw:line><draw:line draw:style-name="gr6" svg:x1="12.563cm" svg:y1="5.657cm" svg:x2="12.563cm" svg:y2="5.53cm"><text:p/></draw:line><draw:line draw:style-name="gr6" svg:x1="12.627cm" svg:y1="5.72cm" svg:x2="12.563cm" svg:y2="5.657cm"><text:p/></draw:line><draw:line draw:style-name="gr6" svg:x1="12.563cm" svg:y1="5.531cm" svg:x2="12.627cm" svg:y2="5.467cm"><text:p/></draw:line><draw:line draw:style-name="gr6" svg:x1="12.754cm" svg:y1="5.467cm" svg:x2="12.627cm" svg:y2="5.467cm"><text:p/></draw:line><draw:line draw:style-name="gr6" svg:x1="12.627cm" svg:y1="5.467cm" svg:x2="12.754cm" svg:y2="5.467cm"><text:p/></draw:line><draw:line draw:style-name="gr6" svg:x1="12.754cm" svg:y1="5.466cm" svg:x2="12.817cm" svg:y2="5.403cm"><text:p/></draw:line><draw:line draw:style-name="gr6" svg:x1="12.817cm" svg:y1="5.403cm" svg:x2="12.817cm" svg:y2="5.276cm"><text:p/></draw:line><draw:line draw:style-name="gr6" svg:x1="12.817cm" svg:y1="5.277cm" svg:x2="12.754cm" svg:y2="5.213cm"><text:p/></draw:line><draw:line draw:style-name="gr6" svg:x1="12.563cm" svg:y1="5.403cm" svg:x2="12.563cm" svg:y2="5.276cm"><text:p/></draw:line><draw:line draw:style-name="gr6" svg:x1="12.627cm" svg:y1="5.466cm" svg:x2="12.563cm" svg:y2="5.403cm"><text:p/></draw:line><draw:line draw:style-name="gr6" svg:x1="12.563cm" svg:y1="5.277cm" svg:x2="12.627cm" svg:y2="5.213cm"><text:p/></draw:line><draw:line draw:style-name="gr6" svg:x1="12.754cm" svg:y1="5.213cm" svg:x2="12.627cm" svg:y2="5.213cm"><text:p/></draw:line><draw:line draw:style-name="gr6" svg:x1="12.627cm" svg:y1="6.229cm" svg:x2="12.754cm" svg:y2="6.229cm"><text:p/></draw:line><draw:line draw:style-name="gr6" svg:x1="12.754cm" svg:y1="6.228cm" svg:x2="12.817cm" svg:y2="6.165cm"><text:p/></draw:line><draw:line draw:style-name="gr6" svg:x1="12.817cm" svg:y1="6.165cm" svg:x2="12.817cm" svg:y2="6.038cm"><text:p/></draw:line><draw:line draw:style-name="gr6" svg:x1="12.817cm" svg:y1="6.039cm" svg:x2="12.754cm" svg:y2="5.975cm"><text:p/></draw:line><draw:line draw:style-name="gr6" svg:x1="12.563cm" svg:y1="6.165cm" svg:x2="12.563cm" svg:y2="6.038cm"><text:p/></draw:line><draw:line draw:style-name="gr6" svg:x1="12.627cm" svg:y1="6.228cm" svg:x2="12.563cm" svg:y2="6.165cm"><text:p/></draw:line><draw:line draw:style-name="gr6" svg:x1="12.563cm" svg:y1="6.039cm" svg:x2="12.627cm" svg:y2="5.975cm"><text:p/></draw:line><draw:line draw:style-name="gr6" svg:x1="12.754cm" svg:y1="5.975cm" svg:x2="12.627cm" svg:y2="5.975cm"><text:p/></draw:line><draw:line draw:style-name="gr6" svg:x1="12.373cm" svg:y1="6.229cm" svg:x2="12.5cm" svg:y2="6.229cm"><text:p/></draw:line><draw:line draw:style-name="gr6" svg:x1="12.5cm" svg:y1="6.228cm" svg:x2="12.563cm" svg:y2="6.165cm"><text:p/></draw:line><draw:line draw:style-name="gr6" svg:x1="12.563cm" svg:y1="6.165cm" svg:x2="12.563cm" svg:y2="6.038cm"><text:p/></draw:line><draw:line draw:style-name="gr6" svg:x1="12.563cm" svg:y1="6.039cm" svg:x2="12.5cm" svg:y2="5.975cm"><text:p/></draw:line><draw:line draw:style-name="gr6" svg:x1="12.309cm" svg:y1="6.165cm" svg:x2="12.309cm" svg:y2="6.038cm"><text:p/></draw:line><draw:line draw:style-name="gr6" svg:x1="12.373cm" svg:y1="6.228cm" svg:x2="12.309cm" svg:y2="6.165cm"><text:p/></draw:line><draw:line draw:style-name="gr6" svg:x1="12.309cm" svg:y1="6.039cm" svg:x2="12.373cm" svg:y2="5.975cm"><text:p/></draw:line><draw:line draw:style-name="gr6" svg:x1="12.5cm" svg:y1="5.975cm" svg:x2="12.373cm" svg:y2="5.975cm"><text:p/></draw:line><draw:line draw:style-name="gr6" svg:x1="12.373cm" svg:y1="5.975cm" svg:x2="12.5cm" svg:y2="5.975cm"><text:p/></draw:line><draw:line draw:style-name="gr6" svg:x1="12.5cm" svg:y1="5.974cm" svg:x2="12.563cm" svg:y2="5.911cm"><text:p/></draw:line><draw:line draw:style-name="gr6" svg:x1="12.563cm" svg:y1="5.911cm" svg:x2="12.563cm" svg:y2="5.784cm"><text:p/></draw:line><draw:line draw:style-name="gr6" svg:x1="12.563cm" svg:y1="5.785cm" svg:x2="12.5cm" svg:y2="5.721cm"><text:p/></draw:line><draw:line draw:style-name="gr6" svg:x1="12.309cm" svg:y1="5.911cm" svg:x2="12.309cm" svg:y2="5.784cm"><text:p/></draw:line><draw:line draw:style-name="gr6" svg:x1="12.373cm" svg:y1="5.974cm" svg:x2="12.309cm" svg:y2="5.911cm"><text:p/></draw:line><draw:line draw:style-name="gr6" svg:x1="12.309cm" svg:y1="5.785cm" svg:x2="12.373cm" svg:y2="5.721cm"><text:p/></draw:line><draw:line draw:style-name="gr6" svg:x1="12.5cm" svg:y1="5.721cm" svg:x2="12.373cm" svg:y2="5.721cm"><text:p/></draw:line><draw:line draw:style-name="gr6" svg:x1="12.627cm" svg:y1="5.975cm" svg:x2="12.754cm" svg:y2="5.975cm"><text:p/></draw:line><draw:line draw:style-name="gr6" svg:x1="12.754cm" svg:y1="5.974cm" svg:x2="12.817cm" svg:y2="5.911cm"><text:p/></draw:line><draw:line draw:style-name="gr6" svg:x1="12.817cm" svg:y1="5.911cm" svg:x2="12.817cm" svg:y2="5.784cm"><text:p/></draw:line><draw:line draw:style-name="gr6" svg:x1="12.817cm" svg:y1="5.785cm" svg:x2="12.754cm" svg:y2="5.721cm"><text:p/></draw:line><draw:line draw:style-name="gr6" svg:x1="12.563cm" svg:y1="5.911cm" svg:x2="12.563cm" svg:y2="5.784cm"><text:p/></draw:line><draw:line draw:style-name="gr6" svg:x1="12.627cm" svg:y1="5.974cm" svg:x2="12.563cm" svg:y2="5.911cm"><text:p/></draw:line><draw:line draw:style-name="gr6" svg:x1="12.563cm" svg:y1="5.785cm" svg:x2="12.627cm" svg:y2="5.721cm"><text:p/></draw:line><draw:line draw:style-name="gr6" svg:x1="12.754cm" svg:y1="5.721cm" svg:x2="12.627cm" svg:y2="5.721cm"><text:p/></draw:line><draw:line draw:style-name="gr6" svg:x1="11.293cm" svg:y1="0.709cm" svg:x2="11.293cm" svg:y2="0.836cm"><text:p/></draw:line><draw:line draw:style-name="gr6" svg:x1="11.293cm" svg:y1="0.836cm" svg:x2="11.357cm" svg:y2="0.9cm"><text:p/></draw:line><draw:line draw:style-name="gr6" svg:x1="11.357cm" svg:y1="0.899cm" svg:x2="11.484cm" svg:y2="0.899cm"><text:p/></draw:line><draw:line draw:style-name="gr6" svg:x1="11.484cm" svg:y1="0.9cm" svg:x2="11.547cm" svg:y2="0.836cm"><text:p/></draw:line><draw:line draw:style-name="gr6" svg:x1="11.357cm" svg:y1="0.645cm" svg:x2="11.484cm" svg:y2="0.645cm"><text:p/></draw:line><draw:line draw:style-name="gr6" svg:x1="11.293cm" svg:y1="0.708cm" svg:x2="11.357cm" svg:y2="0.645cm"><text:p/></draw:line><draw:line draw:style-name="gr6" svg:x1="11.484cm" svg:y1="0.645cm" svg:x2="11.547cm" svg:y2="0.708cm"><text:p/></draw:line><draw:line draw:style-name="gr6" svg:x1="11.547cm" svg:y1="0.836cm" svg:x2="11.547cm" svg:y2="0.709cm"><text:p/></draw:line><draw:line draw:style-name="gr6" svg:x1="11.547cm" svg:y1="0.709cm" svg:x2="11.547cm" svg:y2="0.836cm"><text:p/></draw:line><draw:line draw:style-name="gr6" svg:x1="11.547cm" svg:y1="0.836cm" svg:x2="11.611cm" svg:y2="0.9cm"><text:p/></draw:line><draw:line draw:style-name="gr6" svg:x1="11.611cm" svg:y1="0.899cm" svg:x2="11.738cm" svg:y2="0.899cm"><text:p/></draw:line><draw:line draw:style-name="gr6" svg:x1="11.738cm" svg:y1="0.9cm" svg:x2="11.801cm" svg:y2="0.836cm"><text:p/></draw:line><draw:line draw:style-name="gr6" svg:x1="11.611cm" svg:y1="0.645cm" svg:x2="11.738cm" svg:y2="0.645cm"><text:p/></draw:line><draw:line draw:style-name="gr6" svg:x1="11.547cm" svg:y1="0.708cm" svg:x2="11.611cm" svg:y2="0.645cm"><text:p/></draw:line><draw:line draw:style-name="gr6" svg:x1="11.738cm" svg:y1="0.645cm" svg:x2="11.801cm" svg:y2="0.708cm"><text:p/></draw:line><draw:line draw:style-name="gr6" svg:x1="11.801cm" svg:y1="0.836cm" svg:x2="11.801cm" svg:y2="0.709cm"><text:p/></draw:line><draw:line draw:style-name="gr6" svg:x1="11.801cm" svg:y1="0.709cm" svg:x2="11.801cm" svg:y2="0.836cm"><text:p/></draw:line><draw:line draw:style-name="gr6" svg:x1="11.801cm" svg:y1="0.836cm" svg:x2="11.865cm" svg:y2="0.9cm"><text:p/></draw:line><draw:line draw:style-name="gr6" svg:x1="11.865cm" svg:y1="0.899cm" svg:x2="11.992cm" svg:y2="0.899cm"><text:p/></draw:line><draw:line draw:style-name="gr6" svg:x1="11.992cm" svg:y1="0.9cm" svg:x2="12.055cm" svg:y2="0.836cm"><text:p/></draw:line><draw:line draw:style-name="gr6" svg:x1="11.865cm" svg:y1="0.645cm" svg:x2="11.992cm" svg:y2="0.645cm"><text:p/></draw:line><draw:line draw:style-name="gr6" svg:x1="11.801cm" svg:y1="0.708cm" svg:x2="11.865cm" svg:y2="0.645cm"><text:p/></draw:line><draw:line draw:style-name="gr6" svg:x1="11.992cm" svg:y1="0.645cm" svg:x2="12.055cm" svg:y2="0.708cm"><text:p/></draw:line><draw:line draw:style-name="gr6" svg:x1="12.055cm" svg:y1="0.836cm" svg:x2="12.055cm" svg:y2="0.709cm"><text:p/></draw:line><draw:line draw:style-name="gr6" svg:x1="12.055cm" svg:y1="0.709cm" svg:x2="12.055cm" svg:y2="0.836cm"><text:p/></draw:line><draw:line draw:style-name="gr6" svg:x1="12.055cm" svg:y1="0.836cm" svg:x2="12.119cm" svg:y2="0.9cm"><text:p/></draw:line><draw:line draw:style-name="gr6" svg:x1="12.119cm" svg:y1="0.899cm" svg:x2="12.246cm" svg:y2="0.899cm"><text:p/></draw:line><draw:line draw:style-name="gr6" svg:x1="12.246cm" svg:y1="0.9cm" svg:x2="12.309cm" svg:y2="0.836cm"><text:p/></draw:line><draw:line draw:style-name="gr6" svg:x1="12.119cm" svg:y1="0.645cm" svg:x2="12.246cm" svg:y2="0.645cm"><text:p/></draw:line><draw:line draw:style-name="gr6" svg:x1="12.055cm" svg:y1="0.708cm" svg:x2="12.119cm" svg:y2="0.645cm"><text:p/></draw:line><draw:line draw:style-name="gr6" svg:x1="12.246cm" svg:y1="0.645cm" svg:x2="12.309cm" svg:y2="0.708cm"><text:p/></draw:line><draw:line draw:style-name="gr6" svg:x1="12.309cm" svg:y1="0.836cm" svg:x2="12.309cm" svg:y2="0.709cm"><text:p/></draw:line><draw:line draw:style-name="gr6" svg:x1="12.309cm" svg:y1="0.709cm" svg:x2="12.309cm" svg:y2="0.836cm"><text:p/></draw:line><draw:line draw:style-name="gr6" svg:x1="12.309cm" svg:y1="0.836cm" svg:x2="12.373cm" svg:y2="0.9cm"><text:p/></draw:line><draw:line draw:style-name="gr6" svg:x1="12.373cm" svg:y1="0.899cm" svg:x2="12.5cm" svg:y2="0.899cm"><text:p/></draw:line><draw:line draw:style-name="gr6" svg:x1="12.5cm" svg:y1="0.9cm" svg:x2="12.563cm" svg:y2="0.836cm"><text:p/></draw:line><draw:line draw:style-name="gr6" svg:x1="12.373cm" svg:y1="0.645cm" svg:x2="12.5cm" svg:y2="0.645cm"><text:p/></draw:line><draw:line draw:style-name="gr6" svg:x1="12.309cm" svg:y1="0.708cm" svg:x2="12.373cm" svg:y2="0.645cm"><text:p/></draw:line><draw:line draw:style-name="gr6" svg:x1="12.5cm" svg:y1="0.645cm" svg:x2="12.563cm" svg:y2="0.708cm"><text:p/></draw:line><draw:line draw:style-name="gr6" svg:x1="12.563cm" svg:y1="0.836cm" svg:x2="12.563cm" svg:y2="0.709cm"><text:p/></draw:line><draw:line draw:style-name="gr6" svg:x1="12.563cm" svg:y1="0.709cm" svg:x2="12.563cm" svg:y2="0.836cm"><text:p/></draw:line><draw:line draw:style-name="gr6" svg:x1="12.563cm" svg:y1="0.836cm" svg:x2="12.627cm" svg:y2="0.9cm"><text:p/></draw:line><draw:line draw:style-name="gr6" svg:x1="12.627cm" svg:y1="0.899cm" svg:x2="12.754cm" svg:y2="0.899cm"><text:p/></draw:line><draw:line draw:style-name="gr6" svg:x1="12.754cm" svg:y1="0.9cm" svg:x2="12.817cm" svg:y2="0.836cm"><text:p/></draw:line><draw:line draw:style-name="gr6" svg:x1="12.627cm" svg:y1="0.645cm" svg:x2="12.754cm" svg:y2="0.645cm"><text:p/></draw:line><draw:line draw:style-name="gr6" svg:x1="12.563cm" svg:y1="0.708cm" svg:x2="12.627cm" svg:y2="0.645cm"><text:p/></draw:line><draw:line draw:style-name="gr6" svg:x1="12.754cm" svg:y1="0.645cm" svg:x2="12.817cm" svg:y2="0.708cm"><text:p/></draw:line><draw:line draw:style-name="gr6" svg:x1="12.817cm" svg:y1="0.836cm" svg:x2="12.817cm" svg:y2="0.709cm"><text:p/></draw:line><draw:line draw:style-name="gr6" svg:x1="10.087cm" svg:y1="5.975cm" svg:x2="10.214cm" svg:y2="5.975cm"><text:p/></draw:line><draw:line draw:style-name="gr6" svg:x1="10.214cm" svg:y1="5.974cm" svg:x2="10.277cm" svg:y2="5.911cm"><text:p/></draw:line><draw:line draw:style-name="gr6" svg:x1="10.277cm" svg:y1="5.911cm" svg:x2="10.277cm" svg:y2="5.784cm"><text:p/></draw:line><draw:line draw:style-name="gr6" svg:x1="10.277cm" svg:y1="5.785cm" svg:x2="10.214cm" svg:y2="5.721cm"><text:p/></draw:line><draw:line draw:style-name="gr6" svg:x1="10.023cm" svg:y1="5.911cm" svg:x2="10.023cm" svg:y2="5.784cm"><text:p/></draw:line><draw:line draw:style-name="gr6" svg:x1="10.087cm" svg:y1="5.974cm" svg:x2="10.023cm" svg:y2="5.911cm"><text:p/></draw:line><draw:line draw:style-name="gr6" svg:x1="10.023cm" svg:y1="5.785cm" svg:x2="10.087cm" svg:y2="5.721cm"><text:p/></draw:line><draw:line draw:style-name="gr6" svg:x1="10.214cm" svg:y1="5.721cm" svg:x2="10.087cm" svg:y2="5.721cm"><text:p/></draw:line><draw:line draw:style-name="gr6" svg:x1="10.087cm" svg:y1="6.229cm" svg:x2="10.214cm" svg:y2="6.229cm"><text:p/></draw:line><draw:line draw:style-name="gr6" svg:x1="10.214cm" svg:y1="6.228cm" svg:x2="10.277cm" svg:y2="6.165cm"><text:p/></draw:line><draw:line draw:style-name="gr6" svg:x1="10.277cm" svg:y1="6.165cm" svg:x2="10.277cm" svg:y2="6.038cm"><text:p/></draw:line><draw:line draw:style-name="gr6" svg:x1="10.277cm" svg:y1="6.039cm" svg:x2="10.214cm" svg:y2="5.975cm"><text:p/></draw:line><draw:line draw:style-name="gr6" svg:x1="10.023cm" svg:y1="6.165cm" svg:x2="10.023cm" svg:y2="6.038cm"><text:p/></draw:line><draw:line draw:style-name="gr6" svg:x1="10.087cm" svg:y1="6.228cm" svg:x2="10.023cm" svg:y2="6.165cm"><text:p/></draw:line><draw:line draw:style-name="gr6" svg:x1="10.023cm" svg:y1="6.039cm" svg:x2="10.087cm" svg:y2="5.975cm"><text:p/></draw:line><draw:line draw:style-name="gr6" svg:x1="10.214cm" svg:y1="5.975cm" svg:x2="10.087cm" svg:y2="5.975cm"><text:p/></draw:line><draw:line draw:style-name="gr6" svg:x1="10.341cm" svg:y1="6.229cm" svg:x2="10.468cm" svg:y2="6.229cm"><text:p/></draw:line><draw:line draw:style-name="gr6" svg:x1="10.468cm" svg:y1="6.228cm" svg:x2="10.531cm" svg:y2="6.165cm"><text:p/></draw:line><draw:line draw:style-name="gr6" svg:x1="10.531cm" svg:y1="6.165cm" svg:x2="10.531cm" svg:y2="6.038cm"><text:p/></draw:line><draw:line draw:style-name="gr6" svg:x1="10.531cm" svg:y1="6.039cm" svg:x2="10.468cm" svg:y2="5.975cm"><text:p/></draw:line><draw:line draw:style-name="gr6" svg:x1="10.277cm" svg:y1="6.165cm" svg:x2="10.277cm" svg:y2="6.038cm"><text:p/></draw:line><draw:line draw:style-name="gr6" svg:x1="10.341cm" svg:y1="6.228cm" svg:x2="10.277cm" svg:y2="6.165cm"><text:p/></draw:line><draw:line draw:style-name="gr6" svg:x1="10.277cm" svg:y1="6.039cm" svg:x2="10.341cm" svg:y2="5.975cm"><text:p/></draw:line><draw:line draw:style-name="gr6" svg:x1="10.468cm" svg:y1="5.975cm" svg:x2="10.341cm" svg:y2="5.975cm"><text:p/></draw:line><draw:line draw:style-name="gr6" svg:x1="10.087cm" svg:y1="5.213cm" svg:x2="10.214cm" svg:y2="5.213cm"><text:p/></draw:line><draw:line draw:style-name="gr6" svg:x1="10.214cm" svg:y1="5.212cm" svg:x2="10.277cm" svg:y2="5.149cm"><text:p/></draw:line><draw:line draw:style-name="gr6" svg:x1="10.277cm" svg:y1="5.149cm" svg:x2="10.277cm" svg:y2="5.022cm"><text:p/></draw:line><draw:line draw:style-name="gr6" svg:x1="10.277cm" svg:y1="5.023cm" svg:x2="10.214cm" svg:y2="4.959cm"><text:p/></draw:line><draw:line draw:style-name="gr6" svg:x1="10.023cm" svg:y1="5.149cm" svg:x2="10.023cm" svg:y2="5.022cm"><text:p/></draw:line><draw:line draw:style-name="gr6" svg:x1="10.087cm" svg:y1="5.212cm" svg:x2="10.023cm" svg:y2="5.149cm"><text:p/></draw:line><draw:line draw:style-name="gr6" svg:x1="10.023cm" svg:y1="5.023cm" svg:x2="10.087cm" svg:y2="4.959cm"><text:p/></draw:line><draw:line draw:style-name="gr6" svg:x1="10.214cm" svg:y1="4.959cm" svg:x2="10.087cm" svg:y2="4.959cm"><text:p/></draw:line><draw:line draw:style-name="gr6" svg:x1="10.087cm" svg:y1="4.959cm" svg:x2="10.214cm" svg:y2="4.959cm"><text:p/></draw:line><draw:line draw:style-name="gr6" svg:x1="10.214cm" svg:y1="4.958cm" svg:x2="10.277cm" svg:y2="4.895cm"><text:p/></draw:line><draw:line draw:style-name="gr6" svg:x1="10.277cm" svg:y1="4.895cm" svg:x2="10.277cm" svg:y2="4.768cm"><text:p/></draw:line><draw:line draw:style-name="gr6" svg:x1="10.277cm" svg:y1="4.769cm" svg:x2="10.214cm" svg:y2="4.705cm"><text:p/></draw:line><draw:line draw:style-name="gr6" svg:x1="10.023cm" svg:y1="4.895cm" svg:x2="10.023cm" svg:y2="4.768cm"><text:p/></draw:line><draw:line draw:style-name="gr6" svg:x1="10.087cm" svg:y1="4.958cm" svg:x2="10.023cm" svg:y2="4.895cm"><text:p/></draw:line><draw:line draw:style-name="gr6" svg:x1="10.023cm" svg:y1="4.769cm" svg:x2="10.087cm" svg:y2="4.705cm"><text:p/></draw:line><draw:line draw:style-name="gr6" svg:x1="10.214cm" svg:y1="4.705cm" svg:x2="10.087cm" svg:y2="4.705cm"><text:p/></draw:line><draw:line draw:style-name="gr6" svg:x1="10.087cm" svg:y1="4.705cm" svg:x2="10.214cm" svg:y2="4.705cm"><text:p/></draw:line><draw:line draw:style-name="gr6" svg:x1="10.214cm" svg:y1="4.705cm" svg:x2="10.277cm" svg:y2="4.644cm"><text:p/></draw:line><draw:line draw:style-name="gr6" svg:x1="10.277cm" svg:y1="4.644cm" svg:x2="10.277cm" svg:y2="4.517cm"><text:p/></draw:line><draw:line draw:style-name="gr6" svg:x1="10.277cm" svg:y1="4.516cm" svg:x2="10.214cm" svg:y2="4.453cm"><text:p/></draw:line><draw:line draw:style-name="gr6" svg:x1="10.023cm" svg:y1="4.644cm" svg:x2="10.023cm" svg:y2="4.517cm"><text:p/></draw:line><draw:line draw:style-name="gr6" svg:x1="10.087cm" svg:y1="4.705cm" svg:x2="10.023cm" svg:y2="4.644cm"><text:p/></draw:line><draw:line draw:style-name="gr6" svg:x1="10.023cm" svg:y1="4.516cm" svg:x2="10.087cm" svg:y2="4.453cm"><text:p/></draw:line><draw:line draw:style-name="gr6" svg:x1="10.214cm" svg:y1="4.453cm" svg:x2="10.087cm" svg:y2="4.453cm"><text:p/></draw:line><draw:line draw:style-name="gr6" svg:x1="10.087cm" svg:y1="4.453cm" svg:x2="10.214cm" svg:y2="4.453cm"><text:p/></draw:line><draw:line draw:style-name="gr6" svg:x1="10.214cm" svg:y1="4.454cm" svg:x2="10.277cm" svg:y2="4.39cm"><text:p/></draw:line><draw:line draw:style-name="gr6" svg:x1="10.277cm" svg:y1="4.39cm" svg:x2="10.277cm" svg:y2="4.263cm"><text:p/></draw:line><draw:line draw:style-name="gr6" svg:x1="10.277cm" svg:y1="4.262cm" svg:x2="10.214cm" svg:y2="4.199cm"><text:p/></draw:line><draw:line draw:style-name="gr6" svg:x1="10.023cm" svg:y1="4.39cm" svg:x2="10.023cm" svg:y2="4.263cm"><text:p/></draw:line><draw:line draw:style-name="gr6" svg:x1="10.087cm" svg:y1="4.454cm" svg:x2="10.023cm" svg:y2="4.39cm"><text:p/></draw:line><draw:line draw:style-name="gr6" svg:x1="10.023cm" svg:y1="4.262cm" svg:x2="10.087cm" svg:y2="4.199cm"><text:p/></draw:line><draw:line draw:style-name="gr6" svg:x1="10.214cm" svg:y1="4.199cm" svg:x2="10.087cm" svg:y2="4.199cm"><text:p/></draw:line><draw:line draw:style-name="gr6" svg:x1="10.087cm" svg:y1="4.199cm" svg:x2="10.214cm" svg:y2="4.199cm"><text:p/></draw:line><draw:line draw:style-name="gr6" svg:x1="10.214cm" svg:y1="4.2cm" svg:x2="10.277cm" svg:y2="4.136cm"><text:p/></draw:line><draw:line draw:style-name="gr6" svg:x1="10.277cm" svg:y1="4.136cm" svg:x2="10.277cm" svg:y2="4.009cm"><text:p/></draw:line><draw:line draw:style-name="gr6" svg:x1="10.277cm" svg:y1="4.008cm" svg:x2="10.214cm" svg:y2="3.945cm"><text:p/></draw:line><draw:line draw:style-name="gr6" svg:x1="10.023cm" svg:y1="4.136cm" svg:x2="10.023cm" svg:y2="4.009cm"><text:p/></draw:line><draw:line draw:style-name="gr6" svg:x1="10.087cm" svg:y1="4.2cm" svg:x2="10.023cm" svg:y2="4.136cm"><text:p/></draw:line><draw:line draw:style-name="gr6" svg:x1="10.023cm" svg:y1="4.008cm" svg:x2="10.087cm" svg:y2="3.945cm"><text:p/></draw:line><draw:line draw:style-name="gr6" svg:x1="10.214cm" svg:y1="3.945cm" svg:x2="10.087cm" svg:y2="3.945cm"><text:p/></draw:line><draw:line draw:style-name="gr6" svg:x1="10.087cm" svg:y1="3.945cm" svg:x2="10.214cm" svg:y2="3.945cm"><text:p/></draw:line><draw:line draw:style-name="gr6" svg:x1="10.214cm" svg:y1="3.946cm" svg:x2="10.277cm" svg:y2="3.882cm"><text:p/></draw:line><draw:line draw:style-name="gr6" svg:x1="10.277cm" svg:y1="3.882cm" svg:x2="10.277cm" svg:y2="3.755cm"><text:p/></draw:line><draw:line draw:style-name="gr6" svg:x1="10.277cm" svg:y1="3.754cm" svg:x2="10.214cm" svg:y2="3.691cm"><text:p/></draw:line><draw:line draw:style-name="gr6" svg:x1="10.023cm" svg:y1="3.882cm" svg:x2="10.023cm" svg:y2="3.755cm"><text:p/></draw:line><draw:line draw:style-name="gr6" svg:x1="10.087cm" svg:y1="3.946cm" svg:x2="10.023cm" svg:y2="3.882cm"><text:p/></draw:line><draw:line draw:style-name="gr6" svg:x1="10.023cm" svg:y1="3.754cm" svg:x2="10.087cm" svg:y2="3.691cm"><text:p/></draw:line><draw:line draw:style-name="gr6" svg:x1="10.214cm" svg:y1="3.691cm" svg:x2="10.087cm" svg:y2="3.691cm"><text:p/></draw:line><draw:line draw:style-name="gr6" svg:x1="10.087cm" svg:y1="3.691cm" svg:x2="10.214cm" svg:y2="3.691cm"><text:p/></draw:line><draw:line draw:style-name="gr6" svg:x1="10.214cm" svg:y1="3.692cm" svg:x2="10.277cm" svg:y2="3.628cm"><text:p/></draw:line><draw:line draw:style-name="gr6" svg:x1="10.277cm" svg:y1="3.628cm" svg:x2="10.277cm" svg:y2="3.501cm"><text:p/></draw:line><draw:line draw:style-name="gr6" svg:x1="10.277cm" svg:y1="3.5cm" svg:x2="10.214cm" svg:y2="3.437cm"><text:p/></draw:line><draw:line draw:style-name="gr6" svg:x1="10.023cm" svg:y1="3.628cm" svg:x2="10.023cm" svg:y2="3.501cm"><text:p/></draw:line><draw:line draw:style-name="gr6" svg:x1="10.087cm" svg:y1="3.692cm" svg:x2="10.023cm" svg:y2="3.628cm"><text:p/></draw:line><draw:line draw:style-name="gr6" svg:x1="10.023cm" svg:y1="3.5cm" svg:x2="10.087cm" svg:y2="3.437cm"><text:p/></draw:line><draw:line draw:style-name="gr6" svg:x1="10.214cm" svg:y1="3.437cm" svg:x2="10.087cm" svg:y2="3.437cm"><text:p/></draw:line><draw:line draw:style-name="gr6" svg:x1="10.087cm" svg:y1="3.437cm" svg:x2="10.214cm" svg:y2="3.437cm"><text:p/></draw:line><draw:line draw:style-name="gr6" svg:x1="10.214cm" svg:y1="3.438cm" svg:x2="10.277cm" svg:y2="3.374cm"><text:p/></draw:line><draw:line draw:style-name="gr6" svg:x1="10.277cm" svg:y1="3.374cm" svg:x2="10.277cm" svg:y2="3.247cm"><text:p/></draw:line><draw:line draw:style-name="gr6" svg:x1="10.277cm" svg:y1="3.246cm" svg:x2="10.214cm" svg:y2="3.183cm"><text:p/></draw:line><draw:line draw:style-name="gr6" svg:x1="10.023cm" svg:y1="3.374cm" svg:x2="10.023cm" svg:y2="3.247cm"><text:p/></draw:line><draw:line draw:style-name="gr6" svg:x1="10.087cm" svg:y1="3.438cm" svg:x2="10.023cm" svg:y2="3.374cm"><text:p/></draw:line><draw:line draw:style-name="gr6" svg:x1="10.023cm" svg:y1="3.246cm" svg:x2="10.087cm" svg:y2="3.183cm"><text:p/></draw:line><draw:line draw:style-name="gr6" svg:x1="10.214cm" svg:y1="3.183cm" svg:x2="10.087cm" svg:y2="3.183cm"><text:p/></draw:line><draw:line draw:style-name="gr6" svg:x1="10.087cm" svg:y1="3.183cm" svg:x2="10.214cm" svg:y2="3.183cm"><text:p/></draw:line><draw:line draw:style-name="gr6" svg:x1="10.214cm" svg:y1="3.184cm" svg:x2="10.277cm" svg:y2="3.12cm"><text:p/></draw:line><draw:line draw:style-name="gr6" svg:x1="10.277cm" svg:y1="3.12cm" svg:x2="10.277cm" svg:y2="2.993cm"><text:p/></draw:line><draw:line draw:style-name="gr6" svg:x1="10.277cm" svg:y1="2.992cm" svg:x2="10.214cm" svg:y2="2.929cm"><text:p/></draw:line><draw:line draw:style-name="gr6" svg:x1="10.023cm" svg:y1="3.12cm" svg:x2="10.023cm" svg:y2="2.993cm"><text:p/></draw:line><draw:line draw:style-name="gr6" svg:x1="10.087cm" svg:y1="3.184cm" svg:x2="10.023cm" svg:y2="3.12cm"><text:p/></draw:line><draw:line draw:style-name="gr6" svg:x1="10.023cm" svg:y1="2.992cm" svg:x2="10.087cm" svg:y2="2.929cm"><text:p/></draw:line><draw:line draw:style-name="gr6" svg:x1="10.214cm" svg:y1="2.929cm" svg:x2="10.087cm" svg:y2="2.929cm"><text:p/></draw:line><draw:line draw:style-name="gr6" svg:x1="10.087cm" svg:y1="2.929cm" svg:x2="10.214cm" svg:y2="2.929cm"><text:p/></draw:line><draw:line draw:style-name="gr6" svg:x1="10.214cm" svg:y1="2.93cm" svg:x2="10.277cm" svg:y2="2.866cm"><text:p/></draw:line><draw:line draw:style-name="gr6" svg:x1="10.277cm" svg:y1="2.866cm" svg:x2="10.277cm" svg:y2="2.739cm"><text:p/></draw:line><draw:line draw:style-name="gr6" svg:x1="10.277cm" svg:y1="2.738cm" svg:x2="10.214cm" svg:y2="2.675cm"><text:p/></draw:line><draw:line draw:style-name="gr6" svg:x1="10.023cm" svg:y1="2.866cm" svg:x2="10.023cm" svg:y2="2.739cm"><text:p/></draw:line><draw:line draw:style-name="gr6" svg:x1="10.087cm" svg:y1="2.93cm" svg:x2="10.023cm" svg:y2="2.866cm"><text:p/></draw:line><draw:line draw:style-name="gr6" svg:x1="10.023cm" svg:y1="2.738cm" svg:x2="10.087cm" svg:y2="2.675cm"><text:p/></draw:line><draw:line draw:style-name="gr6" svg:x1="10.214cm" svg:y1="2.675cm" svg:x2="10.087cm" svg:y2="2.675cm"><text:p/></draw:line><draw:line draw:style-name="gr6" svg:x1="10.087cm" svg:y1="2.675cm" svg:x2="10.214cm" svg:y2="2.675cm"><text:p/></draw:line><draw:line draw:style-name="gr6" svg:x1="10.214cm" svg:y1="2.676cm" svg:x2="10.277cm" svg:y2="2.612cm"><text:p/></draw:line><draw:line draw:style-name="gr6" svg:x1="10.277cm" svg:y1="2.612cm" svg:x2="10.277cm" svg:y2="2.485cm"><text:p/></draw:line><draw:line draw:style-name="gr6" svg:x1="10.277cm" svg:y1="2.484cm" svg:x2="10.214cm" svg:y2="2.421cm"><text:p/></draw:line><draw:line draw:style-name="gr6" svg:x1="10.023cm" svg:y1="2.612cm" svg:x2="10.023cm" svg:y2="2.485cm"><text:p/></draw:line><draw:line draw:style-name="gr6" svg:x1="10.087cm" svg:y1="2.676cm" svg:x2="10.023cm" svg:y2="2.612cm"><text:p/></draw:line><draw:line draw:style-name="gr6" svg:x1="10.023cm" svg:y1="2.484cm" svg:x2="10.087cm" svg:y2="2.421cm"><text:p/></draw:line><draw:line draw:style-name="gr6" svg:x1="10.214cm" svg:y1="2.421cm" svg:x2="10.087cm" svg:y2="2.421cm"><text:p/></draw:line><draw:line draw:style-name="gr6" svg:x1="10.087cm" svg:y1="2.421cm" svg:x2="10.214cm" svg:y2="2.421cm"><text:p/></draw:line><draw:line draw:style-name="gr6" svg:x1="10.214cm" svg:y1="2.422cm" svg:x2="10.277cm" svg:y2="2.358cm"><text:p/></draw:line><draw:line draw:style-name="gr6" svg:x1="10.277cm" svg:y1="2.358cm" svg:x2="10.277cm" svg:y2="2.231cm"><text:p/></draw:line><draw:line draw:style-name="gr6" svg:x1="10.277cm" svg:y1="2.23cm" svg:x2="10.214cm" svg:y2="2.167cm"><text:p/></draw:line><draw:line draw:style-name="gr6" svg:x1="10.023cm" svg:y1="2.358cm" svg:x2="10.023cm" svg:y2="2.231cm"><text:p/></draw:line><draw:line draw:style-name="gr6" svg:x1="10.087cm" svg:y1="2.422cm" svg:x2="10.023cm" svg:y2="2.358cm"><text:p/></draw:line><draw:line draw:style-name="gr6" svg:x1="10.023cm" svg:y1="2.23cm" svg:x2="10.087cm" svg:y2="2.167cm"><text:p/></draw:line><draw:line draw:style-name="gr6" svg:x1="10.214cm" svg:y1="2.167cm" svg:x2="10.087cm" svg:y2="2.167cm"><text:p/></draw:line><draw:line draw:style-name="gr6" svg:x1="10.087cm" svg:y1="2.167cm" svg:x2="10.214cm" svg:y2="2.167cm"><text:p/></draw:line><draw:line draw:style-name="gr6" svg:x1="10.214cm" svg:y1="2.168cm" svg:x2="10.277cm" svg:y2="2.104cm"><text:p/></draw:line><draw:line draw:style-name="gr6" svg:x1="10.277cm" svg:y1="2.104cm" svg:x2="10.277cm" svg:y2="1.977cm"><text:p/></draw:line><draw:line draw:style-name="gr6" svg:x1="10.277cm" svg:y1="1.976cm" svg:x2="10.214cm" svg:y2="1.913cm"><text:p/></draw:line><draw:line draw:style-name="gr6" svg:x1="10.023cm" svg:y1="2.104cm" svg:x2="10.023cm" svg:y2="1.977cm"><text:p/></draw:line><draw:line draw:style-name="gr6" svg:x1="10.087cm" svg:y1="2.168cm" svg:x2="10.023cm" svg:y2="2.104cm"><text:p/></draw:line><draw:line draw:style-name="gr6" svg:x1="10.023cm" svg:y1="1.976cm" svg:x2="10.087cm" svg:y2="1.913cm"><text:p/></draw:line><draw:line draw:style-name="gr6" svg:x1="10.214cm" svg:y1="1.913cm" svg:x2="10.087cm" svg:y2="1.913cm"><text:p/></draw:line><draw:line draw:style-name="gr6" svg:x1="10.087cm" svg:y1="1.913cm" svg:x2="10.214cm" svg:y2="1.913cm"><text:p/></draw:line><draw:line draw:style-name="gr6" svg:x1="10.214cm" svg:y1="1.914cm" svg:x2="10.277cm" svg:y2="1.85cm"><text:p/></draw:line><draw:line draw:style-name="gr6" svg:x1="10.277cm" svg:y1="1.85cm" svg:x2="10.277cm" svg:y2="1.723cm"><text:p/></draw:line><draw:line draw:style-name="gr6" svg:x1="10.277cm" svg:y1="1.722cm" svg:x2="10.214cm" svg:y2="1.659cm"><text:p/></draw:line><draw:line draw:style-name="gr6" svg:x1="10.023cm" svg:y1="1.85cm" svg:x2="10.023cm" svg:y2="1.723cm"><text:p/></draw:line><draw:line draw:style-name="gr6" svg:x1="10.087cm" svg:y1="1.914cm" svg:x2="10.023cm" svg:y2="1.85cm"><text:p/></draw:line><draw:line draw:style-name="gr6" svg:x1="10.023cm" svg:y1="1.722cm" svg:x2="10.087cm" svg:y2="1.659cm"><text:p/></draw:line><draw:line draw:style-name="gr6" svg:x1="10.214cm" svg:y1="1.659cm" svg:x2="10.087cm" svg:y2="1.659cm"><text:p/></draw:line><draw:line draw:style-name="gr6" svg:x1="10.087cm" svg:y1="1.659cm" svg:x2="10.214cm" svg:y2="1.659cm"><text:p/></draw:line><draw:line draw:style-name="gr6" svg:x1="10.214cm" svg:y1="1.66cm" svg:x2="10.277cm" svg:y2="1.596cm"><text:p/></draw:line><draw:line draw:style-name="gr6" svg:x1="10.277cm" svg:y1="1.596cm" svg:x2="10.277cm" svg:y2="1.471cm"><text:p/></draw:line><draw:line draw:style-name="gr6" svg:x1="10.277cm" svg:y1="1.47cm" svg:x2="10.214cm" svg:y2="1.407cm"><text:p/></draw:line><draw:line draw:style-name="gr6" svg:x1="10.023cm" svg:y1="1.596cm" svg:x2="10.023cm" svg:y2="1.471cm"><text:p/></draw:line><draw:line draw:style-name="gr6" svg:x1="10.087cm" svg:y1="1.66cm" svg:x2="10.023cm" svg:y2="1.596cm"><text:p/></draw:line><draw:line draw:style-name="gr6" svg:x1="10.023cm" svg:y1="1.47cm" svg:x2="10.087cm" svg:y2="1.407cm"><text:p/></draw:line><draw:line draw:style-name="gr6" svg:x1="10.214cm" svg:y1="1.407cm" svg:x2="10.087cm" svg:y2="1.407cm"><text:p/></draw:line><draw:line draw:style-name="gr6" svg:x1="10.087cm" svg:y1="1.407cm" svg:x2="10.214cm" svg:y2="1.407cm"><text:p/></draw:line><draw:line draw:style-name="gr6" svg:x1="10.214cm" svg:y1="1.408cm" svg:x2="10.277cm" svg:y2="1.344cm"><text:p/></draw:line><draw:line draw:style-name="gr6" svg:x1="10.277cm" svg:y1="1.344cm" svg:x2="10.277cm" svg:y2="1.217cm"><text:p/></draw:line><draw:line draw:style-name="gr6" svg:x1="10.277cm" svg:y1="1.216cm" svg:x2="10.214cm" svg:y2="1.153cm"><text:p/></draw:line><draw:line draw:style-name="gr6" svg:x1="10.023cm" svg:y1="1.344cm" svg:x2="10.023cm" svg:y2="1.217cm"><text:p/></draw:line><draw:line draw:style-name="gr6" svg:x1="10.087cm" svg:y1="1.408cm" svg:x2="10.023cm" svg:y2="1.344cm"><text:p/></draw:line><draw:line draw:style-name="gr6" svg:x1="10.023cm" svg:y1="1.216cm" svg:x2="10.087cm" svg:y2="1.153cm"><text:p/></draw:line><draw:line draw:style-name="gr6" svg:x1="10.214cm" svg:y1="1.153cm" svg:x2="10.087cm" svg:y2="1.153cm"><text:p/></draw:line><draw:line draw:style-name="gr6" svg:x1="10.087cm" svg:y1="1.153cm" svg:x2="10.214cm" svg:y2="1.153cm"><text:p/></draw:line><draw:line draw:style-name="gr6" svg:x1="10.214cm" svg:y1="1.154cm" svg:x2="10.277cm" svg:y2="1.09cm"><text:p/></draw:line><draw:line draw:style-name="gr6" svg:x1="10.277cm" svg:y1="1.09cm" svg:x2="10.277cm" svg:y2="0.963cm"><text:p/></draw:line><draw:line draw:style-name="gr6" svg:x1="10.277cm" svg:y1="0.962cm" svg:x2="10.214cm" svg:y2="0.899cm"><text:p/></draw:line><draw:line draw:style-name="gr6" svg:x1="10.023cm" svg:y1="1.09cm" svg:x2="10.023cm" svg:y2="0.963cm"><text:p/></draw:line><draw:line draw:style-name="gr6" svg:x1="10.087cm" svg:y1="1.154cm" svg:x2="10.023cm" svg:y2="1.09cm"><text:p/></draw:line><draw:line draw:style-name="gr6" svg:x1="10.023cm" svg:y1="0.962cm" svg:x2="10.087cm" svg:y2="0.899cm"><text:p/></draw:line><draw:line draw:style-name="gr6" svg:x1="10.214cm" svg:y1="0.899cm" svg:x2="10.087cm" svg:y2="0.899cm"><text:p/></draw:line><draw:line draw:style-name="gr6" svg:x1="10.087cm" svg:y1="0.899cm" svg:x2="10.214cm" svg:y2="0.899cm"><text:p/></draw:line><draw:line draw:style-name="gr6" svg:x1="10.214cm" svg:y1="0.9cm" svg:x2="10.277cm" svg:y2="0.836cm"><text:p/></draw:line><draw:line draw:style-name="gr6" svg:x1="10.277cm" svg:y1="0.836cm" svg:x2="10.277cm" svg:y2="0.709cm"><text:p/></draw:line><draw:line draw:style-name="gr6" svg:x1="10.277cm" svg:y1="0.708cm" svg:x2="10.214cm" svg:y2="0.645cm"><text:p/></draw:line><draw:line draw:style-name="gr6" svg:x1="10.023cm" svg:y1="0.836cm" svg:x2="10.023cm" svg:y2="0.709cm"><text:p/></draw:line><draw:line draw:style-name="gr6" svg:x1="10.087cm" svg:y1="0.9cm" svg:x2="10.023cm" svg:y2="0.836cm"><text:p/></draw:line><draw:line draw:style-name="gr6" svg:x1="10.023cm" svg:y1="0.708cm" svg:x2="10.087cm" svg:y2="0.645cm"><text:p/></draw:line><draw:line draw:style-name="gr6" svg:x1="10.214cm" svg:y1="0.645cm" svg:x2="10.087cm" svg:y2="0.645cm"><text:p/></draw:line><draw:line draw:style-name="gr6" svg:x1="12.881cm" svg:y1="2.167cm" svg:x2="13.008cm" svg:y2="2.167cm"><text:p/></draw:line><draw:line draw:style-name="gr6" svg:x1="13.008cm" svg:y1="2.168cm" svg:x2="13.071cm" svg:y2="2.104cm"><text:p/></draw:line><draw:line draw:style-name="gr6" svg:x1="13.071cm" svg:y1="2.104cm" svg:x2="13.071cm" svg:y2="1.977cm"><text:p/></draw:line><draw:line draw:style-name="gr6" svg:x1="13.071cm" svg:y1="1.976cm" svg:x2="13.008cm" svg:y2="1.913cm"><text:p/></draw:line><draw:line draw:style-name="gr6" svg:x1="12.817cm" svg:y1="2.104cm" svg:x2="12.817cm" svg:y2="1.977cm"><text:p/></draw:line><draw:line draw:style-name="gr6" svg:x1="12.881cm" svg:y1="2.168cm" svg:x2="12.817cm" svg:y2="2.104cm"><text:p/></draw:line><draw:line draw:style-name="gr6" svg:x1="12.817cm" svg:y1="1.976cm" svg:x2="12.881cm" svg:y2="1.913cm"><text:p/></draw:line><draw:line draw:style-name="gr6" svg:x1="13.008cm" svg:y1="1.913cm" svg:x2="12.881cm" svg:y2="1.913cm"><text:p/></draw:line><draw:line draw:style-name="gr6" svg:x1="12.881cm" svg:y1="1.913cm" svg:x2="13.008cm" svg:y2="1.913cm"><text:p/></draw:line><draw:line draw:style-name="gr6" svg:x1="13.008cm" svg:y1="1.914cm" svg:x2="13.071cm" svg:y2="1.85cm"><text:p/></draw:line><draw:line draw:style-name="gr6" svg:x1="13.071cm" svg:y1="1.85cm" svg:x2="13.071cm" svg:y2="1.723cm"><text:p/></draw:line><draw:line draw:style-name="gr6" svg:x1="13.071cm" svg:y1="1.722cm" svg:x2="13.008cm" svg:y2="1.659cm"><text:p/></draw:line><draw:line draw:style-name="gr6" svg:x1="12.817cm" svg:y1="1.85cm" svg:x2="12.817cm" svg:y2="1.723cm"><text:p/></draw:line><draw:line draw:style-name="gr6" svg:x1="12.881cm" svg:y1="1.914cm" svg:x2="12.817cm" svg:y2="1.85cm"><text:p/></draw:line><draw:line draw:style-name="gr6" svg:x1="12.817cm" svg:y1="1.722cm" svg:x2="12.881cm" svg:y2="1.659cm"><text:p/></draw:line><draw:line draw:style-name="gr6" svg:x1="13.008cm" svg:y1="1.659cm" svg:x2="12.881cm" svg:y2="1.659cm"><text:p/></draw:line><draw:line draw:style-name="gr6" svg:x1="12.881cm" svg:y1="1.659cm" svg:x2="13.008cm" svg:y2="1.659cm"><text:p/></draw:line><draw:line draw:style-name="gr6" svg:x1="13.008cm" svg:y1="1.66cm" svg:x2="13.071cm" svg:y2="1.596cm"><text:p/></draw:line><draw:line draw:style-name="gr6" svg:x1="13.071cm" svg:y1="1.596cm" svg:x2="13.071cm" svg:y2="1.471cm"><text:p/></draw:line><draw:line draw:style-name="gr6" svg:x1="13.071cm" svg:y1="1.47cm" svg:x2="13.008cm" svg:y2="1.407cm"><text:p/></draw:line><draw:line draw:style-name="gr6" svg:x1="12.817cm" svg:y1="1.596cm" svg:x2="12.817cm" svg:y2="1.471cm"><text:p/></draw:line><draw:line draw:style-name="gr6" svg:x1="12.881cm" svg:y1="1.66cm" svg:x2="12.817cm" svg:y2="1.596cm"><text:p/></draw:line><draw:line draw:style-name="gr6" svg:x1="12.817cm" svg:y1="1.47cm" svg:x2="12.881cm" svg:y2="1.407cm"><text:p/></draw:line><draw:line draw:style-name="gr6" svg:x1="13.008cm" svg:y1="1.407cm" svg:x2="12.881cm" svg:y2="1.407cm"><text:p/></draw:line><draw:line draw:style-name="gr6" svg:x1="12.881cm" svg:y1="1.407cm" svg:x2="13.008cm" svg:y2="1.407cm"><text:p/></draw:line><draw:line draw:style-name="gr6" svg:x1="13.008cm" svg:y1="1.408cm" svg:x2="13.071cm" svg:y2="1.344cm"><text:p/></draw:line><draw:line draw:style-name="gr6" svg:x1="13.071cm" svg:y1="1.344cm" svg:x2="13.071cm" svg:y2="1.217cm"><text:p/></draw:line><draw:line draw:style-name="gr6" svg:x1="13.071cm" svg:y1="1.216cm" svg:x2="13.008cm" svg:y2="1.153cm"><text:p/></draw:line><draw:line draw:style-name="gr6" svg:x1="12.817cm" svg:y1="1.344cm" svg:x2="12.817cm" svg:y2="1.217cm"><text:p/></draw:line><draw:line draw:style-name="gr6" svg:x1="12.881cm" svg:y1="1.408cm" svg:x2="12.817cm" svg:y2="1.344cm"><text:p/></draw:line><draw:line draw:style-name="gr6" svg:x1="12.817cm" svg:y1="1.216cm" svg:x2="12.881cm" svg:y2="1.153cm"><text:p/></draw:line><draw:line draw:style-name="gr6" svg:x1="13.008cm" svg:y1="1.153cm" svg:x2="12.881cm" svg:y2="1.153cm"><text:p/></draw:line><draw:line draw:style-name="gr6" svg:x1="12.881cm" svg:y1="1.153cm" svg:x2="13.008cm" svg:y2="1.153cm"><text:p/></draw:line><draw:line draw:style-name="gr6" svg:x1="13.008cm" svg:y1="1.154cm" svg:x2="13.071cm" svg:y2="1.09cm"><text:p/></draw:line><draw:line draw:style-name="gr6" svg:x1="13.071cm" svg:y1="1.09cm" svg:x2="13.071cm" svg:y2="0.963cm"><text:p/></draw:line><draw:line draw:style-name="gr6" svg:x1="13.071cm" svg:y1="0.962cm" svg:x2="13.008cm" svg:y2="0.899cm"><text:p/></draw:line><draw:line draw:style-name="gr6" svg:x1="12.817cm" svg:y1="1.09cm" svg:x2="12.817cm" svg:y2="0.963cm"><text:p/></draw:line><draw:line draw:style-name="gr6" svg:x1="12.881cm" svg:y1="1.154cm" svg:x2="12.817cm" svg:y2="1.09cm"><text:p/></draw:line><draw:line draw:style-name="gr6" svg:x1="12.817cm" svg:y1="0.962cm" svg:x2="12.881cm" svg:y2="0.899cm"><text:p/></draw:line><draw:line draw:style-name="gr6" svg:x1="13.008cm" svg:y1="0.899cm" svg:x2="12.881cm" svg:y2="0.899cm"><text:p/></draw:line><draw:line draw:style-name="gr6" svg:x1="12.881cm" svg:y1="0.899cm" svg:x2="13.008cm" svg:y2="0.899cm"><text:p/></draw:line><draw:line draw:style-name="gr6" svg:x1="13.008cm" svg:y1="0.9cm" svg:x2="13.071cm" svg:y2="0.836cm"><text:p/></draw:line><draw:line draw:style-name="gr6" svg:x1="13.071cm" svg:y1="0.836cm" svg:x2="13.071cm" svg:y2="0.709cm"><text:p/></draw:line><draw:line draw:style-name="gr6" svg:x1="13.071cm" svg:y1="0.708cm" svg:x2="13.008cm" svg:y2="0.645cm"><text:p/></draw:line><draw:line draw:style-name="gr6" svg:x1="12.817cm" svg:y1="0.836cm" svg:x2="12.817cm" svg:y2="0.709cm"><text:p/></draw:line><draw:line draw:style-name="gr6" svg:x1="12.881cm" svg:y1="0.9cm" svg:x2="12.817cm" svg:y2="0.836cm"><text:p/></draw:line><draw:line draw:style-name="gr6" svg:x1="12.817cm" svg:y1="0.708cm" svg:x2="12.881cm" svg:y2="0.645cm"><text:p/></draw:line><draw:line draw:style-name="gr6" svg:x1="13.008cm" svg:y1="0.645cm" svg:x2="12.881cm" svg:y2="0.645cm"><text:p/></draw:line><draw:line draw:style-name="gr6" svg:x1="11.039cm" svg:y1="0.709cm" svg:x2="11.039cm" svg:y2="0.836cm"><text:p/></draw:line><draw:line draw:style-name="gr6" svg:x1="11.039cm" svg:y1="0.836cm" svg:x2="11.103cm" svg:y2="0.9cm"><text:p/></draw:line><draw:line draw:style-name="gr6" svg:x1="11.103cm" svg:y1="0.899cm" svg:x2="11.23cm" svg:y2="0.899cm"><text:p/></draw:line><draw:line draw:style-name="gr6" svg:x1="11.23cm" svg:y1="0.9cm" svg:x2="11.293cm" svg:y2="0.836cm"><text:p/></draw:line><draw:line draw:style-name="gr6" svg:x1="11.103cm" svg:y1="0.645cm" svg:x2="11.23cm" svg:y2="0.645cm"><text:p/></draw:line><draw:line draw:style-name="gr6" svg:x1="11.039cm" svg:y1="0.708cm" svg:x2="11.103cm" svg:y2="0.645cm"><text:p/></draw:line><draw:line draw:style-name="gr6" svg:x1="11.23cm" svg:y1="0.645cm" svg:x2="11.293cm" svg:y2="0.708cm"><text:p/></draw:line><draw:line draw:style-name="gr6" svg:x1="11.293cm" svg:y1="0.836cm" svg:x2="11.293cm" svg:y2="0.709cm"><text:p/></draw:line><draw:line draw:style-name="gr6" svg:x1="10.785cm" svg:y1="0.709cm" svg:x2="10.785cm" svg:y2="0.836cm"><text:p/></draw:line><draw:line draw:style-name="gr6" svg:x1="10.785cm" svg:y1="0.836cm" svg:x2="10.849cm" svg:y2="0.9cm"><text:p/></draw:line><draw:line draw:style-name="gr6" svg:x1="10.849cm" svg:y1="0.899cm" svg:x2="10.976cm" svg:y2="0.899cm"><text:p/></draw:line><draw:line draw:style-name="gr6" svg:x1="10.976cm" svg:y1="0.9cm" svg:x2="11.039cm" svg:y2="0.836cm"><text:p/></draw:line><draw:line draw:style-name="gr6" svg:x1="10.849cm" svg:y1="0.645cm" svg:x2="10.976cm" svg:y2="0.645cm"><text:p/></draw:line><draw:line draw:style-name="gr6" svg:x1="10.785cm" svg:y1="0.708cm" svg:x2="10.849cm" svg:y2="0.645cm"><text:p/></draw:line><draw:line draw:style-name="gr6" svg:x1="10.976cm" svg:y1="0.645cm" svg:x2="11.039cm" svg:y2="0.708cm"><text:p/></draw:line><draw:line draw:style-name="gr6" svg:x1="11.039cm" svg:y1="0.836cm" svg:x2="11.039cm" svg:y2="0.709cm"><text:p/></draw:line><draw:line draw:style-name="gr6" svg:x1="10.531cm" svg:y1="0.709cm" svg:x2="10.531cm" svg:y2="0.836cm"><text:p/></draw:line><draw:line draw:style-name="gr6" svg:x1="10.531cm" svg:y1="0.836cm" svg:x2="10.595cm" svg:y2="0.9cm"><text:p/></draw:line><draw:line draw:style-name="gr6" svg:x1="10.595cm" svg:y1="0.899cm" svg:x2="10.722cm" svg:y2="0.899cm"><text:p/></draw:line><draw:line draw:style-name="gr6" svg:x1="10.722cm" svg:y1="0.9cm" svg:x2="10.785cm" svg:y2="0.836cm"><text:p/></draw:line><draw:line draw:style-name="gr6" svg:x1="10.595cm" svg:y1="0.645cm" svg:x2="10.722cm" svg:y2="0.645cm"><text:p/></draw:line><draw:line draw:style-name="gr6" svg:x1="10.531cm" svg:y1="0.708cm" svg:x2="10.595cm" svg:y2="0.645cm"><text:p/></draw:line><draw:line draw:style-name="gr6" svg:x1="10.722cm" svg:y1="0.645cm" svg:x2="10.785cm" svg:y2="0.708cm"><text:p/></draw:line><draw:line draw:style-name="gr6" svg:x1="10.785cm" svg:y1="0.836cm" svg:x2="10.785cm" svg:y2="0.709cm"><text:p/></draw:line><draw:line draw:style-name="gr6" svg:x1="10.277cm" svg:y1="0.709cm" svg:x2="10.277cm" svg:y2="0.836cm"><text:p/></draw:line><draw:line draw:style-name="gr6" svg:x1="10.277cm" svg:y1="0.836cm" svg:x2="10.341cm" svg:y2="0.9cm"><text:p/></draw:line><draw:line draw:style-name="gr6" svg:x1="10.341cm" svg:y1="0.899cm" svg:x2="10.468cm" svg:y2="0.899cm"><text:p/></draw:line><draw:line draw:style-name="gr6" svg:x1="10.468cm" svg:y1="0.9cm" svg:x2="10.531cm" svg:y2="0.836cm"><text:p/></draw:line><draw:line draw:style-name="gr6" svg:x1="10.341cm" svg:y1="0.645cm" svg:x2="10.468cm" svg:y2="0.645cm"><text:p/></draw:line><draw:line draw:style-name="gr6" svg:x1="10.277cm" svg:y1="0.708cm" svg:x2="10.341cm" svg:y2="0.645cm"><text:p/></draw:line><draw:line draw:style-name="gr6" svg:x1="10.468cm" svg:y1="0.645cm" svg:x2="10.531cm" svg:y2="0.708cm"><text:p/></draw:line><draw:line draw:style-name="gr6" svg:x1="10.531cm" svg:y1="0.836cm" svg:x2="10.531cm" svg:y2="0.709cm"><text:p/></draw:line><draw:line draw:style-name="gr6" svg:x1="12.881cm" svg:y1="3.691cm" svg:x2="13.008cm" svg:y2="3.691cm"><text:p/></draw:line><draw:line draw:style-name="gr6" svg:x1="13.008cm" svg:y1="3.692cm" svg:x2="13.071cm" svg:y2="3.628cm"><text:p/></draw:line><draw:line draw:style-name="gr6" svg:x1="13.071cm" svg:y1="3.628cm" svg:x2="13.071cm" svg:y2="3.501cm"><text:p/></draw:line><draw:line draw:style-name="gr6" svg:x1="13.071cm" svg:y1="3.5cm" svg:x2="13.008cm" svg:y2="3.437cm"><text:p/></draw:line><draw:line draw:style-name="gr6" svg:x1="12.817cm" svg:y1="3.628cm" svg:x2="12.817cm" svg:y2="3.501cm"><text:p/></draw:line><draw:line draw:style-name="gr6" svg:x1="12.881cm" svg:y1="3.692cm" svg:x2="12.817cm" svg:y2="3.628cm"><text:p/></draw:line><draw:line draw:style-name="gr6" svg:x1="12.817cm" svg:y1="3.5cm" svg:x2="12.881cm" svg:y2="3.437cm"><text:p/></draw:line><draw:line draw:style-name="gr6" svg:x1="13.008cm" svg:y1="3.437cm" svg:x2="12.881cm" svg:y2="3.437cm"><text:p/></draw:line><draw:line draw:style-name="gr6" svg:x1="12.881cm" svg:y1="3.437cm" svg:x2="13.008cm" svg:y2="3.437cm"><text:p/></draw:line><draw:line draw:style-name="gr6" svg:x1="13.008cm" svg:y1="3.438cm" svg:x2="13.071cm" svg:y2="3.374cm"><text:p/></draw:line><draw:line draw:style-name="gr6" svg:x1="13.071cm" svg:y1="3.374cm" svg:x2="13.071cm" svg:y2="3.247cm"><text:p/></draw:line><draw:line draw:style-name="gr6" svg:x1="13.071cm" svg:y1="3.246cm" svg:x2="13.008cm" svg:y2="3.183cm"><text:p/></draw:line><draw:line draw:style-name="gr6" svg:x1="12.817cm" svg:y1="3.374cm" svg:x2="12.817cm" svg:y2="3.247cm"><text:p/></draw:line><draw:line draw:style-name="gr6" svg:x1="12.881cm" svg:y1="3.438cm" svg:x2="12.817cm" svg:y2="3.374cm"><text:p/></draw:line><draw:line draw:style-name="gr6" svg:x1="12.817cm" svg:y1="3.246cm" svg:x2="12.881cm" svg:y2="3.183cm"><text:p/></draw:line><draw:line draw:style-name="gr6" svg:x1="13.008cm" svg:y1="3.183cm" svg:x2="12.881cm" svg:y2="3.183cm"><text:p/></draw:line><draw:line draw:style-name="gr6" svg:x1="12.881cm" svg:y1="3.183cm" svg:x2="13.008cm" svg:y2="3.183cm"><text:p/></draw:line><draw:line draw:style-name="gr6" svg:x1="13.008cm" svg:y1="3.184cm" svg:x2="13.071cm" svg:y2="3.12cm"><text:p/></draw:line><draw:line draw:style-name="gr6" svg:x1="13.071cm" svg:y1="3.12cm" svg:x2="13.071cm" svg:y2="2.993cm"><text:p/></draw:line><draw:line draw:style-name="gr6" svg:x1="13.071cm" svg:y1="2.992cm" svg:x2="13.008cm" svg:y2="2.929cm"><text:p/></draw:line><draw:line draw:style-name="gr6" svg:x1="12.817cm" svg:y1="3.12cm" svg:x2="12.817cm" svg:y2="2.993cm"><text:p/></draw:line><draw:line draw:style-name="gr6" svg:x1="12.881cm" svg:y1="3.184cm" svg:x2="12.817cm" svg:y2="3.12cm"><text:p/></draw:line><draw:line draw:style-name="gr6" svg:x1="12.817cm" svg:y1="2.992cm" svg:x2="12.881cm" svg:y2="2.929cm"><text:p/></draw:line><draw:line draw:style-name="gr6" svg:x1="13.008cm" svg:y1="2.929cm" svg:x2="12.881cm" svg:y2="2.929cm"><text:p/></draw:line><draw:line draw:style-name="gr6" svg:x1="12.881cm" svg:y1="2.929cm" svg:x2="13.008cm" svg:y2="2.929cm"><text:p/></draw:line><draw:line draw:style-name="gr6" svg:x1="13.008cm" svg:y1="2.93cm" svg:x2="13.071cm" svg:y2="2.866cm"><text:p/></draw:line><draw:line draw:style-name="gr6" svg:x1="13.071cm" svg:y1="2.866cm" svg:x2="13.071cm" svg:y2="2.739cm"><text:p/></draw:line><draw:line draw:style-name="gr6" svg:x1="13.071cm" svg:y1="2.738cm" svg:x2="13.008cm" svg:y2="2.675cm"><text:p/></draw:line><draw:line draw:style-name="gr6" svg:x1="12.817cm" svg:y1="2.866cm" svg:x2="12.817cm" svg:y2="2.739cm"><text:p/></draw:line><draw:line draw:style-name="gr6" svg:x1="12.881cm" svg:y1="2.93cm" svg:x2="12.817cm" svg:y2="2.866cm"><text:p/></draw:line><draw:line draw:style-name="gr6" svg:x1="12.817cm" svg:y1="2.738cm" svg:x2="12.881cm" svg:y2="2.675cm"><text:p/></draw:line><draw:line draw:style-name="gr6" svg:x1="13.008cm" svg:y1="2.675cm" svg:x2="12.881cm" svg:y2="2.675cm"><text:p/></draw:line><draw:line draw:style-name="gr6" svg:x1="12.881cm" svg:y1="2.675cm" svg:x2="13.008cm" svg:y2="2.675cm"><text:p/></draw:line><draw:line draw:style-name="gr6" svg:x1="13.008cm" svg:y1="2.676cm" svg:x2="13.071cm" svg:y2="2.612cm"><text:p/></draw:line><draw:line draw:style-name="gr6" svg:x1="13.071cm" svg:y1="2.612cm" svg:x2="13.071cm" svg:y2="2.485cm"><text:p/></draw:line><draw:line draw:style-name="gr6" svg:x1="13.071cm" svg:y1="2.484cm" svg:x2="13.008cm" svg:y2="2.421cm"><text:p/></draw:line><draw:line draw:style-name="gr6" svg:x1="12.817cm" svg:y1="2.612cm" svg:x2="12.817cm" svg:y2="2.485cm"><text:p/></draw:line><draw:line draw:style-name="gr6" svg:x1="12.881cm" svg:y1="2.676cm" svg:x2="12.817cm" svg:y2="2.612cm"><text:p/></draw:line><draw:line draw:style-name="gr6" svg:x1="12.817cm" svg:y1="2.484cm" svg:x2="12.881cm" svg:y2="2.421cm"><text:p/></draw:line><draw:line draw:style-name="gr6" svg:x1="13.008cm" svg:y1="2.421cm" svg:x2="12.881cm" svg:y2="2.421cm"><text:p/></draw:line><draw:line draw:style-name="gr6" svg:x1="12.881cm" svg:y1="2.421cm" svg:x2="13.008cm" svg:y2="2.421cm"><text:p/></draw:line><draw:line draw:style-name="gr6" svg:x1="13.008cm" svg:y1="2.422cm" svg:x2="13.071cm" svg:y2="2.358cm"><text:p/></draw:line><draw:line draw:style-name="gr6" svg:x1="13.071cm" svg:y1="2.358cm" svg:x2="13.071cm" svg:y2="2.231cm"><text:p/></draw:line><draw:line draw:style-name="gr6" svg:x1="13.071cm" svg:y1="2.23cm" svg:x2="13.008cm" svg:y2="2.167cm"><text:p/></draw:line><draw:line draw:style-name="gr6" svg:x1="12.817cm" svg:y1="2.358cm" svg:x2="12.817cm" svg:y2="2.231cm"><text:p/></draw:line><draw:line draw:style-name="gr6" svg:x1="12.881cm" svg:y1="2.422cm" svg:x2="12.817cm" svg:y2="2.358cm"><text:p/></draw:line><draw:line draw:style-name="gr6" svg:x1="12.817cm" svg:y1="2.23cm" svg:x2="12.881cm" svg:y2="2.167cm"><text:p/></draw:line><draw:line draw:style-name="gr6" svg:x1="13.008cm" svg:y1="2.167cm" svg:x2="12.881cm" svg:y2="2.167cm"><text:p/></draw:line><draw:line draw:style-name="gr6" svg:x1="12.881cm" svg:y1="4.705cm" svg:x2="13.008cm" svg:y2="4.705cm"><text:p/></draw:line><draw:line draw:style-name="gr6" svg:x1="13.008cm" svg:y1="4.705cm" svg:x2="13.071cm" svg:y2="4.644cm"><text:p/></draw:line><draw:line draw:style-name="gr6" svg:x1="13.071cm" svg:y1="4.644cm" svg:x2="13.071cm" svg:y2="4.517cm"><text:p/></draw:line><draw:line draw:style-name="gr6" svg:x1="13.071cm" svg:y1="4.516cm" svg:x2="13.008cm" svg:y2="4.453cm"><text:p/></draw:line><draw:line draw:style-name="gr6" svg:x1="12.817cm" svg:y1="4.644cm" svg:x2="12.817cm" svg:y2="4.517cm"><text:p/></draw:line><draw:line draw:style-name="gr6" svg:x1="12.881cm" svg:y1="4.705cm" svg:x2="12.817cm" svg:y2="4.644cm"><text:p/></draw:line><draw:line draw:style-name="gr6" svg:x1="12.817cm" svg:y1="4.516cm" svg:x2="12.881cm" svg:y2="4.453cm"><text:p/></draw:line><draw:line draw:style-name="gr6" svg:x1="13.008cm" svg:y1="4.453cm" svg:x2="12.881cm" svg:y2="4.453cm"><text:p/></draw:line><draw:line draw:style-name="gr6" svg:x1="12.881cm" svg:y1="4.453cm" svg:x2="13.008cm" svg:y2="4.453cm"><text:p/></draw:line><draw:line draw:style-name="gr6" svg:x1="13.008cm" svg:y1="4.454cm" svg:x2="13.071cm" svg:y2="4.39cm"><text:p/></draw:line><draw:line draw:style-name="gr6" svg:x1="13.071cm" svg:y1="4.39cm" svg:x2="13.071cm" svg:y2="4.263cm"><text:p/></draw:line><draw:line draw:style-name="gr6" svg:x1="13.071cm" svg:y1="4.262cm" svg:x2="13.008cm" svg:y2="4.199cm"><text:p/></draw:line><draw:line draw:style-name="gr6" svg:x1="12.817cm" svg:y1="4.39cm" svg:x2="12.817cm" svg:y2="4.263cm"><text:p/></draw:line><draw:line draw:style-name="gr6" svg:x1="12.881cm" svg:y1="4.454cm" svg:x2="12.817cm" svg:y2="4.39cm"><text:p/></draw:line><draw:line draw:style-name="gr6" svg:x1="12.817cm" svg:y1="4.262cm" svg:x2="12.881cm" svg:y2="4.199cm"><text:p/></draw:line><draw:line draw:style-name="gr6" svg:x1="13.008cm" svg:y1="4.199cm" svg:x2="12.881cm" svg:y2="4.199cm"><text:p/></draw:line><draw:line draw:style-name="gr6" svg:x1="12.881cm" svg:y1="4.199cm" svg:x2="13.008cm" svg:y2="4.199cm"><text:p/></draw:line><draw:line draw:style-name="gr6" svg:x1="13.008cm" svg:y1="4.2cm" svg:x2="13.071cm" svg:y2="4.136cm"><text:p/></draw:line><draw:line draw:style-name="gr6" svg:x1="13.071cm" svg:y1="4.136cm" svg:x2="13.071cm" svg:y2="4.009cm"><text:p/></draw:line><draw:line draw:style-name="gr6" svg:x1="13.071cm" svg:y1="4.008cm" svg:x2="13.008cm" svg:y2="3.945cm"><text:p/></draw:line><draw:line draw:style-name="gr6" svg:x1="12.817cm" svg:y1="4.136cm" svg:x2="12.817cm" svg:y2="4.009cm"><text:p/></draw:line><draw:line draw:style-name="gr6" svg:x1="12.881cm" svg:y1="4.2cm" svg:x2="12.817cm" svg:y2="4.136cm"><text:p/></draw:line><draw:line draw:style-name="gr6" svg:x1="12.817cm" svg:y1="4.008cm" svg:x2="12.881cm" svg:y2="3.945cm"><text:p/></draw:line><draw:line draw:style-name="gr6" svg:x1="13.008cm" svg:y1="3.945cm" svg:x2="12.881cm" svg:y2="3.945cm"><text:p/></draw:line><draw:line draw:style-name="gr6" svg:x1="12.881cm" svg:y1="3.945cm" svg:x2="13.008cm" svg:y2="3.945cm"><text:p/></draw:line><draw:line draw:style-name="gr6" svg:x1="13.008cm" svg:y1="3.946cm" svg:x2="13.071cm" svg:y2="3.882cm"><text:p/></draw:line><draw:line draw:style-name="gr6" svg:x1="13.071cm" svg:y1="3.882cm" svg:x2="13.071cm" svg:y2="3.755cm"><text:p/></draw:line><draw:line draw:style-name="gr6" svg:x1="13.071cm" svg:y1="3.754cm" svg:x2="13.008cm" svg:y2="3.691cm"><text:p/></draw:line><draw:line draw:style-name="gr6" svg:x1="12.817cm" svg:y1="3.882cm" svg:x2="12.817cm" svg:y2="3.755cm"><text:p/></draw:line><draw:line draw:style-name="gr6" svg:x1="12.881cm" svg:y1="3.946cm" svg:x2="12.817cm" svg:y2="3.882cm"><text:p/></draw:line><draw:line draw:style-name="gr6" svg:x1="12.817cm" svg:y1="3.754cm" svg:x2="12.881cm" svg:y2="3.691cm"><text:p/></draw:line><draw:line draw:style-name="gr6" svg:x1="13.008cm" svg:y1="3.691cm" svg:x2="12.881cm" svg:y2="3.691cm"><text:p/></draw:line><draw:line draw:style-name="gr6" svg:x1="12.881cm" svg:y1="6.229cm" svg:x2="13.008cm" svg:y2="6.229cm"><text:p/></draw:line><draw:line draw:style-name="gr6" svg:x1="13.008cm" svg:y1="6.228cm" svg:x2="13.071cm" svg:y2="6.165cm"><text:p/></draw:line><draw:line draw:style-name="gr6" svg:x1="13.071cm" svg:y1="6.165cm" svg:x2="13.071cm" svg:y2="6.038cm"><text:p/></draw:line><draw:line draw:style-name="gr6" svg:x1="13.071cm" svg:y1="6.039cm" svg:x2="13.008cm" svg:y2="5.975cm"><text:p/></draw:line><draw:line draw:style-name="gr6" svg:x1="12.817cm" svg:y1="6.165cm" svg:x2="12.817cm" svg:y2="6.038cm"><text:p/></draw:line><draw:line draw:style-name="gr6" svg:x1="12.881cm" svg:y1="6.228cm" svg:x2="12.817cm" svg:y2="6.165cm"><text:p/></draw:line><draw:line draw:style-name="gr6" svg:x1="12.817cm" svg:y1="6.039cm" svg:x2="12.881cm" svg:y2="5.975cm"><text:p/></draw:line><draw:line draw:style-name="gr6" svg:x1="13.008cm" svg:y1="5.975cm" svg:x2="12.881cm" svg:y2="5.975cm"><text:p/></draw:line><draw:line draw:style-name="gr6" svg:x1="12.881cm" svg:y1="5.975cm" svg:x2="13.008cm" svg:y2="5.975cm"><text:p/></draw:line><draw:line draw:style-name="gr6" svg:x1="13.008cm" svg:y1="5.974cm" svg:x2="13.071cm" svg:y2="5.911cm"><text:p/></draw:line><draw:line draw:style-name="gr6" svg:x1="13.071cm" svg:y1="5.911cm" svg:x2="13.071cm" svg:y2="5.784cm"><text:p/></draw:line><draw:line draw:style-name="gr6" svg:x1="13.071cm" svg:y1="5.785cm" svg:x2="13.008cm" svg:y2="5.721cm"><text:p/></draw:line><draw:line draw:style-name="gr6" svg:x1="12.817cm" svg:y1="5.911cm" svg:x2="12.817cm" svg:y2="5.784cm"><text:p/></draw:line><draw:line draw:style-name="gr6" svg:x1="12.881cm" svg:y1="5.974cm" svg:x2="12.817cm" svg:y2="5.911cm"><text:p/></draw:line><draw:line draw:style-name="gr6" svg:x1="12.817cm" svg:y1="5.785cm" svg:x2="12.881cm" svg:y2="5.721cm"><text:p/></draw:line><draw:line draw:style-name="gr6" svg:x1="13.008cm" svg:y1="5.721cm" svg:x2="12.881cm" svg:y2="5.721cm"><text:p/></draw:line><draw:line draw:style-name="gr6" svg:x1="12.881cm" svg:y1="5.721cm" svg:x2="13.008cm" svg:y2="5.721cm"><text:p/></draw:line><draw:line draw:style-name="gr6" svg:x1="13.008cm" svg:y1="5.72cm" svg:x2="13.071cm" svg:y2="5.657cm"><text:p/></draw:line><draw:line draw:style-name="gr6" svg:x1="13.071cm" svg:y1="5.657cm" svg:x2="13.071cm" svg:y2="5.53cm"><text:p/></draw:line><draw:line draw:style-name="gr6" svg:x1="13.071cm" svg:y1="5.531cm" svg:x2="13.008cm" svg:y2="5.467cm"><text:p/></draw:line><draw:line draw:style-name="gr6" svg:x1="12.817cm" svg:y1="5.657cm" svg:x2="12.817cm" svg:y2="5.53cm"><text:p/></draw:line><draw:line draw:style-name="gr6" svg:x1="12.881cm" svg:y1="5.72cm" svg:x2="12.817cm" svg:y2="5.657cm"><text:p/></draw:line><draw:line draw:style-name="gr6" svg:x1="12.817cm" svg:y1="5.531cm" svg:x2="12.881cm" svg:y2="5.467cm"><text:p/></draw:line><draw:line draw:style-name="gr6" svg:x1="13.008cm" svg:y1="5.467cm" svg:x2="12.881cm" svg:y2="5.467cm"><text:p/></draw:line><draw:line draw:style-name="gr6" svg:x1="12.881cm" svg:y1="5.467cm" svg:x2="13.008cm" svg:y2="5.467cm"><text:p/></draw:line><draw:line draw:style-name="gr6" svg:x1="13.008cm" svg:y1="5.466cm" svg:x2="13.071cm" svg:y2="5.403cm"><text:p/></draw:line><draw:line draw:style-name="gr6" svg:x1="13.071cm" svg:y1="5.403cm" svg:x2="13.071cm" svg:y2="5.276cm"><text:p/></draw:line><draw:line draw:style-name="gr6" svg:x1="13.071cm" svg:y1="5.277cm" svg:x2="13.008cm" svg:y2="5.213cm"><text:p/></draw:line><draw:line draw:style-name="gr6" svg:x1="12.817cm" svg:y1="5.403cm" svg:x2="12.817cm" svg:y2="5.276cm"><text:p/></draw:line><draw:line draw:style-name="gr6" svg:x1="12.881cm" svg:y1="5.466cm" svg:x2="12.817cm" svg:y2="5.403cm"><text:p/></draw:line><draw:line draw:style-name="gr6" svg:x1="12.817cm" svg:y1="5.277cm" svg:x2="12.881cm" svg:y2="5.213cm"><text:p/></draw:line><draw:line draw:style-name="gr6" svg:x1="13.008cm" svg:y1="5.213cm" svg:x2="12.881cm" svg:y2="5.213cm"><text:p/></draw:line><draw:line draw:style-name="gr6" svg:x1="12.881cm" svg:y1="5.213cm" svg:x2="13.008cm" svg:y2="5.213cm"><text:p/></draw:line><draw:line draw:style-name="gr6" svg:x1="13.008cm" svg:y1="5.212cm" svg:x2="13.071cm" svg:y2="5.149cm"><text:p/></draw:line><draw:line draw:style-name="gr6" svg:x1="13.071cm" svg:y1="5.149cm" svg:x2="13.071cm" svg:y2="5.022cm"><text:p/></draw:line><draw:line draw:style-name="gr6" svg:x1="13.071cm" svg:y1="5.023cm" svg:x2="13.008cm" svg:y2="4.959cm"><text:p/></draw:line><draw:line draw:style-name="gr6" svg:x1="12.817cm" svg:y1="5.149cm" svg:x2="12.817cm" svg:y2="5.022cm"><text:p/></draw:line><draw:line draw:style-name="gr6" svg:x1="12.881cm" svg:y1="5.212cm" svg:x2="12.817cm" svg:y2="5.149cm"><text:p/></draw:line><draw:line draw:style-name="gr6" svg:x1="12.817cm" svg:y1="5.023cm" svg:x2="12.881cm" svg:y2="4.959cm"><text:p/></draw:line><draw:line draw:style-name="gr6" svg:x1="13.008cm" svg:y1="4.959cm" svg:x2="12.881cm" svg:y2="4.959cm"><text:p/></draw:line><draw:line draw:style-name="gr6" svg:x1="12.881cm" svg:y1="4.959cm" svg:x2="13.008cm" svg:y2="4.959cm"><text:p/></draw:line><draw:line draw:style-name="gr6" svg:x1="13.008cm" svg:y1="4.958cm" svg:x2="13.071cm" svg:y2="4.895cm"><text:p/></draw:line><draw:line draw:style-name="gr6" svg:x1="13.071cm" svg:y1="4.895cm" svg:x2="13.071cm" svg:y2="4.768cm"><text:p/></draw:line><draw:line draw:style-name="gr6" svg:x1="13.071cm" svg:y1="4.769cm" svg:x2="13.008cm" svg:y2="4.705cm"><text:p/></draw:line><draw:line draw:style-name="gr6" svg:x1="12.817cm" svg:y1="4.895cm" svg:x2="12.817cm" svg:y2="4.768cm"><text:p/></draw:line><draw:line draw:style-name="gr6" svg:x1="12.881cm" svg:y1="4.958cm" svg:x2="12.817cm" svg:y2="4.895cm"><text:p/></draw:line><draw:line draw:style-name="gr6" svg:x1="12.817cm" svg:y1="4.769cm" svg:x2="12.881cm" svg:y2="4.705cm"><text:p/></draw:line><draw:line draw:style-name="gr6" svg:x1="13.008cm" svg:y1="4.705cm" svg:x2="12.881cm" svg:y2="4.705cm"><text:p/></draw:line><draw:polyline draw:style-name="gr6" svg:width="0.025cm" svg:height="0.025cm" draw:transform="rotate (-3.14159265358979) translate (9.19958333333333cm 0.429458333333333cm)" svg:viewBox="0 0 26 26" draw:points="26,26 13,21 4,13 0,0"><text:p/></draw:polyline><draw:polyline draw:style-name="gr6" svg:width="0.025cm" svg:height="0.024cm" draw:transform="rotate (-3.14159265358979) translate (9.19758333333333cm 0.632458333333333cm)" svg:viewBox="0 0 26 25" draw:points="0,25 2,15 7,6 15,2 26,0"><text:p/></draw:polyline><draw:polyline draw:style-name="gr6" svg:width="0.024cm" svg:height="0.025cm" draw:transform="rotate (-3.14159265358979) translate (8.58758333333334cm 0.630458333333334cm)" svg:viewBox="0 0 25 26" draw:points="0,0 13,2 21,13 25,26"><text:p/></draw:polyline><draw:polyline draw:style-name="gr6" svg:width="0.024cm" svg:height="0.025cm" draw:transform="rotate (-3.14159265358979) translate (8.59058333333334cm 0.428458333333334cm)" svg:viewBox="0 0 25 26" draw:points="25,0 23,13 12,22 0,26"><text:p/></draw:polyline><draw:line draw:style-name="gr6" svg:x1="9.198cm" svg:y1="0.607cm" svg:x2="9.2cm" svg:y2="0.429cm"><text:p/></draw:line><draw:line draw:style-name="gr6" svg:x1="9.174cm" svg:y1="0.403cm" svg:x2="9.136cm" svg:y2="0.403cm"><text:p/></draw:line><draw:line draw:style-name="gr6" svg:x1="9.124cm" svg:y1="0.416cm" svg:x2="9.136cm" svg:y2="0.403cm"><text:p/></draw:line><draw:line draw:style-name="gr6" svg:x1="9.172cm" svg:y1="0.633cm" svg:x2="9.134cm" svg:y2="0.633cm"><text:p/></draw:line><draw:line draw:style-name="gr6" svg:x1="9.122cm" svg:y1="0.62cm" svg:x2="9.134cm" svg:y2="0.633cm"><text:p/></draw:line><draw:line draw:style-name="gr6" svg:x1="8.641cm" svg:y1="0.415cm" svg:x2="8.628cm" svg:y2="0.402cm"><text:p/></draw:line><draw:line draw:style-name="gr6" svg:x1="8.641cm" svg:y1="0.414cm" svg:x2="9.124cm" svg:y2="0.416cm"><text:p/></draw:line><draw:line draw:style-name="gr6" svg:x1="8.639cm" svg:y1="0.618cm" svg:x2="8.626cm" svg:y2="0.631cm"><text:p/></draw:line><draw:line draw:style-name="gr6" svg:x1="8.639cm" svg:y1="0.618cm" svg:x2="9.122cm" svg:y2="0.62cm"><text:p/></draw:line><draw:line draw:style-name="gr6" svg:x1="8.59cm" svg:y1="0.402cm" svg:x2="8.628cm" svg:y2="0.402cm"><text:p/></draw:line><draw:line draw:style-name="gr6" svg:x1="8.588cm" svg:y1="0.63cm" svg:x2="8.626cm" svg:y2="0.63cm"><text:p/></draw:line><draw:line draw:style-name="gr6" svg:x1="8.563cm" svg:y1="0.604cm" svg:x2="8.565cm" svg:y2="0.427cm"><text:p/></draw:line><draw:polygon draw:style-name="gr3" svg:width="0.086cm" svg:height="0.06cm" draw:transform="rotate (-3.14159265358979) translate (8.56458333333333cm 0.547458333333334cm)" svg:viewBox="0 0 87 61" draw:points="87,0 0,0 0,61 87,61"><text:p/></draw:polygon><draw:polygon draw:style-name="gr3" svg:width="0.086cm" svg:height="0.06cm" draw:transform="rotate (-3.14159265358979) translate (9.28458333333333cm 0.549458333333333cm)" svg:viewBox="0 0 87 61" draw:points="87,0 0,0 0,61 85,61"><text:p/></draw:polygon><draw:line draw:style-name="gr7" svg:x1="11.577cm" svg:y1="5.53cm" svg:x2="11.577cm" svg:y2="5.593cm"><text:p/></draw:line><draw:line draw:style-name="gr7" svg:x1="11.577cm" svg:y1="5.594cm" svg:x2="11.577cm" svg:y2="5.658cm"><text:p/></draw:line><draw:line draw:style-name="gr6" svg:x1="11.577cm" svg:y1="5.594cm" svg:x2="11.7cm" svg:y2="5.594cm"><text:p/></draw:line><draw:line draw:style-name="gr7" svg:x1="11.513cm" svg:y1="5.53cm" svg:x2="11.513cm" svg:y2="5.593cm"><text:p/></draw:line><draw:line draw:style-name="gr7" svg:x1="11.513cm" svg:y1="5.594cm" svg:x2="11.513cm" svg:y2="5.658cm"><text:p/></draw:line><draw:line draw:style-name="gr6" svg:x1="11.513cm" svg:y1="5.594cm" svg:x2="11.395cm" svg:y2="5.594cm"><text:p/></draw:line><draw:line draw:style-name="gr6" svg:x1="11.916cm" svg:y1="5.492cm" svg:x2="11.916cm" svg:y2="5.695cm"><text:p/></draw:line><draw:line draw:style-name="gr6" svg:x1="11.89cm" svg:y1="5.721cm" svg:x2="11.204cm" svg:y2="5.721cm"><text:p/></draw:line><draw:line draw:style-name="gr6" svg:x1="11.179cm" svg:y1="5.695cm" svg:x2="11.179cm" svg:y2="5.492cm"><text:p/></draw:line><draw:line draw:style-name="gr6" svg:x1="11.204cm" svg:y1="5.467cm" svg:x2="11.89cm" svg:y2="5.467cm"><text:p/></draw:line><draw:polyline draw:style-name="gr6" svg:width="0.024cm" svg:height="0.025cm" draw:transform="rotate (-3.14159265358979) translate (11.2035833333333cm 5.49345833333333cm)" svg:viewBox="0 0 25 26" draw:points="25,0 23,9 17,17 10,23 0,26"><text:p/></draw:polyline><draw:polyline draw:style-name="gr6" svg:width="0.024cm" svg:height="0.024cm" draw:transform="rotate (-3.14159265358979) translate (11.2035833333333cm 5.72045833333333cm)" svg:viewBox="0 0 25 25" draw:points="0,0 10,2 17,6 23,14 25,25"><text:p/></draw:polyline><draw:polyline draw:style-name="gr6" svg:width="0.025cm" svg:height="0.024cm" draw:transform="rotate (-3.14159265358979) translate (11.9155833333333cm 5.72045833333333cm)" svg:viewBox="0 0 26 25" draw:points="0,25 3,14 9,6 17,2 26,0"><text:p/></draw:polyline><draw:polyline draw:style-name="gr6" svg:width="0.025cm" svg:height="0.025cm" draw:transform="rotate (-3.14159265358979) translate (11.9155833333333cm 5.49345833333333cm)" svg:viewBox="0 0 26 26" draw:points="26,26 17,23 9,17 3,9 0,0"><text:p/></draw:polyline><draw:polyline draw:style-name="gr6" svg:width="0.025cm" svg:height="0.022cm" draw:transform="rotate (-3.14159265358979) translate (11.2805833333333cm 2.10345833333333cm)" svg:viewBox="0 0 26 23" draw:points="0,23 3,15 9,6 17,0 26,0"><text:p/></draw:polyline><draw:polyline draw:style-name="gr6" svg:width="0.024cm" svg:height="0.024cm" draw:transform="rotate (-3.14159265358979) translate (11.0765833333333cm 2.10345833333333cm)" svg:viewBox="0 0 25 25" draw:points="0,0 10,2 19,6 25,15 25,25"><text:p/></draw:polyline><draw:polyline draw:style-name="gr6" svg:width="0.024cm" svg:height="0.024cm" draw:transform="rotate (-3.14159265358979) translate (11.0785833333333cm 1.49445833333333cm)" svg:viewBox="0 0 25 25" draw:points="25,0 23,12 12,21 0,25"><text:p/></draw:polyline><draw:polyline draw:style-name="gr6" svg:width="0.025cm" svg:height="0.025cm" draw:transform="rotate (-3.14159265358979) translate (11.2825833333333cm 1.49745833333333cm)" svg:viewBox="0 0 26 26" draw:points="26,26 17,24 9,19 2,11 0,0"><text:p/></draw:polyline><draw:line draw:style-name="gr6" svg:x1="11.077cm" svg:y1="2.104cm" svg:x2="11.255cm" svg:y2="2.104cm"><text:p/></draw:line><draw:line draw:style-name="gr6" svg:x1="11.281cm" svg:y1="2.08cm" svg:x2="11.281cm" svg:y2="2.042cm"><text:p/></draw:line><draw:line draw:style-name="gr6" svg:x1="11.268cm" svg:y1="2.03cm" svg:x2="11.281cm" svg:y2="2.043cm"><text:p/></draw:line><draw:line draw:style-name="gr6" svg:x1="11.052cm" svg:y1="2.078cm" svg:x2="11.052cm" svg:y2="2.04cm"><text:p/></draw:line><draw:line draw:style-name="gr6" svg:x1="11.065cm" svg:y1="2.027cm" svg:x2="11.052cm" svg:y2="2.04cm"><text:p/></draw:line><draw:line draw:style-name="gr6" svg:x1="11.268cm" svg:y1="1.546cm" svg:x2="11.281cm" svg:y2="1.534cm"><text:p/></draw:line><draw:line draw:style-name="gr6" svg:x1="11.268cm" svg:y1="1.546cm" svg:x2="11.268cm" svg:y2="2.029cm"><text:p/></draw:line><draw:line draw:style-name="gr6" svg:x1="11.065cm" svg:y1="1.544cm" svg:x2="11.054cm" svg:y2="1.532cm"><text:p/></draw:line><draw:line draw:style-name="gr6" svg:x1="11.065cm" svg:y1="1.545cm" svg:x2="11.065cm" svg:y2="2.028cm"><text:p/></draw:line><draw:line draw:style-name="gr6" svg:x1="11.283cm" svg:y1="1.496cm" svg:x2="11.281cm" svg:y2="1.534cm"><text:p/></draw:line><draw:line draw:style-name="gr6" svg:x1="11.054cm" svg:y1="1.493cm" svg:x2="11.054cm" svg:y2="1.532cm"><text:p/></draw:line><draw:line draw:style-name="gr6" svg:x1="11.079cm" svg:y1="1.469cm" svg:x2="11.257cm" svg:y2="1.471cm"><text:p/></draw:line><draw:polygon draw:style-name="gr3" svg:width="0.06cm" svg:height="0.086cm" draw:transform="rotate (-3.14159265358979) translate (11.1975833333333cm 1.47045833333333cm)" svg:viewBox="0 0 61 87" draw:points="61,87 61,2 0,0 0,87"><text:p/></draw:polygon><draw:polygon draw:style-name="gr3" svg:width="0.061cm" svg:height="0.086cm" draw:transform="rotate (-3.14159265358979) translate (11.1955833333333cm 2.19145833333333cm)" svg:viewBox="0 0 62 87" draw:points="62,87 62,0 0,0 0,87"><text:p/></draw:polygon><draw:line draw:style-name="gr6" svg:x1="4.008cm" svg:y1="5.518cm" svg:x2="5.123cm" svg:y2="5.518cm"><text:p/></draw:line><draw:line draw:style-name="gr6" svg:x1="5.123cm" svg:y1="4.908cm" svg:x2="5.123cm" svg:y2="5.517cm"><text:p/></draw:line><draw:line draw:style-name="gr6" svg:x1="5.123cm" svg:y1="4.908cm" svg:x2="4.008cm" svg:y2="4.908cm"><text:p/></draw:line><draw:line draw:style-name="gr6" svg:x1="4.008cm" svg:y1="5.517cm" svg:x2="4.008cm" svg:y2="4.908cm"><text:p/></draw:line><draw:line draw:style-name="gr6" svg:x1="4.945cm" svg:y1="5.06cm" svg:x2="4.488cm" svg:y2="5.06cm"><text:p/></draw:line><draw:line draw:style-name="gr6" svg:x1="4.387cm" svg:y1="5.365cm" svg:x2="4.387cm" svg:y2="5.06cm"><text:p/></draw:line><draw:line draw:style-name="gr6" svg:x1="4.387cm" svg:y1="5.365cm" svg:x2="4.437cm" svg:y2="5.365cm"><text:p/></draw:line><draw:line draw:style-name="gr6" svg:x1="4.387cm" svg:y1="5.06cm" svg:x2="4.336cm" svg:y2="5.06cm"><text:p/></draw:line><draw:line draw:style-name="gr6" svg:x1="4.336cm" svg:y1="5.365cm" svg:x2="4.336cm" svg:y2="5.06cm"><text:p/></draw:line><draw:line draw:style-name="gr6" svg:x1="4.336cm" svg:y1="5.365cm" svg:x2="4.387cm" svg:y2="5.365cm"><text:p/></draw:line><draw:line draw:style-name="gr6" svg:x1="4.185cm" svg:y1="5.365cm" svg:x2="4.234cm" svg:y2="5.365cm"><text:p/></draw:line><draw:line draw:style-name="gr6" svg:x1="4.337cm" svg:y1="5.06cm" svg:x2="4.286cm" svg:y2="5.06cm"><text:p/></draw:line><draw:line draw:style-name="gr6" svg:x1="4.945cm" svg:y1="5.06cm" svg:x2="4.945cm" svg:y2="5.073cm"><text:p/></draw:line><draw:line draw:style-name="gr6" svg:x1="4.945cm" svg:y1="5.365cm" svg:x2="4.945cm" svg:y2="5.352cm"><text:p/></draw:line><draw:line draw:style-name="gr6" svg:x1="4.488cm" svg:y1="5.085cm" svg:x2="4.488cm" svg:y2="5.06cm"><text:p/></draw:line><draw:line draw:style-name="gr6" svg:x1="4.488cm" svg:y1="5.06cm" svg:x2="4.437cm" svg:y2="5.06cm"><text:p/></draw:line><draw:line draw:style-name="gr6" svg:x1="4.437cm" svg:y1="5.06cm" svg:x2="4.437cm" svg:y2="5.136cm"><text:p/></draw:line><draw:line draw:style-name="gr6" svg:x1="4.437cm" svg:y1="5.06cm" svg:x2="4.387cm" svg:y2="5.06cm"><text:p/></draw:line><draw:line draw:style-name="gr6" svg:x1="4.286cm" svg:y1="5.111cm" svg:x2="4.286cm" svg:y2="5.06cm"><text:p/></draw:line><draw:line draw:style-name="gr6" svg:x1="4.285cm" svg:y1="5.06cm" svg:x2="4.234cm" svg:y2="5.06cm"><text:p/></draw:line><draw:line draw:style-name="gr6" svg:x1="4.234cm" svg:y1="5.073cm" svg:x2="4.234cm" svg:y2="5.06cm"><text:p/></draw:line><draw:line draw:style-name="gr6" svg:x1="4.234cm" svg:y1="5.06cm" svg:x2="4.185cm" svg:y2="5.06cm"><text:p/></draw:line><draw:line draw:style-name="gr6" svg:x1="4.185cm" svg:y1="5.073cm" svg:x2="4.185cm" svg:y2="5.06cm"><text:p/></draw:line><draw:line draw:style-name="gr6" svg:x1="4.185cm" svg:y1="5.365cm" svg:x2="4.185cm" svg:y2="5.352cm"><text:p/></draw:line><draw:line draw:style-name="gr6" svg:x1="4.234cm" svg:y1="5.365cm" svg:x2="4.234cm" svg:y2="5.352cm"><text:p/></draw:line><draw:line draw:style-name="gr6" svg:x1="4.234cm" svg:y1="5.365cm" svg:x2="4.285cm" svg:y2="5.365cm"><text:p/></draw:line><draw:line draw:style-name="gr6" svg:x1="4.286cm" svg:y1="5.365cm" svg:x2="4.286cm" svg:y2="5.314cm"><text:p/></draw:line><draw:line draw:style-name="gr6" svg:x1="4.286cm" svg:y1="5.365cm" svg:x2="4.337cm" svg:y2="5.365cm"><text:p/></draw:line><draw:line draw:style-name="gr6" svg:x1="4.437cm" svg:y1="5.365cm" svg:x2="4.437cm" svg:y2="5.289cm"><text:p/></draw:line><draw:line draw:style-name="gr6" svg:x1="4.437cm" svg:y1="5.365cm" svg:x2="4.488cm" svg:y2="5.365cm"><text:p/></draw:line><draw:line draw:style-name="gr6" svg:x1="4.488cm" svg:y1="5.366cm" svg:x2="4.488cm" svg:y2="5.34cm"><text:p/></draw:line><draw:line draw:style-name="gr6" svg:x1="4.488cm" svg:y1="5.365cm" svg:x2="4.945cm" svg:y2="5.365cm"><text:p/></draw:line><draw:line draw:style-name="gr6" svg:x1="4.564cm" svg:y1="6.076cm" svg:x2="4.564cm" svg:y2="6.182cm"><text:p/></draw:line><draw:line draw:style-name="gr8" svg:x1="4.564cm" svg:y1="6.183cm" svg:x2="4.488cm" svg:y2="6.183cm"><text:p/></draw:line><draw:line draw:style-name="gr8" svg:x1="4.564cm" svg:y1="6.183cm" svg:x2="4.641cm" svg:y2="6.183cm"><text:p/></draw:line><draw:line draw:style-name="gr8" svg:x1="4.488cm" svg:y1="6.271cm" svg:x2="4.564cm" svg:y2="6.271cm"><text:p/></draw:line><draw:line draw:style-name="gr6" svg:x1="4.564cm" svg:y1="6.271cm" svg:x2="4.564cm" svg:y2="6.381cm"><text:p/></draw:line><draw:line draw:style-name="gr8" svg:x1="4.564cm" svg:y1="6.271cm" svg:x2="4.641cm" svg:y2="6.271cm"><text:p/></draw:line><draw:line draw:style-name="gr6" svg:x1="4.221cm" svg:y1="5.86cm" svg:x2="4.907cm" svg:y2="5.86cm"><text:p/></draw:line><draw:line draw:style-name="gr6" svg:x1="4.933cm" svg:y1="5.887cm" svg:x2="4.933cm" svg:y2="6.572cm"><text:p/></draw:line><draw:line draw:style-name="gr6" svg:x1="4.907cm" svg:y1="6.597cm" svg:x2="4.221cm" svg:y2="6.597cm"><text:p/></draw:line><draw:line draw:style-name="gr6" svg:x1="4.196cm" svg:y1="6.572cm" svg:x2="4.196cm" svg:y2="5.887cm"><text:p/></draw:line><draw:polyline draw:style-name="gr6" svg:width="0.024cm" svg:height="0.025cm" draw:transform="rotate (-3.14159265358979) translate (4.22058333333333cm 6.59845833333333cm)" svg:viewBox="0 0 25 26" draw:points="0,0 8,2 16,9 23,17 25,26"><text:p/></draw:polyline><draw:polyline draw:style-name="gr6" svg:width="0.025cm" svg:height="0.025cm" draw:transform="rotate (-3.14159265358979) translate (4.93258333333333cm 6.59845833333333cm)" svg:viewBox="0 0 26 26" draw:points="0,26 2,17 7,9 15,2 26,0"><text:p/></draw:polyline><draw:polyline draw:style-name="gr6" svg:width="0.025cm" svg:height="0.025cm" draw:transform="rotate (-3.14159265358979) translate (4.93258333333333cm 5.88645833333333cm)" svg:viewBox="0 0 26 26" draw:points="26,26 15,24 7,17 2,9 0,0"><text:p/></draw:polyline><draw:polyline draw:style-name="gr6" svg:width="0.024cm" svg:height="0.025cm" draw:transform="rotate (-3.14159265358979) translate (4.22058333333333cm 5.88645833333333cm)" svg:viewBox="0 0 25 26" draw:points="25,0 23,9 16,17 8,24 0,26"><text:p/></draw:polyline><draw:line draw:style-name="gr6" svg:x1="11.674cm" svg:y1="1.191cm" svg:x2="11.674cm" svg:y2="1.62cm"><text:p/></draw:line><draw:line draw:style-name="gr6" svg:x1="11.928cm" svg:y1="1.62cm" svg:x2="11.928cm" svg:y2="1.191cm"><text:p/></draw:line><draw:line draw:style-name="gr6" svg:x1="11.7cm" svg:y1="1.646cm" svg:x2="11.903cm" svg:y2="1.646cm"><text:p/></draw:line><draw:line draw:style-name="gr6" svg:x1="11.7cm" svg:y1="1.165cm" svg:x2="11.903cm" svg:y2="1.165cm"><text:p/></draw:line><draw:polyline draw:style-name="gr6" svg:width="0.025cm" svg:height="0.025cm" draw:transform="rotate (-3.14159265358979) translate (11.6995833333333cm 1.64645833333333cm)" svg:viewBox="0 0 26 26" draw:points="0,0 11,0 19,7 24,15 26,26"><text:p/></draw:polyline><draw:polyline draw:style-name="gr6" svg:width="0.025cm" svg:height="0.025cm" draw:transform="rotate (-3.14159265358979) translate (11.6995833333333cm 1.19145833333333cm)" svg:viewBox="0 0 26 26" draw:points="26,0 24,11 19,19 11,24 0,26"><text:p/></draw:polyline><draw:polyline draw:style-name="gr6" svg:width="0.024cm" svg:height="0.025cm" draw:transform="rotate (-3.14159265358979) translate (11.9275833333333cm 1.64645833333333cm)" svg:viewBox="0 0 25 26" draw:points="0,26 2,15 8,7 17,0 25,0"><text:p/></draw:polyline><draw:polyline draw:style-name="gr6" svg:width="0.024cm" svg:height="0.025cm" draw:transform="rotate (-3.14159265358979) translate (11.9275833333333cm 1.19145833333333cm)" svg:viewBox="0 0 25 26" draw:points="25,26 17,24 8,19 2,11 0,0"><text:p/></draw:polyline><draw:line draw:style-name="gr6" svg:x1="11.801cm" svg:y1="1.446cm" svg:x2="11.801cm" svg:y2="1.433cm"><text:p/></draw:line><draw:line draw:style-name="gr9" svg:x1="11.801cm" svg:y1="1.433cm" svg:x2="11.725cm" svg:y2="1.433cm"><text:p/></draw:line><draw:line draw:style-name="gr9" svg:x1="11.801cm" svg:y1="1.433cm" svg:x2="11.877cm" svg:y2="1.433cm"><text:p/></draw:line><draw:line draw:style-name="gr9" svg:x1="11.725cm" svg:y1="1.382cm" svg:x2="11.801cm" svg:y2="1.382cm"><text:p/></draw:line><draw:line draw:style-name="gr9" svg:x1="11.801cm" svg:y1="1.382cm" svg:x2="11.877cm" svg:y2="1.382cm"><text:p/></draw:line><draw:line draw:style-name="gr6" svg:x1="11.801cm" svg:y1="1.381cm" svg:x2="11.801cm" svg:y2="1.369cm"><text:p/></draw:line><draw:line draw:style-name="gr10" svg:x1="6.023cm" svg:y1="6.356cm" svg:x2="6.154cm" svg:y2="6.356cm"><text:p/></draw:line><draw:path draw:style-name="gr11" svg:width="0.079cm" svg:height="0.08cm" draw:transform="rotate (-3.14159265358979) translate (6.12558333333333cm 6.39645833333333cm)" svg:viewBox="0 0 80 81" svg:d="m80 41c0 22-18 40-40 40s-40-18-40-40c0-23 18-41 40-41s40 18 40 41z"><text:p/></draw:path><draw:line draw:style-name="gr10" svg:x1="6.023cm" svg:y1="5.848cm" svg:x2="6.154cm" svg:y2="5.848cm"><text:p/></draw:line><draw:path draw:style-name="gr11" svg:width="0.079cm" svg:height="0.08cm" draw:transform="rotate (-3.14159265358979) translate (6.12558333333333cm 5.88845833333333cm)" svg:viewBox="0 0 80 81" svg:d="m80 41c0 22-18 40-40 40s-40-18-40-40c0-23 18-41 40-41s40 18 40 41z"><text:p/></draw:path><draw:line draw:style-name="gr10" svg:x1="6.023cm" svg:y1="6.102cm" svg:x2="6.154cm" svg:y2="6.102cm"><text:p/></draw:line><draw:path draw:style-name="gr11" svg:width="0.079cm" svg:height="0.08cm" draw:transform="rotate (-3.14159265358979) translate (6.12558333333333cm 6.14245833333333cm)" svg:viewBox="0 0 80 81" svg:d="m80 41c0 22-18 40-40 40s-40-18-40-40c0-23 18-41 40-41s40 18 40 41z"><text:p/></draw:path><draw:line draw:style-name="gr10" svg:x1="9.196cm" svg:y1="5.213cm" svg:x2="9.329cm" svg:y2="5.213cm"><text:p/></draw:line><draw:path draw:style-name="gr11" svg:width="0.079cm" svg:height="0.08cm" draw:transform="rotate (-3.14159265358979) translate (9.29858333333333cm 5.25345833333333cm)" svg:viewBox="0 0 80 81" svg:d="m80 41c0 22-18 40-40 40s-40-18-40-40c0-23 18-41 40-41s40 18 40 41z"><text:p/></draw:path><draw:line draw:style-name="gr10" svg:x1="9.196cm" svg:y1="4.705cm" svg:x2="9.329cm" svg:y2="4.705cm"><text:p/></draw:line><draw:path draw:style-name="gr11" svg:width="0.079cm" svg:height="0.08cm" draw:transform="rotate (-3.14159265358979) translate (9.29858333333333cm 4.74545833333333cm)" svg:viewBox="0 0 80 81" svg:d="m80 41c0 22-18 40-40 40s-40-18-40-40c0-23 18-41 40-41s40 18 40 41z"><text:p/></draw:path><draw:line draw:style-name="gr10" svg:x1="9.196cm" svg:y1="4.959cm" svg:x2="9.329cm" svg:y2="4.959cm"><text:p/></draw:line><draw:path draw:style-name="gr11" svg:width="0.079cm" svg:height="0.08cm" draw:transform="rotate (-3.14159265358979) translate (9.29858333333333cm 4.99945833333333cm)" svg:viewBox="0 0 80 81" svg:d="m80 41c0 22-18 40-40 40s-40-18-40-40c0-23 18-41 40-41s40 18 40 41z"><text:p/></draw:path><draw:line draw:style-name="gr10" svg:x1="5.515cm" svg:y1="5.213cm" svg:x2="5.646cm" svg:y2="5.213cm"><text:p/></draw:line><draw:path draw:style-name="gr11" svg:width="0.079cm" svg:height="0.08cm" draw:transform="rotate (-3.14159265358979) translate (5.61758333333333cm 5.25345833333333cm)" svg:viewBox="0 0 80 81" svg:d="m80 41c0 22-18 40-40 40s-40-18-40-40c0-23 18-41 40-41s40 18 40 41z"><text:p/></draw:path><draw:line draw:style-name="gr10" svg:x1="5.515cm" svg:y1="4.705cm" svg:x2="5.646cm" svg:y2="4.705cm"><text:p/></draw:line><draw:path draw:style-name="gr11" svg:width="0.079cm" svg:height="0.08cm" draw:transform="rotate (-3.14159265358979) translate (5.61758333333333cm 4.74545833333333cm)" svg:viewBox="0 0 80 81" svg:d="m80 41c0 22-18 40-40 40s-40-18-40-40c0-23 18-41 40-41s40 18 40 41z"><text:p/></draw:path><draw:line draw:style-name="gr10" svg:x1="5.515cm" svg:y1="4.959cm" svg:x2="5.646cm" svg:y2="4.959cm"><text:p/></draw:line><draw:path draw:style-name="gr11" svg:width="0.079cm" svg:height="0.08cm" draw:transform="rotate (-3.14159265358979) translate (5.61758333333333cm 4.99945833333333cm)" svg:viewBox="0 0 80 81" svg:d="m80 41c0 22-18 40-40 40s-40-18-40-40c0-23 18-41 40-41s40 18 40 41z"><text:p/></draw:path><draw:line draw:style-name="gr10" svg:x1="8.688cm" svg:y1="6.356cm" svg:x2="8.821cm" svg:y2="6.356cm"><text:p/></draw:line><draw:path draw:style-name="gr11" svg:width="0.079cm" svg:height="0.08cm" draw:transform="rotate (-3.14159265358979) translate (8.79258333333333cm 6.39645833333333cm)" svg:viewBox="0 0 80 81" svg:d="m80 41c0 22-18 40-40 40s-40-18-40-40c0-23 18-41 40-41s40 18 40 41z"><text:p/></draw:path><draw:line draw:style-name="gr10" svg:x1="8.688cm" svg:y1="5.848cm" svg:x2="8.821cm" svg:y2="5.848cm"><text:p/></draw:line><draw:path draw:style-name="gr11" svg:width="0.079cm" svg:height="0.08cm" draw:transform="rotate (-3.14159265358979) translate (8.79258333333333cm 5.88845833333333cm)" svg:viewBox="0 0 80 81" svg:d="m80 41c0 22-18 40-40 40s-40-18-40-40c0-23 18-41 40-41s40 18 40 41z"><text:p/></draw:path><draw:line draw:style-name="gr10" svg:x1="8.688cm" svg:y1="6.102cm" svg:x2="8.821cm" svg:y2="6.102cm"><text:p/></draw:line><draw:path draw:style-name="gr11" svg:width="0.079cm" svg:height="0.08cm" draw:transform="rotate (-3.14159265358979) translate (8.79258333333333cm 6.14245833333333cm)" svg:viewBox="0 0 80 81" svg:d="m80 41c0 22-18 40-40 40s-40-18-40-40c0-23 18-41 40-41s40 18 40 41z"><text:p/></draw:path><draw:line draw:style-name="gr12" svg:x1="8.114cm" svg:y1="6.351cm" svg:x2="8.266cm" svg:y2="6.351cm"><text:p/></draw:line><draw:path draw:style-name="gr11" svg:width="0.101cm" svg:height="0.101cm" draw:transform="rotate (-3.14159265358979) translate (8.23858333333333cm 6.40245833333333cm)" svg:viewBox="0 0 102 102" svg:d="m102 51c0 28-23 51-51 51s-51-23-51-51 23-51 51-51 51 23 51 51z"><text:p/></draw:path><draw:line draw:style-name="gr12" svg:x1="8.114cm" svg:y1="6.102cm" svg:x2="8.266cm" svg:y2="6.102cm"><text:p/></draw:line><draw:path draw:style-name="gr11" svg:width="0.101cm" svg:height="0.1cm" draw:transform="rotate (-3.14159265358979) translate (8.23858333333333cm 6.15245833333333cm)" svg:viewBox="0 0 102 101" svg:d="m102 51c0 28-23 50-51 50s-51-22-51-50 23-51 51-51 51 23 51 51z"><text:p/></draw:path><draw:line draw:style-name="gr12" svg:x1="8.114cm" svg:y1="5.852cm" svg:x2="8.266cm" svg:y2="5.852cm"><text:p/></draw:line><draw:path draw:style-name="gr11" svg:width="0.101cm" svg:height="0.1cm" draw:transform="rotate (-3.14159265358979) translate (8.23858333333333cm 5.90345833333333cm)" svg:viewBox="0 0 102 101" svg:d="m102 50c0 28-23 51-51 51s-51-23-51-51 23-50 51-50 51 22 51 50z"><text:p/></draw:path><draw:line draw:style-name="gr12" svg:x1="6.211cm" svg:y1="5.208cm" svg:x2="6.364cm" svg:y2="5.208cm"><text:p/></draw:line><draw:path draw:style-name="gr11" svg:width="0.101cm" svg:height="0.101cm" draw:transform="rotate (-3.14159265358979) translate (6.33558333333333cm 5.25945833333333cm)" svg:viewBox="0 0 102 102" svg:d="m102 51c0 28-23 51-51 51s-51-23-51-51 23-51 51-51 51 23 51 51z"><text:p/></draw:path><draw:line draw:style-name="gr12" svg:x1="6.211cm" svg:y1="4.959cm" svg:x2="6.364cm" svg:y2="4.959cm"><text:p/></draw:line><draw:path draw:style-name="gr11" svg:width="0.101cm" svg:height="0.1cm" draw:transform="rotate (-3.14159265358979) translate (6.33558333333333cm 5.00945833333333cm)" svg:viewBox="0 0 102 101" svg:d="m102 51c0 28-23 50-51 50s-51-22-51-50 23-51 51-51 51 23 51 51z"><text:p/></draw:path><draw:line draw:style-name="gr12" svg:x1="6.211cm" svg:y1="4.709cm" svg:x2="6.364cm" svg:y2="4.709cm"><text:p/></draw:line><draw:path draw:style-name="gr11" svg:width="0.101cm" svg:height="0.1cm" draw:transform="rotate (-3.14159265358979) translate (6.33558333333333cm 4.76045833333333cm)" svg:viewBox="0 0 102 101" svg:d="m102 50c0 28-23 51-51 51s-51-23-51-51 23-50 51-50 51 22 51 50z"><text:p/></draw:path><draw:line draw:style-name="gr12" svg:x1="6.592cm" svg:y1="6.351cm" svg:x2="6.745cm" svg:y2="6.351cm"><text:p/></draw:line><draw:path draw:style-name="gr11" svg:width="0.101cm" svg:height="0.101cm" draw:transform="rotate (-3.14159265358979) translate (6.71658333333333cm 6.40245833333333cm)" svg:viewBox="0 0 102 102" svg:d="m102 51c0 28-23 51-51 51s-51-23-51-51 23-51 51-51 51 23 51 51z"><text:p/></draw:path><draw:line draw:style-name="gr12" svg:x1="6.592cm" svg:y1="6.102cm" svg:x2="6.745cm" svg:y2="6.102cm"><text:p/></draw:line><draw:path draw:style-name="gr11" svg:width="0.101cm" svg:height="0.1cm" draw:transform="rotate (-3.14159265358979) translate (6.71658333333333cm 6.15245833333333cm)" svg:viewBox="0 0 102 101" svg:d="m102 51c0 28-23 50-51 50s-51-22-51-50 23-51 51-51 51 23 51 51z"><text:p/></draw:path><draw:line draw:style-name="gr12" svg:x1="6.592cm" svg:y1="5.852cm" svg:x2="6.745cm" svg:y2="5.852cm"><text:p/></draw:line><draw:path draw:style-name="gr11" svg:width="0.101cm" svg:height="0.1cm" draw:transform="rotate (-3.14159265358979) translate (6.71658333333333cm 5.90345833333333cm)" svg:viewBox="0 0 102 101" svg:d="m102 50c0 28-23 51-51 51s-51-23-51-51 23-50 51-50 51 22 51 50z"><text:p/></draw:path><draw:line draw:style-name="gr12" svg:x1="8.495cm" svg:y1="5.208cm" svg:x2="8.647cm" svg:y2="5.208cm"><text:p/></draw:line><draw:path draw:style-name="gr11" svg:width="0.101cm" svg:height="0.101cm" draw:transform="rotate (-3.14159265358979) translate (8.61958333333333cm 5.25945833333333cm)" svg:viewBox="0 0 102 102" svg:d="m102 51c0 28-23 51-51 51s-51-23-51-51 23-51 51-51 51 23 51 51z"><text:p/></draw:path><draw:line draw:style-name="gr12" svg:x1="8.495cm" svg:y1="4.959cm" svg:x2="8.647cm" svg:y2="4.959cm"><text:p/></draw:line><draw:path draw:style-name="gr11" svg:width="0.101cm" svg:height="0.1cm" draw:transform="rotate (-3.14159265358979) translate (8.61958333333333cm 5.00945833333333cm)" svg:viewBox="0 0 102 101" svg:d="m102 51c0 28-23 50-51 50s-51-22-51-50 23-51 51-51 51 23 51 51z"><text:p/></draw:path><draw:line draw:style-name="gr12" svg:x1="8.495cm" svg:y1="4.709cm" svg:x2="8.647cm" svg:y2="4.709cm"><text:p/></draw:line><draw:path draw:style-name="gr11" svg:width="0.101cm" svg:height="0.1cm" draw:transform="rotate (-3.14159265358979) translate (8.61958333333333cm 4.76045833333333cm)" svg:viewBox="0 0 102 101" svg:d="m102 50c0 28-23 51-51 51s-51-23-51-51 23-50 51-50 51 22 51 50z"><text:p/></draw:path><draw:line draw:style-name="gr10" svg:x1="7.612cm" svg:y1="6.675cm" svg:x2="7.612cm" svg:y2="6.544cm"><text:p/></draw:line><draw:path draw:style-name="gr11" svg:width="0.079cm" svg:height="0.08cm" draw:transform="rotate (-3.14159265358979) translate (7.64958333333333cm 6.65045833333333cm)" svg:viewBox="0 0 80 81" svg:d="m80 41c0 22-18 40-40 40s-40-18-40-40c0-23 18-41 40-41s40 18 40 41z"><text:p/></draw:path><draw:line draw:style-name="gr10" svg:x1="7.612cm" svg:y1="5.659cm" svg:x2="7.612cm" svg:y2="5.528cm"><text:p/></draw:line><draw:path draw:style-name="gr11" svg:width="0.079cm" svg:height="0.08cm" draw:transform="rotate (-3.14159265358979) translate (7.64958333333333cm 5.63445833333333cm)" svg:viewBox="0 0 80 81" svg:d="m80 41c0 22-18 40-40 40s-40-18-40-40c0-23 18-41 40-41s40 18 40 41z"><text:p/></draw:path><draw:line draw:style-name="gr10" svg:x1="7.231cm" svg:y1="6.675cm" svg:x2="7.231cm" svg:y2="6.544cm"><text:p/></draw:line><draw:path draw:style-name="gr11" svg:width="0.079cm" svg:height="0.08cm" draw:transform="rotate (-3.14159265358979) translate (7.26858333333333cm 6.65045833333333cm)" svg:viewBox="0 0 80 81" svg:d="m80 41c0 22-18 40-40 40s-40-18-40-40c0-23 18-41 40-41s40 18 40 41z"><text:p/></draw:path><draw:line draw:style-name="gr10" svg:x1="7.231cm" svg:y1="5.659cm" svg:x2="7.231cm" svg:y2="5.528cm"><text:p/></draw:line><draw:path draw:style-name="gr11" svg:width="0.079cm" svg:height="0.08cm" draw:transform="rotate (-3.14159265358979) translate (7.26858333333333cm 5.63445833333333cm)" svg:viewBox="0 0 80 81" svg:d="m80 41c0 22-18 40-40 40s-40-18-40-40c0-23 18-41 40-41s40 18 40 41z"><text:p/></draw:path><draw:line draw:style-name="gr10" svg:x1="7.231cm" svg:y1="5.153cm" svg:x2="7.231cm" svg:y2="5.02cm"><text:p/></draw:line><draw:path draw:style-name="gr11" svg:width="0.079cm" svg:height="0.08cm" draw:transform="rotate (-3.14159265358979) translate (7.26858333333333cm 5.12645833333333cm)" svg:viewBox="0 0 80 81" svg:d="m80 41c0 22-18 40-40 40s-40-18-40-40c0-23 18-41 40-41s40 18 40 41z"><text:p/></draw:path><draw:line draw:style-name="gr10" svg:x1="7.231cm" svg:y1="4.137cm" svg:x2="7.231cm" svg:y2="4.006cm"><text:p/></draw:line><draw:path draw:style-name="gr11" svg:width="0.079cm" svg:height="0.08cm" draw:transform="rotate (-3.14159265358979) translate (7.26858333333333cm 4.11345833333333cm)" svg:viewBox="0 0 80 81" svg:d="m80 40c0 23-18 41-40 41s-40-18-40-41c0-22 18-40 40-40s40 18 40 40z"><text:p/></draw:path><draw:line draw:style-name="gr10" svg:x1="7.612cm" svg:y1="5.153cm" svg:x2="7.612cm" svg:y2="5.02cm"><text:p/></draw:line><draw:path draw:style-name="gr11" svg:width="0.079cm" svg:height="0.08cm" draw:transform="rotate (-3.14159265358979) translate (7.64958333333333cm 5.12645833333333cm)" svg:viewBox="0 0 80 81" svg:d="m80 41c0 22-18 40-40 40s-40-18-40-40c0-23 18-41 40-41s40 18 40 41z"><text:p/></draw:path><draw:line draw:style-name="gr10" svg:x1="7.612cm" svg:y1="4.137cm" svg:x2="7.612cm" svg:y2="4.006cm"><text:p/></draw:line><draw:path draw:style-name="gr11" svg:width="0.079cm" svg:height="0.08cm" draw:transform="rotate (-3.14159265358979) translate (7.64958333333333cm 4.11345833333333cm)" svg:viewBox="0 0 80 81" svg:d="m80 40c0 23-18 41-40 41s-40-18-40-41c0-22 18-40 40-40s40 18 40 40z"><text:p/></draw:path><draw:polygon draw:style-name="gr13" svg:width="0.13cm" svg:height="0.13cm" draw:transform="rotate (-3.14159265358979) translate (5.26458333333333cm 3.88345833333333cm)" svg:viewBox="0 0 131 131" draw:points="0,93 38,131 93,131 131,93 131,38 93,0 38,0 0,38"><text:p/></draw:polygon><draw:path draw:style-name="gr11" svg:width="0.079cm" svg:height="0.08cm" draw:transform="rotate (-3.14159265358979) translate (5.23658333333333cm 3.85945833333333cm)" svg:viewBox="0 0 80 81" svg:d="m80 40c0 23-18 41-40 41s-40-18-40-41c0-22 18-40 40-40s40 18 40 40z"><text:p/></draw:path><draw:polygon draw:style-name="gr13" svg:width="0.13cm" svg:height="0.13cm" draw:transform="rotate (-3.14159265358979) translate (5.26458333333333cm 4.89745833333333cm)" svg:viewBox="0 0 131 131" draw:points="0,93 38,131 93,131 131,93 131,38 93,0 38,0 0,38"><text:p/></draw:polygon><draw:path draw:style-name="gr11" svg:width="0.079cm" svg:height="0.08cm" draw:transform="rotate (-3.14159265358979) translate (5.23658333333333cm 4.87245833333333cm)" svg:viewBox="0 0 80 81" svg:d="m80 41c0 22-18 40-40 40s-40-18-40-40c0-23 18-41 40-41s40 18 40 41z"><text:p/></draw:path><draw:polygon draw:style-name="gr13" svg:width="0.13cm" svg:height="0.13cm" draw:transform="rotate (-3.14159265358979) translate (5.64558333333333cm 5.53245833333333cm)" svg:viewBox="0 0 131 131" draw:points="0,93 38,131 93,131 131,93 131,38 93,0 38,0 0,38"><text:p/></draw:polygon><draw:path draw:style-name="gr11" svg:width="0.079cm" svg:height="0.08cm" draw:transform="rotate (-3.14159265358979) translate (5.61758333333333cm 5.50745833333333cm)" svg:viewBox="0 0 80 81" svg:d="m80 41c0 22-18 40-40 40s-40-18-40-40c0-23 18-41 40-41s40 18 40 41z"><text:p/></draw:path><draw:polygon draw:style-name="gr13" svg:width="0.13cm" svg:height="0.13cm" draw:transform="rotate (-3.14159265358979) translate (5.64558333333333cm 6.54845833333333cm)" svg:viewBox="0 0 131 131" draw:points="0,93 38,131 93,131 131,93 131,38 93,0 38,0 0,38"><text:p/></draw:polygon><draw:path draw:style-name="gr11" svg:width="0.079cm" svg:height="0.08cm" draw:transform="rotate (-3.14159265358979) translate (5.61758333333333cm 6.52345833333333cm)" svg:viewBox="0 0 80 81" svg:d="m80 41c0 22-18 40-40 40s-40-18-40-40c0-23 18-41 40-41s40 18 40 41z"><text:p/></draw:path><draw:polygon draw:style-name="gr13" svg:width="0.13cm" svg:height="0.13cm" draw:transform="rotate (-3.14159265358979) translate (9.32658333333334cm 5.53245833333333cm)" svg:viewBox="0 0 131 131" draw:points="0,93 38,131 93,131 131,93 131,38 93,0 38,0 0,38"><text:p/></draw:polygon><draw:path draw:style-name="gr11" svg:width="0.079cm" svg:height="0.08cm" draw:transform="rotate (-3.14159265358979) translate (9.29858333333334cm 5.50745833333333cm)" svg:viewBox="0 0 80 81" svg:d="m80 41c0 22-18 40-40 40s-40-18-40-40c0-23 18-41 40-41s40 18 40 41z"><text:p/></draw:path><draw:polygon draw:style-name="gr13" svg:width="0.13cm" svg:height="0.13cm" draw:transform="rotate (-3.14159265358979) translate (9.32658333333333cm 6.54845833333333cm)" svg:viewBox="0 0 131 131" draw:points="0,93 38,131 93,131 131,93 131,38 93,0 38,0 0,38"><text:p/></draw:polygon><draw:path draw:style-name="gr11" svg:width="0.079cm" svg:height="0.08cm" draw:transform="rotate (-3.14159265358979) translate (9.29858333333333cm 6.52345833333333cm)" svg:viewBox="0 0 80 81" svg:d="m80 41c0 22-18 40-40 40s-40-18-40-40c0-23 18-41 40-41s40 18 40 41z"><text:p/></draw:path><draw:polygon draw:style-name="gr13" svg:width="0.13cm" svg:height="0.13cm" draw:transform="rotate (-3.14159265358979) translate (9.70758333333333cm 3.88345833333333cm)" svg:viewBox="0 0 131 131" draw:points="0,93 38,131 93,131 131,93 131,38 93,0 38,0 0,38"><text:p/></draw:polygon><draw:path draw:style-name="gr11" svg:width="0.079cm" svg:height="0.08cm" draw:transform="rotate (-3.14159265358979) translate (9.67958333333333cm 3.85945833333333cm)" svg:viewBox="0 0 80 81" svg:d="m80 40c0 23-18 41-40 41s-40-18-40-41c0-22 18-40 40-40s40 18 40 40z"><text:p/></draw:path><draw:polygon draw:style-name="gr13" svg:width="0.13cm" svg:height="0.13cm" draw:transform="rotate (-3.14159265358979) translate (9.70758333333333cm 4.89745833333333cm)" svg:viewBox="0 0 131 131" draw:points="0,93 38,131 93,131 131,93 131,38 93,0 38,0 0,38"><text:p/></draw:polygon><draw:path draw:style-name="gr11" svg:width="0.079cm" svg:height="0.08cm" draw:transform="rotate (-3.14159265358979) translate (9.67958333333333cm 4.87245833333333cm)" svg:viewBox="0 0 80 81" svg:d="m80 41c0 22-18 40-40 40s-40-18-40-40c0-23 18-41 40-41s40 18 40 41z"><text:p/></draw:path><draw:line draw:style-name="gr10" svg:x1="6.023cm" svg:y1="2.802cm" svg:x2="6.154cm" svg:y2="2.802cm"><text:p/></draw:line><draw:path draw:style-name="gr11" svg:width="0.079cm" svg:height="0.08cm" draw:transform="rotate (-3.14159265358979) translate (6.12558333333333cm 2.84345833333333cm)" svg:viewBox="0 0 80 81" svg:d="m80 40c0 23-18 41-40 41s-40-18-40-41c0-22 18-40 40-40s40 18 40 40z"><text:p/></draw:path><draw:line draw:style-name="gr10" svg:x1="6.023cm" svg:y1="2.294cm" svg:x2="6.154cm" svg:y2="2.294cm"><text:p/></draw:line><draw:path draw:style-name="gr11" svg:width="0.079cm" svg:height="0.08cm" draw:transform="rotate (-3.14159265358979) translate (6.12558333333333cm 2.33545833333333cm)" svg:viewBox="0 0 80 81" svg:d="m80 40c0 23-18 41-40 41s-40-18-40-41c0-22 18-40 40-40s40 18 40 40z"><text:p/></draw:path><draw:line draw:style-name="gr10" svg:x1="6.023cm" svg:y1="2.548cm" svg:x2="6.154cm" svg:y2="2.548cm"><text:p/></draw:line><draw:path draw:style-name="gr11" svg:width="0.079cm" svg:height="0.08cm" draw:transform="rotate (-3.14159265358979) translate (6.12558333333333cm 2.58945833333333cm)" svg:viewBox="0 0 80 81" svg:d="m80 40c0 23-18 41-40 41s-40-18-40-41c0-22 18-40 40-40s40 18 40 40z"><text:p/></draw:path><draw:line draw:style-name="gr10" svg:x1="9.196cm" svg:y1="1.659cm" svg:x2="9.329cm" svg:y2="1.659cm"><text:p/></draw:line><draw:path draw:style-name="gr11" svg:width="0.079cm" svg:height="0.08cm" draw:transform="rotate (-3.14159265358979) translate (9.29858333333333cm 1.70045833333333cm)" svg:viewBox="0 0 80 81" svg:d="m80 40c0 23-18 41-40 41s-40-18-40-41c0-22 18-40 40-40s40 18 40 40z"><text:p/></draw:path><draw:line draw:style-name="gr10" svg:x1="9.196cm" svg:y1="1.153cm" svg:x2="9.329cm" svg:y2="1.153cm"><text:p/></draw:line><draw:path draw:style-name="gr11" svg:width="0.079cm" svg:height="0.08cm" draw:transform="rotate (-3.14159265358979) translate (9.29858333333333cm 1.19345833333333cm)" svg:viewBox="0 0 80 81" svg:d="m80 40c0 23-18 41-40 41s-40-18-40-41c0-22 18-40 40-40s40 18 40 40z"><text:p/></draw:path><draw:line draw:style-name="gr10" svg:x1="9.196cm" svg:y1="1.407cm" svg:x2="9.329cm" svg:y2="1.407cm"><text:p/></draw:line><draw:path draw:style-name="gr11" svg:width="0.079cm" svg:height="0.08cm" draw:transform="rotate (-3.14159265358979) translate (9.29858333333333cm 1.44745833333333cm)" svg:viewBox="0 0 80 81" svg:d="m80 40c0 23-18 41-40 41s-40-18-40-41c0-22 18-40 40-40s40 18 40 40z"><text:p/></draw:path><draw:line draw:style-name="gr10" svg:x1="5.515cm" svg:y1="1.659cm" svg:x2="5.646cm" svg:y2="1.659cm"><text:p/></draw:line><draw:path draw:style-name="gr11" svg:width="0.079cm" svg:height="0.08cm" draw:transform="rotate (-3.14159265358979) translate (5.61758333333333cm 1.70045833333333cm)" svg:viewBox="0 0 80 81" svg:d="m80 40c0 23-18 41-40 41s-40-18-40-41c0-22 18-40 40-40s40 18 40 40z"><text:p/></draw:path><draw:line draw:style-name="gr10" svg:x1="5.515cm" svg:y1="1.153cm" svg:x2="5.646cm" svg:y2="1.153cm"><text:p/></draw:line><draw:path draw:style-name="gr11" svg:width="0.079cm" svg:height="0.08cm" draw:transform="rotate (-3.14159265358979) translate (5.61758333333333cm 1.19345833333333cm)" svg:viewBox="0 0 80 81" svg:d="m80 40c0 23-18 41-40 41s-40-18-40-41c0-22 18-40 40-40s40 18 40 40z"><text:p/></draw:path><draw:line draw:style-name="gr10" svg:x1="5.515cm" svg:y1="1.407cm" svg:x2="5.646cm" svg:y2="1.407cm"><text:p/></draw:line><draw:path draw:style-name="gr11" svg:width="0.079cm" svg:height="0.08cm" draw:transform="rotate (-3.14159265358979) translate (5.61758333333333cm 1.44745833333333cm)" svg:viewBox="0 0 80 81" svg:d="m80 40c0 23-18 41-40 41s-40-18-40-41c0-22 18-40 40-40s40 18 40 40z"><text:p/></draw:path><draw:line draw:style-name="gr10" svg:x1="8.688cm" svg:y1="2.802cm" svg:x2="8.821cm" svg:y2="2.802cm"><text:p/></draw:line><draw:path draw:style-name="gr11" svg:width="0.079cm" svg:height="0.08cm" draw:transform="rotate (-3.14159265358979) translate (8.79258333333333cm 2.84345833333333cm)" svg:viewBox="0 0 80 81" svg:d="m80 40c0 23-18 41-40 41s-40-18-40-41c0-22 18-40 40-40s40 18 40 40z"><text:p/></draw:path><draw:line draw:style-name="gr10" svg:x1="8.688cm" svg:y1="2.294cm" svg:x2="8.821cm" svg:y2="2.294cm"><text:p/></draw:line><draw:path draw:style-name="gr11" svg:width="0.079cm" svg:height="0.08cm" draw:transform="rotate (-3.14159265358979) translate (8.79258333333333cm 2.33545833333333cm)" svg:viewBox="0 0 80 81" svg:d="m80 40c0 23-18 41-40 41s-40-18-40-41c0-22 18-40 40-40s40 18 40 40z"><text:p/></draw:path><draw:line draw:style-name="gr10" svg:x1="8.688cm" svg:y1="2.548cm" svg:x2="8.821cm" svg:y2="2.548cm"><text:p/></draw:line><draw:path draw:style-name="gr11" svg:width="0.079cm" svg:height="0.08cm" draw:transform="rotate (-3.14159265358979) translate (8.79258333333333cm 2.58945833333333cm)" svg:viewBox="0 0 80 81" svg:d="m80 40c0 23-18 41-40 41s-40-18-40-41c0-22 18-40 40-40s40 18 40 40z"><text:p/></draw:path><draw:line draw:style-name="gr12" svg:x1="8.114cm" svg:y1="2.797cm" svg:x2="8.266cm" svg:y2="2.797cm"><text:p/></draw:line><draw:path draw:style-name="gr11" svg:width="0.101cm" svg:height="0.1cm" draw:transform="rotate (-3.14159265358979) translate (8.23858333333333cm 2.84945833333333cm)" svg:viewBox="0 0 102 101" svg:d="m102 51c0 28-23 50-51 50s-51-22-51-50 23-51 51-51 51 23 51 51z"><text:p/></draw:path><draw:line draw:style-name="gr12" svg:x1="8.114cm" svg:y1="2.548cm" svg:x2="8.266cm" svg:y2="2.548cm"><text:p/></draw:line><draw:path draw:style-name="gr11" svg:width="0.101cm" svg:height="0.1cm" draw:transform="rotate (-3.14159265358979) translate (8.23858333333333cm 2.59845833333333cm)" svg:viewBox="0 0 102 101" svg:d="m102 50c0 29-23 51-51 51s-51-22-51-51c0-28 23-50 51-50s51 22 51 50z"><text:p/></draw:path><draw:line draw:style-name="gr12" svg:x1="8.114cm" svg:y1="2.299cm" svg:x2="8.266cm" svg:y2="2.299cm"><text:p/></draw:line><draw:path draw:style-name="gr11" svg:width="0.101cm" svg:height="0.101cm" draw:transform="rotate (-3.14159265358979) translate (8.23858333333333cm 2.35045833333333cm)" svg:viewBox="0 0 102 102" svg:d="m102 51c0 28-23 51-51 51s-51-23-51-51 23-51 51-51 51 23 51 51z"><text:p/></draw:path><draw:line draw:style-name="gr12" svg:x1="6.211cm" svg:y1="1.657cm" svg:x2="6.364cm" svg:y2="1.657cm"><text:p/></draw:line><draw:path draw:style-name="gr11" svg:width="0.101cm" svg:height="0.1cm" draw:transform="rotate (-3.14159265358979) translate (6.33558333333333cm 1.70745833333333cm)" svg:viewBox="0 0 102 101" svg:d="m102 51c0 28-23 50-51 50s-51-22-51-50 23-51 51-51 51 23 51 51z"><text:p/></draw:path><draw:line draw:style-name="gr12" svg:x1="6.211cm" svg:y1="1.407cm" svg:x2="6.364cm" svg:y2="1.407cm"><text:p/></draw:line><draw:path draw:style-name="gr11" svg:width="0.101cm" svg:height="0.1cm" draw:transform="rotate (-3.14159265358979) translate (6.33558333333333cm 1.45845833333333cm)" svg:viewBox="0 0 102 101" svg:d="m102 50c0 28-23 51-51 51s-51-23-51-51 23-50 51-50 51 22 51 50z"><text:p/></draw:path><draw:line draw:style-name="gr12" svg:x1="6.211cm" svg:y1="1.158cm" svg:x2="6.364cm" svg:y2="1.158cm"><text:p/></draw:line><draw:path draw:style-name="gr11" svg:width="0.101cm" svg:height="0.101cm" draw:transform="rotate (-3.14159265358979) translate (6.33558333333333cm 1.20845833333333cm)" svg:viewBox="0 0 102 102" svg:d="m102 51c0 28-23 51-51 51s-51-23-51-51 23-51 51-51 51 23 51 51z"><text:p/></draw:path><draw:line draw:style-name="gr12" svg:x1="6.592cm" svg:y1="2.797cm" svg:x2="6.745cm" svg:y2="2.797cm"><text:p/></draw:line><draw:path draw:style-name="gr11" svg:width="0.101cm" svg:height="0.1cm" draw:transform="rotate (-3.14159265358979) translate (6.71658333333333cm 2.84945833333333cm)" svg:viewBox="0 0 102 101" svg:d="m102 51c0 28-23 50-51 50s-51-22-51-50 23-51 51-51 51 23 51 51z"><text:p/></draw:path><draw:line draw:style-name="gr12" svg:x1="6.592cm" svg:y1="2.548cm" svg:x2="6.745cm" svg:y2="2.548cm"><text:p/></draw:line><draw:path draw:style-name="gr11" svg:width="0.101cm" svg:height="0.1cm" draw:transform="rotate (-3.14159265358979) translate (6.71658333333333cm 2.59845833333333cm)" svg:viewBox="0 0 102 101" svg:d="m102 50c0 29-23 51-51 51s-51-22-51-51c0-28 23-50 51-50s51 22 51 50z"><text:p/></draw:path><draw:line draw:style-name="gr12" svg:x1="6.592cm" svg:y1="2.299cm" svg:x2="6.745cm" svg:y2="2.299cm"><text:p/></draw:line><draw:path draw:style-name="gr11" svg:width="0.101cm" svg:height="0.101cm" draw:transform="rotate (-3.14159265358979) translate (6.71658333333333cm 2.35045833333333cm)" svg:viewBox="0 0 102 102" svg:d="m102 51c0 28-23 51-51 51s-51-23-51-51 23-51 51-51 51 23 51 51z"><text:p/></draw:path><draw:line draw:style-name="gr12" svg:x1="8.495cm" svg:y1="1.657cm" svg:x2="8.647cm" svg:y2="1.657cm"><text:p/></draw:line><draw:path draw:style-name="gr11" svg:width="0.101cm" svg:height="0.1cm" draw:transform="rotate (-3.14159265358979) translate (8.61958333333333cm 1.70745833333333cm)" svg:viewBox="0 0 102 101" svg:d="m102 51c0 28-23 50-51 50s-51-22-51-50 23-51 51-51 51 23 51 51z"><text:p/></draw:path><draw:line draw:style-name="gr12" svg:x1="8.495cm" svg:y1="1.407cm" svg:x2="8.647cm" svg:y2="1.407cm"><text:p/></draw:line><draw:path draw:style-name="gr11" svg:width="0.101cm" svg:height="0.1cm" draw:transform="rotate (-3.14159265358979) translate (8.61958333333333cm 1.45845833333333cm)" svg:viewBox="0 0 102 101" svg:d="m102 50c0 28-23 51-51 51s-51-23-51-51 23-50 51-50 51 22 51 50z"><text:p/></draw:path><draw:line draw:style-name="gr12" svg:x1="8.495cm" svg:y1="1.158cm" svg:x2="8.647cm" svg:y2="1.158cm"><text:p/></draw:line><draw:path draw:style-name="gr11" svg:width="0.101cm" svg:height="0.101cm" draw:transform="rotate (-3.14159265358979) translate (8.61958333333333cm 1.20845833333333cm)" svg:viewBox="0 0 102 102" svg:d="m102 51c0 28-23 51-51 51s-51-23-51-51 23-51 51-51 51 23 51 51z"><text:p/></draw:path><draw:line draw:style-name="gr10" svg:x1="7.612cm" svg:y1="3.121cm" svg:x2="7.612cm" svg:y2="2.99cm"><text:p/></draw:line><draw:path draw:style-name="gr11" svg:width="0.079cm" svg:height="0.08cm" draw:transform="rotate (-3.14159265358979) translate (7.64958333333333cm 3.09745833333333cm)" svg:viewBox="0 0 80 81" svg:d="m80 40c0 23-18 41-40 41s-40-18-40-41c0-22 18-40 40-40s40 18 40 40z"><text:p/></draw:path><draw:line draw:style-name="gr10" svg:x1="7.612cm" svg:y1="2.107cm" svg:x2="7.612cm" svg:y2="1.974cm"><text:p/></draw:line><draw:path draw:style-name="gr11" svg:width="0.079cm" svg:height="0.08cm" draw:transform="rotate (-3.14159265358979) translate (7.64958333333333cm 2.08145833333333cm)" svg:viewBox="0 0 80 81" svg:d="m80 40c0 23-18 41-40 41s-40-18-40-41c0-22 18-40 40-40s40 18 40 40z"><text:p/></draw:path><draw:line draw:style-name="gr10" svg:x1="7.231cm" svg:y1="3.121cm" svg:x2="7.231cm" svg:y2="2.99cm"><text:p/></draw:line><draw:path draw:style-name="gr11" svg:width="0.079cm" svg:height="0.08cm" draw:transform="rotate (-3.14159265358979) translate (7.26858333333333cm 3.09745833333333cm)" svg:viewBox="0 0 80 81" svg:d="m80 40c0 23-18 41-40 41s-40-18-40-41c0-22 18-40 40-40s40 18 40 40z"><text:p/></draw:path><draw:line draw:style-name="gr10" svg:x1="7.231cm" svg:y1="2.107cm" svg:x2="7.231cm" svg:y2="1.974cm"><text:p/></draw:line><draw:path draw:style-name="gr11" svg:width="0.079cm" svg:height="0.08cm" draw:transform="rotate (-3.14159265358979) translate (7.26858333333333cm 2.08145833333333cm)" svg:viewBox="0 0 80 81" svg:d="m80 40c0 23-18 41-40 41s-40-18-40-41c0-22 18-40 40-40s40 18 40 40z"><text:p/></draw:path><draw:line draw:style-name="gr10" svg:x1="7.231cm" svg:y1="1.599cm" svg:x2="7.231cm" svg:y2="1.466cm"><text:p/></draw:line><draw:path draw:style-name="gr11" svg:width="0.079cm" svg:height="0.08cm" draw:transform="rotate (-3.14159265358979) translate (7.26858333333333cm 1.57445833333333cm)" svg:viewBox="0 0 80 81" svg:d="m80 40c0 23-18 41-40 41s-40-18-40-41c0-22 18-40 40-40s40 18 40 40z"><text:p/></draw:path><draw:line draw:style-name="gr10" svg:x1="7.231cm" svg:y1="0.584cm" svg:x2="7.231cm" svg:y2="0.453cm"><text:p/></draw:line><draw:path draw:style-name="gr11" svg:width="0.079cm" svg:height="0.08cm" draw:transform="rotate (-3.14159265358979) translate (7.26858333333333cm 0.558458333333334cm)" svg:viewBox="0 0 80 81" svg:d="m80 40c0 23-18 41-40 41s-40-18-40-41c0-22 18-40 40-40s40 18 40 40z"><text:p/></draw:path><draw:line draw:style-name="gr10" svg:x1="7.612cm" svg:y1="1.599cm" svg:x2="7.612cm" svg:y2="1.466cm"><text:p/></draw:line><draw:path draw:style-name="gr11" svg:width="0.079cm" svg:height="0.08cm" draw:transform="rotate (-3.14159265358979) translate (7.64958333333333cm 1.57445833333333cm)" svg:viewBox="0 0 80 81" svg:d="m80 40c0 23-18 41-40 41s-40-18-40-41c0-22 18-40 40-40s40 18 40 40z"><text:p/></draw:path><draw:line draw:style-name="gr10" svg:x1="7.612cm" svg:y1="0.584cm" svg:x2="7.612cm" svg:y2="0.453cm"><text:p/></draw:line><draw:path draw:style-name="gr11" svg:width="0.079cm" svg:height="0.08cm" draw:transform="rotate (-3.14159265358979) translate (7.64958333333333cm 0.558458333333334cm)" svg:viewBox="0 0 80 81" svg:d="m80 40c0 23-18 41-40 41s-40-18-40-41c0-22 18-40 40-40s40 18 40 40z"><text:p/></draw:path><draw:polygon draw:style-name="gr13" svg:width="0.13cm" svg:height="0.13cm" draw:transform="rotate (-3.14159265358979) translate (5.26458333333333cm 2.61345833333333cm)" svg:viewBox="0 0 131 131" draw:points="0,93 38,131 93,131 131,93 131,38 93,0 38,0 0,38"><text:p/></draw:polygon><draw:path draw:style-name="gr11" svg:width="0.079cm" svg:height="0.08cm" draw:transform="rotate (-3.14159265358979) translate (5.23658333333333cm 2.58945833333333cm)" svg:viewBox="0 0 80 81" svg:d="m80 40c0 23-18 41-40 41s-40-18-40-41c0-22 18-40 40-40s40 18 40 40z"><text:p/></draw:path><draw:polygon draw:style-name="gr13" svg:width="0.13cm" svg:height="0.13cm" draw:transform="rotate (-3.14159265358979) translate (5.26458333333333cm 1.60045833333333cm)" svg:viewBox="0 0 131 131" draw:points="0,93 38,131 93,131 131,93 131,38 93,0 38,0 0,38"><text:p/></draw:polygon><draw:path draw:style-name="gr11" svg:width="0.079cm" svg:height="0.08cm" draw:transform="rotate (-3.14159265358979) translate (5.23658333333333cm 1.57445833333333cm)" svg:viewBox="0 0 80 81" svg:d="m80 40c0 23-18 41-40 41s-40-18-40-41c0-22 18-40 40-40s40 18 40 40z"><text:p/></draw:path><draw:polygon draw:style-name="gr13" svg:width="0.13cm" svg:height="0.13cm" draw:transform="rotate (-3.14159265358979) translate (5.64558333333333cm 1.97845833333333cm)" svg:viewBox="0 0 131 131" draw:points="0,93 38,131 93,131 131,93 131,38 93,0 38,0 0,38"><text:p/></draw:polygon><draw:path draw:style-name="gr11" svg:width="0.079cm" svg:height="0.08cm" draw:transform="rotate (-3.14159265358979) translate (5.61758333333333cm 1.95445833333333cm)" svg:viewBox="0 0 80 81" svg:d="m80 40c0 23-18 41-40 41s-40-18-40-41c0-22 18-40 40-40s40 18 40 40z"><text:p/></draw:path><draw:polygon draw:style-name="gr13" svg:width="0.13cm" svg:height="0.13cm" draw:transform="rotate (-3.14159265358979) translate (5.64558333333333cm 2.99445833333333cm)" svg:viewBox="0 0 131 131" draw:points="0,93 38,131 93,131 131,93 131,38 93,0 38,0 0,38"><text:p/></draw:polygon><draw:path draw:style-name="gr11" svg:width="0.079cm" svg:height="0.08cm" draw:transform="rotate (-3.14159265358979) translate (5.61758333333333cm 2.97045833333333cm)" svg:viewBox="0 0 80 81" svg:d="m80 40c0 23-18 41-40 41s-40-18-40-41c0-22 18-40 40-40s40 18 40 40z"><text:p/></draw:path><draw:polygon draw:style-name="gr13" svg:width="0.13cm" svg:height="0.13cm" draw:transform="rotate (-3.14159265358979) translate (9.32658333333333cm 1.97845833333333cm)" svg:viewBox="0 0 131 131" draw:points="0,93 38,131 93,131 131,93 131,38 93,0 38,0 0,38"><text:p/></draw:polygon><draw:path draw:style-name="gr11" svg:width="0.079cm" svg:height="0.08cm" draw:transform="rotate (-3.14159265358979) translate (9.29858333333333cm 1.95445833333333cm)" svg:viewBox="0 0 80 81" svg:d="m80 40c0 23-18 41-40 41s-40-18-40-41c0-22 18-40 40-40s40 18 40 40z"><text:p/></draw:path><draw:polygon draw:style-name="gr13" svg:width="0.13cm" svg:height="0.13cm" draw:transform="rotate (-3.14159265358979) translate (9.32658333333333cm 2.99445833333333cm)" svg:viewBox="0 0 131 131" draw:points="0,93 38,131 93,131 131,93 131,38 93,0 38,0 0,38"><text:p/></draw:polygon><draw:path draw:style-name="gr11" svg:width="0.079cm" svg:height="0.08cm" draw:transform="rotate (-3.14159265358979) translate (9.29858333333333cm 2.97045833333333cm)" svg:viewBox="0 0 80 81" svg:d="m80 40c0 23-18 41-40 41s-40-18-40-41c0-22 18-40 40-40s40 18 40 40z"><text:p/></draw:path><draw:polygon draw:style-name="gr13" svg:width="0.13cm" svg:height="0.13cm" draw:transform="rotate (-3.14159265358979) translate (9.70758333333333cm 2.61345833333333cm)" svg:viewBox="0 0 131 131" draw:points="0,93 38,131 93,131 131,93 131,38 93,0 38,0 0,38"><text:p/></draw:polygon><draw:path draw:style-name="gr11" svg:width="0.079cm" svg:height="0.08cm" draw:transform="rotate (-3.14159265358979) translate (9.67958333333333cm 2.58945833333333cm)" svg:viewBox="0 0 80 81" svg:d="m80 40c0 23-18 41-40 41s-40-18-40-41c0-22 18-40 40-40s40 18 40 40z"><text:p/></draw:path><draw:polygon draw:style-name="gr13" svg:width="0.13cm" svg:height="0.13cm" draw:transform="rotate (-3.14159265358979) translate (9.70758333333333cm 1.60045833333333cm)" svg:viewBox="0 0 131 131" draw:points="0,93 38,131 93,131 131,93 131,38 93,0 38,0 0,38"><text:p/></draw:polygon><draw:path draw:style-name="gr11" svg:width="0.079cm" svg:height="0.08cm" draw:transform="rotate (-3.14159265358979) translate (9.67958333333333cm 1.57445833333333cm)" svg:viewBox="0 0 80 81" svg:d="m80 40c0 23-18 41-40 41s-40-18-40-41c0-22 18-40 40-40s40 18 40 40z"><text:p/></draw:path><draw:polygon draw:style-name="gr13" svg:width="0.151cm" svg:height="0.152cm" draw:transform="rotate (-3.14159265358979) translate (10.2255833333333cm 5.67145833333333cm)" svg:viewBox="0 0 152 153" draw:points="0,108 44,153 108,153 152,108 152,45 108,0 44,0 0,45"><text:p/></draw:polygon><draw:path draw:style-name="gr11" svg:width="0.101cm" svg:height="0.1cm" draw:transform="rotate (-3.14159265358979) translate (10.1985833333333cm 5.644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5.41745833333333cm)" svg:viewBox="0 0 152 153" draw:points="0,108 44,153 108,153 152,108 152,45 108,0 44,0 0,45"><text:p/></draw:polygon><draw:path draw:style-name="gr11" svg:width="0.101cm" svg:height="0.1cm" draw:transform="rotate (-3.14159265358979) translate (10.1985833333333cm 5.39045833333333cm)" svg:viewBox="0 0 102 101" svg:d="m102 51c0 28-23 50-51 50s-51-22-51-50 23-51 51-51 51 23 51 51z"><text:p/></draw:path><draw:polygon draw:style-name="gr13" svg:width="0.151cm" svg:height="0.152cm" draw:transform="rotate (-3.14159265358979) translate (10.4795833333333cm 5.92545833333333cm)" svg:viewBox="0 0 152 153" draw:points="0,108 44,153 108,153 152,108 152,45 108,0 44,0 0,45"><text:p/></draw:polygon><draw:path draw:style-name="gr11" svg:width="0.101cm" svg:height="0.1cm" draw:transform="rotate (-3.14159265358979) translate (10.452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2.5115833333333cm 5.67145833333333cm)" svg:viewBox="0 0 152 153" draw:points="0,108 44,153 108,153 152,108 152,45 108,0 44,0 0,45"><text:p/></draw:polygon><draw:path draw:style-name="gr11" svg:width="0.101cm" svg:height="0.1cm" draw:transform="rotate (-3.14159265358979) translate (12.4845833333333cm 5.64445833333333cm)" svg:viewBox="0 0 102 101" svg:d="m102 51c0 28-23 50-51 50s-51-22-51-50 23-51 51-51 51 23 51 51z"><text:p/></draw:path><draw:polygon draw:style-name="gr13" svg:width="0.151cm" svg:height="0.152cm" draw:transform="rotate (-3.14159265358979) translate (12.5115833333333cm 5.41745833333333cm)" svg:viewBox="0 0 152 153" draw:points="0,108 44,153 108,153 152,108 152,45 108,0 44,0 0,45"><text:p/></draw:polygon><draw:path draw:style-name="gr11" svg:width="0.101cm" svg:height="0.1cm" draw:transform="rotate (-3.14159265358979) translate (12.4845833333333cm 5.39045833333333cm)" svg:viewBox="0 0 102 101" svg:d="m102 51c0 28-23 50-51 50s-51-22-51-50 23-51 51-51 51 23 51 51z"><text:p/></draw:path><draw:polygon draw:style-name="gr13" svg:width="0.151cm" svg:height="0.152cm" draw:transform="rotate (-3.14159265358979) translate (10.7335833333333cm 6.17945833333333cm)" svg:viewBox="0 0 152 153" draw:points="0,108 44,153 108,153 152,108 152,45 108,0 44,0 0,45"><text:p/></draw:polygon><draw:path draw:style-name="gr11" svg:width="0.101cm" svg:height="0.1cm" draw:transform="rotate (-3.14159265358979) translate (10.706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0.7335833333333cm 5.92545833333333cm)" svg:viewBox="0 0 152 153" draw:points="0,108 44,153 108,153 152,108 152,45 108,0 44,0 0,45"><text:p/></draw:polygon><draw:path draw:style-name="gr11" svg:width="0.101cm" svg:height="0.1cm" draw:transform="rotate (-3.14159265358979) translate (10.706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2.7655833333333cm 5.67145833333333cm)" svg:viewBox="0 0 152 153" draw:points="0,108 44,153 108,153 152,108 152,45 108,0 44,0 0,45"><text:p/></draw:polygon><draw:path draw:style-name="gr11" svg:width="0.101cm" svg:height="0.1cm" draw:transform="rotate (-3.14159265358979) translate (12.7385833333333cm 5.64445833333333cm)" svg:viewBox="0 0 102 101" svg:d="m102 51c0 28-23 50-51 50s-51-22-51-50 23-51 51-51 51 23 51 51z"><text:p/></draw:path><draw:polygon draw:style-name="gr13" svg:width="0.151cm" svg:height="0.152cm" draw:transform="rotate (-3.14159265358979) translate (12.7655833333333cm 5.41745833333333cm)" svg:viewBox="0 0 152 153" draw:points="0,108 44,153 108,153 152,108 152,45 108,0 44,0 0,45"><text:p/></draw:polygon><draw:path draw:style-name="gr11" svg:width="0.101cm" svg:height="0.1cm" draw:transform="rotate (-3.14159265358979) translate (12.7385833333333cm 5.39045833333333cm)" svg:viewBox="0 0 102 101" svg:d="m102 51c0 28-23 50-51 50s-51-22-51-50 23-51 51-51 51 23 51 51z"><text:p/></draw:path><draw:polygon draw:style-name="gr13" svg:width="0.151cm" svg:height="0.152cm" draw:transform="rotate (-3.14159265358979) translate (12.7655833333333cm 6.17945833333333cm)" svg:viewBox="0 0 152 153" draw:points="0,108 44,153 108,153 152,108 152,45 108,0 44,0 0,45"><text:p/></draw:polygon><draw:path draw:style-name="gr11" svg:width="0.101cm" svg:height="0.1cm" draw:transform="rotate (-3.14159265358979) translate (12.738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2.5115833333333cm 6.17945833333333cm)" svg:viewBox="0 0 152 153" draw:points="0,108 44,153 108,153 152,108 152,45 108,0 44,0 0,45"><text:p/></draw:polygon><draw:path draw:style-name="gr11" svg:width="0.101cm" svg:height="0.1cm" draw:transform="rotate (-3.14159265358979) translate (12.484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2.5115833333333cm 5.92545833333333cm)" svg:viewBox="0 0 152 153" draw:points="0,108 44,153 108,153 152,108 152,45 108,0 44,0 0,45"><text:p/></draw:polygon><draw:path draw:style-name="gr11" svg:width="0.101cm" svg:height="0.1cm" draw:transform="rotate (-3.14159265358979) translate (12.484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2.7655833333333cm 5.92545833333333cm)" svg:viewBox="0 0 152 153" draw:points="0,108 44,153 108,153 152,108 152,45 108,0 44,0 0,45"><text:p/></draw:polygon><draw:path draw:style-name="gr11" svg:width="0.101cm" svg:height="0.1cm" draw:transform="rotate (-3.14159265358979) translate (12.738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1.4955833333333cm 0.848458333333332cm)" svg:viewBox="0 0 152 153" draw:points="0,108 44,153 108,153 152,108 152,45 108,0 44,0 0,45"><text:p/></draw:polygon><draw:path draw:style-name="gr11" svg:width="0.101cm" svg:height="0.1cm" draw:transform="rotate (-3.14159265358979) translate (11.468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1.7495833333333cm 0.848458333333332cm)" svg:viewBox="0 0 152 153" draw:points="0,108 44,153 108,153 152,108 152,45 108,0 44,0 0,45"><text:p/></draw:polygon><draw:path draw:style-name="gr11" svg:width="0.101cm" svg:height="0.1cm" draw:transform="rotate (-3.14159265358979) translate (11.722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2.0035833333333cm 0.848458333333332cm)" svg:viewBox="0 0 152 153" draw:points="0,108 44,153 108,153 152,108 152,45 108,0 44,0 0,45"><text:p/></draw:polygon><draw:path draw:style-name="gr11" svg:width="0.101cm" svg:height="0.1cm" draw:transform="rotate (-3.14159265358979) translate (11.976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2.2575833333333cm 0.848458333333332cm)" svg:viewBox="0 0 152 153" draw:points="0,108 44,153 108,153 152,108 152,45 108,0 44,0 0,45"><text:p/></draw:polygon><draw:path draw:style-name="gr11" svg:width="0.101cm" svg:height="0.1cm" draw:transform="rotate (-3.14159265358979) translate (12.230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2.5115833333333cm 0.848458333333332cm)" svg:viewBox="0 0 152 153" draw:points="0,108 44,153 108,153 152,108 152,45 108,0 44,0 0,45"><text:p/></draw:polygon><draw:path draw:style-name="gr11" svg:width="0.101cm" svg:height="0.1cm" draw:transform="rotate (-3.14159265358979) translate (12.484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2.7655833333333cm 0.848458333333332cm)" svg:viewBox="0 0 152 153" draw:points="0,108 44,153 108,153 152,108 152,45 108,0 44,0 0,45"><text:p/></draw:polygon><draw:path draw:style-name="gr11" svg:width="0.101cm" svg:height="0.1cm" draw:transform="rotate (-3.14159265358979) translate (12.738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0.2255833333333cm 5.92545833333333cm)" svg:viewBox="0 0 152 153" draw:points="0,108 44,153 108,153 152,108 152,45 108,0 44,0 0,45"><text:p/></draw:polygon><draw:path draw:style-name="gr11" svg:width="0.101cm" svg:height="0.1cm" draw:transform="rotate (-3.14159265358979) translate (10.198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6.17945833333333cm)" svg:viewBox="0 0 152 153" draw:points="0,108 44,153 108,153 152,108 152,45 108,0 44,0 0,45"><text:p/></draw:polygon><draw:path draw:style-name="gr11" svg:width="0.101cm" svg:height="0.1cm" draw:transform="rotate (-3.14159265358979) translate (10.198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0.4795833333333cm 6.17945833333333cm)" svg:viewBox="0 0 152 153" draw:points="0,108 44,153 108,153 152,108 152,45 108,0 44,0 0,45"><text:p/></draw:polygon><draw:path draw:style-name="gr11" svg:width="0.101cm" svg:height="0.1cm" draw:transform="rotate (-3.14159265358979) translate (10.452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5.16345833333333cm)" svg:viewBox="0 0 152 153" draw:points="0,108 44,153 108,153 152,108 152,45 108,0 44,0 0,45"><text:p/></draw:polygon><draw:path draw:style-name="gr11" svg:width="0.101cm" svg:height="0.1cm" draw:transform="rotate (-3.14159265358979) translate (10.1985833333333cm 5.136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4.90945833333333cm)" svg:viewBox="0 0 152 153" draw:points="0,108 44,153 108,153 152,108 152,45 108,0 44,0 0,45"><text:p/></draw:polygon><draw:path draw:style-name="gr11" svg:width="0.101cm" svg:height="0.1cm" draw:transform="rotate (-3.14159265358979) translate (10.1985833333333cm 4.882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4.65745833333333cm)" svg:viewBox="0 0 152 153" draw:points="0,108 44,153 108,153 152,108 152,45 108,0 44,0 0,45"><text:p/></draw:polygon><draw:path draw:style-name="gr11" svg:width="0.101cm" svg:height="0.1cm" draw:transform="rotate (-3.14159265358979) translate (10.1985833333333cm 4.630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4.40345833333333cm)" svg:viewBox="0 0 152 153" draw:points="0,108 44,153 108,153 152,108 152,45 108,0 44,0 0,45"><text:p/></draw:polygon><draw:path draw:style-name="gr11" svg:width="0.101cm" svg:height="0.1cm" draw:transform="rotate (-3.14159265358979) translate (10.1985833333333cm 4.376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4.14945833333333cm)" svg:viewBox="0 0 152 153" draw:points="0,108 44,153 108,153 152,108 152,45 108,0 44,0 0,45"><text:p/></draw:polygon><draw:path draw:style-name="gr11" svg:width="0.101cm" svg:height="0.1cm" draw:transform="rotate (-3.14159265358979) translate (10.1985833333333cm 4.122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3.89545833333333cm)" svg:viewBox="0 0 152 153" draw:points="0,108 44,153 108,153 152,108 152,45 108,0 44,0 0,45"><text:p/></draw:polygon><draw:path draw:style-name="gr11" svg:width="0.101cm" svg:height="0.1cm" draw:transform="rotate (-3.14159265358979) translate (10.1985833333333cm 3.868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3.64145833333333cm)" svg:viewBox="0 0 152 153" draw:points="0,108 44,153 108,153 152,108 152,45 108,0 44,0 0,45"><text:p/></draw:polygon><draw:path draw:style-name="gr11" svg:width="0.101cm" svg:height="0.1cm" draw:transform="rotate (-3.14159265358979) translate (10.1985833333333cm 3.614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3.38745833333333cm)" svg:viewBox="0 0 152 153" draw:points="0,108 44,153 108,153 152,108 152,45 108,0 44,0 0,45"><text:p/></draw:polygon><draw:path draw:style-name="gr11" svg:width="0.101cm" svg:height="0.1cm" draw:transform="rotate (-3.14159265358979) translate (10.1985833333333cm 3.360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3.13345833333333cm)" svg:viewBox="0 0 152 153" draw:points="0,108 44,153 108,153 152,108 152,45 108,0 44,0 0,45"><text:p/></draw:polygon><draw:path draw:style-name="gr11" svg:width="0.101cm" svg:height="0.1cm" draw:transform="rotate (-3.14159265358979) translate (10.1985833333333cm 3.106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2.87945833333333cm)" svg:viewBox="0 0 152 153" draw:points="0,108 44,153 108,153 152,108 152,45 108,0 44,0 0,45"><text:p/></draw:polygon><draw:path draw:style-name="gr11" svg:width="0.101cm" svg:height="0.1cm" draw:transform="rotate (-3.14159265358979) translate (10.1985833333333cm 2.852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2.62545833333333cm)" svg:viewBox="0 0 152 153" draw:points="0,108 44,153 108,153 152,108 152,45 108,0 44,0 0,45"><text:p/></draw:polygon><draw:path draw:style-name="gr11" svg:width="0.101cm" svg:height="0.1cm" draw:transform="rotate (-3.14159265358979) translate (10.1985833333333cm 2.598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2.37145833333333cm)" svg:viewBox="0 0 152 153" draw:points="0,108 44,153 108,153 152,108 152,45 108,0 44,0 0,45"><text:p/></draw:polygon><draw:path draw:style-name="gr11" svg:width="0.101cm" svg:height="0.1cm" draw:transform="rotate (-3.14159265358979) translate (10.1985833333333cm 2.344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2.11745833333333cm)" svg:viewBox="0 0 152 153" draw:points="0,108 44,153 108,153 152,108 152,45 108,0 44,0 0,45"><text:p/></draw:polygon><draw:path draw:style-name="gr11" svg:width="0.101cm" svg:height="0.1cm" draw:transform="rotate (-3.14159265358979) translate (10.1985833333333cm 2.090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1.86345833333333cm)" svg:viewBox="0 0 152 153" draw:points="0,108 44,153 108,153 152,108 152,45 108,0 44,0 0,45"><text:p/></draw:polygon><draw:path draw:style-name="gr11" svg:width="0.101cm" svg:height="0.1cm" draw:transform="rotate (-3.14159265358979) translate (10.1985833333333cm 1.836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1.61045833333333cm)" svg:viewBox="0 0 152 153" draw:points="0,108 44,153 108,153 152,108 152,45 108,0 44,0 0,45"><text:p/></draw:polygon><draw:path draw:style-name="gr11" svg:width="0.101cm" svg:height="0.1cm" draw:transform="rotate (-3.14159265358979) translate (10.1985833333333cm 1.58545833333333cm)" svg:viewBox="0 0 102 101" svg:d="m102 50c0 28-23 51-51 51s-51-23-51-51 23-50 51-50 51 22 51 50z"><text:p/></draw:path><draw:polygon draw:style-name="gr13" svg:width="0.151cm" svg:height="0.152cm" draw:transform="rotate (-3.14159265358979) translate (10.2255833333333cm 1.35645833333333cm)" svg:viewBox="0 0 152 153" draw:points="0,108 44,153 108,153 152,108 152,45 108,0 44,0 0,45"><text:p/></draw:polygon><draw:path draw:style-name="gr11" svg:width="0.101cm" svg:height="0.1cm" draw:transform="rotate (-3.14159265358979) translate (10.1985833333333cm 1.33145833333333cm)" svg:viewBox="0 0 102 101" svg:d="m102 50c0 28-23 51-51 51s-51-23-51-51 23-50 51-50 51 22 51 50z"><text:p/></draw:path><draw:polygon draw:style-name="gr13" svg:width="0.151cm" svg:height="0.152cm" draw:transform="rotate (-3.14159265358979) translate (10.2255833333333cm 1.10245833333333cm)" svg:viewBox="0 0 152 153" draw:points="0,108 44,153 108,153 152,108 152,45 108,0 44,0 0,45"><text:p/></draw:polygon><draw:path draw:style-name="gr11" svg:width="0.101cm" svg:height="0.1cm" draw:transform="rotate (-3.14159265358979) translate (10.1985833333333cm 1.07745833333333cm)" svg:viewBox="0 0 102 101" svg:d="m102 50c0 28-23 51-51 51s-51-23-51-51 23-50 51-50 51 22 51 50z"><text:p/></draw:path><draw:polygon draw:style-name="gr13" svg:width="0.151cm" svg:height="0.152cm" draw:transform="rotate (-3.14159265358979) translate (10.2255833333333cm 0.848458333333332cm)" svg:viewBox="0 0 152 153" draw:points="0,108 44,153 108,153 152,108 152,45 108,0 44,0 0,45"><text:p/></draw:polygon><draw:path draw:style-name="gr11" svg:width="0.101cm" svg:height="0.1cm" draw:transform="rotate (-3.14159265358979) translate (10.198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3.0195833333333cm 2.11745833333333cm)" svg:viewBox="0 0 152 153" draw:points="0,108 44,153 108,153 152,108 152,45 108,0 44,0 0,45"><text:p/></draw:polygon><draw:path draw:style-name="gr11" svg:width="0.101cm" svg:height="0.1cm" draw:transform="rotate (-3.14159265358979) translate (12.9925833333333cm 2.090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1.86345833333333cm)" svg:viewBox="0 0 152 153" draw:points="0,108 44,153 108,153 152,108 152,45 108,0 44,0 0,45"><text:p/></draw:polygon><draw:path draw:style-name="gr11" svg:width="0.101cm" svg:height="0.1cm" draw:transform="rotate (-3.14159265358979) translate (12.9925833333333cm 1.836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1.61045833333333cm)" svg:viewBox="0 0 152 153" draw:points="0,108 44,153 108,153 152,108 152,45 108,0 44,0 0,45"><text:p/></draw:polygon><draw:path draw:style-name="gr11" svg:width="0.101cm" svg:height="0.1cm" draw:transform="rotate (-3.14159265358979) translate (12.9925833333333cm 1.58545833333333cm)" svg:viewBox="0 0 102 101" svg:d="m102 50c0 28-23 51-51 51s-51-23-51-51 23-50 51-50 51 22 51 50z"><text:p/></draw:path><draw:polygon draw:style-name="gr13" svg:width="0.151cm" svg:height="0.152cm" draw:transform="rotate (-3.14159265358979) translate (13.0195833333333cm 1.35645833333333cm)" svg:viewBox="0 0 152 153" draw:points="0,108 44,153 108,153 152,108 152,45 108,0 44,0 0,45"><text:p/></draw:polygon><draw:path draw:style-name="gr11" svg:width="0.101cm" svg:height="0.1cm" draw:transform="rotate (-3.14159265358979) translate (12.9925833333333cm 1.33145833333333cm)" svg:viewBox="0 0 102 101" svg:d="m102 50c0 28-23 51-51 51s-51-23-51-51 23-50 51-50 51 22 51 50z"><text:p/></draw:path><draw:polygon draw:style-name="gr13" svg:width="0.151cm" svg:height="0.152cm" draw:transform="rotate (-3.14159265358979) translate (13.0195833333333cm 1.10245833333333cm)" svg:viewBox="0 0 152 153" draw:points="0,108 44,153 108,153 152,108 152,45 108,0 44,0 0,45"><text:p/></draw:polygon><draw:path draw:style-name="gr11" svg:width="0.101cm" svg:height="0.1cm" draw:transform="rotate (-3.14159265358979) translate (12.9925833333333cm 1.07745833333333cm)" svg:viewBox="0 0 102 101" svg:d="m102 50c0 28-23 51-51 51s-51-23-51-51 23-50 51-50 51 22 51 50z"><text:p/></draw:path><draw:polygon draw:style-name="gr13" svg:width="0.151cm" svg:height="0.152cm" draw:transform="rotate (-3.14159265358979) translate (13.0195833333333cm 0.848458333333332cm)" svg:viewBox="0 0 152 153" draw:points="0,108 44,153 108,153 152,108 152,45 108,0 44,0 0,45"><text:p/></draw:polygon><draw:path draw:style-name="gr11" svg:width="0.101cm" svg:height="0.1cm" draw:transform="rotate (-3.14159265358979) translate (12.992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1.2415833333333cm 0.848458333333332cm)" svg:viewBox="0 0 152 153" draw:points="0,108 44,153 108,153 152,108 152,45 108,0 44,0 0,45"><text:p/></draw:polygon><draw:path draw:style-name="gr11" svg:width="0.101cm" svg:height="0.1cm" draw:transform="rotate (-3.14159265358979) translate (11.214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0.9875833333333cm 0.848458333333332cm)" svg:viewBox="0 0 152 153" draw:points="0,108 44,153 108,153 152,108 152,45 108,0 44,0 0,45"><text:p/></draw:polygon><draw:path draw:style-name="gr11" svg:width="0.101cm" svg:height="0.1cm" draw:transform="rotate (-3.14159265358979) translate (10.960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0.7335833333333cm 0.848458333333332cm)" svg:viewBox="0 0 152 153" draw:points="0,108 44,153 108,153 152,108 152,45 108,0 44,0 0,45"><text:p/></draw:polygon><draw:path draw:style-name="gr11" svg:width="0.101cm" svg:height="0.1cm" draw:transform="rotate (-3.14159265358979) translate (10.706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0.4795833333333cm 0.848458333333332cm)" svg:viewBox="0 0 152 153" draw:points="0,108 44,153 108,153 152,108 152,45 108,0 44,0 0,45"><text:p/></draw:polygon><draw:path draw:style-name="gr11" svg:width="0.101cm" svg:height="0.1cm" draw:transform="rotate (-3.14159265358979) translate (10.452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3.0195833333333cm 3.64145833333333cm)" svg:viewBox="0 0 152 153" draw:points="0,108 44,153 108,153 152,108 152,45 108,0 44,0 0,45"><text:p/></draw:polygon><draw:path draw:style-name="gr11" svg:width="0.101cm" svg:height="0.1cm" draw:transform="rotate (-3.14159265358979) translate (12.9925833333333cm 3.614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3.38745833333333cm)" svg:viewBox="0 0 152 153" draw:points="0,108 44,153 108,153 152,108 152,45 108,0 44,0 0,45"><text:p/></draw:polygon><draw:path draw:style-name="gr11" svg:width="0.101cm" svg:height="0.1cm" draw:transform="rotate (-3.14159265358979) translate (12.9925833333333cm 3.360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3.13345833333333cm)" svg:viewBox="0 0 152 153" draw:points="0,108 44,153 108,153 152,108 152,45 108,0 44,0 0,45"><text:p/></draw:polygon><draw:path draw:style-name="gr11" svg:width="0.101cm" svg:height="0.1cm" draw:transform="rotate (-3.14159265358979) translate (12.9925833333333cm 3.106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2.87945833333333cm)" svg:viewBox="0 0 152 153" draw:points="0,108 44,153 108,153 152,108 152,45 108,0 44,0 0,45"><text:p/></draw:polygon><draw:path draw:style-name="gr11" svg:width="0.101cm" svg:height="0.1cm" draw:transform="rotate (-3.14159265358979) translate (12.9925833333333cm 2.852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2.62545833333333cm)" svg:viewBox="0 0 152 153" draw:points="0,108 44,153 108,153 152,108 152,45 108,0 44,0 0,45"><text:p/></draw:polygon><draw:path draw:style-name="gr11" svg:width="0.101cm" svg:height="0.1cm" draw:transform="rotate (-3.14159265358979) translate (12.9925833333333cm 2.598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2.37145833333333cm)" svg:viewBox="0 0 152 153" draw:points="0,108 44,153 108,153 152,108 152,45 108,0 44,0 0,45"><text:p/></draw:polygon><draw:path draw:style-name="gr11" svg:width="0.101cm" svg:height="0.1cm" draw:transform="rotate (-3.14159265358979) translate (12.9925833333333cm 2.344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4.65745833333333cm)" svg:viewBox="0 0 152 153" draw:points="0,108 44,153 108,153 152,108 152,45 108,0 44,0 0,45"><text:p/></draw:polygon><draw:path draw:style-name="gr11" svg:width="0.101cm" svg:height="0.1cm" draw:transform="rotate (-3.14159265358979) translate (12.9925833333333cm 4.630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4.40345833333333cm)" svg:viewBox="0 0 152 153" draw:points="0,108 44,153 108,153 152,108 152,45 108,0 44,0 0,45"><text:p/></draw:polygon><draw:path draw:style-name="gr11" svg:width="0.101cm" svg:height="0.1cm" draw:transform="rotate (-3.14159265358979) translate (12.9925833333333cm 4.376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4.14945833333333cm)" svg:viewBox="0 0 152 153" draw:points="0,108 44,153 108,153 152,108 152,45 108,0 44,0 0,45"><text:p/></draw:polygon><draw:path draw:style-name="gr11" svg:width="0.101cm" svg:height="0.1cm" draw:transform="rotate (-3.14159265358979) translate (12.9925833333333cm 4.122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3.89545833333333cm)" svg:viewBox="0 0 152 153" draw:points="0,108 44,153 108,153 152,108 152,45 108,0 44,0 0,45"><text:p/></draw:polygon><draw:path draw:style-name="gr11" svg:width="0.101cm" svg:height="0.1cm" draw:transform="rotate (-3.14159265358979) translate (12.9925833333333cm 3.868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6.17945833333333cm)" svg:viewBox="0 0 152 153" draw:points="0,108 44,153 108,153 152,108 152,45 108,0 44,0 0,45"><text:p/></draw:polygon><draw:path draw:style-name="gr11" svg:width="0.101cm" svg:height="0.1cm" draw:transform="rotate (-3.14159265358979) translate (12.992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5.92545833333333cm)" svg:viewBox="0 0 152 153" draw:points="0,108 44,153 108,153 152,108 152,45 108,0 44,0 0,45"><text:p/></draw:polygon><draw:path draw:style-name="gr11" svg:width="0.101cm" svg:height="0.1cm" draw:transform="rotate (-3.14159265358979) translate (12.992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5.67145833333333cm)" svg:viewBox="0 0 152 153" draw:points="0,108 44,153 108,153 152,108 152,45 108,0 44,0 0,45"><text:p/></draw:polygon><draw:path draw:style-name="gr11" svg:width="0.101cm" svg:height="0.1cm" draw:transform="rotate (-3.14159265358979) translate (12.9925833333333cm 5.644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5.41745833333333cm)" svg:viewBox="0 0 152 153" draw:points="0,108 44,153 108,153 152,108 152,45 108,0 44,0 0,45"><text:p/></draw:polygon><draw:path draw:style-name="gr11" svg:width="0.101cm" svg:height="0.1cm" draw:transform="rotate (-3.14159265358979) translate (12.9925833333333cm 5.390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5.16345833333333cm)" svg:viewBox="0 0 152 153" draw:points="0,108 44,153 108,153 152,108 152,45 108,0 44,0 0,45"><text:p/></draw:polygon><draw:path draw:style-name="gr11" svg:width="0.101cm" svg:height="0.1cm" draw:transform="rotate (-3.14159265358979) translate (12.9925833333333cm 5.136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4.90945833333333cm)" svg:viewBox="0 0 152 153" draw:points="0,108 44,153 108,153 152,108 152,45 108,0 44,0 0,45"><text:p/></draw:polygon><draw:path draw:style-name="gr11" svg:width="0.101cm" svg:height="0.1cm" draw:transform="rotate (-3.14159265358979) translate (12.9925833333333cm 4.88245833333333cm)" svg:viewBox="0 0 102 101" svg:d="m102 51c0 28-23 50-51 50s-51-22-51-50 23-51 51-51 51 23 51 51z"><text:p/></draw:path><draw:polygon draw:style-name="gr13" svg:width="0.13cm" svg:height="0.13cm" draw:transform="rotate (-3.14159265358979) translate (9.45358333333333cm 0.586458333333334cm)" svg:viewBox="0 0 131 131" draw:points="131,38 93,0 38,0 0,38 0,93 38,131 93,131 131,93"><text:p/></draw:polygon><draw:path draw:style-name="gr11" svg:width="0.079cm" svg:height="0.079cm" draw:transform="rotate (-3.14159265358979) translate (9.42558333333333cm 0.560458333333334cm)" svg:viewBox="0 0 80 80" svg:d="m80 40c0 22-18 40-40 40s-40-18-40-40 18-40 40-40 40 18 40 40z"><text:p/></draw:path><draw:polygon draw:style-name="gr13" svg:width="0.13cm" svg:height="0.13cm" draw:transform="rotate (-3.14159265358979) translate (8.43958333333333cm 0.581458333333332cm)" svg:viewBox="0 0 131 131" draw:points="131,38 93,0 38,0 0,38 0,93 38,131 93,131 131,93"><text:p/></draw:polygon><draw:path draw:style-name="gr11" svg:width="0.079cm" svg:height="0.08cm" draw:transform="rotate (-3.14159265358979) translate (8.41158333333333cm 0.557458333333333cm)" svg:viewBox="0 0 80 81" svg:d="m80 40c0 23-18 41-40 41s-40-18-40-41c0-22 18-40 40-40s40 18 40 40z"><text:p/></draw:path><draw:polygon draw:style-name="gr13" svg:width="0.16cm" svg:height="0.16cm" draw:transform="rotate (-3.14159265358979) translate (11.8815833333333cm 5.67445833333333cm)" svg:viewBox="0 0 161 161" draw:points="0,114 47,161 115,161 161,114 161,47 115,0 47,0 0,47"><text:p/></draw:polygon><draw:path draw:style-name="gr11" svg:width="0.079cm" svg:height="0.08cm" draw:transform="rotate (-3.14159265358979) translate (11.8385833333333cm 5.63445833333333cm)" svg:viewBox="0 0 80 81" svg:d="m80 41c0 22-18 40-40 40s-40-18-40-40c0-23 18-41 40-41s40 18 40 41z"><text:p/></draw:path><draw:polygon draw:style-name="gr13" svg:width="0.16cm" svg:height="0.16cm" draw:transform="rotate (-3.14159265358979) translate (11.3735833333333cm 5.67445833333333cm)" svg:viewBox="0 0 161 161" draw:points="0,114 47,161 115,161 161,114 161,47 115,0 47,0 0,47"><text:p/></draw:polygon><draw:path draw:style-name="gr11" svg:width="0.079cm" svg:height="0.08cm" draw:transform="rotate (-3.14159265358979) translate (11.3305833333333cm 5.63445833333333cm)" svg:viewBox="0 0 80 81" svg:d="m80 41c0 22-18 40-40 40s-40-18-40-40c0-23 18-41 40-41s40 18 40 41z"><text:p/></draw:path><draw:polygon draw:style-name="gr13" svg:width="0.13cm" svg:height="0.13cm" draw:transform="rotate (-3.14159265358979) translate (11.2295833333333cm 2.35945833333333cm)" svg:viewBox="0 0 131 131" draw:points="93,131 131,93 131,38 93,0 38,0 0,38 0,93 38,131"><text:p/></draw:polygon><draw:path draw:style-name="gr11" svg:width="0.079cm" svg:height="0.08cm" draw:transform="rotate (-3.14159265358979) translate (11.2015833333333cm 2.33545833333333cm)" svg:viewBox="0 0 80 81" svg:d="m80 40c0 23-18 41-40 41s-40-18-40-41c0-22 18-40 40-40s40 18 40 40z"><text:p/></draw:path><draw:polygon draw:style-name="gr13" svg:width="0.13cm" svg:height="0.13cm" draw:transform="rotate (-3.14159265358979) translate (11.2335833333333cm 1.34645833333333cm)" svg:viewBox="0 0 131 131" draw:points="93,131 131,93 131,38 93,0 38,0 0,38 0,93 38,131"><text:p/></draw:polygon><draw:path draw:style-name="gr11" svg:width="0.079cm" svg:height="0.08cm" draw:transform="rotate (-3.14159265358979) translate (11.2055833333333cm 1.32045833333333cm)" svg:viewBox="0 0 80 81" svg:d="m80 40c0 23-18 41-40 41s-40-18-40-41c0-22 18-40 40-40s40 18 40 40z"><text:p/></draw:path><draw:line draw:style-name="gr14" svg:x1="4.185cm" svg:y1="5.131cm" svg:x2="4.185cm" svg:y2="5.298cm"><text:p/></draw:line><draw:path draw:style-name="gr11" svg:width="0.109cm" svg:height="0.109cm" draw:transform="rotate (-3.14159265358979) translate (4.23758333333333cm 5.26745833333333cm)" svg:viewBox="0 0 110 110" svg:d="m110 55c0 30-25 55-55 55-31 0-55-25-55-55 0-31 24-55 55-55 30 0 55 24 55 55z"><text:p/></draw:path><draw:line draw:style-name="gr14" svg:x1="4.564cm" svg:y1="5.131cm" svg:x2="4.564cm" svg:y2="5.298cm"><text:p/></draw:line><draw:path draw:style-name="gr11" svg:width="0.109cm" svg:height="0.109cm" draw:transform="rotate (-3.14159265358979) translate (4.61658333333333cm 5.26745833333333cm)" svg:viewBox="0 0 110 110" svg:d="m110 55c0 30-25 55-55 55-31 0-55-25-55-55 0-31 24-55 55-55 30 0 55 24 55 55z"><text:p/></draw:path><draw:line draw:style-name="gr14" svg:x1="4.945cm" svg:y1="5.131cm" svg:x2="4.945cm" svg:y2="5.298cm"><text:p/></draw:line><draw:path draw:style-name="gr11" svg:width="0.109cm" svg:height="0.109cm" draw:transform="rotate (-3.14159265358979) translate (4.99758333333333cm 5.26745833333333cm)" svg:viewBox="0 0 110 110" svg:d="m110 55c0 30-25 55-55 55-31 0-55-25-55-55 0-31 24-55 55-55 30 0 55 24 55 55z"><text:p/></draw:path><draw:polygon draw:style-name="gr13" svg:width="0.16cm" svg:height="0.16cm" draw:transform="rotate (-3.14159265358979) translate (4.64458333333333cm 6.05545833333333cm)" svg:viewBox="0 0 161 161" draw:points="0,114 47,161 115,161 161,114 161,47 115,0 47,0 0,47"><text:p/></draw:polygon><draw:path draw:style-name="gr11" svg:width="0.079cm" svg:height="0.08cm" draw:transform="rotate (-3.14159265358979) translate (4.60158333333333cm 6.01545833333333cm)" svg:viewBox="0 0 80 81" svg:d="m80 41c0 22-18 40-40 40s-40-18-40-40c0-23 18-41 40-41s40 18 40 41z"><text:p/></draw:path><draw:polygon draw:style-name="gr13" svg:width="0.16cm" svg:height="0.16cm" draw:transform="rotate (-3.14159265358979) translate (4.64458333333333cm 6.56345833333333cm)" svg:viewBox="0 0 161 161" draw:points="0,114 47,161 115,161 161,114 161,47 115,0 47,0 0,47"><text:p/></draw:polygon><draw:path draw:style-name="gr11" svg:width="0.079cm" svg:height="0.08cm" draw:transform="rotate (-3.14159265358979) translate (4.60158333333333cm 6.52345833333333cm)" svg:viewBox="0 0 80 81" svg:d="m80 41c0 22-18 40-40 40s-40-18-40-40c0-23 18-41 40-41s40 18 40 41z"><text:p/></draw:path><draw:polygon draw:style-name="gr13" svg:width="0.16cm" svg:height="0.16cm" draw:transform="rotate (-3.14159265358979) translate (11.8815833333333cm 1.36145833333333cm)" svg:viewBox="0 0 161 161" draw:points="0,114 47,161 115,161 161,114 161,46 115,0 47,0 0,46"><text:p/></draw:polygon><draw:path draw:style-name="gr11" svg:width="0.079cm" svg:height="0.08cm" draw:transform="rotate (-3.14159265358979) translate (11.8385833333333cm 1.32045833333333cm)" svg:viewBox="0 0 80 81" svg:d="m80 40c0 23-18 41-40 41s-40-18-40-41c0-22 18-40 40-40s40 18 40 40z"><text:p/></draw:path><draw:polygon draw:style-name="gr13" svg:width="0.16cm" svg:height="0.16cm" draw:transform="rotate (-3.14159265358979) translate (11.8815833333333cm 1.61545833333333cm)" svg:viewBox="0 0 161 161" draw:points="0,114 47,161 115,161 161,114 161,46 115,0 47,0 0,46"><text:p/></draw:polygon><draw:path draw:style-name="gr11" svg:width="0.079cm" svg:height="0.08cm" draw:transform="rotate (-3.14159265358979) translate (11.8385833333333cm 1.57445833333333cm)" svg:viewBox="0 0 80 81" svg:d="m80 40c0 23-18 41-40 41s-40-18-40-41c0-22 18-40 40-40s40 18 40 40z"><text:p/></draw:path><draw:path draw:style-name="gr13" svg:width="0.101cm" svg:height="0.1cm" draw:transform="rotate (-3.14159265358979) translate (7.27958333333333cm 1.70945833333333cm)" svg:viewBox="0 0 102 101" svg:d="m102 50c0 29-23 51-51 51s-51-22-51-51c0-28 23-50 51-50s51 22 51 50z"><text:p/></draw:path><draw:path draw:style-name="gr11" svg:width="0.058cm" svg:height="0.058cm" draw:transform="rotate (-3.14159265358979) translate (7.25858333333333cm 1.68845833333333cm)" svg:viewBox="0 0 59 59" svg:d="m59 29c0 17-13 30-29 30-17 0-30-13-30-30 0-16 13-29 30-29 16 0 29 13 29 29z"><text:p/></draw:path><draw:path draw:style-name="gr13" svg:width="0.101cm" svg:height="0.1cm" draw:transform="rotate (-3.14159265358979) translate (7.27958333333333cm 1.96345833333333cm)" svg:viewBox="0 0 102 101" svg:d="m102 50c0 29-23 51-51 51s-51-22-51-51c0-28 23-50 51-50s51 22 51 50z"><text:p/></draw:path><draw:path draw:style-name="gr11" svg:width="0.058cm" svg:height="0.058cm" draw:transform="rotate (-3.14159265358979) translate (7.25858333333333cm 1.94245833333333cm)" svg:viewBox="0 0 59 59" svg:d="m59 29c0 17-13 30-29 30-17 0-30-13-30-30 0-16 13-29 30-29 16 0 29 13 29 29z"><text:p/></draw:path><draw:path draw:style-name="gr13" svg:width="0.101cm" svg:height="0.1cm" draw:transform="rotate (-3.14159265358979) translate (7.66058333333333cm 1.70945833333333cm)" svg:viewBox="0 0 102 101" svg:d="m102 50c0 29-23 51-51 51s-51-22-51-51c0-28 23-50 51-50s51 22 51 50z"><text:p/></draw:path><draw:path draw:style-name="gr11" svg:width="0.058cm" svg:height="0.058cm" draw:transform="rotate (-3.14159265358979) translate (7.63958333333333cm 1.68845833333333cm)" svg:viewBox="0 0 59 59" svg:d="m59 29c0 17-13 30-29 30-17 0-30-13-30-30 0-16 13-29 30-29 16 0 29 13 29 29z"><text:p/></draw:path><draw:path draw:style-name="gr13" svg:width="0.101cm" svg:height="0.1cm" draw:transform="rotate (-3.14159265358979) translate (7.66058333333333cm 1.96345833333333cm)" svg:viewBox="0 0 102 101" svg:d="m102 50c0 29-23 51-51 51s-51-22-51-51c0-28 23-50 51-50s51 22 51 50z"><text:p/></draw:path><draw:path draw:style-name="gr11" svg:width="0.058cm" svg:height="0.058cm" draw:transform="rotate (-3.14159265358979) translate (7.63958333333333cm 1.94245833333333cm)" svg:viewBox="0 0 59 59" svg:d="m59 29c0 17-13 30-29 30-17 0-30-13-30-30 0-16 13-29 30-29 16 0 29 13 29 29z"><text:p/></draw:path><draw:path draw:style-name="gr13" svg:width="0.101cm" svg:height="0.1cm" draw:transform="rotate (-3.14159265358979) translate (7.27958333333333cm 5.51745833333333cm)" svg:viewBox="0 0 102 101" svg:d="m102 51c0 28-23 50-51 50s-51-22-51-50 23-51 51-51 51 23 51 51z"><text:p/></draw:path><draw:path draw:style-name="gr11" svg:width="0.058cm" svg:height="0.058cm" draw:transform="rotate (-3.14159265358979) translate (7.25858333333333cm 5.49645833333333cm)" svg:viewBox="0 0 59 59" svg:d="m59 30c0 16-13 29-29 29-17 0-30-13-30-29 0-17 13-30 30-30 16 0 29 13 29 30z"><text:p/></draw:path><draw:path draw:style-name="gr13" svg:width="0.101cm" svg:height="0.1cm" draw:transform="rotate (-3.14159265358979) translate (7.27958333333333cm 5.26345833333333cm)" svg:viewBox="0 0 102 101" svg:d="m102 51c0 28-23 50-51 50s-51-22-51-50 23-51 51-51 51 23 51 51z"><text:p/></draw:path><draw:path draw:style-name="gr11" svg:width="0.058cm" svg:height="0.058cm" draw:transform="rotate (-3.14159265358979) translate (7.25858333333333cm 5.24245833333333cm)" svg:viewBox="0 0 59 59" svg:d="m59 30c0 16-13 29-29 29-17 0-30-13-30-29 0-17 13-30 30-30 16 0 29 13 29 30z"><text:p/></draw:path><draw:path draw:style-name="gr13" svg:width="0.101cm" svg:height="0.1cm" draw:transform="rotate (-3.14159265358979) translate (7.66058333333333cm 5.51745833333333cm)" svg:viewBox="0 0 102 101" svg:d="m102 51c0 28-23 50-51 50s-51-22-51-50 23-51 51-51 51 23 51 51z"><text:p/></draw:path><draw:path draw:style-name="gr11" svg:width="0.058cm" svg:height="0.058cm" draw:transform="rotate (-3.14159265358979) translate (7.63958333333333cm 5.49645833333333cm)" svg:viewBox="0 0 59 59" svg:d="m59 30c0 16-13 29-29 29-17 0-30-13-30-29 0-17 13-30 30-30 16 0 29 13 29 30z"><text:p/></draw:path><draw:path draw:style-name="gr13" svg:width="0.101cm" svg:height="0.1cm" draw:transform="rotate (-3.14159265358979) translate (7.66058333333333cm 5.26345833333333cm)" svg:viewBox="0 0 102 101" svg:d="m102 51c0 28-23 50-51 50s-51-22-51-50 23-51 51-51 51 23 51 51z"><text:p/></draw:path><draw:path draw:style-name="gr11" svg:width="0.058cm" svg:height="0.058cm" draw:transform="rotate (-3.14159265358979) translate (7.63958333333333cm 5.24245833333333cm)" svg:viewBox="0 0 59 59" svg:d="m59 30c0 16-13 29-29 29-17 0-30-13-30-29 0-17 13-30 30-30 16 0 29 13 29 30z"><text:p/></draw:path><draw:polygon draw:style-name="gr13" svg:width="0.1cm" svg:height="0.1cm" draw:transform="rotate (-3.14159265358979) translate (4.61458333333333cm 3.99545833333333cm)" svg:viewBox="0 0 101 101" draw:points="0,72 29,101 72,101 101,72 101,29 72,0 29,0 0,29"><text:p/></draw:polygon><draw:path draw:style-name="gr11" svg:width="0.058cm" svg:height="0.058cm" draw:transform="rotate (-3.14159265358979) translate (4.59158333333333cm 3.97445833333333cm)" svg:viewBox="0 0 59 59" svg:d="m59 29c0 17-13 30-29 30-17 0-30-13-30-30 0-16 13-29 30-29 16 0 29 13 29 29z"><text:p/></draw:path><draw:polygon draw:style-name="gr13" svg:width="0.1cm" svg:height="0.1cm" draw:transform="rotate (-3.14159265358979) translate (4.61458333333333cm 3.61445833333333cm)" svg:viewBox="0 0 101 101" draw:points="0,72 29,101 72,101 101,72 101,29 72,0 29,0 0,29"><text:p/></draw:polygon><draw:path draw:style-name="gr11" svg:width="0.058cm" svg:height="0.058cm" draw:transform="rotate (-3.14159265358979) translate (4.59158333333333cm 3.59345833333333cm)" svg:viewBox="0 0 59 59" svg:d="m59 29c0 17-13 30-29 30-17 0-30-13-30-30 0-16 13-29 30-29 16 0 29 13 29 29z"><text:p/></draw:path><draw:polygon draw:style-name="gr13" svg:width="0.1cm" svg:height="0.1cm" draw:transform="rotate (-3.14159265358979) translate (4.61458333333333cm 3.23345833333333cm)" svg:viewBox="0 0 101 101" draw:points="0,72 29,101 72,101 101,72 101,29 72,0 29,0 0,29"><text:p/></draw:polygon><draw:path draw:style-name="gr11" svg:width="0.058cm" svg:height="0.058cm" draw:transform="rotate (-3.14159265358979) translate (4.59158333333333cm 3.21245833333333cm)" svg:viewBox="0 0 59 59" svg:d="m59 29c0 17-13 30-29 30-17 0-30-13-30-30 0-16 13-29 30-29 16 0 29 13 29 29z"><text:p/></draw:path><draw:path draw:style-name="gr15" svg:width="0.253cm" svg:height="0.253cm" draw:transform="rotate (-3.14159265358979) translate (12.9415833333333cm 6.73745833333333cm)" svg:viewBox="0 0 254 254" svg:d="m254 127c0 70-57 127-127 127s-127-57-127-127c0-71 57-127 127-127s127 56 127 127z"><text:p/></draw:path><draw:path draw:style-name="gr15" svg:width="0.253cm" svg:height="0.253cm" draw:transform="rotate (-3.14159265358979) translate (10.4015833333333cm 6.73745833333333cm)" svg:viewBox="0 0 254 254" svg:d="m254 127c0 70-57 127-127 127s-127-57-127-127c0-71 57-127 127-127s127 56 127 127z"><text:p/></draw:path><draw:path draw:style-name="gr15" svg:width="0.253cm" svg:height="0.253cm" draw:transform="rotate (-3.14159265358979) translate (12.9415833333333cm 0.391458333333334cm)" svg:viewBox="0 0 254 254" svg:d="m254 127c0 70-57 127-127 127s-127-57-127-127 57-127 127-127 127 57 127 127z"><text:p/></draw:path><draw:path draw:style-name="gr15" svg:width="0.253cm" svg:height="0.253cm" draw:transform="rotate (-3.14159265358979) translate (10.4015833333333cm 0.391458333333334cm)" svg:viewBox="0 0 254 254" svg:d="m254 127c0 70-57 127-127 127s-127-57-127-127 57-127 127-127 127 57 127 127z"><text:p/></draw:path><draw:line draw:style-name="gr15" svg:x1="6.723cm" svg:y1="5.848cm" svg:x2="6.723cm" svg:y2="5.34cm"><text:p/></draw:line><draw:line draw:style-name="gr15" svg:x1="6.723cm" svg:y1="5.34cm" svg:x2="6.723cm" svg:y2="4.832cm"><text:p/></draw:line><draw:line draw:style-name="gr15" svg:x1="6.723cm" svg:y1="4.832cm" svg:x2="6.596cm" svg:y2="4.705cm"><text:p/></draw:line><draw:line draw:style-name="gr15" svg:x1="6.596cm" svg:y1="4.705cm" svg:x2="6.342cm" svg:y2="4.705cm"><text:p/></draw:line><draw:line draw:style-name="gr15" svg:x1="7.231cm" svg:y1="5.34cm" svg:x2="6.723cm" svg:y2="5.34cm"><text:p/></draw:line><draw:line draw:style-name="gr15" svg:x1="8.12cm" svg:y1="4.832cm" svg:x2="8.12cm" svg:y2="5.34cm"><text:p/></draw:line><draw:line draw:style-name="gr15" svg:x1="8.12cm" svg:y1="5.34cm" svg:x2="8.12cm" svg:y2="5.848cm"><text:p/></draw:line><draw:line draw:style-name="gr15" svg:x1="8.12cm" svg:y1="4.832cm" svg:x2="8.247cm" svg:y2="4.705cm"><text:p/></draw:line><draw:line draw:style-name="gr15" svg:x1="7.612cm" svg:y1="5.34cm" svg:x2="8.12cm" svg:y2="5.34cm"><text:p/></draw:line><draw:line draw:style-name="gr15" svg:x1="8.247cm" svg:y1="4.705cm" svg:x2="8.501cm" svg:y2="4.705cm"><text:p/></draw:line><draw:line draw:style-name="gr15" svg:x1="6.088cm" svg:y1="6.102cm" svg:x2="5.961cm" svg:y2="6.102cm"><text:p/></draw:line><draw:line draw:style-name="gr15" svg:x1="5.961cm" svg:y1="6.102cm" svg:x2="5.834cm" svg:y2="5.975cm"><text:p/></draw:line><draw:line draw:style-name="gr15" svg:x1="5.58cm" svg:y1="5.467cm" svg:x2="5.707cm" svg:y2="5.467cm"><text:p/></draw:line><draw:line draw:style-name="gr15" svg:x1="5.707cm" svg:y1="5.467cm" svg:x2="5.834cm" svg:y2="5.594cm"><text:p/></draw:line><draw:line draw:style-name="gr15" svg:x1="5.834cm" svg:y1="5.975cm" svg:x2="5.834cm" svg:y2="5.594cm"><text:p/></draw:line><draw:line draw:style-name="gr15" svg:x1="5.58cm" svg:y1="5.467cm" svg:x2="5.58cm" svg:y2="5.213cm"><text:p/></draw:line><draw:line draw:style-name="gr15" svg:x1="6.215cm" svg:y1="5.213cm" svg:x2="5.58cm" svg:y2="5.213cm"><text:p/></draw:line><draw:line draw:style-name="gr15" svg:x1="6.596cm" svg:y1="6.356cm" svg:x2="6.469cm" svg:y2="6.356cm"><text:p/></draw:line><draw:line draw:style-name="gr15" svg:x1="6.469cm" svg:y1="6.356cm" svg:x2="6.342cm" svg:y2="6.229cm"><text:p/></draw:line><draw:line draw:style-name="gr15" svg:x1="6.088cm" svg:y1="5.848cm" svg:x2="6.215cm" svg:y2="5.848cm"><text:p/></draw:line><draw:line draw:style-name="gr15" svg:x1="6.215cm" svg:y1="5.848cm" svg:x2="6.342cm" svg:y2="5.975cm"><text:p/></draw:line><draw:line draw:style-name="gr15" svg:x1="6.342cm" svg:y1="6.229cm" svg:x2="6.342cm" svg:y2="5.975cm"><text:p/></draw:line><draw:line draw:style-name="gr15" svg:x1="8.247cm" svg:y1="6.356cm" svg:x2="8.374cm" svg:y2="6.356cm"><text:p/></draw:line><draw:line draw:style-name="gr15" svg:x1="8.374cm" svg:y1="6.356cm" svg:x2="8.501cm" svg:y2="6.229cm"><text:p/></draw:line><draw:line draw:style-name="gr15" svg:x1="8.501cm" svg:y1="6.229cm" svg:x2="8.501cm" svg:y2="5.975cm"><text:p/></draw:line><draw:line draw:style-name="gr15" svg:x1="8.501cm" svg:y1="5.975cm" svg:x2="8.628cm" svg:y2="5.848cm"><text:p/></draw:line><draw:line draw:style-name="gr15" svg:x1="8.628cm" svg:y1="5.848cm" svg:x2="8.755cm" svg:y2="5.848cm"><text:p/></draw:line><draw:line draw:style-name="gr15" svg:x1="9.261cm" svg:y1="5.467cm" svg:x2="9.134cm" svg:y2="5.467cm"><text:p/></draw:line><draw:line draw:style-name="gr15" svg:x1="9.134cm" svg:y1="5.467cm" svg:x2="9.009cm" svg:y2="5.594cm"><text:p/></draw:line><draw:line draw:style-name="gr15" svg:x1="9.009cm" svg:y1="5.594cm" svg:x2="9.009cm" svg:y2="5.975cm"><text:p/></draw:line><draw:line draw:style-name="gr15" svg:x1="9.009cm" svg:y1="5.975cm" svg:x2="8.882cm" svg:y2="6.102cm"><text:p/></draw:line><draw:line draw:style-name="gr15" svg:x1="8.882cm" svg:y1="6.102cm" svg:x2="8.755cm" svg:y2="6.102cm"><text:p/></draw:line><draw:line draw:style-name="gr15" svg:x1="9.261cm" svg:y1="5.213cm" svg:x2="9.261cm" svg:y2="5.467cm"><text:p/></draw:line><draw:line draw:style-name="gr15" svg:x1="9.261cm" svg:y1="5.213cm" svg:x2="8.628cm" svg:y2="5.213cm"><text:p/></draw:line><draw:line draw:style-name="gr15" svg:x1="6.723cm" svg:y1="2.294cm" svg:x2="6.723cm" svg:y2="1.786cm"><text:p/></draw:line><draw:line draw:style-name="gr15" svg:x1="6.723cm" svg:y1="1.786cm" svg:x2="6.723cm" svg:y2="1.28cm"><text:p/></draw:line><draw:line draw:style-name="gr15" svg:x1="6.723cm" svg:y1="1.28cm" svg:x2="6.596cm" svg:y2="1.153cm"><text:p/></draw:line><draw:line draw:style-name="gr15" svg:x1="6.596cm" svg:y1="1.153cm" svg:x2="6.342cm" svg:y2="1.153cm"><text:p/></draw:line><draw:line draw:style-name="gr15" svg:x1="7.231cm" svg:y1="1.786cm" svg:x2="6.723cm" svg:y2="1.786cm"><text:p/></draw:line><draw:line draw:style-name="gr15" svg:x1="8.12cm" svg:y1="1.28cm" svg:x2="8.12cm" svg:y2="1.786cm"><text:p/></draw:line><draw:line draw:style-name="gr15" svg:x1="8.12cm" svg:y1="1.786cm" svg:x2="8.12cm" svg:y2="2.294cm"><text:p/></draw:line><draw:line draw:style-name="gr15" svg:x1="8.12cm" svg:y1="1.28cm" svg:x2="8.247cm" svg:y2="1.153cm"><text:p/></draw:line><draw:line draw:style-name="gr15" svg:x1="7.612cm" svg:y1="1.786cm" svg:x2="8.12cm" svg:y2="1.786cm"><text:p/></draw:line><draw:line draw:style-name="gr15" svg:x1="8.247cm" svg:y1="1.153cm" svg:x2="8.501cm" svg:y2="1.153cm"><text:p/></draw:line><draw:line draw:style-name="gr15" svg:x1="6.088cm" svg:y1="2.548cm" svg:x2="5.961cm" svg:y2="2.548cm"><text:p/></draw:line><draw:line draw:style-name="gr15" svg:x1="5.961cm" svg:y1="2.548cm" svg:x2="5.834cm" svg:y2="2.421cm"><text:p/></draw:line><draw:line draw:style-name="gr15" svg:x1="5.58cm" svg:y1="1.913cm" svg:x2="5.707cm" svg:y2="1.913cm"><text:p/></draw:line><draw:line draw:style-name="gr15" svg:x1="5.707cm" svg:y1="1.913cm" svg:x2="5.834cm" svg:y2="2.04cm"><text:p/></draw:line><draw:line draw:style-name="gr15" svg:x1="5.834cm" svg:y1="2.421cm" svg:x2="5.834cm" svg:y2="2.04cm"><text:p/></draw:line><draw:line draw:style-name="gr15" svg:x1="5.58cm" svg:y1="1.913cm" svg:x2="5.58cm" svg:y2="1.659cm"><text:p/></draw:line><draw:line draw:style-name="gr15" svg:x1="6.215cm" svg:y1="1.659cm" svg:x2="5.58cm" svg:y2="1.659cm"><text:p/></draw:line><draw:line draw:style-name="gr15" svg:x1="6.596cm" svg:y1="2.802cm" svg:x2="6.469cm" svg:y2="2.802cm"><text:p/></draw:line><draw:line draw:style-name="gr15" svg:x1="6.469cm" svg:y1="2.802cm" svg:x2="6.342cm" svg:y2="2.675cm"><text:p/></draw:line><draw:line draw:style-name="gr15" svg:x1="6.088cm" svg:y1="2.294cm" svg:x2="6.215cm" svg:y2="2.294cm"><text:p/></draw:line><draw:line draw:style-name="gr15" svg:x1="6.215cm" svg:y1="2.294cm" svg:x2="6.342cm" svg:y2="2.421cm"><text:p/></draw:line><draw:line draw:style-name="gr15" svg:x1="6.342cm" svg:y1="2.675cm" svg:x2="6.342cm" svg:y2="2.421cm"><text:p/></draw:line><draw:line draw:style-name="gr15" svg:x1="8.247cm" svg:y1="2.802cm" svg:x2="8.374cm" svg:y2="2.802cm"><text:p/></draw:line><draw:line draw:style-name="gr15" svg:x1="8.374cm" svg:y1="2.802cm" svg:x2="8.501cm" svg:y2="2.675cm"><text:p/></draw:line><draw:line draw:style-name="gr15" svg:x1="8.501cm" svg:y1="2.675cm" svg:x2="8.501cm" svg:y2="2.421cm"><text:p/></draw:line><draw:line draw:style-name="gr15" svg:x1="8.501cm" svg:y1="2.421cm" svg:x2="8.628cm" svg:y2="2.294cm"><text:p/></draw:line><draw:line draw:style-name="gr15" svg:x1="8.628cm" svg:y1="2.294cm" svg:x2="8.755cm" svg:y2="2.294cm"><text:p/></draw:line><draw:line draw:style-name="gr15" svg:x1="9.261cm" svg:y1="1.913cm" svg:x2="9.134cm" svg:y2="1.913cm"><text:p/></draw:line><draw:line draw:style-name="gr15" svg:x1="9.134cm" svg:y1="1.913cm" svg:x2="9.009cm" svg:y2="2.04cm"><text:p/></draw:line><draw:line draw:style-name="gr15" svg:x1="9.009cm" svg:y1="2.04cm" svg:x2="9.009cm" svg:y2="2.421cm"><text:p/></draw:line><draw:line draw:style-name="gr15" svg:x1="9.009cm" svg:y1="2.421cm" svg:x2="8.882cm" svg:y2="2.548cm"><text:p/></draw:line><draw:line draw:style-name="gr15" svg:x1="8.882cm" svg:y1="2.548cm" svg:x2="8.755cm" svg:y2="2.548cm"><text:p/></draw:line><draw:line draw:style-name="gr15" svg:x1="9.261cm" svg:y1="1.659cm" svg:x2="9.261cm" svg:y2="1.913cm"><text:p/></draw:line><draw:line draw:style-name="gr15" svg:x1="9.261cm" svg:y1="1.659cm" svg:x2="8.628cm" svg:y2="1.659cm"><text:p/></draw:line><draw:line draw:style-name="gr15" svg:x1="7.231cm" svg:y1="1.659cm" svg:x2="7.231cm" svg:y2="1.534cm"><text:p/></draw:line><draw:line draw:style-name="gr15" svg:x1="7.231cm" svg:y1="2.04cm" svg:x2="7.231cm" svg:y2="1.913cm"><text:p/></draw:line><draw:line draw:style-name="gr15" svg:x1="7.231cm" svg:y1="1.913cm" svg:x2="7.231cm" svg:y2="1.534cm"><text:p/></draw:line><draw:line draw:style-name="gr15" svg:x1="7.612cm" svg:y1="2.04cm" svg:x2="7.612cm" svg:y2="1.913cm"><text:p/></draw:line><draw:line draw:style-name="gr15" svg:x1="7.612cm" svg:y1="1.913cm" svg:x2="7.612cm" svg:y2="1.659cm"><text:p/></draw:line><draw:line draw:style-name="gr15" svg:x1="7.612cm" svg:y1="1.659cm" svg:x2="7.612cm" svg:y2="1.534cm"><text:p/></draw:line><draw:line draw:style-name="gr15" svg:x1="9.261cm" svg:y1="3.437cm" svg:x2="5.326cm" svg:y2="3.437cm"><text:p/></draw:line><draw:line draw:style-name="gr15" svg:x1="5.199cm" svg:y1="2.548cm" svg:x2="5.199cm" svg:y2="3.31cm"><text:p/></draw:line><draw:line draw:style-name="gr15" svg:x1="5.199cm" svg:y1="3.31cm" svg:x2="5.326cm" svg:y2="3.437cm"><text:p/></draw:line><draw:line draw:style-name="gr15" svg:x1="9.896cm" svg:y1="2.802cm" svg:x2="10.15cm" svg:y2="2.802cm"><text:p/></draw:line><draw:line draw:style-name="gr15" svg:x1="9.896cm" svg:y1="2.802cm" svg:x2="9.261cm" svg:y2="3.437cm"><text:p/></draw:line><draw:line draw:style-name="gr15" svg:x1="9.896cm" svg:y1="3.31cm" svg:x2="10.15cm" svg:y2="3.31cm"><text:p/></draw:line><draw:line draw:style-name="gr15" svg:x1="9.642cm" svg:y1="3.818cm" svg:x2="9.642cm" svg:y2="3.564cm"><text:p/></draw:line><draw:line draw:style-name="gr15" svg:x1="9.896cm" svg:y1="3.31cm" svg:x2="9.642cm" svg:y2="3.564cm"><text:p/></draw:line><draw:line draw:style-name="gr15" svg:x1="9.261cm" svg:y1="3.691cm" svg:x2="5.326cm" svg:y2="3.691cm"><text:p/></draw:line><draw:line draw:style-name="gr15" svg:x1="5.199cm" svg:y1="3.818cm" svg:x2="5.326cm" svg:y2="3.691cm"><text:p/></draw:line><draw:line draw:style-name="gr15" svg:x1="9.896cm" svg:y1="3.056cm" svg:x2="10.15cm" svg:y2="3.056cm"><text:p/></draw:line><draw:line draw:style-name="gr15" svg:x1="9.896cm" svg:y1="3.056cm" svg:x2="9.261cm" svg:y2="3.691cm"><text:p/></draw:line><draw:line draw:style-name="gr15" svg:x1="13.071cm" svg:y1="0.01cm" svg:x2="13.059cm" svg:y2="0.01cm"><text:p/></draw:line><draw:line draw:style-name="gr15" svg:x1="12.978cm" svg:y1="0.01cm" svg:x2="12.968cm" svg:y2="0.01cm"><text:p/></draw:line><draw:line draw:style-name="gr15" svg:x1="12.887cm" svg:y1="0.01cm" svg:x2="12.874cm" svg:y2="0.01cm"><text:p/></draw:line><draw:line draw:style-name="gr15" svg:x1="12.794cm" svg:y1="0.01cm" svg:x2="12.783cm" svg:y2="0.01cm"><text:p/></draw:line><draw:line draw:style-name="gr15" svg:x1="12.701cm" svg:y1="0.01cm" svg:x2="12.69cm" svg:y2="0.01cm"><text:p/></draw:line><draw:line draw:style-name="gr15" svg:x1="12.611cm" svg:y1="0.01cm" svg:x2="12.6cm" svg:y2="0.01cm"><text:p/></draw:line><draw:line draw:style-name="gr15" svg:x1="12.517cm" svg:y1="0.01cm" svg:x2="12.506cm" svg:y2="0.01cm"><text:p/></draw:line><draw:line draw:style-name="gr15" svg:x1="12.426cm" svg:y1="0.01cm" svg:x2="12.415cm" svg:y2="0.01cm"><text:p/></draw:line><draw:line draw:style-name="gr15" svg:x1="12.333cm" svg:y1="0.01cm" svg:x2="12.322cm" svg:y2="0.01cm"><text:p/></draw:line><draw:line draw:style-name="gr15" svg:x1="12.242cm" svg:y1="0.01cm" svg:x2="12.229cm" svg:y2="0.01cm"><text:p/></draw:line><draw:line draw:style-name="gr15" svg:x1="12.148cm" svg:y1="0.01cm" svg:x2="12.138cm" svg:y2="0.01cm"><text:p/></draw:line><draw:line draw:style-name="gr15" svg:x1="12.055cm" svg:y1="0.01cm" svg:x2="12.045cm" svg:y2="0.01cm"><text:p/></draw:line><draw:line draw:style-name="gr15" svg:x1="11.964cm" svg:y1="0.01cm" svg:x2="11.954cm" svg:y2="0.01cm"><text:p/></draw:line><draw:line draw:style-name="gr15" svg:x1="11.871cm" svg:y1="0.01cm" svg:x2="11.861cm" svg:y2="0.01cm"><text:p/></draw:line><draw:line draw:style-name="gr15" svg:x1="11.78cm" svg:y1="0.01cm" svg:x2="11.769cm" svg:y2="0.01cm"><text:p/></draw:line><draw:line draw:style-name="gr15" svg:x1="11.687cm" svg:y1="0.01cm" svg:x2="11.676cm" svg:y2="0.01cm"><text:p/></draw:line><draw:line draw:style-name="gr15" svg:x1="11.597cm" svg:y1="0.01cm" svg:x2="11.584cm" svg:y2="0.01cm"><text:p/></draw:line><draw:line draw:style-name="gr15" svg:x1="11.503cm" svg:y1="0.01cm" svg:x2="11.492cm" svg:y2="0.01cm"><text:p/></draw:line><draw:line draw:style-name="gr15" svg:x1="11.41cm" svg:y1="0.01cm" svg:x2="11.399cm" svg:y2="0.01cm"><text:p/></draw:line><draw:line draw:style-name="gr15" svg:x1="11.319cm" svg:y1="0.01cm" svg:x2="11.308cm" svg:y2="0.01cm"><text:p/></draw:line><draw:line draw:style-name="gr15" svg:x1="11.226cm" svg:y1="0.01cm" svg:x2="11.215cm" svg:y2="0.01cm"><text:p/></draw:line><draw:line draw:style-name="gr15" svg:x1="11.134cm" svg:y1="0.01cm" svg:x2="11.124cm" svg:y2="0.01cm"><text:p/></draw:line><draw:line draw:style-name="gr15" svg:x1="11.041cm" svg:y1="0.01cm" svg:x2="11.031cm" svg:y2="0.01cm"><text:p/></draw:line><draw:line draw:style-name="gr15" svg:x1="10.95cm" svg:y1="0.01cm" svg:x2="10.938cm" svg:y2="0.01cm"><text:p/></draw:line><draw:line draw:style-name="gr15" svg:x1="10.857cm" svg:y1="0.01cm" svg:x2="10.847cm" svg:y2="0.01cm"><text:p/></draw:line><draw:line draw:style-name="gr15" svg:x1="10.766cm" svg:y1="0.01cm" svg:x2="10.753cm" svg:y2="0.01cm"><text:p/></draw:line><draw:line draw:style-name="gr15" svg:x1="10.673cm" svg:y1="0.01cm" svg:x2="10.662cm" svg:y2="0.01cm"><text:p/></draw:line><draw:line draw:style-name="gr15" svg:x1="10.58cm" svg:y1="0.01cm" svg:x2="10.569cm" svg:y2="0.01cm"><text:p/></draw:line><draw:line draw:style-name="gr15" svg:x1="10.489cm" svg:y1="0.01cm" svg:x2="10.478cm" svg:y2="0.01cm"><text:p/></draw:line><draw:line draw:style-name="gr15" svg:x1="10.396cm" svg:y1="0.01cm" svg:x2="10.385cm" svg:y2="0.01cm"><text:p/></draw:line><draw:line draw:style-name="gr15" svg:x1="10.305cm" svg:y1="0.01cm" svg:x2="10.294cm" svg:y2="0.01cm"><text:p/></draw:line><draw:line draw:style-name="gr15" svg:x1="10.212cm" svg:y1="0.01cm" svg:x2="10.201cm" svg:y2="0.01cm"><text:p/></draw:line><draw:line draw:style-name="gr15" svg:x1="10.121cm" svg:y1="0.01cm" svg:x2="10.108cm" svg:y2="0.01cm"><text:p/></draw:line><draw:line draw:style-name="gr15" svg:x1="10.027cm" svg:y1="0.01cm" svg:x2="10.017cm" svg:y2="0.01cm"><text:p/></draw:line><draw:line draw:style-name="gr15" svg:x1="9.934cm" svg:y1="0.01cm" svg:x2="9.924cm" svg:y2="0.01cm"><text:p/></draw:line><draw:line draw:style-name="gr15" svg:x1="9.843cm" svg:y1="0.01cm" svg:x2="9.833cm" svg:y2="0.01cm"><text:p/></draw:line><draw:line draw:style-name="gr15" svg:x1="9.75cm" svg:y1="0.01cm" svg:x2="9.74cm" svg:y2="0.01cm"><text:p/></draw:line><draw:line draw:style-name="gr15" svg:x1="9.66cm" svg:y1="0.01cm" svg:x2="9.65cm" svg:y2="0.01cm"><text:p/></draw:line><draw:line draw:style-name="gr15" svg:x1="9.566cm" svg:y1="0.01cm" svg:x2="9.555cm" svg:y2="0.01cm"><text:p/></draw:line><draw:line draw:style-name="gr15" svg:x1="9.475cm" svg:y1="0.01cm" svg:x2="9.462cm" svg:y2="0.01cm"><text:p/></draw:line><draw:line draw:style-name="gr15" svg:x1="9.382cm" svg:y1="0.01cm" svg:x2="9.371cm" svg:y2="0.01cm"><text:p/></draw:line><draw:line draw:style-name="gr15" svg:x1="9.291cm" svg:y1="0.01cm" svg:x2="9.278cm" svg:y2="0.01cm"><text:p/></draw:line><draw:line draw:style-name="gr15" svg:x1="9.198cm" svg:y1="0.01cm" svg:x2="9.187cm" svg:y2="0.01cm"><text:p/></draw:line><draw:line draw:style-name="gr15" svg:x1="9.105cm" svg:y1="0.01cm" svg:x2="9.094cm" svg:y2="0.01cm"><text:p/></draw:line><draw:line draw:style-name="gr15" svg:x1="9.014cm" svg:y1="0.01cm" svg:x2="9.003cm" svg:y2="0.01cm"><text:p/></draw:line><draw:line draw:style-name="gr15" svg:x1="8.92cm" svg:y1="0.01cm" svg:x2="8.91cm" svg:y2="0.01cm"><text:p/></draw:line><draw:line draw:style-name="gr15" svg:x1="8.829cm" svg:y1="0.01cm" svg:x2="8.817cm" svg:y2="0.01cm"><text:p/></draw:line><draw:line draw:style-name="gr15" svg:x1="8.736cm" svg:y1="0.01cm" svg:x2="8.726cm" svg:y2="0.01cm"><text:p/></draw:line><draw:line draw:style-name="gr15" svg:x1="8.646cm" svg:y1="0.01cm" svg:x2="8.634cm" svg:y2="0.01cm"><text:p/></draw:line><draw:line draw:style-name="gr15" svg:x1="8.552cm" svg:y1="0.01cm" svg:x2="8.542cm" svg:y2="0.01cm"><text:p/></draw:line><draw:line draw:style-name="gr15" svg:x1="8.459cm" svg:y1="0.01cm" svg:x2="8.448cm" svg:y2="0.01cm"><text:p/></draw:line><draw:line draw:style-name="gr15" svg:x1="8.368cm" svg:y1="0.01cm" svg:x2="8.357cm" svg:y2="0.01cm"><text:p/></draw:line><draw:line draw:style-name="gr15" svg:x1="8.275cm" svg:y1="0.01cm" svg:x2="8.264cm" svg:y2="0.01cm"><text:p/></draw:line><draw:line draw:style-name="gr15" svg:x1="8.184cm" svg:y1="0.01cm" svg:x2="8.173cm" svg:y2="0.01cm"><text:p/></draw:line><draw:line draw:style-name="gr15" svg:x1="8.091cm" svg:y1="0.01cm" svg:x2="8.08cm" svg:y2="0.01cm"><text:p/></draw:line><draw:line draw:style-name="gr15" svg:x1="8cm" svg:y1="0.01cm" svg:x2="7.987cm" svg:y2="0.01cm"><text:p/></draw:line><draw:line draw:style-name="gr15" svg:x1="7.907cm" svg:y1="0.01cm" svg:x2="7.896cm" svg:y2="0.01cm"><text:p/></draw:line><draw:line draw:style-name="gr15" svg:x1="7.814cm" svg:y1="0.01cm" svg:x2="7.804cm" svg:y2="0.01cm"><text:p/></draw:line><draw:line draw:style-name="gr15" svg:x1="7.722cm" svg:y1="0.01cm" svg:x2="7.712cm" svg:y2="0.01cm"><text:p/></draw:line><draw:line draw:style-name="gr15" svg:x1="7.629cm" svg:y1="0.01cm" svg:x2="7.619cm" svg:y2="0.01cm"><text:p/></draw:line><draw:line draw:style-name="gr15" svg:x1="7.538cm" svg:y1="0.01cm" svg:x2="7.528cm" svg:y2="0.01cm"><text:p/></draw:line><draw:line draw:style-name="gr15" svg:x1="7.445cm" svg:y1="0.01cm" svg:x2="7.435cm" svg:y2="0.01cm"><text:p/></draw:line><draw:line draw:style-name="gr15" svg:x1="7.354cm" svg:y1="0.01cm" svg:x2="7.341cm" svg:y2="0.01cm"><text:p/></draw:line><draw:line draw:style-name="gr15" svg:x1="7.261cm" svg:y1="0.01cm" svg:x2="7.25cm" svg:y2="0.01cm"><text:p/></draw:line><draw:line draw:style-name="gr15" svg:x1="7.17cm" svg:y1="0.01cm" svg:x2="7.157cm" svg:y2="0.01cm"><text:p/></draw:line><draw:line draw:style-name="gr15" svg:x1="7.077cm" svg:y1="0.01cm" svg:x2="7.066cm" svg:y2="0.01cm"><text:p/></draw:line><draw:line draw:style-name="gr15" svg:x1="6.984cm" svg:y1="0.01cm" svg:x2="6.973cm" svg:y2="0.01cm"><text:p/></draw:line><draw:line draw:style-name="gr15" svg:x1="6.893cm" svg:y1="0.01cm" svg:x2="6.882cm" svg:y2="0.01cm"><text:p/></draw:line><draw:line draw:style-name="gr15" svg:x1="6.8cm" svg:y1="0.01cm" svg:x2="6.789cm" svg:y2="0.01cm"><text:p/></draw:line><draw:line draw:style-name="gr15" svg:x1="6.71cm" svg:y1="0.01cm" svg:x2="6.699cm" svg:y2="0.01cm"><text:p/></draw:line><draw:line draw:style-name="gr15" svg:x1="6.615cm" svg:y1="0.01cm" svg:x2="6.605cm" svg:y2="0.01cm"><text:p/></draw:line><draw:line draw:style-name="gr15" svg:x1="6.524cm" svg:y1="0.01cm" svg:x2="6.512cm" svg:y2="0.01cm"><text:p/></draw:line><draw:line draw:style-name="gr15" svg:x1="6.431cm" svg:y1="0.01cm" svg:x2="6.421cm" svg:y2="0.01cm"><text:p/></draw:line><draw:line draw:style-name="gr15" svg:x1="6.338cm" svg:y1="0.01cm" svg:x2="6.328cm" svg:y2="0.01cm"><text:p/></draw:line><draw:line draw:style-name="gr15" svg:x1="6.247cm" svg:y1="0.01cm" svg:x2="6.237cm" svg:y2="0.01cm"><text:p/></draw:line><draw:line draw:style-name="gr15" svg:x1="6.154cm" svg:y1="0.01cm" svg:x2="6.143cm" svg:y2="0.01cm"><text:p/></draw:line><draw:line draw:style-name="gr15" svg:x1="6.063cm" svg:y1="0.01cm" svg:x2="6.052cm" svg:y2="0.01cm"><text:p/></draw:line><draw:line draw:style-name="gr15" svg:x1="5.97cm" svg:y1="0.01cm" svg:x2="5.959cm" svg:y2="0.01cm"><text:p/></draw:line><draw:line draw:style-name="gr15" svg:x1="5.879cm" svg:y1="0.01cm" svg:x2="5.866cm" svg:y2="0.01cm"><text:p/></draw:line><draw:line draw:style-name="gr15" svg:x1="5.786cm" svg:y1="0.01cm" svg:x2="5.775cm" svg:y2="0.01cm"><text:p/></draw:line><draw:line draw:style-name="gr15" svg:x1="5.694cm" svg:y1="0.01cm" svg:x2="5.683cm" svg:y2="0.01cm"><text:p/></draw:line><draw:line draw:style-name="gr15" svg:x1="5.602cm" svg:y1="0.01cm" svg:x2="5.591cm" svg:y2="0.01cm"><text:p/></draw:line><draw:line draw:style-name="gr15" svg:x1="5.508cm" svg:y1="0.01cm" svg:x2="5.498cm" svg:y2="0.01cm"><text:p/></draw:line><draw:line draw:style-name="gr15" svg:x1="5.417cm" svg:y1="0.01cm" svg:x2="5.407cm" svg:y2="0.01cm"><text:p/></draw:line><draw:line draw:style-name="gr15" svg:x1="5.324cm" svg:y1="0.01cm" svg:x2="5.314cm" svg:y2="0.01cm"><text:p/></draw:line><draw:line draw:style-name="gr15" svg:x1="5.233cm" svg:y1="0.01cm" svg:x2="5.221cm" svg:y2="0.01cm"><text:p/></draw:line><draw:line draw:style-name="gr15" svg:x1="5.14cm" svg:y1="0.01cm" svg:x2="5.13cm" svg:y2="0.01cm"><text:p/></draw:line><draw:line draw:style-name="gr15" svg:x1="5.049cm" svg:y1="0.01cm" svg:x2="5.036cm" svg:y2="0.01cm"><text:p/></draw:line><draw:line draw:style-name="gr15" svg:x1="4.956cm" svg:y1="0.01cm" svg:x2="4.945cm" svg:y2="0.01cm"><text:p/></draw:line><draw:line draw:style-name="gr15" svg:x1="4.864cm" svg:y1="0.01cm" svg:x2="4.853cm" svg:y2="0.01cm"><text:p/></draw:line><draw:line draw:style-name="gr15" svg:x1="4.772cm" svg:y1="0.01cm" svg:x2="4.761cm" svg:y2="0.01cm"><text:p/></draw:line><draw:line draw:style-name="gr15" svg:x1="4.679cm" svg:y1="0.01cm" svg:x2="4.668cm" svg:y2="0.01cm"><text:p/></draw:line><draw:line draw:style-name="gr15" svg:x1="4.588cm" svg:y1="0.01cm" svg:x2="4.577cm" svg:y2="0.01cm"><text:p/></draw:line><draw:line draw:style-name="gr15" svg:x1="4.495cm" svg:y1="0.01cm" svg:x2="4.484cm" svg:y2="0.01cm"><text:p/></draw:line><draw:line draw:style-name="gr15" svg:x1="4.403cm" svg:y1="0.01cm" svg:x2="4.391cm" svg:y2="0.01cm"><text:p/></draw:line><draw:line draw:style-name="gr15" svg:x1="4.31cm" svg:y1="0.01cm" svg:x2="4.3cm" svg:y2="0.01cm"><text:p/></draw:line><draw:line draw:style-name="gr15" svg:x1="4.217cm" svg:y1="0.01cm" svg:x2="4.207cm" svg:y2="0.01cm"><text:p/></draw:line><draw:line draw:style-name="gr15" svg:x1="4.126cm" svg:y1="0.01cm" svg:x2="4.116cm" svg:y2="0.01cm"><text:p/></draw:line><draw:line draw:style-name="gr15" svg:x1="4.033cm" svg:y1="0.01cm" svg:x2="4.022cm" svg:y2="0.01cm"><text:p/></draw:line><draw:line draw:style-name="gr15" svg:x1="3.942cm" svg:y1="0.01cm" svg:x2="3.931cm" svg:y2="0.01cm"><text:p/></draw:line><draw:line draw:style-name="gr15" svg:x1="3.931cm" svg:y1="0.01cm" svg:x2="3.931cm" svg:y2="0.02cm"><text:p/></draw:line><draw:line draw:style-name="gr15" svg:x1="3.931cm" svg:y1="0.103cm" svg:x2="3.931cm" svg:y2="0.113cm"><text:p/></draw:line><draw:line draw:style-name="gr15" svg:x1="3.931cm" svg:y1="0.194cm" svg:x2="3.931cm" svg:y2="0.207cm"><text:p/></draw:line><draw:line draw:style-name="gr15" svg:x1="3.931cm" svg:y1="0.287cm" svg:x2="3.931cm" svg:y2="0.298cm"><text:p/></draw:line><draw:line draw:style-name="gr15" svg:x1="3.931cm" svg:y1="0.38cm" svg:x2="3.931cm" svg:y2="0.391cm"><text:p/></draw:line><draw:line draw:style-name="gr15" svg:x1="3.931cm" svg:y1="0.471cm" svg:x2="3.931cm" svg:y2="0.484cm"><text:p/></draw:line><draw:line draw:style-name="gr15" svg:x1="3.931cm" svg:y1="0.565cm" svg:x2="3.931cm" svg:y2="0.576cm"><text:p/></draw:line><draw:line draw:style-name="gr15" svg:x1="3.931cm" svg:y1="0.657cm" svg:x2="3.931cm" svg:y2="0.668cm"><text:p/></draw:line><draw:line draw:style-name="gr15" svg:x1="3.931cm" svg:y1="0.748cm" svg:x2="3.931cm" svg:y2="0.761cm"><text:p/></draw:line><draw:line draw:style-name="gr15" svg:x1="3.931cm" svg:y1="0.843cm" svg:x2="3.931cm" svg:y2="0.853cm"><text:p/></draw:line><draw:line draw:style-name="gr15" svg:x1="3.931cm" svg:y1="0.935cm" svg:x2="3.931cm" svg:y2="0.945cm"><text:p/></draw:line><draw:line draw:style-name="gr15" svg:x1="3.931cm" svg:y1="1.026cm" svg:x2="3.931cm" svg:y2="1.038cm"><text:p/></draw:line><draw:line draw:style-name="gr15" svg:x1="3.931cm" svg:y1="1.119cm" svg:x2="3.931cm" svg:y2="1.129cm"><text:p/></draw:line><draw:line draw:style-name="gr15" svg:x1="3.931cm" svg:y1="1.212cm" svg:x2="3.931cm" svg:y2="1.223cm"><text:p/></draw:line><draw:line draw:style-name="gr15" svg:x1="3.931cm" svg:y1="1.306cm" svg:x2="3.931cm" svg:y2="1.317cm"><text:p/></draw:line><draw:line draw:style-name="gr15" svg:x1="3.931cm" svg:y1="1.396cm" svg:x2="3.931cm" svg:y2="1.409cm"><text:p/></draw:line><draw:line draw:style-name="gr15" svg:x1="3.931cm" svg:y1="1.489cm" svg:x2="3.931cm" svg:y2="1.5cm"><text:p/></draw:line><draw:line draw:style-name="gr15" svg:x1="3.931cm" svg:y1="1.583cm" svg:x2="3.931cm" svg:y2="1.594cm"><text:p/></draw:line><draw:line draw:style-name="gr15" svg:x1="3.931cm" svg:y1="1.673cm" svg:x2="3.931cm" svg:y2="1.686cm"><text:p/></draw:line><draw:line draw:style-name="gr15" svg:x1="3.931cm" svg:y1="1.766cm" svg:x2="3.931cm" svg:y2="1.777cm"><text:p/></draw:line><draw:line draw:style-name="gr15" svg:x1="3.931cm" svg:y1="1.86cm" svg:x2="3.931cm" svg:y2="1.87cm"><text:p/></draw:line><draw:line draw:style-name="gr15" svg:x1="3.931cm" svg:y1="1.951cm" svg:x2="3.931cm" svg:y2="1.963cm"><text:p/></draw:line><draw:line draw:style-name="gr15" svg:x1="3.931cm" svg:y1="2.045cm" svg:x2="3.931cm" svg:y2="2.055cm"><text:p/></draw:line><draw:line draw:style-name="gr15" svg:x1="3.931cm" svg:y1="2.137cm" svg:x2="3.931cm" svg:y2="2.147cm"><text:p/></draw:line><draw:line draw:style-name="gr15" svg:x1="3.931cm" svg:y1="2.228cm" svg:x2="3.931cm" svg:y2="2.241cm"><text:p/></draw:line><draw:line draw:style-name="gr15" svg:x1="3.931cm" svg:y1="2.322cm" svg:x2="3.931cm" svg:y2="2.333cm"><text:p/></draw:line><draw:line draw:style-name="gr15" svg:x1="3.931cm" svg:y1="2.414cm" svg:x2="3.931cm" svg:y2="2.425cm"><text:p/></draw:line><draw:line draw:style-name="gr15" svg:x1="3.931cm" svg:y1="2.505cm" svg:x2="3.931cm" svg:y2="2.518cm"><text:p/></draw:line><draw:line draw:style-name="gr15" svg:x1="3.931cm" svg:y1="2.599cm" svg:x2="3.931cm" svg:y2="2.61cm"><text:p/></draw:line><draw:line draw:style-name="gr15" svg:x1="3.931cm" svg:y1="2.691cm" svg:x2="3.931cm" svg:y2="2.702cm"><text:p/></draw:line><draw:line draw:style-name="gr15" svg:x1="3.931cm" svg:y1="2.782cm" svg:x2="3.931cm" svg:y2="2.795cm"><text:p/></draw:line><draw:line draw:style-name="gr15" svg:x1="3.931cm" svg:y1="2.876cm" svg:x2="3.931cm" svg:y2="2.886cm"><text:p/></draw:line><draw:line draw:style-name="gr15" svg:x1="3.931cm" svg:y1="2.969cm" svg:x2="3.931cm" svg:y2="2.979cm"><text:p/></draw:line><draw:line draw:style-name="gr15" svg:x1="3.931cm" svg:y1="3.063cm" svg:x2="3.931cm" svg:y2="3.073cm"><text:p/></draw:line><draw:line draw:style-name="gr15" svg:x1="3.931cm" svg:y1="3.153cm" svg:x2="3.931cm" svg:y2="3.166cm"><text:p/></draw:line><draw:line draw:style-name="gr15" svg:x1="3.931cm" svg:y1="3.247cm" svg:x2="3.931cm" svg:y2="3.258cm"><text:p/></draw:line><draw:line draw:style-name="gr15" svg:x1="3.931cm" svg:y1="3.339cm" svg:x2="3.931cm" svg:y2="3.35cm"><text:p/></draw:line><draw:line draw:style-name="gr15" svg:x1="3.931cm" svg:y1="3.43cm" svg:x2="3.931cm" svg:y2="3.443cm"><text:p/></draw:line><draw:line draw:style-name="gr15" svg:x1="3.931cm" svg:y1="3.524cm" svg:x2="3.931cm" svg:y2="3.535cm"><text:p/></draw:line><draw:line draw:style-name="gr15" svg:x1="3.931cm" svg:y1="3.616cm" svg:x2="3.931cm" svg:y2="3.627cm"><text:p/></draw:line><draw:line draw:style-name="gr15" svg:x1="3.931cm" svg:y1="3.707cm" svg:x2="3.931cm" svg:y2="3.72cm"><text:p/></draw:line><draw:line draw:style-name="gr15" svg:x1="3.931cm" svg:y1="3.802cm" svg:x2="3.931cm" svg:y2="3.812cm"><text:p/></draw:line><draw:line draw:style-name="gr15" svg:x1="3.931cm" svg:y1="3.894cm" svg:x2="3.931cm" svg:y2="3.904cm"><text:p/></draw:line><draw:line draw:style-name="gr15" svg:x1="3.931cm" svg:y1="3.985cm" svg:x2="3.931cm" svg:y2="3.997cm"><text:p/></draw:line><draw:line draw:style-name="gr15" svg:x1="3.931cm" svg:y1="4.079cm" svg:x2="3.931cm" svg:y2="4.089cm"><text:p/></draw:line><draw:line draw:style-name="gr15" svg:x1="3.931cm" svg:y1="4.171cm" svg:x2="3.931cm" svg:y2="4.182cm"><text:p/></draw:line><draw:line draw:style-name="gr15" svg:x1="3.931cm" svg:y1="4.263cm" svg:x2="3.931cm" svg:y2="4.276cm"><text:p/></draw:line><draw:line draw:style-name="gr15" svg:x1="3.931cm" svg:y1="4.355cm" svg:x2="3.931cm" svg:y2="4.366cm"><text:p/></draw:line><draw:line draw:style-name="gr15" svg:x1="3.931cm" svg:y1="4.448cm" svg:x2="3.931cm" svg:y2="4.459cm"><text:p/></draw:line><draw:line draw:style-name="gr15" svg:x1="3.931cm" svg:y1="4.54cm" svg:x2="3.931cm" svg:y2="4.553cm"><text:p/></draw:line><draw:line draw:style-name="gr15" svg:x1="3.931cm" svg:y1="4.632cm" svg:x2="3.931cm" svg:y2="4.643cm"><text:p/></draw:line><draw:line draw:style-name="gr15" svg:x1="3.931cm" svg:y1="4.727cm" svg:x2="3.931cm" svg:y2="4.737cm"><text:p/></draw:line><draw:line draw:style-name="gr15" svg:x1="3.931cm" svg:y1="4.818cm" svg:x2="3.931cm" svg:y2="4.83cm"><text:p/></draw:line><draw:line draw:style-name="gr15" svg:x1="3.931cm" svg:y1="4.91cm" svg:x2="3.931cm" svg:y2="4.92cm"><text:p/></draw:line><draw:line draw:style-name="gr15" svg:x1="3.931cm" svg:y1="5.004cm" svg:x2="3.931cm" svg:y2="5.014cm"><text:p/></draw:line><draw:line draw:style-name="gr15" svg:x1="3.931cm" svg:y1="5.096cm" svg:x2="3.931cm" svg:y2="5.107cm"><text:p/></draw:line><draw:line draw:style-name="gr15" svg:x1="3.931cm" svg:y1="5.187cm" svg:x2="3.931cm" svg:y2="5.2cm"><text:p/></draw:line><draw:line draw:style-name="gr15" svg:x1="3.931cm" svg:y1="5.281cm" svg:x2="3.931cm" svg:y2="5.292cm"><text:p/></draw:line><draw:line draw:style-name="gr15" svg:x1="3.931cm" svg:y1="5.373cm" svg:x2="3.931cm" svg:y2="5.384cm"><text:p/></draw:line><draw:line draw:style-name="gr15" svg:x1="3.931cm" svg:y1="5.464cm" svg:x2="3.931cm" svg:y2="5.477cm"><text:p/></draw:line><draw:line draw:style-name="gr15" svg:x1="3.931cm" svg:y1="5.557cm" svg:x2="3.931cm" svg:y2="5.568cm"><text:p/></draw:line><draw:line draw:style-name="gr15" svg:x1="3.931cm" svg:y1="5.651cm" svg:x2="3.931cm" svg:y2="5.661cm"><text:p/></draw:line><draw:line draw:style-name="gr15" svg:x1="3.931cm" svg:y1="5.743cm" svg:x2="3.931cm" svg:y2="5.755cm"><text:p/></draw:line><draw:line draw:style-name="gr15" svg:x1="3.931cm" svg:y1="5.835cm" svg:x2="3.931cm" svg:y2="5.845cm"><text:p/></draw:line><draw:line draw:style-name="gr15" svg:x1="3.931cm" svg:y1="5.929cm" svg:x2="3.931cm" svg:y2="5.939cm"><text:p/></draw:line><draw:line draw:style-name="gr15" svg:x1="3.931cm" svg:y1="6.02cm" svg:x2="3.931cm" svg:y2="6.033cm"><text:p/></draw:line><draw:line draw:style-name="gr15" svg:x1="3.931cm" svg:y1="6.112cm" svg:x2="3.931cm" svg:y2="6.123cm"><text:p/></draw:line><draw:line draw:style-name="gr15" svg:x1="3.931cm" svg:y1="6.206cm" svg:x2="3.931cm" svg:y2="6.217cm"><text:p/></draw:line><draw:line draw:style-name="gr15" svg:x1="3.931cm" svg:y1="6.297cm" svg:x2="3.931cm" svg:y2="6.31cm"><text:p/></draw:line><draw:line draw:style-name="gr15" svg:x1="3.931cm" svg:y1="6.389cm" svg:x2="3.931cm" svg:y2="6.4cm"><text:p/></draw:line><draw:line draw:style-name="gr15" svg:x1="3.931cm" svg:y1="6.483cm" svg:x2="3.931cm" svg:y2="6.494cm"><text:p/></draw:line><draw:line draw:style-name="gr15" svg:x1="3.931cm" svg:y1="6.573cm" svg:x2="3.931cm" svg:y2="6.586cm"><text:p/></draw:line><draw:line draw:style-name="gr15" svg:x1="3.931cm" svg:y1="6.667cm" svg:x2="3.931cm" svg:y2="6.677cm"><text:p/></draw:line><draw:line draw:style-name="gr15" svg:x1="3.931cm" svg:y1="6.76cm" svg:x2="3.931cm" svg:y2="6.77cm"><text:p/></draw:line><draw:line draw:style-name="gr15" svg:x1="3.931cm" svg:y1="6.851cm" svg:x2="3.931cm" svg:y2="6.863cm"><text:p/></draw:line><draw:line draw:style-name="gr15" svg:x1="3.931cm" svg:y1="6.864cm" svg:x2="3.942cm" svg:y2="6.864cm"><text:p/></draw:line><draw:line draw:style-name="gr15" svg:x1="4.022cm" svg:y1="6.864cm" svg:x2="4.033cm" svg:y2="6.864cm"><text:p/></draw:line><draw:line draw:style-name="gr15" svg:x1="4.116cm" svg:y1="6.864cm" svg:x2="4.126cm" svg:y2="6.864cm"><text:p/></draw:line><draw:line draw:style-name="gr15" svg:x1="4.207cm" svg:y1="6.864cm" svg:x2="4.217cm" svg:y2="6.864cm"><text:p/></draw:line><draw:line draw:style-name="gr15" svg:x1="4.3cm" svg:y1="6.864cm" svg:x2="4.31cm" svg:y2="6.864cm"><text:p/></draw:line><draw:line draw:style-name="gr15" svg:x1="4.391cm" svg:y1="6.864cm" svg:x2="4.403cm" svg:y2="6.864cm"><text:p/></draw:line><draw:line draw:style-name="gr15" svg:x1="4.484cm" svg:y1="6.864cm" svg:x2="4.495cm" svg:y2="6.864cm"><text:p/></draw:line><draw:line draw:style-name="gr15" svg:x1="4.577cm" svg:y1="6.864cm" svg:x2="4.588cm" svg:y2="6.864cm"><text:p/></draw:line><draw:line draw:style-name="gr15" svg:x1="4.668cm" svg:y1="6.864cm" svg:x2="4.679cm" svg:y2="6.864cm"><text:p/></draw:line><draw:line draw:style-name="gr15" svg:x1="4.761cm" svg:y1="6.864cm" svg:x2="4.772cm" svg:y2="6.864cm"><text:p/></draw:line><draw:line draw:style-name="gr15" svg:x1="4.853cm" svg:y1="6.864cm" svg:x2="4.864cm" svg:y2="6.864cm"><text:p/></draw:line><draw:line draw:style-name="gr15" svg:x1="4.945cm" svg:y1="6.864cm" svg:x2="4.956cm" svg:y2="6.864cm"><text:p/></draw:line><draw:line draw:style-name="gr15" svg:x1="5.036cm" svg:y1="6.864cm" svg:x2="5.049cm" svg:y2="6.864cm"><text:p/></draw:line><draw:line draw:style-name="gr15" svg:x1="5.13cm" svg:y1="6.864cm" svg:x2="5.14cm" svg:y2="6.864cm"><text:p/></draw:line><draw:line draw:style-name="gr15" svg:x1="5.221cm" svg:y1="6.864cm" svg:x2="5.233cm" svg:y2="6.864cm"><text:p/></draw:line><draw:line draw:style-name="gr15" svg:x1="5.314cm" svg:y1="6.864cm" svg:x2="5.324cm" svg:y2="6.864cm"><text:p/></draw:line><draw:line draw:style-name="gr15" svg:x1="5.407cm" svg:y1="6.864cm" svg:x2="5.417cm" svg:y2="6.864cm"><text:p/></draw:line><draw:line draw:style-name="gr15" svg:x1="5.498cm" svg:y1="6.864cm" svg:x2="5.508cm" svg:y2="6.864cm"><text:p/></draw:line><draw:line draw:style-name="gr15" svg:x1="5.591cm" svg:y1="6.864cm" svg:x2="5.602cm" svg:y2="6.864cm"><text:p/></draw:line><draw:line draw:style-name="gr15" svg:x1="5.683cm" svg:y1="6.864cm" svg:x2="5.694cm" svg:y2="6.864cm"><text:p/></draw:line><draw:line draw:style-name="gr15" svg:x1="5.775cm" svg:y1="6.864cm" svg:x2="5.786cm" svg:y2="6.864cm"><text:p/></draw:line><draw:line draw:style-name="gr15" svg:x1="5.866cm" svg:y1="6.864cm" svg:x2="5.879cm" svg:y2="6.864cm"><text:p/></draw:line><draw:line draw:style-name="gr15" svg:x1="5.959cm" svg:y1="6.864cm" svg:x2="5.97cm" svg:y2="6.864cm"><text:p/></draw:line><draw:line draw:style-name="gr15" svg:x1="6.052cm" svg:y1="6.864cm" svg:x2="6.063cm" svg:y2="6.864cm"><text:p/></draw:line><draw:line draw:style-name="gr15" svg:x1="6.143cm" svg:y1="6.864cm" svg:x2="6.154cm" svg:y2="6.864cm"><text:p/></draw:line><draw:line draw:style-name="gr15" svg:x1="6.237cm" svg:y1="6.864cm" svg:x2="6.247cm" svg:y2="6.864cm"><text:p/></draw:line><draw:line draw:style-name="gr15" svg:x1="6.328cm" svg:y1="6.864cm" svg:x2="6.338cm" svg:y2="6.864cm"><text:p/></draw:line><draw:line draw:style-name="gr15" svg:x1="6.421cm" svg:y1="6.864cm" svg:x2="6.431cm" svg:y2="6.864cm"><text:p/></draw:line><draw:line draw:style-name="gr15" svg:x1="6.512cm" svg:y1="6.864cm" svg:x2="6.524cm" svg:y2="6.864cm"><text:p/></draw:line><draw:line draw:style-name="gr15" svg:x1="6.605cm" svg:y1="6.864cm" svg:x2="6.615cm" svg:y2="6.864cm"><text:p/></draw:line><draw:line draw:style-name="gr15" svg:x1="6.699cm" svg:y1="6.864cm" svg:x2="6.71cm" svg:y2="6.864cm"><text:p/></draw:line><draw:line draw:style-name="gr15" svg:x1="6.789cm" svg:y1="6.864cm" svg:x2="6.8cm" svg:y2="6.864cm"><text:p/></draw:line><draw:line draw:style-name="gr15" svg:x1="6.882cm" svg:y1="6.864cm" svg:x2="6.893cm" svg:y2="6.864cm"><text:p/></draw:line><draw:line draw:style-name="gr15" svg:x1="6.973cm" svg:y1="6.864cm" svg:x2="6.984cm" svg:y2="6.864cm"><text:p/></draw:line><draw:line draw:style-name="gr15" svg:x1="7.066cm" svg:y1="6.864cm" svg:x2="7.077cm" svg:y2="6.864cm"><text:p/></draw:line><draw:line draw:style-name="gr15" svg:x1="7.157cm" svg:y1="6.864cm" svg:x2="7.17cm" svg:y2="6.864cm"><text:p/></draw:line><draw:line draw:style-name="gr15" svg:x1="7.25cm" svg:y1="6.864cm" svg:x2="7.261cm" svg:y2="6.864cm"><text:p/></draw:line><draw:line draw:style-name="gr15" svg:x1="7.341cm" svg:y1="6.864cm" svg:x2="7.354cm" svg:y2="6.864cm"><text:p/></draw:line><draw:line draw:style-name="gr15" svg:x1="7.435cm" svg:y1="6.864cm" svg:x2="7.445cm" svg:y2="6.864cm"><text:p/></draw:line><draw:line draw:style-name="gr15" svg:x1="7.528cm" svg:y1="6.864cm" svg:x2="7.538cm" svg:y2="6.864cm"><text:p/></draw:line><draw:line draw:style-name="gr15" svg:x1="7.619cm" svg:y1="6.864cm" svg:x2="7.629cm" svg:y2="6.864cm"><text:p/></draw:line><draw:line draw:style-name="gr15" svg:x1="7.712cm" svg:y1="6.864cm" svg:x2="7.722cm" svg:y2="6.864cm"><text:p/></draw:line><draw:line draw:style-name="gr15" svg:x1="7.804cm" svg:y1="6.864cm" svg:x2="7.814cm" svg:y2="6.864cm"><text:p/></draw:line><draw:line draw:style-name="gr15" svg:x1="7.896cm" svg:y1="6.864cm" svg:x2="7.907cm" svg:y2="6.864cm"><text:p/></draw:line><draw:line draw:style-name="gr15" svg:x1="7.987cm" svg:y1="6.864cm" svg:x2="8cm" svg:y2="6.864cm"><text:p/></draw:line><draw:line draw:style-name="gr15" svg:x1="8.08cm" svg:y1="6.864cm" svg:x2="8.091cm" svg:y2="6.864cm"><text:p/></draw:line><draw:line draw:style-name="gr15" svg:x1="8.173cm" svg:y1="6.864cm" svg:x2="8.184cm" svg:y2="6.864cm"><text:p/></draw:line><draw:line draw:style-name="gr15" svg:x1="8.264cm" svg:y1="6.864cm" svg:x2="8.275cm" svg:y2="6.864cm"><text:p/></draw:line><draw:line draw:style-name="gr15" svg:x1="8.357cm" svg:y1="6.864cm" svg:x2="8.368cm" svg:y2="6.864cm"><text:p/></draw:line><draw:line draw:style-name="gr15" svg:x1="8.448cm" svg:y1="6.864cm" svg:x2="8.459cm" svg:y2="6.864cm"><text:p/></draw:line><draw:line draw:style-name="gr15" svg:x1="8.542cm" svg:y1="6.864cm" svg:x2="8.552cm" svg:y2="6.864cm"><text:p/></draw:line><draw:line draw:style-name="gr15" svg:x1="8.634cm" svg:y1="6.864cm" svg:x2="8.646cm" svg:y2="6.864cm"><text:p/></draw:line><draw:line draw:style-name="gr15" svg:x1="8.726cm" svg:y1="6.864cm" svg:x2="8.736cm" svg:y2="6.864cm"><text:p/></draw:line><draw:line draw:style-name="gr15" svg:x1="8.817cm" svg:y1="6.864cm" svg:x2="8.829cm" svg:y2="6.864cm"><text:p/></draw:line><draw:line draw:style-name="gr15" svg:x1="8.91cm" svg:y1="6.864cm" svg:x2="8.92cm" svg:y2="6.864cm"><text:p/></draw:line><draw:line draw:style-name="gr15" svg:x1="9.003cm" svg:y1="6.864cm" svg:x2="9.014cm" svg:y2="6.864cm"><text:p/></draw:line><draw:line draw:style-name="gr15" svg:x1="9.094cm" svg:y1="6.864cm" svg:x2="9.105cm" svg:y2="6.864cm"><text:p/></draw:line><draw:line draw:style-name="gr15" svg:x1="9.187cm" svg:y1="6.864cm" svg:x2="9.198cm" svg:y2="6.864cm"><text:p/></draw:line><draw:line draw:style-name="gr15" svg:x1="9.278cm" svg:y1="6.864cm" svg:x2="9.291cm" svg:y2="6.864cm"><text:p/></draw:line><draw:line draw:style-name="gr15" svg:x1="9.371cm" svg:y1="6.864cm" svg:x2="9.382cm" svg:y2="6.864cm"><text:p/></draw:line><draw:line draw:style-name="gr15" svg:x1="9.462cm" svg:y1="6.864cm" svg:x2="9.475cm" svg:y2="6.864cm"><text:p/></draw:line><draw:line draw:style-name="gr15" svg:x1="9.555cm" svg:y1="6.864cm" svg:x2="9.566cm" svg:y2="6.864cm"><text:p/></draw:line><draw:line draw:style-name="gr15" svg:x1="9.65cm" svg:y1="6.864cm" svg:x2="9.66cm" svg:y2="6.864cm"><text:p/></draw:line><draw:line draw:style-name="gr15" svg:x1="9.74cm" svg:y1="6.864cm" svg:x2="9.75cm" svg:y2="6.864cm"><text:p/></draw:line><draw:line draw:style-name="gr15" svg:x1="9.833cm" svg:y1="6.864cm" svg:x2="9.843cm" svg:y2="6.864cm"><text:p/></draw:line><draw:line draw:style-name="gr15" svg:x1="9.924cm" svg:y1="6.864cm" svg:x2="9.934cm" svg:y2="6.864cm"><text:p/></draw:line><draw:line draw:style-name="gr15" svg:x1="10.017cm" svg:y1="6.864cm" svg:x2="10.027cm" svg:y2="6.864cm"><text:p/></draw:line><draw:line draw:style-name="gr15" svg:x1="10.108cm" svg:y1="6.864cm" svg:x2="10.121cm" svg:y2="6.864cm"><text:p/></draw:line><draw:line draw:style-name="gr15" svg:x1="10.201cm" svg:y1="6.864cm" svg:x2="10.212cm" svg:y2="6.864cm"><text:p/></draw:line><draw:line draw:style-name="gr15" svg:x1="10.294cm" svg:y1="6.864cm" svg:x2="10.305cm" svg:y2="6.864cm"><text:p/></draw:line><draw:line draw:style-name="gr15" svg:x1="10.385cm" svg:y1="6.864cm" svg:x2="10.396cm" svg:y2="6.864cm"><text:p/></draw:line><draw:line draw:style-name="gr15" svg:x1="10.478cm" svg:y1="6.864cm" svg:x2="10.489cm" svg:y2="6.864cm"><text:p/></draw:line><draw:line draw:style-name="gr15" svg:x1="10.569cm" svg:y1="6.864cm" svg:x2="10.58cm" svg:y2="6.864cm"><text:p/></draw:line><draw:line draw:style-name="gr15" svg:x1="10.662cm" svg:y1="6.864cm" svg:x2="10.673cm" svg:y2="6.864cm"><text:p/></draw:line><draw:line draw:style-name="gr15" svg:x1="10.753cm" svg:y1="6.864cm" svg:x2="10.766cm" svg:y2="6.864cm"><text:p/></draw:line><draw:line draw:style-name="gr15" svg:x1="10.847cm" svg:y1="6.864cm" svg:x2="10.857cm" svg:y2="6.864cm"><text:p/></draw:line><draw:line draw:style-name="gr15" svg:x1="10.938cm" svg:y1="6.864cm" svg:x2="10.95cm" svg:y2="6.864cm"><text:p/></draw:line><draw:line draw:style-name="gr15" svg:x1="11.031cm" svg:y1="6.864cm" svg:x2="11.041cm" svg:y2="6.864cm"><text:p/></draw:line><draw:line draw:style-name="gr15" svg:x1="11.124cm" svg:y1="6.864cm" svg:x2="11.134cm" svg:y2="6.864cm"><text:p/></draw:line><draw:line draw:style-name="gr15" svg:x1="11.215cm" svg:y1="6.864cm" svg:x2="11.226cm" svg:y2="6.864cm"><text:p/></draw:line><draw:line draw:style-name="gr15" svg:x1="11.308cm" svg:y1="6.864cm" svg:x2="11.319cm" svg:y2="6.864cm"><text:p/></draw:line><draw:line draw:style-name="gr15" svg:x1="11.399cm" svg:y1="6.864cm" svg:x2="11.41cm" svg:y2="6.864cm"><text:p/></draw:line><draw:line draw:style-name="gr15" svg:x1="11.492cm" svg:y1="6.864cm" svg:x2="11.503cm" svg:y2="6.864cm"><text:p/></draw:line><draw:line draw:style-name="gr15" svg:x1="11.584cm" svg:y1="6.864cm" svg:x2="11.597cm" svg:y2="6.864cm"><text:p/></draw:line><draw:line draw:style-name="gr15" svg:x1="11.676cm" svg:y1="6.864cm" svg:x2="11.687cm" svg:y2="6.864cm"><text:p/></draw:line><draw:line draw:style-name="gr15" svg:x1="11.769cm" svg:y1="6.864cm" svg:x2="11.78cm" svg:y2="6.864cm"><text:p/></draw:line><draw:line draw:style-name="gr15" svg:x1="11.861cm" svg:y1="6.864cm" svg:x2="11.871cm" svg:y2="6.864cm"><text:p/></draw:line><draw:line draw:style-name="gr15" svg:x1="11.954cm" svg:y1="6.864cm" svg:x2="11.964cm" svg:y2="6.864cm"><text:p/></draw:line><draw:line draw:style-name="gr15" svg:x1="12.045cm" svg:y1="6.864cm" svg:x2="12.055cm" svg:y2="6.864cm"><text:p/></draw:line><draw:line draw:style-name="gr15" svg:x1="12.138cm" svg:y1="6.864cm" svg:x2="12.148cm" svg:y2="6.864cm"><text:p/></draw:line><draw:line draw:style-name="gr15" svg:x1="12.229cm" svg:y1="6.864cm" svg:x2="12.242cm" svg:y2="6.864cm"><text:p/></draw:line><draw:line draw:style-name="gr15" svg:x1="12.322cm" svg:y1="6.864cm" svg:x2="12.333cm" svg:y2="6.864cm"><text:p/></draw:line><draw:line draw:style-name="gr15" svg:x1="12.415cm" svg:y1="6.864cm" svg:x2="12.426cm" svg:y2="6.864cm"><text:p/></draw:line><draw:line draw:style-name="gr15" svg:x1="12.506cm" svg:y1="6.864cm" svg:x2="12.517cm" svg:y2="6.864cm"><text:p/></draw:line><draw:line draw:style-name="gr15" svg:x1="12.6cm" svg:y1="6.864cm" svg:x2="12.611cm" svg:y2="6.864cm"><text:p/></draw:line><draw:line draw:style-name="gr15" svg:x1="12.69cm" svg:y1="6.864cm" svg:x2="12.701cm" svg:y2="6.864cm"><text:p/></draw:line><draw:line draw:style-name="gr15" svg:x1="12.783cm" svg:y1="6.864cm" svg:x2="12.794cm" svg:y2="6.864cm"><text:p/></draw:line><draw:line draw:style-name="gr15" svg:x1="12.874cm" svg:y1="6.864cm" svg:x2="12.887cm" svg:y2="6.864cm"><text:p/></draw:line><draw:line draw:style-name="gr15" svg:x1="12.968cm" svg:y1="6.864cm" svg:x2="12.978cm" svg:y2="6.864cm"><text:p/></draw:line><draw:line draw:style-name="gr15" svg:x1="13.059cm" svg:y1="6.864cm" svg:x2="13.071cm" svg:y2="6.864cm"><text:p/></draw:line><draw:line draw:style-name="gr15" svg:x1="13.071cm" svg:y1="6.863cm" svg:x2="13.071cm" svg:y2="6.851cm"><text:p/></draw:line><draw:line draw:style-name="gr15" svg:x1="13.071cm" svg:y1="6.77cm" svg:x2="13.071cm" svg:y2="6.76cm"><text:p/></draw:line><draw:line draw:style-name="gr15" svg:x1="13.071cm" svg:y1="6.677cm" svg:x2="13.071cm" svg:y2="6.667cm"><text:p/></draw:line><draw:line draw:style-name="gr15" svg:x1="13.071cm" svg:y1="6.586cm" svg:x2="13.071cm" svg:y2="6.573cm"><text:p/></draw:line><draw:line draw:style-name="gr15" svg:x1="13.071cm" svg:y1="6.494cm" svg:x2="13.071cm" svg:y2="6.483cm"><text:p/></draw:line><draw:line draw:style-name="gr15" svg:x1="13.071cm" svg:y1="6.4cm" svg:x2="13.071cm" svg:y2="6.389cm"><text:p/></draw:line><draw:line draw:style-name="gr15" svg:x1="13.071cm" svg:y1="6.31cm" svg:x2="13.071cm" svg:y2="6.297cm"><text:p/></draw:line><draw:line draw:style-name="gr15" svg:x1="13.071cm" svg:y1="6.217cm" svg:x2="13.071cm" svg:y2="6.206cm"><text:p/></draw:line><draw:line draw:style-name="gr15" svg:x1="13.071cm" svg:y1="6.123cm" svg:x2="13.071cm" svg:y2="6.112cm"><text:p/></draw:line><draw:line draw:style-name="gr15" svg:x1="13.071cm" svg:y1="6.033cm" svg:x2="13.071cm" svg:y2="6.02cm"><text:p/></draw:line><draw:line draw:style-name="gr15" svg:x1="13.071cm" svg:y1="5.939cm" svg:x2="13.071cm" svg:y2="5.929cm"><text:p/></draw:line><draw:line draw:style-name="gr15" svg:x1="13.071cm" svg:y1="5.845cm" svg:x2="13.071cm" svg:y2="5.835cm"><text:p/></draw:line><draw:line draw:style-name="gr15" svg:x1="13.071cm" svg:y1="5.755cm" svg:x2="13.071cm" svg:y2="5.743cm"><text:p/></draw:line><draw:line draw:style-name="gr15" svg:x1="13.071cm" svg:y1="5.661cm" svg:x2="13.071cm" svg:y2="5.651cm"><text:p/></draw:line><draw:line draw:style-name="gr15" svg:x1="13.071cm" svg:y1="5.568cm" svg:x2="13.071cm" svg:y2="5.557cm"><text:p/></draw:line><draw:line draw:style-name="gr15" svg:x1="13.071cm" svg:y1="5.477cm" svg:x2="13.071cm" svg:y2="5.464cm"><text:p/></draw:line><draw:line draw:style-name="gr15" svg:x1="13.071cm" svg:y1="5.384cm" svg:x2="13.071cm" svg:y2="5.373cm"><text:p/></draw:line><draw:line draw:style-name="gr15" svg:x1="13.071cm" svg:y1="5.292cm" svg:x2="13.071cm" svg:y2="5.281cm"><text:p/></draw:line><draw:line draw:style-name="gr15" svg:x1="13.071cm" svg:y1="5.2cm" svg:x2="13.071cm" svg:y2="5.187cm"><text:p/></draw:line><draw:line draw:style-name="gr15" svg:x1="13.071cm" svg:y1="5.107cm" svg:x2="13.071cm" svg:y2="5.096cm"><text:p/></draw:line><draw:line draw:style-name="gr15" svg:x1="13.071cm" svg:y1="5.014cm" svg:x2="13.071cm" svg:y2="5.004cm"><text:p/></draw:line><draw:line draw:style-name="gr15" svg:x1="13.071cm" svg:y1="4.92cm" svg:x2="13.071cm" svg:y2="4.91cm"><text:p/></draw:line><draw:line draw:style-name="gr15" svg:x1="13.071cm" svg:y1="4.83cm" svg:x2="13.071cm" svg:y2="4.818cm"><text:p/></draw:line><draw:line draw:style-name="gr15" svg:x1="13.071cm" svg:y1="4.737cm" svg:x2="13.071cm" svg:y2="4.727cm"><text:p/></draw:line><draw:line draw:style-name="gr15" svg:x1="13.071cm" svg:y1="4.643cm" svg:x2="13.071cm" svg:y2="4.632cm"><text:p/></draw:line><draw:line draw:style-name="gr15" svg:x1="13.071cm" svg:y1="4.553cm" svg:x2="13.071cm" svg:y2="4.54cm"><text:p/></draw:line><draw:line draw:style-name="gr15" svg:x1="13.071cm" svg:y1="4.459cm" svg:x2="13.071cm" svg:y2="4.448cm"><text:p/></draw:line><draw:line draw:style-name="gr15" svg:x1="13.071cm" svg:y1="4.366cm" svg:x2="13.071cm" svg:y2="4.355cm"><text:p/></draw:line><draw:line draw:style-name="gr15" svg:x1="13.071cm" svg:y1="4.276cm" svg:x2="13.071cm" svg:y2="4.263cm"><text:p/></draw:line><draw:line draw:style-name="gr15" svg:x1="13.071cm" svg:y1="4.182cm" svg:x2="13.071cm" svg:y2="4.171cm"><text:p/></draw:line><draw:line draw:style-name="gr15" svg:x1="13.071cm" svg:y1="4.089cm" svg:x2="13.071cm" svg:y2="4.079cm"><text:p/></draw:line><draw:line draw:style-name="gr15" svg:x1="13.071cm" svg:y1="3.997cm" svg:x2="13.071cm" svg:y2="3.985cm"><text:p/></draw:line><draw:line draw:style-name="gr15" svg:x1="13.071cm" svg:y1="3.904cm" svg:x2="13.071cm" svg:y2="3.894cm"><text:p/></draw:line><draw:line draw:style-name="gr15" svg:x1="13.071cm" svg:y1="3.812cm" svg:x2="13.071cm" svg:y2="3.802cm"><text:p/></draw:line><draw:line draw:style-name="gr15" svg:x1="13.071cm" svg:y1="3.72cm" svg:x2="13.071cm" svg:y2="3.707cm"><text:p/></draw:line><draw:line draw:style-name="gr15" svg:x1="13.071cm" svg:y1="3.627cm" svg:x2="13.071cm" svg:y2="3.616cm"><text:p/></draw:line><draw:line draw:style-name="gr15" svg:x1="13.071cm" svg:y1="3.535cm" svg:x2="13.071cm" svg:y2="3.524cm"><text:p/></draw:line><draw:line draw:style-name="gr15" svg:x1="13.071cm" svg:y1="3.443cm" svg:x2="13.071cm" svg:y2="3.43cm"><text:p/></draw:line><draw:line draw:style-name="gr15" svg:x1="13.071cm" svg:y1="3.35cm" svg:x2="13.071cm" svg:y2="3.339cm"><text:p/></draw:line><draw:line draw:style-name="gr15" svg:x1="13.071cm" svg:y1="3.258cm" svg:x2="13.071cm" svg:y2="3.247cm"><text:p/></draw:line><draw:line draw:style-name="gr15" svg:x1="13.071cm" svg:y1="3.166cm" svg:x2="13.071cm" svg:y2="3.153cm"><text:p/></draw:line><draw:line draw:style-name="gr15" svg:x1="13.071cm" svg:y1="3.073cm" svg:x2="13.071cm" svg:y2="3.063cm"><text:p/></draw:line><draw:line draw:style-name="gr15" svg:x1="13.071cm" svg:y1="2.979cm" svg:x2="13.071cm" svg:y2="2.969cm"><text:p/></draw:line><draw:line draw:style-name="gr15" svg:x1="13.071cm" svg:y1="2.886cm" svg:x2="13.071cm" svg:y2="2.876cm"><text:p/></draw:line><draw:line draw:style-name="gr15" svg:x1="13.071cm" svg:y1="2.795cm" svg:x2="13.071cm" svg:y2="2.782cm"><text:p/></draw:line><draw:line draw:style-name="gr15" svg:x1="13.071cm" svg:y1="2.702cm" svg:x2="13.071cm" svg:y2="2.691cm"><text:p/></draw:line><draw:line draw:style-name="gr15" svg:x1="13.071cm" svg:y1="2.61cm" svg:x2="13.071cm" svg:y2="2.599cm"><text:p/></draw:line><draw:line draw:style-name="gr15" svg:x1="13.071cm" svg:y1="2.518cm" svg:x2="13.071cm" svg:y2="2.505cm"><text:p/></draw:line><draw:line draw:style-name="gr15" svg:x1="13.071cm" svg:y1="2.425cm" svg:x2="13.071cm" svg:y2="2.414cm"><text:p/></draw:line><draw:line draw:style-name="gr15" svg:x1="13.071cm" svg:y1="2.333cm" svg:x2="13.071cm" svg:y2="2.322cm"><text:p/></draw:line><draw:line draw:style-name="gr15" svg:x1="13.071cm" svg:y1="2.241cm" svg:x2="13.071cm" svg:y2="2.228cm"><text:p/></draw:line><draw:line draw:style-name="gr15" svg:x1="13.071cm" svg:y1="2.147cm" svg:x2="13.071cm" svg:y2="2.137cm"><text:p/></draw:line><draw:line draw:style-name="gr15" svg:x1="13.071cm" svg:y1="2.055cm" svg:x2="13.071cm" svg:y2="2.045cm"><text:p/></draw:line><draw:line draw:style-name="gr15" svg:x1="13.071cm" svg:y1="1.963cm" svg:x2="13.071cm" svg:y2="1.951cm"><text:p/></draw:line><draw:line draw:style-name="gr15" svg:x1="13.071cm" svg:y1="1.87cm" svg:x2="13.071cm" svg:y2="1.86cm"><text:p/></draw:line><draw:line draw:style-name="gr15" svg:x1="13.071cm" svg:y1="1.777cm" svg:x2="13.071cm" svg:y2="1.766cm"><text:p/></draw:line><draw:line draw:style-name="gr15" svg:x1="13.071cm" svg:y1="1.686cm" svg:x2="13.071cm" svg:y2="1.673cm"><text:p/></draw:line><draw:line draw:style-name="gr15" svg:x1="13.071cm" svg:y1="1.594cm" svg:x2="13.071cm" svg:y2="1.583cm"><text:p/></draw:line><draw:line draw:style-name="gr15" svg:x1="13.071cm" svg:y1="1.5cm" svg:x2="13.071cm" svg:y2="1.489cm"><text:p/></draw:line><draw:line draw:style-name="gr15" svg:x1="13.071cm" svg:y1="1.409cm" svg:x2="13.071cm" svg:y2="1.396cm"><text:p/></draw:line><draw:line draw:style-name="gr15" svg:x1="13.071cm" svg:y1="1.317cm" svg:x2="13.071cm" svg:y2="1.306cm"><text:p/></draw:line><draw:line draw:style-name="gr15" svg:x1="13.071cm" svg:y1="1.223cm" svg:x2="13.071cm" svg:y2="1.212cm"><text:p/></draw:line><draw:line draw:style-name="gr15" svg:x1="13.071cm" svg:y1="1.129cm" svg:x2="13.071cm" svg:y2="1.119cm"><text:p/></draw:line><draw:line draw:style-name="gr15" svg:x1="13.071cm" svg:y1="1.038cm" svg:x2="13.071cm" svg:y2="1.026cm"><text:p/></draw:line><draw:line draw:style-name="gr15" svg:x1="13.071cm" svg:y1="0.945cm" svg:x2="13.071cm" svg:y2="0.935cm"><text:p/></draw:line><draw:line draw:style-name="gr15" svg:x1="13.071cm" svg:y1="0.853cm" svg:x2="13.071cm" svg:y2="0.843cm"><text:p/></draw:line><draw:line draw:style-name="gr15" svg:x1="13.071cm" svg:y1="0.761cm" svg:x2="13.071cm" svg:y2="0.748cm"><text:p/></draw:line><draw:line draw:style-name="gr15" svg:x1="13.071cm" svg:y1="0.668cm" svg:x2="13.071cm" svg:y2="0.657cm"><text:p/></draw:line><draw:line draw:style-name="gr15" svg:x1="13.071cm" svg:y1="0.576cm" svg:x2="13.071cm" svg:y2="0.565cm"><text:p/></draw:line><draw:line draw:style-name="gr15" svg:x1="13.071cm" svg:y1="0.484cm" svg:x2="13.071cm" svg:y2="0.471cm"><text:p/></draw:line><draw:line draw:style-name="gr15" svg:x1="13.071cm" svg:y1="0.391cm" svg:x2="13.071cm" svg:y2="0.38cm"><text:p/></draw:line><draw:line draw:style-name="gr15" svg:x1="13.071cm" svg:y1="0.298cm" svg:x2="13.071cm" svg:y2="0.287cm"><text:p/></draw:line><draw:line draw:style-name="gr15" svg:x1="13.071cm" svg:y1="0.207cm" svg:x2="13.071cm" svg:y2="0.194cm"><text:p/></draw:line><draw:line draw:style-name="gr15" svg:x1="13.071cm" svg:y1="0.113cm" svg:x2="13.071cm" svg:y2="0.103cm"><text:p/></draw:line><draw:line draw:style-name="gr15" svg:x1="13.071cm" svg:y1="0.02cm" svg:x2="13.071cm" svg:y2="0.01cm"><text:p/></draw:line><draw:line draw:style-name="gr15" svg:x1="12.944cm" svg:y1="1.28cm" svg:x2="10.023cm" svg:y2="1.28cm"><text:p/></draw:line><draw:line draw:style-name="gr15" svg:x1="10.023cm" svg:y1="1.28cm" svg:x2="9.388cm" svg:y2="0.645cm"><text:p/></draw:line><draw:line draw:style-name="gr15" svg:x1="9.388cm" svg:y1="0.645cm" svg:x2="9.388cm" svg:y2="0.518cm"><text:p/></draw:line><draw:line draw:style-name="gr15" svg:x1="7.231cm" svg:y1="5.594cm" svg:x2="7.231cm" svg:y2="5.467cm"><text:p/></draw:line><draw:line draw:style-name="gr15" svg:x1="7.231cm" svg:y1="5.467cm" svg:x2="7.231cm" svg:y2="5.213cm"><text:p/></draw:line><draw:line draw:style-name="gr15" svg:x1="7.231cm" svg:y1="5.213cm" svg:x2="7.231cm" svg:y2="5.086cm"><text:p/></draw:line><draw:line draw:style-name="gr15" svg:x1="7.612cm" svg:y1="5.594cm" svg:x2="7.612cm" svg:y2="5.467cm"><text:p/></draw:line><draw:line draw:style-name="gr15" svg:x1="7.612cm" svg:y1="5.467cm" svg:x2="7.612cm" svg:y2="5.213cm"><text:p/></draw:line><draw:line draw:style-name="gr15" svg:x1="7.612cm" svg:y1="5.213cm" svg:x2="7.612cm" svg:y2="5.086cm"><text:p/></draw:line><draw:line draw:style-name="gr15" svg:x1="5.58cm" svg:y1="3.056cm" svg:x2="5.707cm" svg:y2="3.183cm"><text:p/></draw:line><draw:line draw:style-name="gr15" svg:x1="5.707cm" svg:y1="3.183cm" svg:x2="6.088cm" svg:y2="3.183cm"><text:p/></draw:line><draw:line draw:style-name="gr15" svg:x1="6.088cm" svg:y1="3.183cm" svg:x2="6.977cm" svg:y2="3.183cm"><text:p/></draw:line><draw:line draw:style-name="gr15" svg:x1="6.977cm" svg:y1="3.183cm" svg:x2="7.231cm" svg:y2="3.183cm"><text:p/></draw:line><draw:line draw:style-name="gr15" svg:x1="7.231cm" svg:y1="3.183cm" svg:x2="7.612cm" svg:y2="3.183cm"><text:p/></draw:line><draw:line draw:style-name="gr15" svg:x1="7.612cm" svg:y1="3.183cm" svg:x2="7.866cm" svg:y2="3.183cm"><text:p/></draw:line><draw:line draw:style-name="gr15" svg:x1="7.866cm" svg:y1="3.183cm" svg:x2="8.755cm" svg:y2="3.183cm"><text:p/></draw:line><draw:line draw:style-name="gr15" svg:x1="8.755cm" svg:y1="3.183cm" svg:x2="9.134cm" svg:y2="3.183cm"><text:p/></draw:line><draw:line draw:style-name="gr15" svg:x1="9.134cm" svg:y1="3.183cm" svg:x2="9.261cm" svg:y2="3.056cm"><text:p/></draw:line><draw:line draw:style-name="gr15" svg:x1="9.261cm" svg:y1="2.421cm" svg:x2="9.896cm" svg:y2="1.786cm"><text:p/></draw:line><draw:line draw:style-name="gr15" svg:x1="9.261cm" svg:y1="2.929cm" svg:x2="9.261cm" svg:y2="2.421cm"><text:p/></draw:line><draw:line draw:style-name="gr15" svg:x1="8.12cm" svg:y1="2.548cm" svg:x2="7.993cm" svg:y2="2.548cm"><text:p/></draw:line><draw:line draw:style-name="gr15" svg:x1="7.993cm" svg:y1="2.548cm" svg:x2="7.866cm" svg:y2="2.675cm"><text:p/></draw:line><draw:line draw:style-name="gr15" svg:x1="8.755cm" svg:y1="2.802cm" svg:x2="8.755cm" svg:y2="3.183cm"><text:p/></draw:line><draw:line draw:style-name="gr15" svg:x1="7.866cm" svg:y1="2.675cm" svg:x2="7.866cm" svg:y2="3.183cm"><text:p/></draw:line><draw:line draw:style-name="gr15" svg:x1="6.723cm" svg:y1="2.548cm" svg:x2="6.85cm" svg:y2="2.548cm"><text:p/></draw:line><draw:line draw:style-name="gr15" svg:x1="6.85cm" svg:y1="2.548cm" svg:x2="6.977cm" svg:y2="2.675cm"><text:p/></draw:line><draw:line draw:style-name="gr15" svg:x1="6.977cm" svg:y1="2.675cm" svg:x2="6.977cm" svg:y2="3.183cm"><text:p/></draw:line><draw:line draw:style-name="gr15" svg:x1="6.088cm" svg:y1="2.802cm" svg:x2="6.088cm" svg:y2="3.183cm"><text:p/></draw:line><draw:line draw:style-name="gr15" svg:x1="9.261cm" svg:y1="3.056cm" svg:x2="9.261cm" svg:y2="2.929cm"><text:p/></draw:line><draw:line draw:style-name="gr15" svg:x1="5.58cm" svg:y1="3.056cm" svg:x2="5.58cm" svg:y2="2.929cm"><text:p/></draw:line><draw:line draw:style-name="gr15" svg:x1="7.231cm" svg:y1="3.056cm" svg:x2="7.231cm" svg:y2="3.183cm"><text:p/></draw:line><draw:line draw:style-name="gr15" svg:x1="7.612cm" svg:y1="3.056cm" svg:x2="7.612cm" svg:y2="3.183cm"><text:p/></draw:line><draw:line draw:style-name="gr15" svg:x1="9.896cm" svg:y1="1.786cm" svg:x2="10.15cm" svg:y2="1.786cm"><text:p/></draw:line><draw:line draw:style-name="gr15" svg:x1="10.15cm" svg:y1="1.786cm" svg:x2="10.531cm" svg:y2="1.786cm"><text:p/></draw:line><draw:line draw:style-name="gr15" svg:x1="11.293cm" svg:y1="5.594cm" svg:x2="10.658cm" svg:y2="5.594cm"><text:p/></draw:line><draw:line draw:style-name="gr15" svg:x1="10.658cm" svg:y1="5.594cm" svg:x2="10.658cm" svg:y2="6.102cm"><text:p/></draw:line><draw:line draw:style-name="gr15" svg:x1="10.404cm" svg:y1="6.102cm" svg:x2="10.658cm" svg:y2="6.102cm"><text:p/></draw:line><draw:line draw:style-name="gr15" svg:x1="10.404cm" svg:y1="6.102cm" svg:x2="10.15cm" svg:y2="6.102cm"><text:p/></draw:line><draw:line draw:style-name="gr15" svg:x1="10.15cm" svg:y1="6.102cm" svg:x2="9.642cm" svg:y2="6.102cm"><text:p/></draw:line><draw:line draw:style-name="gr15" svg:x1="9.642cm" svg:y1="6.102cm" svg:x2="9.261cm" svg:y2="6.483cm"><text:p/></draw:line><draw:line draw:style-name="gr15" svg:x1="8.12cm" svg:y1="6.102cm" svg:x2="7.993cm" svg:y2="6.102cm"><text:p/></draw:line><draw:line draw:style-name="gr15" svg:x1="9.009cm" svg:y1="6.737cm" svg:x2="9.261cm" svg:y2="6.483cm"><text:p/></draw:line><draw:line draw:style-name="gr15" svg:x1="8.755cm" svg:y1="6.356cm" svg:x2="8.755cm" svg:y2="6.737cm"><text:p/></draw:line><draw:line draw:style-name="gr15" svg:x1="8.755cm" svg:y1="6.737cm" svg:x2="9.009cm" svg:y2="6.737cm"><text:p/></draw:line><draw:line draw:style-name="gr15" svg:x1="7.993cm" svg:y1="6.102cm" svg:x2="7.866cm" svg:y2="6.229cm"><text:p/></draw:line><draw:line draw:style-name="gr15" svg:x1="7.866cm" svg:y1="6.229cm" svg:x2="7.866cm" svg:y2="6.737cm"><text:p/></draw:line><draw:line draw:style-name="gr15" svg:x1="7.866cm" svg:y1="6.737cm" svg:x2="8.755cm" svg:y2="6.737cm"><text:p/></draw:line><draw:line draw:style-name="gr15" svg:x1="6.723cm" svg:y1="6.102cm" svg:x2="6.85cm" svg:y2="6.102cm"><text:p/></draw:line><draw:line draw:style-name="gr15" svg:x1="7.612cm" svg:y1="6.737cm" svg:x2="7.866cm" svg:y2="6.737cm"><text:p/></draw:line><draw:line draw:style-name="gr15" svg:x1="7.612cm" svg:y1="6.61cm" svg:x2="7.612cm" svg:y2="6.737cm"><text:p/></draw:line><draw:line draw:style-name="gr15" svg:x1="7.231cm" svg:y1="6.737cm" svg:x2="7.612cm" svg:y2="6.737cm"><text:p/></draw:line><draw:line draw:style-name="gr15" svg:x1="7.231cm" svg:y1="6.61cm" svg:x2="7.231cm" svg:y2="6.737cm"><text:p/></draw:line><draw:line draw:style-name="gr15" svg:x1="6.85cm" svg:y1="6.102cm" svg:x2="6.977cm" svg:y2="6.229cm"><text:p/></draw:line><draw:line draw:style-name="gr15" svg:x1="6.977cm" svg:y1="6.229cm" svg:x2="6.977cm" svg:y2="6.737cm"><text:p/></draw:line><draw:line draw:style-name="gr15" svg:x1="6.977cm" svg:y1="6.737cm" svg:x2="7.231cm" svg:y2="6.737cm"><text:p/></draw:line><draw:line draw:style-name="gr15" svg:x1="6.088cm" svg:y1="6.356cm" svg:x2="6.088cm" svg:y2="6.737cm"><text:p/></draw:line><draw:line draw:style-name="gr15" svg:x1="6.977cm" svg:y1="6.737cm" svg:x2="6.088cm" svg:y2="6.737cm"><text:p/></draw:line><draw:line draw:style-name="gr15" svg:x1="5.58cm" svg:y1="6.737cm" svg:x2="6.088cm" svg:y2="6.737cm"><text:p/></draw:line><draw:line draw:style-name="gr15" svg:x1="5.58cm" svg:y1="6.483cm" svg:x2="5.58cm" svg:y2="6.737cm"><text:p/></draw:line><draw:line draw:style-name="gr15" svg:x1="5.58cm" svg:y1="6.737cm" svg:x2="4.818cm" svg:y2="6.737cm"><text:p/></draw:line><draw:line draw:style-name="gr15" svg:x1="4.818cm" svg:y1="6.737cm" svg:x2="4.564cm" svg:y2="6.483cm"><text:p/></draw:line><draw:line draw:style-name="gr15" svg:x1="4.564cm" svg:y1="6.483cm" svg:x2="4.31cm" svg:y2="6.483cm"><text:p/></draw:line><draw:line draw:style-name="gr15" svg:x1="4.31cm" svg:y1="6.483cm" svg:x2="4.185cm" svg:y2="6.356cm"><text:p/></draw:line><draw:line draw:style-name="gr15" svg:x1="4.185cm" svg:y1="5.721cm" svg:x2="4.185cm" svg:y2="6.356cm"><text:p/></draw:line><draw:line draw:style-name="gr15" svg:x1="4.437cm" svg:y1="5.594cm" svg:x2="4.31cm" svg:y2="5.594cm"><text:p/></draw:line><draw:line draw:style-name="gr15" svg:x1="4.31cm" svg:y1="5.594cm" svg:x2="4.185cm" svg:y2="5.721cm"><text:p/></draw:line><draw:line draw:style-name="gr15" svg:x1="10.658cm" svg:y1="1.913cm" svg:x2="10.658cm" svg:y2="2.929cm"><text:p/></draw:line><draw:line draw:style-name="gr15" svg:x1="10.658cm" svg:y1="2.929cm" svg:x2="10.658cm" svg:y2="5.593cm"><text:p/></draw:line><draw:line draw:style-name="gr15" svg:x1="10.531cm" svg:y1="1.786cm" svg:x2="10.658cm" svg:y2="1.913cm"><text:p/></draw:line><draw:line draw:style-name="gr15" svg:x1="10.658cm" svg:y1="2.929cm" svg:x2="10.912cm" svg:y2="2.929cm"><text:p/></draw:line><draw:line draw:style-name="gr15" svg:x1="10.912cm" svg:y1="2.929cm" svg:x2="11.166cm" svg:y2="2.675cm"><text:p/></draw:line><draw:line draw:style-name="gr15" svg:x1="11.166cm" svg:y1="2.675cm" svg:x2="11.166cm" svg:y2="2.294cm"><text:p/></draw:line><draw:line draw:style-name="gr15" svg:x1="4.564cm" svg:y1="5.212cm" svg:x2="4.564cm" svg:y2="3.945cm"><text:p/></draw:line><draw:line draw:style-name="gr15" svg:x1="4.564cm" svg:y1="5.213cm" svg:x2="4.564cm" svg:y2="5.467cm"><text:p/></draw:line><draw:line draw:style-name="gr15" svg:x1="4.564cm" svg:y1="5.467cm" svg:x2="4.437cm" svg:y2="5.594cm"><text:p/></draw:line><draw:line draw:style-name="gr15" svg:x1="10.15cm" svg:y1="2.548cm" svg:x2="9.642cm" svg:y2="2.548cm"><text:p/></draw:line><draw:line draw:style-name="gr15" svg:x1="5.199cm" svg:y1="4.832cm" svg:x2="5.326cm" svg:y2="4.959cm"><text:p/></draw:line><draw:line draw:style-name="gr15" svg:x1="5.326cm" svg:y1="4.959cm" svg:x2="5.58cm" svg:y2="4.959cm"><text:p/></draw:line><draw:line draw:style-name="gr15" svg:x1="9.642cm" svg:y1="4.832cm" svg:x2="9.515cm" svg:y2="4.959cm"><text:p/></draw:line><draw:line draw:style-name="gr15" svg:x1="9.515cm" svg:y1="4.959cm" svg:x2="9.261cm" svg:y2="4.959cm"><text:p/></draw:line><draw:line draw:style-name="gr15" svg:x1="9.642cm" svg:y1="1.534cm" svg:x2="9.515cm" svg:y2="1.407cm"><text:p/></draw:line><draw:line draw:style-name="gr15" svg:x1="9.515cm" svg:y1="1.407cm" svg:x2="9.261cm" svg:y2="1.407cm"><text:p/></draw:line><draw:line draw:style-name="gr15" svg:x1="5.199cm" svg:y1="1.534cm" svg:x2="5.326cm" svg:y2="1.407cm"><text:p/></draw:line><draw:line draw:style-name="gr15" svg:x1="5.326cm" svg:y1="1.407cm" svg:x2="5.58cm" svg:y2="1.407cm"><text:p/></draw:line><draw:line draw:style-name="gr15" svg:x1="12.944cm" svg:y1="5.594cm" svg:x2="12.436cm" svg:y2="5.594cm"><text:p/></draw:line><draw:line draw:style-name="gr15" svg:x1="12.436cm" svg:y1="5.594cm" svg:x2="11.801cm" svg:y2="5.594cm"><text:p/></draw:line><draw:line draw:style-name="gr15" svg:x1="12.436cm" svg:y1="5.593cm" svg:x2="12.436cm" svg:y2="1.659cm"><text:p/></draw:line><draw:line draw:style-name="gr15" svg:x1="12.436cm" svg:y1="1.659cm" svg:x2="12.309cm" svg:y2="1.534cm"><text:p/></draw:line><draw:line draw:style-name="gr15" svg:x1="10.15cm" svg:y1="1.534cm" svg:x2="12.309cm" svg:y2="1.534cm"><text:p/></draw:line><draw:line draw:style-name="gr15" svg:x1="10.15cm" svg:y1="1.534cm" svg:x2="10.023cm" svg:y2="1.534cm"><text:p/></draw:line><draw:line draw:style-name="gr15" svg:x1="8.755cm" svg:y1="4.959cm" svg:x2="8.628cm" svg:y2="4.959cm"><text:p/></draw:line><draw:line draw:style-name="gr15" svg:x1="9.009cm" svg:y1="4.705cm" svg:x2="8.755cm" svg:y2="4.959cm"><text:p/></draw:line><draw:line draw:style-name="gr15" svg:x1="9.261cm" svg:y1="4.705cm" svg:x2="9.009cm" svg:y2="4.705cm"><text:p/></draw:line><draw:line draw:style-name="gr15" svg:x1="9.261cm" svg:y1="4.704cm" svg:x2="9.261cm" svg:y2="4.072cm"><text:p/></draw:line><draw:line draw:style-name="gr15" svg:x1="9.134cm" svg:y1="3.945cm" svg:x2="9.261cm" svg:y2="4.072cm"><text:p/></draw:line><draw:line draw:style-name="gr15" svg:x1="7.612cm" svg:y1="3.945cm" svg:x2="9.134cm" svg:y2="3.945cm"><text:p/></draw:line><draw:line draw:style-name="gr15" svg:x1="7.612cm" svg:y1="4.072cm" svg:x2="7.612cm" svg:y2="3.945cm"><text:p/></draw:line><draw:line draw:style-name="gr15" svg:x1="7.231cm" svg:y1="3.945cm" svg:x2="7.612cm" svg:y2="3.945cm"><text:p/></draw:line><draw:line draw:style-name="gr15" svg:x1="7.231cm" svg:y1="4.072cm" svg:x2="7.231cm" svg:y2="3.945cm"><text:p/></draw:line><draw:line draw:style-name="gr15" svg:x1="6.215cm" svg:y1="4.959cm" svg:x2="6.088cm" svg:y2="4.959cm"><text:p/></draw:line><draw:line draw:style-name="gr15" svg:x1="6.088cm" svg:y1="4.959cm" svg:x2="5.834cm" svg:y2="4.705cm"><text:p/></draw:line><draw:line draw:style-name="gr15" svg:x1="5.707cm" svg:y1="3.945cm" svg:x2="7.231cm" svg:y2="3.945cm"><text:p/></draw:line><draw:line draw:style-name="gr15" svg:x1="5.58cm" svg:y1="4.072cm" svg:x2="5.707cm" svg:y2="3.945cm"><text:p/></draw:line><draw:line draw:style-name="gr15" svg:x1="5.58cm" svg:y1="4.705cm" svg:x2="5.834cm" svg:y2="4.705cm"><text:p/></draw:line><draw:line draw:style-name="gr15" svg:x1="5.58cm" svg:y1="4.704cm" svg:x2="5.58cm" svg:y2="4.326cm"><text:p/></draw:line><draw:line draw:style-name="gr15" svg:x1="5.58cm" svg:y1="4.326cm" svg:x2="5.58cm" svg:y2="4.072cm"><text:p/></draw:line><draw:line draw:style-name="gr15" svg:x1="5.58cm" svg:y1="4.326cm" svg:x2="4.818cm" svg:y2="4.326cm"><text:p/></draw:line><draw:line draw:style-name="gr15" svg:x1="4.818cm" svg:y1="4.326cm" svg:x2="4.818cm" svg:y2="3.564cm"><text:p/></draw:line><draw:line draw:style-name="gr15" svg:x1="4.818cm" svg:y1="3.564cm" svg:x2="4.818cm" svg:y2="0.645cm"><text:p/></draw:line><draw:line draw:style-name="gr15" svg:x1="4.818cm" svg:y1="0.645cm" svg:x2="5.072cm" svg:y2="0.391cm"><text:p/></draw:line><draw:line draw:style-name="gr15" svg:x1="8.755cm" svg:y1="1.407cm" svg:x2="8.628cm" svg:y2="1.407cm"><text:p/></draw:line><draw:line draw:style-name="gr15" svg:x1="9.009cm" svg:y1="1.153cm" svg:x2="8.755cm" svg:y2="1.407cm"><text:p/></draw:line><draw:line draw:style-name="gr15" svg:x1="9.261cm" svg:y1="1.153cm" svg:x2="9.009cm" svg:y2="1.153cm"><text:p/></draw:line><draw:line draw:style-name="gr15" svg:x1="9.261cm" svg:y1="1.153cm" svg:x2="9.261cm" svg:y2="0.899cm"><text:p/></draw:line><draw:line draw:style-name="gr15" svg:x1="6.215cm" svg:y1="1.407cm" svg:x2="6.088cm" svg:y2="1.407cm"><text:p/></draw:line><draw:line draw:style-name="gr15" svg:x1="6.088cm" svg:y1="1.407cm" svg:x2="5.834cm" svg:y2="1.153cm"><text:p/></draw:line><draw:line draw:style-name="gr15" svg:x1="5.58cm" svg:y1="1.153cm" svg:x2="5.834cm" svg:y2="1.153cm"><text:p/></draw:line><draw:line draw:style-name="gr15" svg:x1="5.58cm" svg:y1="1.153cm" svg:x2="5.58cm" svg:y2="0.391cm"><text:p/></draw:line><draw:line draw:style-name="gr15" svg:x1="8.12cm" svg:y1="0.645cm" svg:x2="8.12cm" svg:y2="0.518cm"><text:p/></draw:line><draw:line draw:style-name="gr15" svg:x1="7.993cm" svg:y1="0.391cm" svg:x2="7.612cm" svg:y2="0.391cm"><text:p/></draw:line><draw:line draw:style-name="gr15" svg:x1="7.612cm" svg:y1="0.391cm" svg:x2="7.231cm" svg:y2="0.391cm"><text:p/></draw:line><draw:line draw:style-name="gr15" svg:x1="7.231cm" svg:y1="0.391cm" svg:x2="5.58cm" svg:y2="0.391cm"><text:p/></draw:line><draw:line draw:style-name="gr15" svg:x1="7.231cm" svg:y1="0.391cm" svg:x2="7.231cm" svg:y2="0.518cm"><text:p/></draw:line><draw:line draw:style-name="gr15" svg:x1="7.612cm" svg:y1="0.391cm" svg:x2="7.612cm" svg:y2="0.518cm"><text:p/></draw:line><draw:line draw:style-name="gr15" svg:x1="8.374cm" svg:y1="0.518cm" svg:x2="8.12cm" svg:y2="0.518cm"><text:p/></draw:line><draw:line draw:style-name="gr15" svg:x1="8.12cm" svg:y1="0.645cm" svg:x2="8.247cm" svg:y2="0.772cm"><text:p/></draw:line><draw:line draw:style-name="gr15" svg:x1="8.247cm" svg:y1="0.772cm" svg:x2="9.134cm" svg:y2="0.772cm"><text:p/></draw:line><draw:line draw:style-name="gr15" svg:x1="5.072cm" svg:y1="0.391cm" svg:x2="5.58cm" svg:y2="0.391cm"><text:p/></draw:line><draw:line draw:style-name="gr15" svg:x1="9.134cm" svg:y1="0.772cm" svg:x2="9.261cm" svg:y2="0.899cm"><text:p/></draw:line><draw:line draw:style-name="gr15" svg:x1="9.388cm" svg:y1="0.899cm" svg:x2="9.261cm" svg:y2="0.899cm"><text:p/></draw:line><draw:line draw:style-name="gr15" svg:x1="10.023cm" svg:y1="1.534cm" svg:x2="9.388cm" svg:y2="0.899cm"><text:p/></draw:line><draw:line draw:style-name="gr15" svg:x1="8.12cm" svg:y1="0.518cm" svg:x2="7.993cm" svg:y2="0.391cm"><text:p/></draw:line><draw:line draw:style-name="gr15" svg:x1="4.564cm" svg:y1="3.564cm" svg:x2="4.818cm" svg:y2="3.564cm"><text:p/></draw:line><draw:line draw:style-name="gr15" svg:x1="4.818cm" svg:y1="4.326cm" svg:x2="4.818cm" svg:y2="4.704cm"><text:p/></draw:line><draw:line draw:style-name="gr15" svg:x1="4.818cm" svg:y1="4.705cm" svg:x2="5.199cm" svg:y2="5.086cm"><text:p/></draw:line><draw:line draw:style-name="gr15" svg:x1="5.199cm" svg:y1="5.086cm" svg:x2="5.199cm" svg:y2="5.594cm"><text:p/></draw:line><draw:line draw:style-name="gr15" svg:x1="5.199cm" svg:y1="5.594cm" svg:x2="4.818cm" svg:y2="5.975cm"><text:p/></draw:line><draw:line draw:style-name="gr15" svg:x1="4.818cm" svg:y1="5.975cm" svg:x2="4.564cm" svg:y2="5.975cm"><text:p/></draw:line><draw:line draw:style-name="gr15" svg:x1="4.31cm" svg:y1="4.704cm" svg:x2="4.31cm" svg:y2="3.31cm"><text:p/></draw:line><draw:line draw:style-name="gr15" svg:x1="4.31cm" svg:y1="4.705cm" svg:x2="4.185cm" svg:y2="4.832cm"><text:p/></draw:line><draw:line draw:style-name="gr15" svg:x1="4.185cm" svg:y1="4.832cm" svg:x2="4.185cm" svg:y2="5.213cm"><text:p/></draw:line><draw:line draw:style-name="gr15" svg:x1="4.564cm" svg:y1="3.183cm" svg:x2="4.437cm" svg:y2="3.183cm"><text:p/></draw:line><draw:line draw:style-name="gr15" svg:x1="4.437cm" svg:y1="3.183cm" svg:x2="4.31cm" svg:y2="3.31cm"><text:p/></draw:line><draw:line draw:style-name="gr10" svg:x1="6.023cm" svg:y1="6.356cm" svg:x2="6.154cm" svg:y2="6.356cm"><text:p/></draw:line><draw:path draw:style-name="gr11" svg:width="0.079cm" svg:height="0.08cm" draw:transform="rotate (-3.14159265358979) translate (6.12558333333333cm 6.39645833333333cm)" svg:viewBox="0 0 80 81" svg:d="m80 41c0 22-18 40-40 40s-40-18-40-40c0-23 18-41 40-41s40 18 40 41z"><text:p/></draw:path><draw:line draw:style-name="gr10" svg:x1="6.023cm" svg:y1="5.848cm" svg:x2="6.154cm" svg:y2="5.848cm"><text:p/></draw:line><draw:path draw:style-name="gr11" svg:width="0.079cm" svg:height="0.08cm" draw:transform="rotate (-3.14159265358979) translate (6.12558333333333cm 5.88845833333333cm)" svg:viewBox="0 0 80 81" svg:d="m80 41c0 22-18 40-40 40s-40-18-40-40c0-23 18-41 40-41s40 18 40 41z"><text:p/></draw:path><draw:line draw:style-name="gr10" svg:x1="6.023cm" svg:y1="6.102cm" svg:x2="6.154cm" svg:y2="6.102cm"><text:p/></draw:line><draw:path draw:style-name="gr11" svg:width="0.079cm" svg:height="0.08cm" draw:transform="rotate (-3.14159265358979) translate (6.12558333333333cm 6.14245833333333cm)" svg:viewBox="0 0 80 81" svg:d="m80 41c0 22-18 40-40 40s-40-18-40-40c0-23 18-41 40-41s40 18 40 41z"><text:p/></draw:path><draw:line draw:style-name="gr10" svg:x1="9.196cm" svg:y1="5.213cm" svg:x2="9.329cm" svg:y2="5.213cm"><text:p/></draw:line><draw:path draw:style-name="gr11" svg:width="0.079cm" svg:height="0.08cm" draw:transform="rotate (-3.14159265358979) translate (9.29858333333333cm 5.25345833333333cm)" svg:viewBox="0 0 80 81" svg:d="m80 41c0 22-18 40-40 40s-40-18-40-40c0-23 18-41 40-41s40 18 40 41z"><text:p/></draw:path><draw:line draw:style-name="gr10" svg:x1="9.196cm" svg:y1="4.705cm" svg:x2="9.329cm" svg:y2="4.705cm"><text:p/></draw:line><draw:path draw:style-name="gr11" svg:width="0.079cm" svg:height="0.08cm" draw:transform="rotate (-3.14159265358979) translate (9.29858333333333cm 4.74545833333333cm)" svg:viewBox="0 0 80 81" svg:d="m80 41c0 22-18 40-40 40s-40-18-40-40c0-23 18-41 40-41s40 18 40 41z"><text:p/></draw:path><draw:line draw:style-name="gr10" svg:x1="9.196cm" svg:y1="4.959cm" svg:x2="9.329cm" svg:y2="4.959cm"><text:p/></draw:line><draw:path draw:style-name="gr11" svg:width="0.079cm" svg:height="0.08cm" draw:transform="rotate (-3.14159265358979) translate (9.29858333333333cm 4.99945833333333cm)" svg:viewBox="0 0 80 81" svg:d="m80 41c0 22-18 40-40 40s-40-18-40-40c0-23 18-41 40-41s40 18 40 41z"><text:p/></draw:path><draw:line draw:style-name="gr10" svg:x1="5.515cm" svg:y1="5.213cm" svg:x2="5.646cm" svg:y2="5.213cm"><text:p/></draw:line><draw:path draw:style-name="gr11" svg:width="0.079cm" svg:height="0.08cm" draw:transform="rotate (-3.14159265358979) translate (5.61758333333333cm 5.25345833333333cm)" svg:viewBox="0 0 80 81" svg:d="m80 41c0 22-18 40-40 40s-40-18-40-40c0-23 18-41 40-41s40 18 40 41z"><text:p/></draw:path><draw:line draw:style-name="gr10" svg:x1="5.515cm" svg:y1="4.705cm" svg:x2="5.646cm" svg:y2="4.705cm"><text:p/></draw:line><draw:path draw:style-name="gr11" svg:width="0.079cm" svg:height="0.08cm" draw:transform="rotate (-3.14159265358979) translate (5.61758333333333cm 4.74545833333333cm)" svg:viewBox="0 0 80 81" svg:d="m80 41c0 22-18 40-40 40s-40-18-40-40c0-23 18-41 40-41s40 18 40 41z"><text:p/></draw:path><draw:line draw:style-name="gr10" svg:x1="5.515cm" svg:y1="4.959cm" svg:x2="5.646cm" svg:y2="4.959cm"><text:p/></draw:line><draw:path draw:style-name="gr11" svg:width="0.079cm" svg:height="0.08cm" draw:transform="rotate (-3.14159265358979) translate (5.61758333333333cm 4.99945833333333cm)" svg:viewBox="0 0 80 81" svg:d="m80 41c0 22-18 40-40 40s-40-18-40-40c0-23 18-41 40-41s40 18 40 41z"><text:p/></draw:path><draw:line draw:style-name="gr10" svg:x1="8.688cm" svg:y1="6.356cm" svg:x2="8.821cm" svg:y2="6.356cm"><text:p/></draw:line><draw:path draw:style-name="gr11" svg:width="0.079cm" svg:height="0.08cm" draw:transform="rotate (-3.14159265358979) translate (8.79258333333333cm 6.39645833333333cm)" svg:viewBox="0 0 80 81" svg:d="m80 41c0 22-18 40-40 40s-40-18-40-40c0-23 18-41 40-41s40 18 40 41z"><text:p/></draw:path><draw:line draw:style-name="gr10" svg:x1="8.688cm" svg:y1="5.848cm" svg:x2="8.821cm" svg:y2="5.848cm"><text:p/></draw:line><draw:path draw:style-name="gr11" svg:width="0.079cm" svg:height="0.08cm" draw:transform="rotate (-3.14159265358979) translate (8.79258333333333cm 5.88845833333333cm)" svg:viewBox="0 0 80 81" svg:d="m80 41c0 22-18 40-40 40s-40-18-40-40c0-23 18-41 40-41s40 18 40 41z"><text:p/></draw:path><draw:line draw:style-name="gr10" svg:x1="8.688cm" svg:y1="6.102cm" svg:x2="8.821cm" svg:y2="6.102cm"><text:p/></draw:line><draw:path draw:style-name="gr11" svg:width="0.079cm" svg:height="0.08cm" draw:transform="rotate (-3.14159265358979) translate (8.79258333333333cm 6.14245833333333cm)" svg:viewBox="0 0 80 81" svg:d="m80 41c0 22-18 40-40 40s-40-18-40-40c0-23 18-41 40-41s40 18 40 41z"><text:p/></draw:path><draw:line draw:style-name="gr12" svg:x1="8.114cm" svg:y1="6.351cm" svg:x2="8.266cm" svg:y2="6.351cm"><text:p/></draw:line><draw:path draw:style-name="gr11" svg:width="0.101cm" svg:height="0.101cm" draw:transform="rotate (-3.14159265358979) translate (8.23858333333333cm 6.40245833333333cm)" svg:viewBox="0 0 102 102" svg:d="m102 51c0 28-23 51-51 51s-51-23-51-51 23-51 51-51 51 23 51 51z"><text:p/></draw:path><draw:line draw:style-name="gr12" svg:x1="8.114cm" svg:y1="6.102cm" svg:x2="8.266cm" svg:y2="6.102cm"><text:p/></draw:line><draw:path draw:style-name="gr11" svg:width="0.101cm" svg:height="0.1cm" draw:transform="rotate (-3.14159265358979) translate (8.23858333333333cm 6.15245833333333cm)" svg:viewBox="0 0 102 101" svg:d="m102 51c0 28-23 50-51 50s-51-22-51-50 23-51 51-51 51 23 51 51z"><text:p/></draw:path><draw:line draw:style-name="gr12" svg:x1="8.114cm" svg:y1="5.852cm" svg:x2="8.266cm" svg:y2="5.852cm"><text:p/></draw:line><draw:path draw:style-name="gr11" svg:width="0.101cm" svg:height="0.1cm" draw:transform="rotate (-3.14159265358979) translate (8.23858333333333cm 5.90345833333333cm)" svg:viewBox="0 0 102 101" svg:d="m102 50c0 28-23 51-51 51s-51-23-51-51 23-50 51-50 51 22 51 50z"><text:p/></draw:path><draw:line draw:style-name="gr12" svg:x1="6.211cm" svg:y1="5.208cm" svg:x2="6.364cm" svg:y2="5.208cm"><text:p/></draw:line><draw:path draw:style-name="gr11" svg:width="0.101cm" svg:height="0.101cm" draw:transform="rotate (-3.14159265358979) translate (6.33558333333333cm 5.25945833333333cm)" svg:viewBox="0 0 102 102" svg:d="m102 51c0 28-23 51-51 51s-51-23-51-51 23-51 51-51 51 23 51 51z"><text:p/></draw:path><draw:line draw:style-name="gr12" svg:x1="6.211cm" svg:y1="4.959cm" svg:x2="6.364cm" svg:y2="4.959cm"><text:p/></draw:line><draw:path draw:style-name="gr11" svg:width="0.101cm" svg:height="0.1cm" draw:transform="rotate (-3.14159265358979) translate (6.33558333333333cm 5.00945833333333cm)" svg:viewBox="0 0 102 101" svg:d="m102 51c0 28-23 50-51 50s-51-22-51-50 23-51 51-51 51 23 51 51z"><text:p/></draw:path><draw:line draw:style-name="gr12" svg:x1="6.211cm" svg:y1="4.709cm" svg:x2="6.364cm" svg:y2="4.709cm"><text:p/></draw:line><draw:path draw:style-name="gr11" svg:width="0.101cm" svg:height="0.1cm" draw:transform="rotate (-3.14159265358979) translate (6.33558333333333cm 4.76045833333333cm)" svg:viewBox="0 0 102 101" svg:d="m102 50c0 28-23 51-51 51s-51-23-51-51 23-50 51-50 51 22 51 50z"><text:p/></draw:path><draw:line draw:style-name="gr12" svg:x1="6.592cm" svg:y1="6.351cm" svg:x2="6.745cm" svg:y2="6.351cm"><text:p/></draw:line><draw:path draw:style-name="gr11" svg:width="0.101cm" svg:height="0.101cm" draw:transform="rotate (-3.14159265358979) translate (6.71658333333333cm 6.40245833333333cm)" svg:viewBox="0 0 102 102" svg:d="m102 51c0 28-23 51-51 51s-51-23-51-51 23-51 51-51 51 23 51 51z"><text:p/></draw:path><draw:line draw:style-name="gr12" svg:x1="6.592cm" svg:y1="6.102cm" svg:x2="6.745cm" svg:y2="6.102cm"><text:p/></draw:line><draw:path draw:style-name="gr11" svg:width="0.101cm" svg:height="0.1cm" draw:transform="rotate (-3.14159265358979) translate (6.71658333333333cm 6.15245833333333cm)" svg:viewBox="0 0 102 101" svg:d="m102 51c0 28-23 50-51 50s-51-22-51-50 23-51 51-51 51 23 51 51z"><text:p/></draw:path><draw:line draw:style-name="gr12" svg:x1="6.592cm" svg:y1="5.852cm" svg:x2="6.745cm" svg:y2="5.852cm"><text:p/></draw:line><draw:path draw:style-name="gr11" svg:width="0.101cm" svg:height="0.1cm" draw:transform="rotate (-3.14159265358979) translate (6.71658333333333cm 5.90345833333333cm)" svg:viewBox="0 0 102 101" svg:d="m102 50c0 28-23 51-51 51s-51-23-51-51 23-50 51-50 51 22 51 50z"><text:p/></draw:path><draw:line draw:style-name="gr12" svg:x1="8.495cm" svg:y1="5.208cm" svg:x2="8.647cm" svg:y2="5.208cm"><text:p/></draw:line><draw:path draw:style-name="gr11" svg:width="0.101cm" svg:height="0.101cm" draw:transform="rotate (-3.14159265358979) translate (8.61958333333333cm 5.25945833333333cm)" svg:viewBox="0 0 102 102" svg:d="m102 51c0 28-23 51-51 51s-51-23-51-51 23-51 51-51 51 23 51 51z"><text:p/></draw:path><draw:line draw:style-name="gr12" svg:x1="8.495cm" svg:y1="4.959cm" svg:x2="8.647cm" svg:y2="4.959cm"><text:p/></draw:line><draw:path draw:style-name="gr11" svg:width="0.101cm" svg:height="0.1cm" draw:transform="rotate (-3.14159265358979) translate (8.61958333333333cm 5.00945833333333cm)" svg:viewBox="0 0 102 101" svg:d="m102 51c0 28-23 50-51 50s-51-22-51-50 23-51 51-51 51 23 51 51z"><text:p/></draw:path><draw:line draw:style-name="gr12" svg:x1="8.495cm" svg:y1="4.709cm" svg:x2="8.647cm" svg:y2="4.709cm"><text:p/></draw:line><draw:path draw:style-name="gr11" svg:width="0.101cm" svg:height="0.1cm" draw:transform="rotate (-3.14159265358979) translate (8.61958333333333cm 4.76045833333333cm)" svg:viewBox="0 0 102 101" svg:d="m102 50c0 28-23 51-51 51s-51-23-51-51 23-50 51-50 51 22 51 50z"><text:p/></draw:path><draw:line draw:style-name="gr10" svg:x1="7.612cm" svg:y1="6.675cm" svg:x2="7.612cm" svg:y2="6.544cm"><text:p/></draw:line><draw:path draw:style-name="gr11" svg:width="0.079cm" svg:height="0.08cm" draw:transform="rotate (-3.14159265358979) translate (7.64958333333333cm 6.65045833333333cm)" svg:viewBox="0 0 80 81" svg:d="m80 41c0 22-18 40-40 40s-40-18-40-40c0-23 18-41 40-41s40 18 40 41z"><text:p/></draw:path><draw:line draw:style-name="gr10" svg:x1="7.612cm" svg:y1="5.659cm" svg:x2="7.612cm" svg:y2="5.528cm"><text:p/></draw:line><draw:path draw:style-name="gr11" svg:width="0.079cm" svg:height="0.08cm" draw:transform="rotate (-3.14159265358979) translate (7.64958333333333cm 5.63445833333333cm)" svg:viewBox="0 0 80 81" svg:d="m80 41c0 22-18 40-40 40s-40-18-40-40c0-23 18-41 40-41s40 18 40 41z"><text:p/></draw:path><draw:line draw:style-name="gr10" svg:x1="7.231cm" svg:y1="6.675cm" svg:x2="7.231cm" svg:y2="6.544cm"><text:p/></draw:line><draw:path draw:style-name="gr11" svg:width="0.079cm" svg:height="0.08cm" draw:transform="rotate (-3.14159265358979) translate (7.26858333333333cm 6.65045833333333cm)" svg:viewBox="0 0 80 81" svg:d="m80 41c0 22-18 40-40 40s-40-18-40-40c0-23 18-41 40-41s40 18 40 41z"><text:p/></draw:path><draw:line draw:style-name="gr10" svg:x1="7.231cm" svg:y1="5.659cm" svg:x2="7.231cm" svg:y2="5.528cm"><text:p/></draw:line><draw:path draw:style-name="gr11" svg:width="0.079cm" svg:height="0.08cm" draw:transform="rotate (-3.14159265358979) translate (7.26858333333333cm 5.63445833333333cm)" svg:viewBox="0 0 80 81" svg:d="m80 41c0 22-18 40-40 40s-40-18-40-40c0-23 18-41 40-41s40 18 40 41z"><text:p/></draw:path><draw:line draw:style-name="gr10" svg:x1="7.231cm" svg:y1="5.153cm" svg:x2="7.231cm" svg:y2="5.02cm"><text:p/></draw:line><draw:path draw:style-name="gr11" svg:width="0.079cm" svg:height="0.08cm" draw:transform="rotate (-3.14159265358979) translate (7.26858333333333cm 5.12645833333333cm)" svg:viewBox="0 0 80 81" svg:d="m80 41c0 22-18 40-40 40s-40-18-40-40c0-23 18-41 40-41s40 18 40 41z"><text:p/></draw:path><draw:line draw:style-name="gr10" svg:x1="7.231cm" svg:y1="4.137cm" svg:x2="7.231cm" svg:y2="4.006cm"><text:p/></draw:line><draw:path draw:style-name="gr11" svg:width="0.079cm" svg:height="0.08cm" draw:transform="rotate (-3.14159265358979) translate (7.26858333333333cm 4.11345833333333cm)" svg:viewBox="0 0 80 81" svg:d="m80 40c0 23-18 41-40 41s-40-18-40-41c0-22 18-40 40-40s40 18 40 40z"><text:p/></draw:path><draw:line draw:style-name="gr10" svg:x1="7.612cm" svg:y1="5.153cm" svg:x2="7.612cm" svg:y2="5.02cm"><text:p/></draw:line><draw:path draw:style-name="gr11" svg:width="0.079cm" svg:height="0.08cm" draw:transform="rotate (-3.14159265358979) translate (7.64958333333333cm 5.12645833333333cm)" svg:viewBox="0 0 80 81" svg:d="m80 41c0 22-18 40-40 40s-40-18-40-40c0-23 18-41 40-41s40 18 40 41z"><text:p/></draw:path><draw:line draw:style-name="gr10" svg:x1="7.612cm" svg:y1="4.137cm" svg:x2="7.612cm" svg:y2="4.006cm"><text:p/></draw:line><draw:path draw:style-name="gr11" svg:width="0.079cm" svg:height="0.08cm" draw:transform="rotate (-3.14159265358979) translate (7.64958333333333cm 4.11345833333333cm)" svg:viewBox="0 0 80 81" svg:d="m80 40c0 23-18 41-40 41s-40-18-40-41c0-22 18-40 40-40s40 18 40 40z"><text:p/></draw:path><draw:polygon draw:style-name="gr13" svg:width="0.13cm" svg:height="0.13cm" draw:transform="rotate (-3.14159265358979) translate (5.26458333333333cm 3.88345833333333cm)" svg:viewBox="0 0 131 131" draw:points="0,93 38,131 93,131 131,93 131,38 93,0 38,0 0,38"><text:p/></draw:polygon><draw:path draw:style-name="gr11" svg:width="0.079cm" svg:height="0.08cm" draw:transform="rotate (-3.14159265358979) translate (5.23658333333333cm 3.85945833333333cm)" svg:viewBox="0 0 80 81" svg:d="m80 40c0 23-18 41-40 41s-40-18-40-41c0-22 18-40 40-40s40 18 40 40z"><text:p/></draw:path><draw:polygon draw:style-name="gr13" svg:width="0.13cm" svg:height="0.13cm" draw:transform="rotate (-3.14159265358979) translate (5.26458333333333cm 4.89745833333333cm)" svg:viewBox="0 0 131 131" draw:points="0,93 38,131 93,131 131,93 131,38 93,0 38,0 0,38"><text:p/></draw:polygon><draw:path draw:style-name="gr11" svg:width="0.079cm" svg:height="0.08cm" draw:transform="rotate (-3.14159265358979) translate (5.23658333333333cm 4.87245833333333cm)" svg:viewBox="0 0 80 81" svg:d="m80 41c0 22-18 40-40 40s-40-18-40-40c0-23 18-41 40-41s40 18 40 41z"><text:p/></draw:path><draw:polygon draw:style-name="gr13" svg:width="0.13cm" svg:height="0.13cm" draw:transform="rotate (-3.14159265358979) translate (5.64558333333333cm 5.53245833333333cm)" svg:viewBox="0 0 131 131" draw:points="0,93 38,131 93,131 131,93 131,38 93,0 38,0 0,38"><text:p/></draw:polygon><draw:path draw:style-name="gr11" svg:width="0.079cm" svg:height="0.08cm" draw:transform="rotate (-3.14159265358979) translate (5.61758333333333cm 5.50745833333333cm)" svg:viewBox="0 0 80 81" svg:d="m80 41c0 22-18 40-40 40s-40-18-40-40c0-23 18-41 40-41s40 18 40 41z"><text:p/></draw:path><draw:polygon draw:style-name="gr13" svg:width="0.13cm" svg:height="0.13cm" draw:transform="rotate (-3.14159265358979) translate (5.64558333333333cm 6.54845833333333cm)" svg:viewBox="0 0 131 131" draw:points="0,93 38,131 93,131 131,93 131,38 93,0 38,0 0,38"><text:p/></draw:polygon><draw:path draw:style-name="gr11" svg:width="0.079cm" svg:height="0.08cm" draw:transform="rotate (-3.14159265358979) translate (5.61758333333333cm 6.52345833333333cm)" svg:viewBox="0 0 80 81" svg:d="m80 41c0 22-18 40-40 40s-40-18-40-40c0-23 18-41 40-41s40 18 40 41z"><text:p/></draw:path><draw:polygon draw:style-name="gr13" svg:width="0.13cm" svg:height="0.13cm" draw:transform="rotate (-3.14159265358979) translate (9.32658333333334cm 5.53245833333333cm)" svg:viewBox="0 0 131 131" draw:points="0,93 38,131 93,131 131,93 131,38 93,0 38,0 0,38"><text:p/></draw:polygon><draw:path draw:style-name="gr11" svg:width="0.079cm" svg:height="0.08cm" draw:transform="rotate (-3.14159265358979) translate (9.29858333333334cm 5.50745833333333cm)" svg:viewBox="0 0 80 81" svg:d="m80 41c0 22-18 40-40 40s-40-18-40-40c0-23 18-41 40-41s40 18 40 41z"><text:p/></draw:path><draw:polygon draw:style-name="gr13" svg:width="0.13cm" svg:height="0.13cm" draw:transform="rotate (-3.14159265358979) translate (9.32658333333333cm 6.54845833333333cm)" svg:viewBox="0 0 131 131" draw:points="0,93 38,131 93,131 131,93 131,38 93,0 38,0 0,38"><text:p/></draw:polygon><draw:path draw:style-name="gr11" svg:width="0.079cm" svg:height="0.08cm" draw:transform="rotate (-3.14159265358979) translate (9.29858333333333cm 6.52345833333333cm)" svg:viewBox="0 0 80 81" svg:d="m80 41c0 22-18 40-40 40s-40-18-40-40c0-23 18-41 40-41s40 18 40 41z"><text:p/></draw:path><draw:polygon draw:style-name="gr13" svg:width="0.13cm" svg:height="0.13cm" draw:transform="rotate (-3.14159265358979) translate (9.70758333333333cm 3.88345833333333cm)" svg:viewBox="0 0 131 131" draw:points="0,93 38,131 93,131 131,93 131,38 93,0 38,0 0,38"><text:p/></draw:polygon><draw:path draw:style-name="gr11" svg:width="0.079cm" svg:height="0.08cm" draw:transform="rotate (-3.14159265358979) translate (9.67958333333333cm 3.85945833333333cm)" svg:viewBox="0 0 80 81" svg:d="m80 40c0 23-18 41-40 41s-40-18-40-41c0-22 18-40 40-40s40 18 40 40z"><text:p/></draw:path><draw:polygon draw:style-name="gr13" svg:width="0.13cm" svg:height="0.13cm" draw:transform="rotate (-3.14159265358979) translate (9.70758333333333cm 4.89745833333333cm)" svg:viewBox="0 0 131 131" draw:points="0,93 38,131 93,131 131,93 131,38 93,0 38,0 0,38"><text:p/></draw:polygon><draw:path draw:style-name="gr16" svg:width="0.079cm" svg:height="0.08cm" draw:transform="rotate (-3.14159265358979) translate (9.67958333333333cm 4.87245833333333cm)" svg:viewBox="0 0 80 81" svg:d="m80 41c0 22-18 40-40 40s-40-18-40-40c0-23 18-41 40-41s40 18 40 41z"><text:p/></draw:path><draw:path draw:style-name="gr17" svg:width="0.079cm" svg:height="0.08cm" draw:transform="rotate (-3.14159265358979) translate (9.67958333333333cm 4.87245833333333cm)" svg:viewBox="0 0 80 81" svg:d="m80 41c0 22-18 40-40 40s-40-18-40-40c0-23 18-41 40-41s40 18 40 41z"><text:p/></draw:path><draw:line draw:style-name="gr10" svg:x1="6.023cm" svg:y1="2.802cm" svg:x2="6.154cm" svg:y2="2.802cm"><text:p/></draw:line><draw:path draw:style-name="gr11" svg:width="0.079cm" svg:height="0.08cm" draw:transform="rotate (-3.14159265358979) translate (6.12558333333333cm 2.84345833333333cm)" svg:viewBox="0 0 80 81" svg:d="m80 40c0 23-18 41-40 41s-40-18-40-41c0-22 18-40 40-40s40 18 40 40z"><text:p/></draw:path><draw:line draw:style-name="gr10" svg:x1="6.023cm" svg:y1="2.294cm" svg:x2="6.154cm" svg:y2="2.294cm"><text:p/></draw:line><draw:path draw:style-name="gr11" svg:width="0.079cm" svg:height="0.08cm" draw:transform="rotate (-3.14159265358979) translate (6.12558333333333cm 2.33545833333333cm)" svg:viewBox="0 0 80 81" svg:d="m80 40c0 23-18 41-40 41s-40-18-40-41c0-22 18-40 40-40s40 18 40 40z"><text:p/></draw:path><draw:line draw:style-name="gr10" svg:x1="6.023cm" svg:y1="2.548cm" svg:x2="6.154cm" svg:y2="2.548cm"><text:p/></draw:line><draw:path draw:style-name="gr11" svg:width="0.079cm" svg:height="0.08cm" draw:transform="rotate (-3.14159265358979) translate (6.12558333333333cm 2.58945833333333cm)" svg:viewBox="0 0 80 81" svg:d="m80 40c0 23-18 41-40 41s-40-18-40-41c0-22 18-40 40-40s40 18 40 40z"><text:p/></draw:path><draw:line draw:style-name="gr10" svg:x1="9.196cm" svg:y1="1.659cm" svg:x2="9.329cm" svg:y2="1.659cm"><text:p/></draw:line><draw:path draw:style-name="gr11" svg:width="0.079cm" svg:height="0.08cm" draw:transform="rotate (-3.14159265358979) translate (9.29858333333333cm 1.70045833333333cm)" svg:viewBox="0 0 80 81" svg:d="m80 40c0 23-18 41-40 41s-40-18-40-41c0-22 18-40 40-40s40 18 40 40z"><text:p/></draw:path><draw:line draw:style-name="gr10" svg:x1="9.196cm" svg:y1="1.153cm" svg:x2="9.329cm" svg:y2="1.153cm"><text:p/></draw:line><draw:path draw:style-name="gr11" svg:width="0.079cm" svg:height="0.08cm" draw:transform="rotate (-3.14159265358979) translate (9.29858333333333cm 1.19345833333333cm)" svg:viewBox="0 0 80 81" svg:d="m80 40c0 23-18 41-40 41s-40-18-40-41c0-22 18-40 40-40s40 18 40 40z"><text:p/></draw:path><draw:line draw:style-name="gr10" svg:x1="9.196cm" svg:y1="1.407cm" svg:x2="9.329cm" svg:y2="1.407cm"><text:p/></draw:line><draw:path draw:style-name="gr11" svg:width="0.079cm" svg:height="0.08cm" draw:transform="rotate (-3.14159265358979) translate (9.29858333333333cm 1.44745833333333cm)" svg:viewBox="0 0 80 81" svg:d="m80 40c0 23-18 41-40 41s-40-18-40-41c0-22 18-40 40-40s40 18 40 40z"><text:p/></draw:path><draw:line draw:style-name="gr10" svg:x1="5.515cm" svg:y1="1.659cm" svg:x2="5.646cm" svg:y2="1.659cm"><text:p/></draw:line><draw:path draw:style-name="gr11" svg:width="0.079cm" svg:height="0.08cm" draw:transform="rotate (-3.14159265358979) translate (5.61758333333333cm 1.70045833333333cm)" svg:viewBox="0 0 80 81" svg:d="m80 40c0 23-18 41-40 41s-40-18-40-41c0-22 18-40 40-40s40 18 40 40z"><text:p/></draw:path><draw:line draw:style-name="gr10" svg:x1="5.515cm" svg:y1="1.153cm" svg:x2="5.646cm" svg:y2="1.153cm"><text:p/></draw:line><draw:path draw:style-name="gr11" svg:width="0.079cm" svg:height="0.08cm" draw:transform="rotate (-3.14159265358979) translate (5.61758333333333cm 1.19345833333333cm)" svg:viewBox="0 0 80 81" svg:d="m80 40c0 23-18 41-40 41s-40-18-40-41c0-22 18-40 40-40s40 18 40 40z"><text:p/></draw:path><draw:line draw:style-name="gr10" svg:x1="5.515cm" svg:y1="1.407cm" svg:x2="5.646cm" svg:y2="1.407cm"><text:p/></draw:line><draw:path draw:style-name="gr11" svg:width="0.079cm" svg:height="0.08cm" draw:transform="rotate (-3.14159265358979) translate (5.61758333333333cm 1.44745833333333cm)" svg:viewBox="0 0 80 81" svg:d="m80 40c0 23-18 41-40 41s-40-18-40-41c0-22 18-40 40-40s40 18 40 40z"><text:p/></draw:path><draw:line draw:style-name="gr10" svg:x1="8.688cm" svg:y1="2.802cm" svg:x2="8.821cm" svg:y2="2.802cm"><text:p/></draw:line><draw:path draw:style-name="gr11" svg:width="0.079cm" svg:height="0.08cm" draw:transform="rotate (-3.14159265358979) translate (8.79258333333333cm 2.84345833333333cm)" svg:viewBox="0 0 80 81" svg:d="m80 40c0 23-18 41-40 41s-40-18-40-41c0-22 18-40 40-40s40 18 40 40z"><text:p/></draw:path><draw:line draw:style-name="gr10" svg:x1="8.688cm" svg:y1="2.294cm" svg:x2="8.821cm" svg:y2="2.294cm"><text:p/></draw:line><draw:path draw:style-name="gr11" svg:width="0.079cm" svg:height="0.08cm" draw:transform="rotate (-3.14159265358979) translate (8.79258333333333cm 2.33545833333333cm)" svg:viewBox="0 0 80 81" svg:d="m80 40c0 23-18 41-40 41s-40-18-40-41c0-22 18-40 40-40s40 18 40 40z"><text:p/></draw:path><draw:line draw:style-name="gr10" svg:x1="8.688cm" svg:y1="2.548cm" svg:x2="8.821cm" svg:y2="2.548cm"><text:p/></draw:line><draw:path draw:style-name="gr11" svg:width="0.079cm" svg:height="0.08cm" draw:transform="rotate (-3.14159265358979) translate (8.79258333333333cm 2.58945833333333cm)" svg:viewBox="0 0 80 81" svg:d="m80 40c0 23-18 41-40 41s-40-18-40-41c0-22 18-40 40-40s40 18 40 40z"><text:p/></draw:path><draw:line draw:style-name="gr12" svg:x1="8.114cm" svg:y1="2.797cm" svg:x2="8.266cm" svg:y2="2.797cm"><text:p/></draw:line><draw:path draw:style-name="gr11" svg:width="0.101cm" svg:height="0.1cm" draw:transform="rotate (-3.14159265358979) translate (8.23858333333333cm 2.84945833333333cm)" svg:viewBox="0 0 102 101" svg:d="m102 51c0 28-23 50-51 50s-51-22-51-50 23-51 51-51 51 23 51 51z"><text:p/></draw:path><draw:line draw:style-name="gr12" svg:x1="8.114cm" svg:y1="2.548cm" svg:x2="8.266cm" svg:y2="2.548cm"><text:p/></draw:line><draw:path draw:style-name="gr11" svg:width="0.101cm" svg:height="0.1cm" draw:transform="rotate (-3.14159265358979) translate (8.23858333333333cm 2.59845833333333cm)" svg:viewBox="0 0 102 101" svg:d="m102 50c0 29-23 51-51 51s-51-22-51-51c0-28 23-50 51-50s51 22 51 50z"><text:p/></draw:path><draw:line draw:style-name="gr12" svg:x1="8.114cm" svg:y1="2.299cm" svg:x2="8.266cm" svg:y2="2.299cm"><text:p/></draw:line><draw:path draw:style-name="gr11" svg:width="0.101cm" svg:height="0.101cm" draw:transform="rotate (-3.14159265358979) translate (8.23858333333333cm 2.35045833333333cm)" svg:viewBox="0 0 102 102" svg:d="m102 51c0 28-23 51-51 51s-51-23-51-51 23-51 51-51 51 23 51 51z"><text:p/></draw:path><draw:line draw:style-name="gr12" svg:x1="6.211cm" svg:y1="1.657cm" svg:x2="6.364cm" svg:y2="1.657cm"><text:p/></draw:line><draw:path draw:style-name="gr11" svg:width="0.101cm" svg:height="0.1cm" draw:transform="rotate (-3.14159265358979) translate (6.33558333333333cm 1.70745833333333cm)" svg:viewBox="0 0 102 101" svg:d="m102 51c0 28-23 50-51 50s-51-22-51-50 23-51 51-51 51 23 51 51z"><text:p/></draw:path><draw:line draw:style-name="gr12" svg:x1="6.211cm" svg:y1="1.407cm" svg:x2="6.364cm" svg:y2="1.407cm"><text:p/></draw:line><draw:path draw:style-name="gr11" svg:width="0.101cm" svg:height="0.1cm" draw:transform="rotate (-3.14159265358979) translate (6.33558333333333cm 1.45845833333333cm)" svg:viewBox="0 0 102 101" svg:d="m102 50c0 28-23 51-51 51s-51-23-51-51 23-50 51-50 51 22 51 50z"><text:p/></draw:path><draw:line draw:style-name="gr12" svg:x1="6.211cm" svg:y1="1.158cm" svg:x2="6.364cm" svg:y2="1.158cm"><text:p/></draw:line><draw:path draw:style-name="gr11" svg:width="0.101cm" svg:height="0.101cm" draw:transform="rotate (-3.14159265358979) translate (6.33558333333333cm 1.20845833333333cm)" svg:viewBox="0 0 102 102" svg:d="m102 51c0 28-23 51-51 51s-51-23-51-51 23-51 51-51 51 23 51 51z"><text:p/></draw:path><draw:line draw:style-name="gr12" svg:x1="6.592cm" svg:y1="2.797cm" svg:x2="6.745cm" svg:y2="2.797cm"><text:p/></draw:line><draw:path draw:style-name="gr11" svg:width="0.101cm" svg:height="0.1cm" draw:transform="rotate (-3.14159265358979) translate (6.71658333333333cm 2.84945833333333cm)" svg:viewBox="0 0 102 101" svg:d="m102 51c0 28-23 50-51 50s-51-22-51-50 23-51 51-51 51 23 51 51z"><text:p/></draw:path><draw:line draw:style-name="gr12" svg:x1="6.592cm" svg:y1="2.548cm" svg:x2="6.745cm" svg:y2="2.548cm"><text:p/></draw:line><draw:path draw:style-name="gr11" svg:width="0.101cm" svg:height="0.1cm" draw:transform="rotate (-3.14159265358979) translate (6.71658333333333cm 2.59845833333333cm)" svg:viewBox="0 0 102 101" svg:d="m102 50c0 29-23 51-51 51s-51-22-51-51c0-28 23-50 51-50s51 22 51 50z"><text:p/></draw:path><draw:line draw:style-name="gr12" svg:x1="6.592cm" svg:y1="2.299cm" svg:x2="6.745cm" svg:y2="2.299cm"><text:p/></draw:line><draw:path draw:style-name="gr11" svg:width="0.101cm" svg:height="0.101cm" draw:transform="rotate (-3.14159265358979) translate (6.71658333333333cm 2.35045833333333cm)" svg:viewBox="0 0 102 102" svg:d="m102 51c0 28-23 51-51 51s-51-23-51-51 23-51 51-51 51 23 51 51z"><text:p/></draw:path><draw:line draw:style-name="gr12" svg:x1="8.495cm" svg:y1="1.657cm" svg:x2="8.647cm" svg:y2="1.657cm"><text:p/></draw:line><draw:path draw:style-name="gr11" svg:width="0.101cm" svg:height="0.1cm" draw:transform="rotate (-3.14159265358979) translate (8.61958333333333cm 1.70745833333333cm)" svg:viewBox="0 0 102 101" svg:d="m102 51c0 28-23 50-51 50s-51-22-51-50 23-51 51-51 51 23 51 51z"><text:p/></draw:path><draw:line draw:style-name="gr12" svg:x1="8.495cm" svg:y1="1.407cm" svg:x2="8.647cm" svg:y2="1.407cm"><text:p/></draw:line><draw:path draw:style-name="gr11" svg:width="0.101cm" svg:height="0.1cm" draw:transform="rotate (-3.14159265358979) translate (8.61958333333333cm 1.45845833333333cm)" svg:viewBox="0 0 102 101" svg:d="m102 50c0 28-23 51-51 51s-51-23-51-51 23-50 51-50 51 22 51 50z"><text:p/></draw:path><draw:line draw:style-name="gr12" svg:x1="8.495cm" svg:y1="1.158cm" svg:x2="8.647cm" svg:y2="1.158cm"><text:p/></draw:line><draw:path draw:style-name="gr11" svg:width="0.101cm" svg:height="0.101cm" draw:transform="rotate (-3.14159265358979) translate (8.61958333333333cm 1.20845833333333cm)" svg:viewBox="0 0 102 102" svg:d="m102 51c0 28-23 51-51 51s-51-23-51-51 23-51 51-51 51 23 51 51z"><text:p/></draw:path><draw:line draw:style-name="gr10" svg:x1="7.612cm" svg:y1="3.121cm" svg:x2="7.612cm" svg:y2="2.99cm"><text:p/></draw:line><draw:path draw:style-name="gr11" svg:width="0.079cm" svg:height="0.08cm" draw:transform="rotate (-3.14159265358979) translate (7.64958333333333cm 3.09745833333333cm)" svg:viewBox="0 0 80 81" svg:d="m80 40c0 23-18 41-40 41s-40-18-40-41c0-22 18-40 40-40s40 18 40 40z"><text:p/></draw:path><draw:line draw:style-name="gr10" svg:x1="7.612cm" svg:y1="2.107cm" svg:x2="7.612cm" svg:y2="1.974cm"><text:p/></draw:line><draw:path draw:style-name="gr11" svg:width="0.079cm" svg:height="0.08cm" draw:transform="rotate (-3.14159265358979) translate (7.64958333333333cm 2.08145833333333cm)" svg:viewBox="0 0 80 81" svg:d="m80 40c0 23-18 41-40 41s-40-18-40-41c0-22 18-40 40-40s40 18 40 40z"><text:p/></draw:path><draw:line draw:style-name="gr10" svg:x1="7.231cm" svg:y1="3.121cm" svg:x2="7.231cm" svg:y2="2.99cm"><text:p/></draw:line><draw:path draw:style-name="gr11" svg:width="0.079cm" svg:height="0.08cm" draw:transform="rotate (-3.14159265358979) translate (7.26858333333333cm 3.09745833333333cm)" svg:viewBox="0 0 80 81" svg:d="m80 40c0 23-18 41-40 41s-40-18-40-41c0-22 18-40 40-40s40 18 40 40z"><text:p/></draw:path><draw:line draw:style-name="gr10" svg:x1="7.231cm" svg:y1="2.107cm" svg:x2="7.231cm" svg:y2="1.974cm"><text:p/></draw:line><draw:path draw:style-name="gr11" svg:width="0.079cm" svg:height="0.08cm" draw:transform="rotate (-3.14159265358979) translate (7.26858333333333cm 2.08145833333333cm)" svg:viewBox="0 0 80 81" svg:d="m80 40c0 23-18 41-40 41s-40-18-40-41c0-22 18-40 40-40s40 18 40 40z"><text:p/></draw:path><draw:line draw:style-name="gr10" svg:x1="7.231cm" svg:y1="1.599cm" svg:x2="7.231cm" svg:y2="1.466cm"><text:p/></draw:line><draw:path draw:style-name="gr11" svg:width="0.079cm" svg:height="0.08cm" draw:transform="rotate (-3.14159265358979) translate (7.26858333333333cm 1.57445833333333cm)" svg:viewBox="0 0 80 81" svg:d="m80 40c0 23-18 41-40 41s-40-18-40-41c0-22 18-40 40-40s40 18 40 40z"><text:p/></draw:path><draw:line draw:style-name="gr10" svg:x1="7.231cm" svg:y1="0.584cm" svg:x2="7.231cm" svg:y2="0.453cm"><text:p/></draw:line><draw:path draw:style-name="gr11" svg:width="0.079cm" svg:height="0.08cm" draw:transform="rotate (-3.14159265358979) translate (7.26858333333333cm 0.558458333333334cm)" svg:viewBox="0 0 80 81" svg:d="m80 40c0 23-18 41-40 41s-40-18-40-41c0-22 18-40 40-40s40 18 40 40z"><text:p/></draw:path><draw:line draw:style-name="gr10" svg:x1="7.612cm" svg:y1="1.599cm" svg:x2="7.612cm" svg:y2="1.466cm"><text:p/></draw:line><draw:path draw:style-name="gr11" svg:width="0.079cm" svg:height="0.08cm" draw:transform="rotate (-3.14159265358979) translate (7.64958333333333cm 1.57445833333333cm)" svg:viewBox="0 0 80 81" svg:d="m80 40c0 23-18 41-40 41s-40-18-40-41c0-22 18-40 40-40s40 18 40 40z"><text:p/></draw:path><draw:line draw:style-name="gr10" svg:x1="7.612cm" svg:y1="0.584cm" svg:x2="7.612cm" svg:y2="0.453cm"><text:p/></draw:line><draw:path draw:style-name="gr11" svg:width="0.079cm" svg:height="0.08cm" draw:transform="rotate (-3.14159265358979) translate (7.64958333333333cm 0.558458333333334cm)" svg:viewBox="0 0 80 81" svg:d="m80 40c0 23-18 41-40 41s-40-18-40-41c0-22 18-40 40-40s40 18 40 40z"><text:p/></draw:path><draw:polygon draw:style-name="gr13" svg:width="0.13cm" svg:height="0.13cm" draw:transform="rotate (-3.14159265358979) translate (5.26458333333333cm 2.61345833333333cm)" svg:viewBox="0 0 131 131" draw:points="0,93 38,131 93,131 131,93 131,38 93,0 38,0 0,38"><text:p/></draw:polygon><draw:path draw:style-name="gr11" svg:width="0.079cm" svg:height="0.08cm" draw:transform="rotate (-3.14159265358979) translate (5.23658333333333cm 2.58945833333333cm)" svg:viewBox="0 0 80 81" svg:d="m80 40c0 23-18 41-40 41s-40-18-40-41c0-22 18-40 40-40s40 18 40 40z"><text:p/></draw:path><draw:polygon draw:style-name="gr13" svg:width="0.13cm" svg:height="0.13cm" draw:transform="rotate (-3.14159265358979) translate (5.26458333333333cm 1.60045833333333cm)" svg:viewBox="0 0 131 131" draw:points="0,93 38,131 93,131 131,93 131,38 93,0 38,0 0,38"><text:p/></draw:polygon><draw:path draw:style-name="gr11" svg:width="0.079cm" svg:height="0.08cm" draw:transform="rotate (-3.14159265358979) translate (5.23658333333333cm 1.57445833333333cm)" svg:viewBox="0 0 80 81" svg:d="m80 40c0 23-18 41-40 41s-40-18-40-41c0-22 18-40 40-40s40 18 40 40z"><text:p/></draw:path><draw:polygon draw:style-name="gr13" svg:width="0.13cm" svg:height="0.13cm" draw:transform="rotate (-3.14159265358979) translate (5.64558333333333cm 1.97845833333333cm)" svg:viewBox="0 0 131 131" draw:points="0,93 38,131 93,131 131,93 131,38 93,0 38,0 0,38"><text:p/></draw:polygon><draw:path draw:style-name="gr11" svg:width="0.079cm" svg:height="0.08cm" draw:transform="rotate (-3.14159265358979) translate (5.61758333333333cm 1.95445833333333cm)" svg:viewBox="0 0 80 81" svg:d="m80 40c0 23-18 41-40 41s-40-18-40-41c0-22 18-40 40-40s40 18 40 40z"><text:p/></draw:path><draw:polygon draw:style-name="gr13" svg:width="0.13cm" svg:height="0.13cm" draw:transform="rotate (-3.14159265358979) translate (5.64558333333333cm 2.99445833333333cm)" svg:viewBox="0 0 131 131" draw:points="0,93 38,131 93,131 131,93 131,38 93,0 38,0 0,38"><text:p/></draw:polygon><draw:path draw:style-name="gr11" svg:width="0.079cm" svg:height="0.08cm" draw:transform="rotate (-3.14159265358979) translate (5.61758333333333cm 2.97045833333333cm)" svg:viewBox="0 0 80 81" svg:d="m80 40c0 23-18 41-40 41s-40-18-40-41c0-22 18-40 40-40s40 18 40 40z"><text:p/></draw:path><draw:polygon draw:style-name="gr13" svg:width="0.13cm" svg:height="0.13cm" draw:transform="rotate (-3.14159265358979) translate (9.32658333333333cm 1.97845833333333cm)" svg:viewBox="0 0 131 131" draw:points="0,93 38,131 93,131 131,93 131,38 93,0 38,0 0,38"><text:p/></draw:polygon><draw:path draw:style-name="gr11" svg:width="0.079cm" svg:height="0.08cm" draw:transform="rotate (-3.14159265358979) translate (9.29858333333333cm 1.95445833333333cm)" svg:viewBox="0 0 80 81" svg:d="m80 40c0 23-18 41-40 41s-40-18-40-41c0-22 18-40 40-40s40 18 40 40z"><text:p/></draw:path><draw:polygon draw:style-name="gr13" svg:width="0.13cm" svg:height="0.13cm" draw:transform="rotate (-3.14159265358979) translate (9.32658333333333cm 2.99445833333333cm)" svg:viewBox="0 0 131 131" draw:points="0,93 38,131 93,131 131,93 131,38 93,0 38,0 0,38"><text:p/></draw:polygon><draw:path draw:style-name="gr11" svg:width="0.079cm" svg:height="0.08cm" draw:transform="rotate (-3.14159265358979) translate (9.29858333333333cm 2.97045833333333cm)" svg:viewBox="0 0 80 81" svg:d="m80 40c0 23-18 41-40 41s-40-18-40-41c0-22 18-40 40-40s40 18 40 40z"><text:p/></draw:path><draw:polygon draw:style-name="gr13" svg:width="0.13cm" svg:height="0.13cm" draw:transform="rotate (-3.14159265358979) translate (9.70758333333333cm 2.61345833333333cm)" svg:viewBox="0 0 131 131" draw:points="0,93 38,131 93,131 131,93 131,38 93,0 38,0 0,38"><text:p/></draw:polygon><draw:path draw:style-name="gr11" svg:width="0.079cm" svg:height="0.08cm" draw:transform="rotate (-3.14159265358979) translate (9.67958333333333cm 2.58945833333333cm)" svg:viewBox="0 0 80 81" svg:d="m80 40c0 23-18 41-40 41s-40-18-40-41c0-22 18-40 40-40s40 18 40 40z"><text:p/></draw:path><draw:polygon draw:style-name="gr13" svg:width="0.13cm" svg:height="0.13cm" draw:transform="rotate (-3.14159265358979) translate (9.70758333333333cm 1.60045833333333cm)" svg:viewBox="0 0 131 131" draw:points="0,93 38,131 93,131 131,93 131,38 93,0 38,0 0,38"><text:p/></draw:polygon><draw:path draw:style-name="gr11" svg:width="0.079cm" svg:height="0.08cm" draw:transform="rotate (-3.14159265358979) translate (9.67958333333333cm 1.57445833333333cm)" svg:viewBox="0 0 80 81" svg:d="m80 40c0 23-18 41-40 41s-40-18-40-41c0-22 18-40 40-40s40 18 40 40z"><text:p/></draw:path><draw:polygon draw:style-name="gr13" svg:width="0.151cm" svg:height="0.152cm" draw:transform="rotate (-3.14159265358979) translate (10.2255833333333cm 5.67145833333333cm)" svg:viewBox="0 0 152 153" draw:points="0,108 44,153 108,153 152,108 152,45 108,0 44,0 0,45"><text:p/></draw:polygon><draw:path draw:style-name="gr11" svg:width="0.101cm" svg:height="0.1cm" draw:transform="rotate (-3.14159265358979) translate (10.1985833333333cm 5.644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5.41745833333333cm)" svg:viewBox="0 0 152 153" draw:points="0,108 44,153 108,153 152,108 152,45 108,0 44,0 0,45"><text:p/></draw:polygon><draw:path draw:style-name="gr11" svg:width="0.101cm" svg:height="0.1cm" draw:transform="rotate (-3.14159265358979) translate (10.1985833333333cm 5.39045833333333cm)" svg:viewBox="0 0 102 101" svg:d="m102 51c0 28-23 50-51 50s-51-22-51-50 23-51 51-51 51 23 51 51z"><text:p/></draw:path><draw:polygon draw:style-name="gr13" svg:width="0.151cm" svg:height="0.152cm" draw:transform="rotate (-3.14159265358979) translate (10.4795833333333cm 5.92545833333333cm)" svg:viewBox="0 0 152 153" draw:points="0,108 44,153 108,153 152,108 152,45 108,0 44,0 0,45"><text:p/></draw:polygon><draw:path draw:style-name="gr11" svg:width="0.101cm" svg:height="0.1cm" draw:transform="rotate (-3.14159265358979) translate (10.452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2.5115833333333cm 5.67145833333333cm)" svg:viewBox="0 0 152 153" draw:points="0,108 44,153 108,153 152,108 152,45 108,0 44,0 0,45"><text:p/></draw:polygon><draw:path draw:style-name="gr11" svg:width="0.101cm" svg:height="0.1cm" draw:transform="rotate (-3.14159265358979) translate (12.4845833333333cm 5.64445833333333cm)" svg:viewBox="0 0 102 101" svg:d="m102 51c0 28-23 50-51 50s-51-22-51-50 23-51 51-51 51 23 51 51z"><text:p/></draw:path><draw:polygon draw:style-name="gr13" svg:width="0.151cm" svg:height="0.152cm" draw:transform="rotate (-3.14159265358979) translate (12.5115833333333cm 5.41745833333333cm)" svg:viewBox="0 0 152 153" draw:points="0,108 44,153 108,153 152,108 152,45 108,0 44,0 0,45"><text:p/></draw:polygon><draw:path draw:style-name="gr11" svg:width="0.101cm" svg:height="0.1cm" draw:transform="rotate (-3.14159265358979) translate (12.4845833333333cm 5.39045833333333cm)" svg:viewBox="0 0 102 101" svg:d="m102 51c0 28-23 50-51 50s-51-22-51-50 23-51 51-51 51 23 51 51z"><text:p/></draw:path><draw:polygon draw:style-name="gr13" svg:width="0.151cm" svg:height="0.152cm" draw:transform="rotate (-3.14159265358979) translate (10.7335833333333cm 6.17945833333333cm)" svg:viewBox="0 0 152 153" draw:points="0,108 44,153 108,153 152,108 152,45 108,0 44,0 0,45"><text:p/></draw:polygon><draw:path draw:style-name="gr11" svg:width="0.101cm" svg:height="0.1cm" draw:transform="rotate (-3.14159265358979) translate (10.706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0.7335833333333cm 5.92545833333333cm)" svg:viewBox="0 0 152 153" draw:points="0,108 44,153 108,153 152,108 152,45 108,0 44,0 0,45"><text:p/></draw:polygon><draw:path draw:style-name="gr11" svg:width="0.101cm" svg:height="0.1cm" draw:transform="rotate (-3.14159265358979) translate (10.706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2.7655833333333cm 5.67145833333333cm)" svg:viewBox="0 0 152 153" draw:points="0,108 44,153 108,153 152,108 152,45 108,0 44,0 0,45"><text:p/></draw:polygon><draw:path draw:style-name="gr11" svg:width="0.101cm" svg:height="0.1cm" draw:transform="rotate (-3.14159265358979) translate (12.7385833333333cm 5.64445833333333cm)" svg:viewBox="0 0 102 101" svg:d="m102 51c0 28-23 50-51 50s-51-22-51-50 23-51 51-51 51 23 51 51z"><text:p/></draw:path><draw:polygon draw:style-name="gr13" svg:width="0.151cm" svg:height="0.152cm" draw:transform="rotate (-3.14159265358979) translate (12.7655833333333cm 5.41745833333333cm)" svg:viewBox="0 0 152 153" draw:points="0,108 44,153 108,153 152,108 152,45 108,0 44,0 0,45"><text:p/></draw:polygon><draw:path draw:style-name="gr11" svg:width="0.101cm" svg:height="0.1cm" draw:transform="rotate (-3.14159265358979) translate (12.7385833333333cm 5.39045833333333cm)" svg:viewBox="0 0 102 101" svg:d="m102 51c0 28-23 50-51 50s-51-22-51-50 23-51 51-51 51 23 51 51z"><text:p/></draw:path><draw:polygon draw:style-name="gr13" svg:width="0.151cm" svg:height="0.152cm" draw:transform="rotate (-3.14159265358979) translate (12.7655833333333cm 6.17945833333333cm)" svg:viewBox="0 0 152 153" draw:points="0,108 44,153 108,153 152,108 152,45 108,0 44,0 0,45"><text:p/></draw:polygon><draw:path draw:style-name="gr11" svg:width="0.101cm" svg:height="0.1cm" draw:transform="rotate (-3.14159265358979) translate (12.738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2.5115833333333cm 6.17945833333333cm)" svg:viewBox="0 0 152 153" draw:points="0,108 44,153 108,153 152,108 152,45 108,0 44,0 0,45"><text:p/></draw:polygon><draw:path draw:style-name="gr11" svg:width="0.101cm" svg:height="0.1cm" draw:transform="rotate (-3.14159265358979) translate (12.484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2.5115833333333cm 5.92545833333333cm)" svg:viewBox="0 0 152 153" draw:points="0,108 44,153 108,153 152,108 152,45 108,0 44,0 0,45"><text:p/></draw:polygon><draw:path draw:style-name="gr11" svg:width="0.101cm" svg:height="0.1cm" draw:transform="rotate (-3.14159265358979) translate (12.484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2.7655833333333cm 5.92545833333333cm)" svg:viewBox="0 0 152 153" draw:points="0,108 44,153 108,153 152,108 152,45 108,0 44,0 0,45"><text:p/></draw:polygon><draw:path draw:style-name="gr11" svg:width="0.101cm" svg:height="0.1cm" draw:transform="rotate (-3.14159265358979) translate (12.738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1.4955833333333cm 0.848458333333332cm)" svg:viewBox="0 0 152 153" draw:points="0,108 44,153 108,153 152,108 152,45 108,0 44,0 0,45"><text:p/></draw:polygon><draw:path draw:style-name="gr11" svg:width="0.101cm" svg:height="0.1cm" draw:transform="rotate (-3.14159265358979) translate (11.468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1.7495833333333cm 0.848458333333332cm)" svg:viewBox="0 0 152 153" draw:points="0,108 44,153 108,153 152,108 152,45 108,0 44,0 0,45"><text:p/></draw:polygon><draw:path draw:style-name="gr11" svg:width="0.101cm" svg:height="0.1cm" draw:transform="rotate (-3.14159265358979) translate (11.722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2.0035833333333cm 0.848458333333332cm)" svg:viewBox="0 0 152 153" draw:points="0,108 44,153 108,153 152,108 152,45 108,0 44,0 0,45"><text:p/></draw:polygon><draw:path draw:style-name="gr11" svg:width="0.101cm" svg:height="0.1cm" draw:transform="rotate (-3.14159265358979) translate (11.976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2.2575833333333cm 0.848458333333332cm)" svg:viewBox="0 0 152 153" draw:points="0,108 44,153 108,153 152,108 152,45 108,0 44,0 0,45"><text:p/></draw:polygon><draw:path draw:style-name="gr11" svg:width="0.101cm" svg:height="0.1cm" draw:transform="rotate (-3.14159265358979) translate (12.230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2.5115833333333cm 0.848458333333332cm)" svg:viewBox="0 0 152 153" draw:points="0,108 44,153 108,153 152,108 152,45 108,0 44,0 0,45"><text:p/></draw:polygon><draw:path draw:style-name="gr11" svg:width="0.101cm" svg:height="0.1cm" draw:transform="rotate (-3.14159265358979) translate (12.484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2.7655833333333cm 0.848458333333332cm)" svg:viewBox="0 0 152 153" draw:points="0,108 44,153 108,153 152,108 152,45 108,0 44,0 0,45"><text:p/></draw:polygon><draw:path draw:style-name="gr11" svg:width="0.101cm" svg:height="0.1cm" draw:transform="rotate (-3.14159265358979) translate (12.738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0.2255833333333cm 5.92545833333333cm)" svg:viewBox="0 0 152 153" draw:points="0,108 44,153 108,153 152,108 152,45 108,0 44,0 0,45"><text:p/></draw:polygon><draw:path draw:style-name="gr11" svg:width="0.101cm" svg:height="0.1cm" draw:transform="rotate (-3.14159265358979) translate (10.198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6.17945833333333cm)" svg:viewBox="0 0 152 153" draw:points="0,108 44,153 108,153 152,108 152,45 108,0 44,0 0,45"><text:p/></draw:polygon><draw:path draw:style-name="gr11" svg:width="0.101cm" svg:height="0.1cm" draw:transform="rotate (-3.14159265358979) translate (10.198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0.4795833333333cm 6.17945833333333cm)" svg:viewBox="0 0 152 153" draw:points="0,108 44,153 108,153 152,108 152,45 108,0 44,0 0,45"><text:p/></draw:polygon><draw:path draw:style-name="gr11" svg:width="0.101cm" svg:height="0.1cm" draw:transform="rotate (-3.14159265358979) translate (10.452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5.16345833333333cm)" svg:viewBox="0 0 152 153" draw:points="0,108 44,153 108,153 152,108 152,45 108,0 44,0 0,45"><text:p/></draw:polygon><draw:path draw:style-name="gr11" svg:width="0.101cm" svg:height="0.1cm" draw:transform="rotate (-3.14159265358979) translate (10.1985833333333cm 5.136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4.90945833333333cm)" svg:viewBox="0 0 152 153" draw:points="0,108 44,153 108,153 152,108 152,45 108,0 44,0 0,45"><text:p/></draw:polygon><draw:path draw:style-name="gr11" svg:width="0.101cm" svg:height="0.1cm" draw:transform="rotate (-3.14159265358979) translate (10.1985833333333cm 4.88245833333333cm)" svg:viewBox="0 0 102 101" svg:d="m102 51c0 28-23 50-51 50s-51-22-51-50 23-51 51-51 51 23 51 51z"><text:p/></draw:path><draw:polygon draw:style-name="gr13" svg:width="0.151cm" svg:height="0.152cm" draw:transform="rotate (-3.14159265358979) translate (10.2255833333333cm 4.65745833333333cm)" svg:viewBox="0 0 152 153" draw:points="0,108 44,153 108,153 152,108 152,45 108,0 44,0 0,45"><text:p/></draw:polygon><draw:path draw:style-name="gr11" svg:width="0.101cm" svg:height="0.1cm" draw:transform="rotate (-3.14159265358979) translate (10.1985833333333cm 4.630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4.40345833333333cm)" svg:viewBox="0 0 152 153" draw:points="0,108 44,153 108,153 152,108 152,45 108,0 44,0 0,45"><text:p/></draw:polygon><draw:path draw:style-name="gr11" svg:width="0.101cm" svg:height="0.1cm" draw:transform="rotate (-3.14159265358979) translate (10.1985833333333cm 4.376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4.14945833333333cm)" svg:viewBox="0 0 152 153" draw:points="0,108 44,153 108,153 152,108 152,45 108,0 44,0 0,45"><text:p/></draw:polygon><draw:path draw:style-name="gr11" svg:width="0.101cm" svg:height="0.1cm" draw:transform="rotate (-3.14159265358979) translate (10.1985833333333cm 4.122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3.89545833333333cm)" svg:viewBox="0 0 152 153" draw:points="0,108 44,153 108,153 152,108 152,45 108,0 44,0 0,45"><text:p/></draw:polygon><draw:path draw:style-name="gr11" svg:width="0.101cm" svg:height="0.1cm" draw:transform="rotate (-3.14159265358979) translate (10.1985833333333cm 3.868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3.64145833333333cm)" svg:viewBox="0 0 152 153" draw:points="0,108 44,153 108,153 152,108 152,45 108,0 44,0 0,45"><text:p/></draw:polygon><draw:path draw:style-name="gr11" svg:width="0.101cm" svg:height="0.1cm" draw:transform="rotate (-3.14159265358979) translate (10.1985833333333cm 3.614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3.38745833333333cm)" svg:viewBox="0 0 152 153" draw:points="0,108 44,153 108,153 152,108 152,45 108,0 44,0 0,45"><text:p/></draw:polygon><draw:path draw:style-name="gr11" svg:width="0.101cm" svg:height="0.1cm" draw:transform="rotate (-3.14159265358979) translate (10.1985833333333cm 3.360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3.13345833333333cm)" svg:viewBox="0 0 152 153" draw:points="0,108 44,153 108,153 152,108 152,45 108,0 44,0 0,45"><text:p/></draw:polygon><draw:path draw:style-name="gr11" svg:width="0.101cm" svg:height="0.1cm" draw:transform="rotate (-3.14159265358979) translate (10.1985833333333cm 3.106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2.87945833333333cm)" svg:viewBox="0 0 152 153" draw:points="0,108 44,153 108,153 152,108 152,45 108,0 44,0 0,45"><text:p/></draw:polygon><draw:path draw:style-name="gr11" svg:width="0.101cm" svg:height="0.1cm" draw:transform="rotate (-3.14159265358979) translate (10.1985833333333cm 2.852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2.62545833333333cm)" svg:viewBox="0 0 152 153" draw:points="0,108 44,153 108,153 152,108 152,45 108,0 44,0 0,45"><text:p/></draw:polygon><draw:path draw:style-name="gr11" svg:width="0.101cm" svg:height="0.1cm" draw:transform="rotate (-3.14159265358979) translate (10.1985833333333cm 2.598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2.37145833333333cm)" svg:viewBox="0 0 152 153" draw:points="0,108 44,153 108,153 152,108 152,45 108,0 44,0 0,45"><text:p/></draw:polygon><draw:path draw:style-name="gr11" svg:width="0.101cm" svg:height="0.1cm" draw:transform="rotate (-3.14159265358979) translate (10.1985833333333cm 2.344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2.11745833333333cm)" svg:viewBox="0 0 152 153" draw:points="0,108 44,153 108,153 152,108 152,45 108,0 44,0 0,45"><text:p/></draw:polygon><draw:path draw:style-name="gr11" svg:width="0.101cm" svg:height="0.1cm" draw:transform="rotate (-3.14159265358979) translate (10.1985833333333cm 2.090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1.86345833333333cm)" svg:viewBox="0 0 152 153" draw:points="0,108 44,153 108,153 152,108 152,45 108,0 44,0 0,45"><text:p/></draw:polygon><draw:path draw:style-name="gr11" svg:width="0.101cm" svg:height="0.1cm" draw:transform="rotate (-3.14159265358979) translate (10.1985833333333cm 1.83645833333333cm)" svg:viewBox="0 0 102 101" svg:d="m102 50c0 29-23 51-51 51s-51-22-51-51c0-28 23-50 51-50s51 22 51 50z"><text:p/></draw:path><draw:polygon draw:style-name="gr13" svg:width="0.151cm" svg:height="0.152cm" draw:transform="rotate (-3.14159265358979) translate (10.2255833333333cm 1.61045833333333cm)" svg:viewBox="0 0 152 153" draw:points="0,108 44,153 108,153 152,108 152,45 108,0 44,0 0,45"><text:p/></draw:polygon><draw:path draw:style-name="gr11" svg:width="0.101cm" svg:height="0.1cm" draw:transform="rotate (-3.14159265358979) translate (10.1985833333333cm 1.58545833333333cm)" svg:viewBox="0 0 102 101" svg:d="m102 50c0 28-23 51-51 51s-51-23-51-51 23-50 51-50 51 22 51 50z"><text:p/></draw:path><draw:polygon draw:style-name="gr13" svg:width="0.151cm" svg:height="0.152cm" draw:transform="rotate (-3.14159265358979) translate (10.2255833333333cm 1.35645833333333cm)" svg:viewBox="0 0 152 153" draw:points="0,108 44,153 108,153 152,108 152,45 108,0 44,0 0,45"><text:p/></draw:polygon><draw:path draw:style-name="gr11" svg:width="0.101cm" svg:height="0.1cm" draw:transform="rotate (-3.14159265358979) translate (10.1985833333333cm 1.33145833333333cm)" svg:viewBox="0 0 102 101" svg:d="m102 50c0 28-23 51-51 51s-51-23-51-51 23-50 51-50 51 22 51 50z"><text:p/></draw:path><draw:polygon draw:style-name="gr13" svg:width="0.151cm" svg:height="0.152cm" draw:transform="rotate (-3.14159265358979) translate (10.2255833333333cm 1.10245833333333cm)" svg:viewBox="0 0 152 153" draw:points="0,108 44,153 108,153 152,108 152,45 108,0 44,0 0,45"><text:p/></draw:polygon><draw:path draw:style-name="gr11" svg:width="0.101cm" svg:height="0.1cm" draw:transform="rotate (-3.14159265358979) translate (10.1985833333333cm 1.07745833333333cm)" svg:viewBox="0 0 102 101" svg:d="m102 50c0 28-23 51-51 51s-51-23-51-51 23-50 51-50 51 22 51 50z"><text:p/></draw:path><draw:polygon draw:style-name="gr13" svg:width="0.151cm" svg:height="0.152cm" draw:transform="rotate (-3.14159265358979) translate (10.2255833333333cm 0.848458333333332cm)" svg:viewBox="0 0 152 153" draw:points="0,108 44,153 108,153 152,108 152,45 108,0 44,0 0,45"><text:p/></draw:polygon><draw:path draw:style-name="gr11" svg:width="0.101cm" svg:height="0.1cm" draw:transform="rotate (-3.14159265358979) translate (10.198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3.0195833333333cm 2.11745833333333cm)" svg:viewBox="0 0 152 153" draw:points="0,108 44,153 108,153 152,108 152,45 108,0 44,0 0,45"><text:p/></draw:polygon><draw:path draw:style-name="gr11" svg:width="0.101cm" svg:height="0.1cm" draw:transform="rotate (-3.14159265358979) translate (12.9925833333333cm 2.090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1.86345833333333cm)" svg:viewBox="0 0 152 153" draw:points="0,108 44,153 108,153 152,108 152,45 108,0 44,0 0,45"><text:p/></draw:polygon><draw:path draw:style-name="gr11" svg:width="0.101cm" svg:height="0.1cm" draw:transform="rotate (-3.14159265358979) translate (12.9925833333333cm 1.836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1.61045833333333cm)" svg:viewBox="0 0 152 153" draw:points="0,108 44,153 108,153 152,108 152,45 108,0 44,0 0,45"><text:p/></draw:polygon><draw:path draw:style-name="gr11" svg:width="0.101cm" svg:height="0.1cm" draw:transform="rotate (-3.14159265358979) translate (12.9925833333333cm 1.58545833333333cm)" svg:viewBox="0 0 102 101" svg:d="m102 50c0 28-23 51-51 51s-51-23-51-51 23-50 51-50 51 22 51 50z"><text:p/></draw:path><draw:polygon draw:style-name="gr13" svg:width="0.151cm" svg:height="0.152cm" draw:transform="rotate (-3.14159265358979) translate (13.0195833333333cm 1.35645833333333cm)" svg:viewBox="0 0 152 153" draw:points="0,108 44,153 108,153 152,108 152,45 108,0 44,0 0,45"><text:p/></draw:polygon><draw:path draw:style-name="gr11" svg:width="0.101cm" svg:height="0.1cm" draw:transform="rotate (-3.14159265358979) translate (12.9925833333333cm 1.33145833333333cm)" svg:viewBox="0 0 102 101" svg:d="m102 50c0 28-23 51-51 51s-51-23-51-51 23-50 51-50 51 22 51 50z"><text:p/></draw:path><draw:polygon draw:style-name="gr13" svg:width="0.151cm" svg:height="0.152cm" draw:transform="rotate (-3.14159265358979) translate (13.0195833333333cm 1.10245833333333cm)" svg:viewBox="0 0 152 153" draw:points="0,108 44,153 108,153 152,108 152,45 108,0 44,0 0,45"><text:p/></draw:polygon><draw:path draw:style-name="gr11" svg:width="0.101cm" svg:height="0.1cm" draw:transform="rotate (-3.14159265358979) translate (12.9925833333333cm 1.07745833333333cm)" svg:viewBox="0 0 102 101" svg:d="m102 50c0 28-23 51-51 51s-51-23-51-51 23-50 51-50 51 22 51 50z"><text:p/></draw:path><draw:polygon draw:style-name="gr13" svg:width="0.151cm" svg:height="0.152cm" draw:transform="rotate (-3.14159265358979) translate (13.0195833333333cm 0.848458333333332cm)" svg:viewBox="0 0 152 153" draw:points="0,108 44,153 108,153 152,108 152,45 108,0 44,0 0,45"><text:p/></draw:polygon><draw:path draw:style-name="gr11" svg:width="0.101cm" svg:height="0.1cm" draw:transform="rotate (-3.14159265358979) translate (12.992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1.2415833333333cm 0.848458333333332cm)" svg:viewBox="0 0 152 153" draw:points="0,108 44,153 108,153 152,108 152,45 108,0 44,0 0,45"><text:p/></draw:polygon><draw:path draw:style-name="gr11" svg:width="0.101cm" svg:height="0.1cm" draw:transform="rotate (-3.14159265358979) translate (11.214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0.9875833333333cm 0.848458333333332cm)" svg:viewBox="0 0 152 153" draw:points="0,108 44,153 108,153 152,108 152,45 108,0 44,0 0,45"><text:p/></draw:polygon><draw:path draw:style-name="gr11" svg:width="0.101cm" svg:height="0.1cm" draw:transform="rotate (-3.14159265358979) translate (10.960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0.7335833333333cm 0.848458333333332cm)" svg:viewBox="0 0 152 153" draw:points="0,108 44,153 108,153 152,108 152,45 108,0 44,0 0,45"><text:p/></draw:polygon><draw:path draw:style-name="gr11" svg:width="0.101cm" svg:height="0.1cm" draw:transform="rotate (-3.14159265358979) translate (10.706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0.4795833333333cm 0.848458333333332cm)" svg:viewBox="0 0 152 153" draw:points="0,108 44,153 108,153 152,108 152,45 108,0 44,0 0,45"><text:p/></draw:polygon><draw:path draw:style-name="gr11" svg:width="0.101cm" svg:height="0.1cm" draw:transform="rotate (-3.14159265358979) translate (10.4525833333333cm 0.823458333333334cm)" svg:viewBox="0 0 102 101" svg:d="m102 50c0 28-23 51-51 51s-51-23-51-51 23-50 51-50 51 22 51 50z"><text:p/></draw:path><draw:polygon draw:style-name="gr13" svg:width="0.151cm" svg:height="0.152cm" draw:transform="rotate (-3.14159265358979) translate (13.0195833333333cm 3.64145833333333cm)" svg:viewBox="0 0 152 153" draw:points="0,108 44,153 108,153 152,108 152,45 108,0 44,0 0,45"><text:p/></draw:polygon><draw:path draw:style-name="gr11" svg:width="0.101cm" svg:height="0.1cm" draw:transform="rotate (-3.14159265358979) translate (12.9925833333333cm 3.614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3.38745833333333cm)" svg:viewBox="0 0 152 153" draw:points="0,108 44,153 108,153 152,108 152,45 108,0 44,0 0,45"><text:p/></draw:polygon><draw:path draw:style-name="gr11" svg:width="0.101cm" svg:height="0.1cm" draw:transform="rotate (-3.14159265358979) translate (12.9925833333333cm 3.360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3.13345833333333cm)" svg:viewBox="0 0 152 153" draw:points="0,108 44,153 108,153 152,108 152,45 108,0 44,0 0,45"><text:p/></draw:polygon><draw:path draw:style-name="gr11" svg:width="0.101cm" svg:height="0.1cm" draw:transform="rotate (-3.14159265358979) translate (12.9925833333333cm 3.106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2.87945833333333cm)" svg:viewBox="0 0 152 153" draw:points="0,108 44,153 108,153 152,108 152,45 108,0 44,0 0,45"><text:p/></draw:polygon><draw:path draw:style-name="gr11" svg:width="0.101cm" svg:height="0.1cm" draw:transform="rotate (-3.14159265358979) translate (12.9925833333333cm 2.852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2.62545833333333cm)" svg:viewBox="0 0 152 153" draw:points="0,108 44,153 108,153 152,108 152,45 108,0 44,0 0,45"><text:p/></draw:polygon><draw:path draw:style-name="gr11" svg:width="0.101cm" svg:height="0.1cm" draw:transform="rotate (-3.14159265358979) translate (12.9925833333333cm 2.598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2.37145833333333cm)" svg:viewBox="0 0 152 153" draw:points="0,108 44,153 108,153 152,108 152,45 108,0 44,0 0,45"><text:p/></draw:polygon><draw:path draw:style-name="gr11" svg:width="0.101cm" svg:height="0.1cm" draw:transform="rotate (-3.14159265358979) translate (12.9925833333333cm 2.344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4.65745833333333cm)" svg:viewBox="0 0 152 153" draw:points="0,108 44,153 108,153 152,108 152,45 108,0 44,0 0,45"><text:p/></draw:polygon><draw:path draw:style-name="gr11" svg:width="0.101cm" svg:height="0.1cm" draw:transform="rotate (-3.14159265358979) translate (12.9925833333333cm 4.630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4.40345833333333cm)" svg:viewBox="0 0 152 153" draw:points="0,108 44,153 108,153 152,108 152,45 108,0 44,0 0,45"><text:p/></draw:polygon><draw:path draw:style-name="gr11" svg:width="0.101cm" svg:height="0.1cm" draw:transform="rotate (-3.14159265358979) translate (12.9925833333333cm 4.376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4.14945833333333cm)" svg:viewBox="0 0 152 153" draw:points="0,108 44,153 108,153 152,108 152,45 108,0 44,0 0,45"><text:p/></draw:polygon><draw:path draw:style-name="gr11" svg:width="0.101cm" svg:height="0.1cm" draw:transform="rotate (-3.14159265358979) translate (12.9925833333333cm 4.122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3.89545833333333cm)" svg:viewBox="0 0 152 153" draw:points="0,108 44,153 108,153 152,108 152,45 108,0 44,0 0,45"><text:p/></draw:polygon><draw:path draw:style-name="gr11" svg:width="0.101cm" svg:height="0.1cm" draw:transform="rotate (-3.14159265358979) translate (12.9925833333333cm 3.86845833333333cm)" svg:viewBox="0 0 102 101" svg:d="m102 50c0 29-23 51-51 51s-51-22-51-51c0-28 23-50 51-50s51 22 51 50z"><text:p/></draw:path><draw:polygon draw:style-name="gr13" svg:width="0.151cm" svg:height="0.152cm" draw:transform="rotate (-3.14159265358979) translate (13.0195833333333cm 6.17945833333333cm)" svg:viewBox="0 0 152 153" draw:points="0,108 44,153 108,153 152,108 152,45 108,0 44,0 0,45"><text:p/></draw:polygon><draw:path draw:style-name="gr11" svg:width="0.101cm" svg:height="0.1cm" draw:transform="rotate (-3.14159265358979) translate (12.9925833333333cm 6.152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5.92545833333333cm)" svg:viewBox="0 0 152 153" draw:points="0,108 44,153 108,153 152,108 152,45 108,0 44,0 0,45"><text:p/></draw:polygon><draw:path draw:style-name="gr11" svg:width="0.101cm" svg:height="0.1cm" draw:transform="rotate (-3.14159265358979) translate (12.9925833333333cm 5.898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5.67145833333333cm)" svg:viewBox="0 0 152 153" draw:points="0,108 44,153 108,153 152,108 152,45 108,0 44,0 0,45"><text:p/></draw:polygon><draw:path draw:style-name="gr11" svg:width="0.101cm" svg:height="0.1cm" draw:transform="rotate (-3.14159265358979) translate (12.9925833333333cm 5.644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5.41745833333333cm)" svg:viewBox="0 0 152 153" draw:points="0,108 44,153 108,153 152,108 152,45 108,0 44,0 0,45"><text:p/></draw:polygon><draw:path draw:style-name="gr11" svg:width="0.101cm" svg:height="0.1cm" draw:transform="rotate (-3.14159265358979) translate (12.9925833333333cm 5.390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5.16345833333333cm)" svg:viewBox="0 0 152 153" draw:points="0,108 44,153 108,153 152,108 152,45 108,0 44,0 0,45"><text:p/></draw:polygon><draw:path draw:style-name="gr11" svg:width="0.101cm" svg:height="0.1cm" draw:transform="rotate (-3.14159265358979) translate (12.9925833333333cm 5.13645833333333cm)" svg:viewBox="0 0 102 101" svg:d="m102 51c0 28-23 50-51 50s-51-22-51-50 23-51 51-51 51 23 51 51z"><text:p/></draw:path><draw:polygon draw:style-name="gr13" svg:width="0.151cm" svg:height="0.152cm" draw:transform="rotate (-3.14159265358979) translate (13.0195833333333cm 4.90945833333333cm)" svg:viewBox="0 0 152 153" draw:points="0,108 44,153 108,153 152,108 152,45 108,0 44,0 0,45"><text:p/></draw:polygon><draw:path draw:style-name="gr11" svg:width="0.101cm" svg:height="0.1cm" draw:transform="rotate (-3.14159265358979) translate (12.9925833333333cm 4.88245833333333cm)" svg:viewBox="0 0 102 101" svg:d="m102 51c0 28-23 50-51 50s-51-22-51-50 23-51 51-51 51 23 51 51z"><text:p/></draw:path><draw:polygon draw:style-name="gr13" svg:width="0.13cm" svg:height="0.13cm" draw:transform="rotate (-3.14159265358979) translate (9.45358333333333cm 0.586458333333334cm)" svg:viewBox="0 0 131 131" draw:points="131,38 93,0 38,0 0,38 0,93 38,131 93,131 131,93"><text:p/></draw:polygon><draw:path draw:style-name="gr11" svg:width="0.079cm" svg:height="0.079cm" draw:transform="rotate (-3.14159265358979) translate (9.42558333333333cm 0.560458333333334cm)" svg:viewBox="0 0 80 80" svg:d="m80 40c0 22-18 40-40 40s-40-18-40-40 18-40 40-40 40 18 40 40z"><text:p/></draw:path><draw:polygon draw:style-name="gr13" svg:width="0.13cm" svg:height="0.13cm" draw:transform="rotate (-3.14159265358979) translate (8.43958333333333cm 0.581458333333332cm)" svg:viewBox="0 0 131 131" draw:points="131,38 93,0 38,0 0,38 0,93 38,131 93,131 131,93"><text:p/></draw:polygon><draw:path draw:style-name="gr11" svg:width="0.079cm" svg:height="0.08cm" draw:transform="rotate (-3.14159265358979) translate (8.41158333333333cm 0.557458333333333cm)" svg:viewBox="0 0 80 81" svg:d="m80 40c0 23-18 41-40 41s-40-18-40-41c0-22 18-40 40-40s40 18 40 40z"><text:p/></draw:path><draw:polygon draw:style-name="gr13" svg:width="0.16cm" svg:height="0.16cm" draw:transform="rotate (-3.14159265358979) translate (11.8815833333333cm 5.67445833333333cm)" svg:viewBox="0 0 161 161" draw:points="0,114 47,161 115,161 161,114 161,47 115,0 47,0 0,47"><text:p/></draw:polygon><draw:path draw:style-name="gr11" svg:width="0.079cm" svg:height="0.08cm" draw:transform="rotate (-3.14159265358979) translate (11.8385833333333cm 5.63445833333333cm)" svg:viewBox="0 0 80 81" svg:d="m80 41c0 22-18 40-40 40s-40-18-40-40c0-23 18-41 40-41s40 18 40 41z"><text:p/></draw:path><draw:polygon draw:style-name="gr13" svg:width="0.16cm" svg:height="0.16cm" draw:transform="rotate (-3.14159265358979) translate (11.3735833333333cm 5.67445833333333cm)" svg:viewBox="0 0 161 161" draw:points="0,114 47,161 115,161 161,114 161,47 115,0 47,0 0,47"><text:p/></draw:polygon><draw:path draw:style-name="gr11" svg:width="0.079cm" svg:height="0.08cm" draw:transform="rotate (-3.14159265358979) translate (11.3305833333333cm 5.63445833333333cm)" svg:viewBox="0 0 80 81" svg:d="m80 41c0 22-18 40-40 40s-40-18-40-40c0-23 18-41 40-41s40 18 40 41z"><text:p/></draw:path><draw:polygon draw:style-name="gr13" svg:width="0.13cm" svg:height="0.13cm" draw:transform="rotate (-3.14159265358979) translate (11.2295833333333cm 2.35945833333333cm)" svg:viewBox="0 0 131 131" draw:points="93,131 131,93 131,38 93,0 38,0 0,38 0,93 38,131"><text:p/></draw:polygon><draw:path draw:style-name="gr11" svg:width="0.079cm" svg:height="0.08cm" draw:transform="rotate (-3.14159265358979) translate (11.2015833333333cm 2.33545833333333cm)" svg:viewBox="0 0 80 81" svg:d="m80 40c0 23-18 41-40 41s-40-18-40-41c0-22 18-40 40-40s40 18 40 40z"><text:p/></draw:path><draw:polygon draw:style-name="gr13" svg:width="0.13cm" svg:height="0.13cm" draw:transform="rotate (-3.14159265358979) translate (11.2335833333333cm 1.34645833333333cm)" svg:viewBox="0 0 131 131" draw:points="93,131 131,93 131,38 93,0 38,0 0,38 0,93 38,131"><text:p/></draw:polygon><draw:path draw:style-name="gr11" svg:width="0.079cm" svg:height="0.08cm" draw:transform="rotate (-3.14159265358979) translate (11.2055833333333cm 1.32045833333333cm)" svg:viewBox="0 0 80 81" svg:d="m80 40c0 23-18 41-40 41s-40-18-40-41c0-22 18-40 40-40s40 18 40 40z"><text:p/></draw:path><draw:line draw:style-name="gr14" svg:x1="4.185cm" svg:y1="5.131cm" svg:x2="4.185cm" svg:y2="5.298cm"><text:p/></draw:line><draw:path draw:style-name="gr11" svg:width="0.109cm" svg:height="0.109cm" draw:transform="rotate (-3.14159265358979) translate (4.23758333333333cm 5.26745833333333cm)" svg:viewBox="0 0 110 110" svg:d="m110 55c0 30-25 55-55 55-31 0-55-25-55-55 0-31 24-55 55-55 30 0 55 24 55 55z"><text:p/></draw:path><draw:line draw:style-name="gr14" svg:x1="4.564cm" svg:y1="5.131cm" svg:x2="4.564cm" svg:y2="5.298cm"><text:p/></draw:line><draw:path draw:style-name="gr11" svg:width="0.109cm" svg:height="0.109cm" draw:transform="rotate (-3.14159265358979) translate (4.61658333333333cm 5.26745833333333cm)" svg:viewBox="0 0 110 110" svg:d="m110 55c0 30-25 55-55 55-31 0-55-25-55-55 0-31 24-55 55-55 30 0 55 24 55 55z"><text:p/></draw:path><draw:line draw:style-name="gr14" svg:x1="4.945cm" svg:y1="5.131cm" svg:x2="4.945cm" svg:y2="5.298cm"><text:p/></draw:line><draw:path draw:style-name="gr11" svg:width="0.109cm" svg:height="0.109cm" draw:transform="rotate (-3.14159265358979) translate (4.99758333333333cm 5.26745833333333cm)" svg:viewBox="0 0 110 110" svg:d="m110 55c0 30-25 55-55 55-31 0-55-25-55-55 0-31 24-55 55-55 30 0 55 24 55 55z"><text:p/></draw:path><draw:polygon draw:style-name="gr13" svg:width="0.16cm" svg:height="0.16cm" draw:transform="rotate (-3.14159265358979) translate (4.64458333333333cm 6.05545833333333cm)" svg:viewBox="0 0 161 161" draw:points="0,114 47,161 115,161 161,114 161,47 115,0 47,0 0,47"><text:p/></draw:polygon><draw:path draw:style-name="gr11" svg:width="0.079cm" svg:height="0.08cm" draw:transform="rotate (-3.14159265358979) translate (4.60158333333333cm 6.01545833333333cm)" svg:viewBox="0 0 80 81" svg:d="m80 41c0 22-18 40-40 40s-40-18-40-40c0-23 18-41 40-41s40 18 40 41z"><text:p/></draw:path><draw:polygon draw:style-name="gr13" svg:width="0.16cm" svg:height="0.16cm" draw:transform="rotate (-3.14159265358979) translate (4.64458333333333cm 6.56345833333333cm)" svg:viewBox="0 0 161 161" draw:points="0,114 47,161 115,161 161,114 161,47 115,0 47,0 0,47"><text:p/></draw:polygon><draw:path draw:style-name="gr11" svg:width="0.079cm" svg:height="0.08cm" draw:transform="rotate (-3.14159265358979) translate (4.60158333333333cm 6.52345833333333cm)" svg:viewBox="0 0 80 81" svg:d="m80 41c0 22-18 40-40 40s-40-18-40-40c0-23 18-41 40-41s40 18 40 41z"><text:p/></draw:path><draw:polygon draw:style-name="gr13" svg:width="0.16cm" svg:height="0.16cm" draw:transform="rotate (-3.14159265358979) translate (11.8815833333333cm 1.36145833333333cm)" svg:viewBox="0 0 161 161" draw:points="0,114 47,161 115,161 161,114 161,46 115,0 47,0 0,46"><text:p/></draw:polygon><draw:path draw:style-name="gr11" svg:width="0.079cm" svg:height="0.08cm" draw:transform="rotate (-3.14159265358979) translate (11.8385833333333cm 1.32045833333333cm)" svg:viewBox="0 0 80 81" svg:d="m80 40c0 23-18 41-40 41s-40-18-40-41c0-22 18-40 40-40s40 18 40 40z"><text:p/></draw:path><draw:polygon draw:style-name="gr13" svg:width="0.16cm" svg:height="0.16cm" draw:transform="rotate (-3.14159265358979) translate (11.8815833333333cm 1.61545833333333cm)" svg:viewBox="0 0 161 161" draw:points="0,114 47,161 115,161 161,114 161,46 115,0 47,0 0,46"><text:p/></draw:polygon><draw:path draw:style-name="gr11" svg:width="0.079cm" svg:height="0.08cm" draw:transform="rotate (-3.14159265358979) translate (11.8385833333333cm 1.57445833333333cm)" svg:viewBox="0 0 80 81" svg:d="m80 40c0 23-18 41-40 41s-40-18-40-41c0-22 18-40 40-40s40 18 40 40z"><text:p/></draw:path><draw:path draw:style-name="gr13" svg:width="0.101cm" svg:height="0.1cm" draw:transform="rotate (-3.14159265358979) translate (7.27958333333333cm 1.70945833333333cm)" svg:viewBox="0 0 102 101" svg:d="m102 50c0 29-23 51-51 51s-51-22-51-51c0-28 23-50 51-50s51 22 51 50z"><text:p/></draw:path><draw:path draw:style-name="gr11" svg:width="0.058cm" svg:height="0.058cm" draw:transform="rotate (-3.14159265358979) translate (7.25858333333333cm 1.68845833333333cm)" svg:viewBox="0 0 59 59" svg:d="m59 29c0 17-13 30-29 30-17 0-30-13-30-30 0-16 13-29 30-29 16 0 29 13 29 29z"><text:p/></draw:path><draw:path draw:style-name="gr13" svg:width="0.101cm" svg:height="0.1cm" draw:transform="rotate (-3.14159265358979) translate (7.27958333333333cm 1.96345833333333cm)" svg:viewBox="0 0 102 101" svg:d="m102 50c0 29-23 51-51 51s-51-22-51-51c0-28 23-50 51-50s51 22 51 50z"><text:p/></draw:path><draw:path draw:style-name="gr11" svg:width="0.058cm" svg:height="0.058cm" draw:transform="rotate (-3.14159265358979) translate (7.25858333333333cm 1.94245833333333cm)" svg:viewBox="0 0 59 59" svg:d="m59 29c0 17-13 30-29 30-17 0-30-13-30-30 0-16 13-29 30-29 16 0 29 13 29 29z"><text:p/></draw:path><draw:path draw:style-name="gr13" svg:width="0.101cm" svg:height="0.1cm" draw:transform="rotate (-3.14159265358979) translate (7.66058333333333cm 1.70945833333333cm)" svg:viewBox="0 0 102 101" svg:d="m102 50c0 29-23 51-51 51s-51-22-51-51c0-28 23-50 51-50s51 22 51 50z"><text:p/></draw:path><draw:path draw:style-name="gr11" svg:width="0.058cm" svg:height="0.058cm" draw:transform="rotate (-3.14159265358979) translate (7.63958333333333cm 1.68845833333333cm)" svg:viewBox="0 0 59 59" svg:d="m59 29c0 17-13 30-29 30-17 0-30-13-30-30 0-16 13-29 30-29 16 0 29 13 29 29z"><text:p/></draw:path><draw:path draw:style-name="gr13" svg:width="0.101cm" svg:height="0.1cm" draw:transform="rotate (-3.14159265358979) translate (7.66058333333333cm 1.96345833333333cm)" svg:viewBox="0 0 102 101" svg:d="m102 50c0 29-23 51-51 51s-51-22-51-51c0-28 23-50 51-50s51 22 51 50z"><text:p/></draw:path><draw:path draw:style-name="gr11" svg:width="0.058cm" svg:height="0.058cm" draw:transform="rotate (-3.14159265358979) translate (7.63958333333333cm 1.94245833333333cm)" svg:viewBox="0 0 59 59" svg:d="m59 29c0 17-13 30-29 30-17 0-30-13-30-30 0-16 13-29 30-29 16 0 29 13 29 29z"><text:p/></draw:path><draw:path draw:style-name="gr13" svg:width="0.101cm" svg:height="0.1cm" draw:transform="rotate (-3.14159265358979) translate (7.27958333333333cm 5.51745833333333cm)" svg:viewBox="0 0 102 101" svg:d="m102 51c0 28-23 50-51 50s-51-22-51-50 23-51 51-51 51 23 51 51z"><text:p/></draw:path><draw:path draw:style-name="gr11" svg:width="0.058cm" svg:height="0.058cm" draw:transform="rotate (-3.14159265358979) translate (7.25858333333333cm 5.49645833333333cm)" svg:viewBox="0 0 59 59" svg:d="m59 30c0 16-13 29-29 29-17 0-30-13-30-29 0-17 13-30 30-30 16 0 29 13 29 30z"><text:p/></draw:path><draw:path draw:style-name="gr13" svg:width="0.101cm" svg:height="0.1cm" draw:transform="rotate (-3.14159265358979) translate (7.27958333333333cm 5.26345833333333cm)" svg:viewBox="0 0 102 101" svg:d="m102 51c0 28-23 50-51 50s-51-22-51-50 23-51 51-51 51 23 51 51z"><text:p/></draw:path><draw:path draw:style-name="gr11" svg:width="0.058cm" svg:height="0.058cm" draw:transform="rotate (-3.14159265358979) translate (7.25858333333333cm 5.24245833333333cm)" svg:viewBox="0 0 59 59" svg:d="m59 30c0 16-13 29-29 29-17 0-30-13-30-29 0-17 13-30 30-30 16 0 29 13 29 30z"><text:p/></draw:path><draw:path draw:style-name="gr13" svg:width="0.101cm" svg:height="0.1cm" draw:transform="rotate (-3.14159265358979) translate (7.66058333333333cm 5.51745833333333cm)" svg:viewBox="0 0 102 101" svg:d="m102 51c0 28-23 50-51 50s-51-22-51-50 23-51 51-51 51 23 51 51z"><text:p/></draw:path><draw:path draw:style-name="gr11" svg:width="0.058cm" svg:height="0.058cm" draw:transform="rotate (-3.14159265358979) translate (7.63958333333333cm 5.49645833333333cm)" svg:viewBox="0 0 59 59" svg:d="m59 30c0 16-13 29-29 29-17 0-30-13-30-29 0-17 13-30 30-30 16 0 29 13 29 30z"><text:p/></draw:path><draw:path draw:style-name="gr13" svg:width="0.101cm" svg:height="0.1cm" draw:transform="rotate (-3.14159265358979) translate (7.66058333333333cm 5.26345833333333cm)" svg:viewBox="0 0 102 101" svg:d="m102 51c0 28-23 50-51 50s-51-22-51-50 23-51 51-51 51 23 51 51z"><text:p/></draw:path><draw:path draw:style-name="gr11" svg:width="0.058cm" svg:height="0.058cm" draw:transform="rotate (-3.14159265358979) translate (7.63958333333333cm 5.24245833333333cm)" svg:viewBox="0 0 59 59" svg:d="m59 30c0 16-13 29-29 29-17 0-30-13-30-29 0-17 13-30 30-30 16 0 29 13 29 30z"><text:p/></draw:path><draw:polygon draw:style-name="gr13" svg:width="0.1cm" svg:height="0.1cm" draw:transform="rotate (-3.14159265358979) translate (4.61458333333333cm 3.99545833333333cm)" svg:viewBox="0 0 101 101" draw:points="0,72 29,101 72,101 101,72 101,29 72,0 29,0 0,29"><text:p/></draw:polygon><draw:path draw:style-name="gr11" svg:width="0.058cm" svg:height="0.058cm" draw:transform="rotate (-3.14159265358979) translate (4.59158333333333cm 3.97445833333333cm)" svg:viewBox="0 0 59 59" svg:d="m59 29c0 17-13 30-29 30-17 0-30-13-30-30 0-16 13-29 30-29 16 0 29 13 29 29z"><text:p/></draw:path><draw:polygon draw:style-name="gr13" svg:width="0.1cm" svg:height="0.1cm" draw:transform="rotate (-3.14159265358979) translate (4.61458333333333cm 3.61445833333333cm)" svg:viewBox="0 0 101 101" draw:points="0,72 29,101 72,101 101,72 101,29 72,0 29,0 0,29"><text:p/></draw:polygon><draw:path draw:style-name="gr11" svg:width="0.058cm" svg:height="0.058cm" draw:transform="rotate (-3.14159265358979) translate (4.59158333333333cm 3.59345833333333cm)" svg:viewBox="0 0 59 59" svg:d="m59 29c0 17-13 30-29 30-17 0-30-13-30-30 0-16 13-29 30-29 16 0 29 13 29 29z"><text:p/></draw:path><draw:polygon draw:style-name="gr13" svg:width="0.1cm" svg:height="0.1cm" draw:transform="rotate (-3.14159265358979) translate (4.61458333333333cm 3.23345833333333cm)" svg:viewBox="0 0 101 101" draw:points="0,72 29,101 72,101 101,72 101,29 72,0 29,0 0,29"><text:p/></draw:polygon><draw:path draw:style-name="gr11" svg:width="0.058cm" svg:height="0.058cm" draw:transform="rotate (-3.14159265358979) translate (4.59158333333333cm 3.21245833333333cm)" svg:viewBox="0 0 59 59" svg:d="m59 29c0 17-13 30-29 30-17 0-30-13-30-30 0-16 13-29 30-29 16 0 29 13 29 29z"><text:p/></draw:path><draw:line draw:style-name="gr18" svg:x1="12.843cm" svg:y1="1.382cm" svg:x2="13.046cm" svg:y2="1.179cm"><text:p/></draw:line><draw:line draw:style-name="gr18" svg:x1="12.843cm" svg:y1="1.179cm" svg:x2="13.046cm" svg:y2="1.382cm"><text:p/></draw:line><draw:line draw:style-name="gr18" svg:x1="10.049cm" svg:y1="2.649cm" svg:x2="10.252cm" svg:y2="2.446cm"><text:p/></draw:line><draw:line draw:style-name="gr18" svg:x1="10.049cm" svg:y1="2.446cm" svg:x2="10.252cm" svg:y2="2.649cm"><text:p/></draw:line><draw:line draw:style-name="gr18" svg:x1="10.049cm" svg:y1="2.903cm" svg:x2="10.252cm" svg:y2="2.7cm"><text:p/></draw:line><draw:line draw:style-name="gr18" svg:x1="10.049cm" svg:y1="2.7cm" svg:x2="10.252cm" svg:y2="2.903cm"><text:p/></draw:line><draw:line draw:style-name="gr18" svg:x1="10.049cm" svg:y1="3.157cm" svg:x2="10.252cm" svg:y2="2.954cm"><text:p/></draw:line><draw:line draw:style-name="gr18" svg:x1="10.049cm" svg:y1="2.954cm" svg:x2="10.252cm" svg:y2="3.157cm"><text:p/></draw:line><draw:line draw:style-name="gr18" svg:x1="10.049cm" svg:y1="3.411cm" svg:x2="10.252cm" svg:y2="3.208cm"><text:p/></draw:line><draw:line draw:style-name="gr18" svg:x1="10.049cm" svg:y1="3.208cm" svg:x2="10.252cm" svg:y2="3.411cm"><text:p/></draw:line><draw:line draw:style-name="gr18" svg:x1="10.049cm" svg:y1="6.203cm" svg:x2="10.252cm" svg:y2="6cm"><text:p/></draw:line><draw:line draw:style-name="gr18" svg:x1="10.049cm" svg:y1="6cm" svg:x2="10.252cm" svg:y2="6.203cm"><text:p/></draw:line><draw:line draw:style-name="gr18" svg:x1="12.843cm" svg:y1="5.695cm" svg:x2="13.046cm" svg:y2="5.492cm"><text:p/></draw:line><draw:line draw:style-name="gr18" svg:x1="12.843cm" svg:y1="5.492cm" svg:x2="13.046cm" svg:y2="5.695cm"><text:p/></draw:line><draw:path draw:style-name="gr19" svg:width="0.059cm" svg:height="0.058cm" draw:transform="rotate (-3.14159265358979) translate (12.9715833333333cm 1.30945833333333cm)" svg:viewBox="0 0 60 59" svg:d="m60 29c0 17-14 30-30 30s-30-13-30-30c0-16 14-29 30-29s30 13 30 29z"><text:p/></draw:path><draw:path draw:style-name="gr19" svg:width="0.059cm" svg:height="0.058cm" draw:transform="rotate (-3.14159265358979) translate (10.1775833333333cm 2.57745833333333cm)" svg:viewBox="0 0 60 59" svg:d="m60 29c0 17-14 30-30 30s-30-13-30-30c0-16 14-29 30-29s30 13 30 29z"><text:p/></draw:path><draw:path draw:style-name="gr19" svg:width="0.059cm" svg:height="0.058cm" draw:transform="rotate (-3.14159265358979) translate (10.1775833333333cm 2.83145833333333cm)" svg:viewBox="0 0 60 59" svg:d="m60 29c0 17-14 30-30 30s-30-13-30-30c0-16 14-29 30-29s30 13 30 29z"><text:p/></draw:path><draw:path draw:style-name="gr19" svg:width="0.059cm" svg:height="0.058cm" draw:transform="rotate (-3.14159265358979) translate (10.1775833333333cm 3.08545833333333cm)" svg:viewBox="0 0 60 59" svg:d="m60 29c0 17-14 30-30 30s-30-13-30-30c0-16 14-29 30-29s30 13 30 29z"><text:p/></draw:path><draw:path draw:style-name="gr19" svg:width="0.059cm" svg:height="0.058cm" draw:transform="rotate (-3.14159265358979) translate (10.1775833333333cm 3.33945833333333cm)" svg:viewBox="0 0 60 59" svg:d="m60 29c0 17-14 30-30 30s-30-13-30-30c0-16 14-29 30-29s30 13 30 29z"><text:p/></draw:path><draw:path draw:style-name="gr19" svg:width="0.059cm" svg:height="0.058cm" draw:transform="rotate (-3.14159265358979) translate (10.1775833333333cm 6.13145833333333cm)" svg:viewBox="0 0 60 59" svg:d="m60 30c0 16-14 29-30 29s-30-13-30-29c0-17 14-30 30-30s30 13 30 30z"><text:p/></draw:path><draw:path draw:style-name="gr19" svg:width="0.059cm" svg:height="0.058cm" draw:transform="rotate (-3.14159265358979) translate (12.9715833333333cm 5.62345833333333cm)" svg:viewBox="0 0 60 59" svg:d="m60 30c0 16-14 29-30 29s-30-13-30-29c0-17 14-30 30-30s30 13 30 30z"><text:p/></draw:path><draw:frame draw:style-name="gr20" draw:text-style-name="P2" svg:width="4.377cm" svg:height="0.295cm" svg:x="5.135cm" svg:y="0.036cm"><draw:text-box><text:p text:style-name="P1"><text:span text:style-name="T1">Made in Hungary by Zoltán Farkas.</text:span></text:p></draw:text-box></draw:frame><draw:frame draw:style-name="gr21" draw:text-style-name="P2" svg:width="0.234cm" svg:height="0.212cm" svg:x="10.335cm" svg:y="2.436cm"><draw:text-box><text:p text:style-name="P1"><text:span text:style-name="T2">10</text:span></text:p></draw:text-box></draw:frame><draw:frame draw:style-name="gr21" draw:text-style-name="P2" svg:width="0.234cm" svg:height="0.212cm" svg:x="10.335cm" svg:y="2.692cm"><draw:text-box><text:p text:style-name="P1"><text:span text:style-name="T2">11</text:span></text:p></draw:text-box></draw:frame><draw:frame draw:style-name="gr21" draw:text-style-name="P2" svg:width="0.234cm" svg:height="0.212cm" svg:x="10.335cm" svg:y="2.95cm"><draw:text-box><text:p text:style-name="P1"><text:span text:style-name="T2">12</text:span></text:p></draw:text-box></draw:frame><draw:frame draw:style-name="gr21" draw:text-style-name="P2" svg:width="0.234cm" svg:height="0.212cm" svg:x="12.534cm" svg:y="1.329cm"><draw:text-box><text:p text:style-name="P1"><text:span text:style-name="T2">33</text:span></text:p></draw:text-box></draw:frame><draw:frame draw:style-name="gr21" draw:text-style-name="P2" svg:width="0.234cm" svg:height="0.212cm" svg:x="10.329cm" svg:y="3.207cm"><draw:text-box><text:p text:style-name="P1"><text:span text:style-name="T2">13</text:span></text:p></draw:text-box></draw:frame><draw:frame draw:style-name="gr21" draw:text-style-name="P2" svg:width="0.357cm" svg:height="0.212cm" svg:x="4.378cm" svg:y="2.893cm"><draw:text-box><text:p text:style-name="P1"><text:span text:style-name="T2">LED</text:span></text:p></draw:text-box></draw:frame><draw:frame draw:style-name="gr21" draw:text-style-name="P2" svg:width="0.417cm" svg:height="0.212cm" svg:x="4.357cm" svg:y="3.276cm"><draw:text-box><text:p text:style-name="P1"><text:span text:style-name="T2">GND</text:span></text:p></draw:text-box></draw:frame><draw:frame draw:style-name="gr21" draw:text-style-name="P2" svg:width="0.299cm" svg:height="0.212cm" svg:x="4.412cm" svg:y="3.68cm"><draw:text-box><text:p text:style-name="P1"><text:span text:style-name="T2">5 V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SanL" svg:font-family="NimbusSan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6T12:32:07</meta:creation-date>
    <dc:date>2013-05-26T12:34:05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